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59368128" calcext:value-type="float">
            <text:p>0.02593681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17738511" calcext:value-type="float">
            <text:p>0.05177385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74416298" calcext:value-type="float">
            <text:p>0.07744162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02692766" calcext:value-type="float">
            <text:p>0.10269276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242983447" calcext:value-type="float">
            <text:p>0.12429834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20434553" calcext:value-type="float">
            <text:p>0.152043455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788979191" calcext:value-type="float">
            <text:p>0.17889791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055226681" calcext:value-type="float">
            <text:p>0.205522668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20534043" calcext:value-type="float">
            <text:p>0.232053404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585439489" calcext:value-type="float">
            <text:p>0.258543948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850234553" calcext:value-type="float">
            <text:p>0.28502345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115111277" calcext:value-type="float">
            <text:p>0.311511127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3380213064" calcext:value-type="float">
            <text:p>0.338021306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3645655404" calcext:value-type="float">
            <text:p>0.36456554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911534936" calcext:value-type="float">
            <text:p>0.39115349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177933191" calcext:value-type="float">
            <text:p>0.417793319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44491834" calcext:value-type="float">
            <text:p>0.44449183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4712545489" calcext:value-type="float">
            <text:p>0.471254548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4980856936" calcext:value-type="float">
            <text:p>0.498085693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249882298" calcext:value-type="float">
            <text:p>0.524988229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5519639021" calcext:value-type="float">
            <text:p>0.55196390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5790133149" calcext:value-type="float">
            <text:p>0.579013314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061360766" calcext:value-type="float">
            <text:p>0.606136076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333309617" calcext:value-type="float">
            <text:p>0.63333096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605961149" calcext:value-type="float">
            <text:p>0.660596114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879292723" calcext:value-type="float">
            <text:p>0.687929272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7153279915" calcext:value-type="float">
            <text:p>0.71532799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7427898511" calcext:value-type="float">
            <text:p>0.742789851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7703126468" calcext:value-type="float">
            <text:p>0.77031264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978945362" calcext:value-type="float">
            <text:p>0.797894536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255341404" calcext:value-type="float">
            <text:p>0.82553414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8532306043" calcext:value-type="float">
            <text:p>0.853230604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8809835957" calcext:value-type="float">
            <text:p>0.880983595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087932681" calcext:value-type="float">
            <text:p>0.908793268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366601702" calcext:value-type="float">
            <text:p>0.936660170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645851489" calcext:value-type="float">
            <text:p>0.964585148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25692128" calcext:value-type="float">
            <text:p>0.992569212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0206133915" calcext:value-type="float">
            <text:p>1.02061339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0487186043" calcext:value-type="float">
            <text:p>1.048718604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0768855362" calcext:value-type="float">
            <text:p>1.076885536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1051145404" calcext:value-type="float">
            <text:p>1.105114540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1334055617" calcext:value-type="float">
            <text:p>1.133405561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1617581021" calcext:value-type="float">
            <text:p>1.161758102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1901712085" calcext:value-type="float">
            <text:p>1.190171208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2186435149" calcext:value-type="float">
            <text:p>1.218643514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2471732723" calcext:value-type="float">
            <text:p>1.247173272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2757584298" calcext:value-type="float">
            <text:p>1.275758429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3043967106" calcext:value-type="float">
            <text:p>1.304396710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3330856809" calcext:value-type="float">
            <text:p>1.333085680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3618228" calcext:value-type="float">
            <text:p>1.361822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3906054596" calcext:value-type="float">
            <text:p>1.390605459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4194310043" calcext:value-type="float">
            <text:p>1.419431004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4482967106" calcext:value-type="float">
            <text:p>1.448296710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477199766" calcext:value-type="float">
            <text:p>1.47719976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506137217" calcext:value-type="float">
            <text:p>1.50613721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5351059404" calcext:value-type="float">
            <text:p>1.535105940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5641026" calcext:value-type="float">
            <text:p>1.564102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593123634" calcext:value-type="float">
            <text:p>1.59312363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6221652426" calcext:value-type="float">
            <text:p>1.622165242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6512234255" calcext:value-type="float">
            <text:p>1.651223425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.6802940128" calcext:value-type="float">
            <text:p>1.680294012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7093727191" calcext:value-type="float">
            <text:p>1.709372719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.738455217" calcext:value-type="float">
            <text:p>1.73845521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7675371957" calcext:value-type="float">
            <text:p>1.767537195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7966144213" calcext:value-type="float">
            <text:p>1.796614421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8256827872" calcext:value-type="float">
            <text:p>1.825682787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.8547383404" calcext:value-type="float">
            <text:p>1.854738340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8837773191" calcext:value-type="float">
            <text:p>1.883777319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9127961532" calcext:value-type="float">
            <text:p>1.912796153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9417914809" calcext:value-type="float">
            <text:p>1.941791480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9707601362" calcext:value-type="float">
            <text:p>1.970760136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9996991574" calcext:value-type="float">
            <text:p>1.999699157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0286057872" calcext:value-type="float">
            <text:p>2.028605787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0574774553" calcext:value-type="float">
            <text:p>2.057477455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0863117872" calcext:value-type="float">
            <text:p>2.086311787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1151065957" calcext:value-type="float">
            <text:p>2.115106595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1438598468" calcext:value-type="float">
            <text:p>2.143859846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1725696553" calcext:value-type="float">
            <text:p>2.172569655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2012342298" calcext:value-type="float">
            <text:p>2.201234229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2298518426" calcext:value-type="float">
            <text:p>2.229851842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2584207745" calcext:value-type="float">
            <text:p>2.258420774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2869392723" calcext:value-type="float">
            <text:p>2.286939272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3154054979" calcext:value-type="float">
            <text:p>2.315405497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3438175064" calcext:value-type="float">
            <text:p>2.343817506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3721732298" calcext:value-type="float">
            <text:p>2.372173229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4004704638" calcext:value-type="float">
            <text:p>2.400470463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4287069064" calcext:value-type="float">
            <text:p>2.428706906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4568801787" calcext:value-type="float">
            <text:p>2.456880178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.4849878894" calcext:value-type="float">
            <text:p>2.484987889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.5130276936" calcext:value-type="float">
            <text:p>2.513027693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.5409973787" calcext:value-type="float">
            <text:p>2.540997378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.5688949489" calcext:value-type="float">
            <text:p>2.568894948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.5967187191" calcext:value-type="float">
            <text:p>2.596718719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.6244674085" calcext:value-type="float">
            <text:p>2.624467408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.6521402468" calcext:value-type="float">
            <text:p>2.652140246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6797370468" calcext:value-type="float">
            <text:p>2.679737046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.7072582894" calcext:value-type="float">
            <text:p>2.707258289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.7347051574" calcext:value-type="float">
            <text:p>2.734705157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.7620795532" calcext:value-type="float">
            <text:p>2.76207955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7893840553" calcext:value-type="float">
            <text:p>2.789384055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.816621834" calcext:value-type="float">
            <text:p>2.81662183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.8437965064" calcext:value-type="float">
            <text:p>2.843796506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.8709119447" calcext:value-type="float">
            <text:p>2.870911944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.8979720638" calcext:value-type="float">
            <text:p>2.897972063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.9249805617" calcext:value-type="float">
            <text:p>2.924980561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.9519406936" calcext:value-type="float">
            <text:p>2.951940693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.9788550638" calcext:value-type="float">
            <text:p>2.978855063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0057254596" calcext:value-type="float">
            <text:p>3.005725459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0325527574" calcext:value-type="float">
            <text:p>3.032552757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0593368979" calcext:value-type="float">
            <text:p>3.059336897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0860769064" calcext:value-type="float">
            <text:p>3.086076906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1127709489" calcext:value-type="float">
            <text:p>3.112770948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139416383" calcext:value-type="float">
            <text:p>3.13941638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1660097404" calcext:value-type="float">
            <text:p>3.166009740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1925465489" calcext:value-type="float">
            <text:p>3.192546548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.2190208468" calcext:value-type="float">
            <text:p>3.219020846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.245424034" calcext:value-type="float">
            <text:p>3.24542403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2717423787" calcext:value-type="float">
            <text:p>3.271742378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2979509745" calcext:value-type="float">
            <text:p>3.297950974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.3239966128" calcext:value-type="float">
            <text:p>3.323996612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.3497311489" calcext:value-type="float">
            <text:p>3.349731148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.374387766" calcext:value-type="float">
            <text:p>3.37438776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.4057764894" calcext:value-type="float">
            <text:p>3.405776489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.4332421447" calcext:value-type="float">
            <text:p>3.433242144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.4602291362" calcext:value-type="float">
            <text:p>3.460229136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.4870221489" calcext:value-type="float">
            <text:p>3.487022148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.5137087106" calcext:value-type="float">
            <text:p>3.513708710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.5403292383" calcext:value-type="float">
            <text:p>3.540329238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.5669074851" calcext:value-type="float">
            <text:p>3.566907485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.5934600553" calcext:value-type="float">
            <text:p>3.593460055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.6200001702" calcext:value-type="float">
            <text:p>3.620000170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.6465393447" calcext:value-type="float">
            <text:p>3.646539344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.6730881574" calcext:value-type="float">
            <text:p>3.673088157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.6996565957" calcext:value-type="float">
            <text:p>3.699656595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.7262541404" calcext:value-type="float">
            <text:p>3.726254140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.7528897234" calcext:value-type="float">
            <text:p>3.752889723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.7795716213" calcext:value-type="float">
            <text:p>3.779571621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.8063073404" calcext:value-type="float">
            <text:p>3.806307340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.8331034979" calcext:value-type="float">
            <text:p>3.833103497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.8599657617" calcext:value-type="float">
            <text:p>3.859965761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.8868988043" calcext:value-type="float">
            <text:p>3.886898804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.9139063149" calcext:value-type="float">
            <text:p>3.913906314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.9409910468" calcext:value-type="float">
            <text:p>3.940991046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.9681548681" calcext:value-type="float">
            <text:p>3.968154868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.9953988426" calcext:value-type="float">
            <text:p>3.995398842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.0227232979" calcext:value-type="float">
            <text:p>4.022723297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.0501278979" calcext:value-type="float">
            <text:p>4.050127897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.0776117064" calcext:value-type="float">
            <text:p>4.077611706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.1051732638" calcext:value-type="float">
            <text:p>4.105173263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.1328106553" calcext:value-type="float">
            <text:p>4.132810655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.1605215915" calcext:value-type="float">
            <text:p>4.160521591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.1883035362" calcext:value-type="float">
            <text:p>4.188303536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.2161538255" calcext:value-type="float">
            <text:p>4.216153825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.2440698298" calcext:value-type="float">
            <text:p>4.244069829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.2720491191" calcext:value-type="float">
            <text:p>4.272049119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.300089634" calcext:value-type="float">
            <text:p>4.30008963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.3281898426" calcext:value-type="float">
            <text:p>4.328189842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.3563488596" calcext:value-type="float">
            <text:p>4.356348859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.3845665277" calcext:value-type="float">
            <text:p>4.384566527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.4128434468" calcext:value-type="float">
            <text:p>4.412843446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.4411809106" calcext:value-type="float">
            <text:p>4.441180910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.4695808" calcext:value-type="float">
            <text:p>4.469580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.4980453957" calcext:value-type="float">
            <text:p>4.498045395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.5265771362" calcext:value-type="float">
            <text:p>4.526577136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.5551783362" calcext:value-type="float">
            <text:p>4.555178336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4.5838508809" calcext:value-type="float">
            <text:p>4.583850880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.6125959319" calcext:value-type="float">
            <text:p>4.612595931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.6414136596" calcext:value-type="float">
            <text:p>4.641413659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4.6703030085" calcext:value-type="float">
            <text:p>4.670303008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.6992615617" calcext:value-type="float">
            <text:p>4.699261561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.7282854681" calcext:value-type="float">
            <text:p>4.728285468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.7573694638" calcext:value-type="float">
            <text:p>4.757369463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.7865069872" calcext:value-type="float">
            <text:p>4.78650698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4.8156903787" calcext:value-type="float">
            <text:p>4.815690378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.8449111234" calcext:value-type="float">
            <text:p>4.844911123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.874160166" calcext:value-type="float">
            <text:p>4.87416016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4.903428234" calcext:value-type="float">
            <text:p>4.90342823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4.9327061447" calcext:value-type="float">
            <text:p>4.932706144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4.9619851106" calcext:value-type="float">
            <text:p>4.961985110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.9912569745" calcext:value-type="float">
            <text:p>4.991256974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5.0205144" calcext:value-type="float">
            <text:p>5.020514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.0497509957" calcext:value-type="float">
            <text:p>5.049750995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.0789613617" calcext:value-type="float">
            <text:p>5.078961361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.1081410936" calcext:value-type="float">
            <text:p>5.108141093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.1372867064" calcext:value-type="float">
            <text:p>5.137286706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5.1663955404" calcext:value-type="float">
            <text:p>5.166395540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.1954656213" calcext:value-type="float">
            <text:p>5.195465621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.2244954936" calcext:value-type="float">
            <text:p>5.224495493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5.2534840681" calcext:value-type="float">
            <text:p>5.253484068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.2824304596" calcext:value-type="float">
            <text:p>5.282430459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5.3113338298" calcext:value-type="float">
            <text:p>5.311333829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5.3401932723" calcext:value-type="float">
            <text:p>5.340193272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5.3690076851" calcext:value-type="float">
            <text:p>5.369007685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5.3977757149" calcext:value-type="float">
            <text:p>5.397775714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5.4264957064" calcext:value-type="float">
            <text:p>5.426495706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5.4551657021" calcext:value-type="float">
            <text:p>5.455165702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5.4837834681" calcext:value-type="float">
            <text:p>5.483783468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.5123465617" calcext:value-type="float">
            <text:p>5.512346561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5.5408524128" calcext:value-type="float">
            <text:p>5.540852412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.5692984553" calcext:value-type="float">
            <text:p>5.569298455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5.597682234" calcext:value-type="float">
            <text:p>5.59768223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5.6260015362" calcext:value-type="float">
            <text:p>5.626001536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.6542545021" calcext:value-type="float">
            <text:p>5.654254502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.6824397149" calcext:value-type="float">
            <text:p>5.682439714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5.7105562553" calcext:value-type="float">
            <text:p>5.710556255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5.7386037021" calcext:value-type="float">
            <text:p>5.738603702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5.7665821106" calcext:value-type="float">
            <text:p>5.766582110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5.7944919362" calcext:value-type="float">
            <text:p>5.794491936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5.8223339277" calcext:value-type="float">
            <text:p>5.822333927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.8501089702" calcext:value-type="float">
            <text:p>5.850108970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5.8778179447" calcext:value-type="float">
            <text:p>5.877817944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5.905461583" calcext:value-type="float">
            <text:p>5.90546158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5.9330403277" calcext:value-type="float">
            <text:p>5.933040327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5.9605542426" calcext:value-type="float">
            <text:p>5.960554242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.988002966" calcext:value-type="float">
            <text:p>5.98800296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6.0153857191" calcext:value-type="float">
            <text:p>6.015385719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6.0427013745" calcext:value-type="float">
            <text:p>6.042701374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6.0699485787" calcext:value-type="float">
            <text:p>6.069948578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6.0971259149" calcext:value-type="float">
            <text:p>6.097125914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6.1242320766" calcext:value-type="float">
            <text:p>6.124232076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.1512660723" calcext:value-type="float">
            <text:p>6.151266072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6.1782273872" calcext:value-type="float">
            <text:p>6.178227387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6.2051161234" calcext:value-type="float">
            <text:p>6.205116123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6.2319330723" calcext:value-type="float">
            <text:p>6.231933072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6.2586797362" calcext:value-type="float">
            <text:p>6.258679736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6.2853582894" calcext:value-type="float">
            <text:p>6.2853582894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6.3119714596" calcext:value-type="float">
            <text:p>6.311971459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6.3385223787" calcext:value-type="float">
            <text:p>6.338522378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6.3650144" calcext:value-type="float">
            <text:p>6.3650144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6.3914508723" calcext:value-type="float">
            <text:p>6.391450872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6.4178349277" calcext:value-type="float">
            <text:p>6.417834927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6.4441691915" calcext:value-type="float">
            <text:p>6.444169191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6.4704554383" calcext:value-type="float">
            <text:p>6.470455438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6.4966940255" calcext:value-type="float">
            <text:p>6.496694025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095151" calcext:value-type="float">
            <text:p>6.095151</text:p>
          </table:table-cell>
          <table:table-cell office:value-type="float" office:value="6.5228828085" calcext:value-type="float">
            <text:p>6.5228828085</text:p>
          </table:table-cell>
          <table:table-cell table:formula="of:=POWER([.C236]-6.75;2)" office:value-type="float" office:value="0.0515822186748475" calcext:value-type="float">
            <text:p>0.0515822187</text:p>
          </table:table-cell>
          <table:table-cell table:formula="of:=SQRT(SUM([.D236:.D335])/100)" office:value-type="float" office:value="0.22653505080279" calcext:value-type="float">
            <text:p>0.22653505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071704" calcext:value-type="float">
            <text:p>6.071704</text:p>
          </table:table-cell>
          <table:table-cell office:value-type="float" office:value="6.5230779149" calcext:value-type="float">
            <text:p>6.5230779149</text:p>
          </table:table-cell>
          <table:table-cell table:formula="of:=POWER([.C237]-6.75;2)" office:value-type="float" office:value="0.0514936327061316" calcext:value-type="float">
            <text:p>0.051493632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031928" calcext:value-type="float">
            <text:p>6.031928</text:p>
          </table:table-cell>
          <table:table-cell office:value-type="float" office:value="6.5232975915" calcext:value-type="float">
            <text:p>6.5232975915</text:p>
          </table:table-cell>
          <table:table-cell table:formula="of:=POWER([.C238]-6.75;2)" office:value-type="float" office:value="0.0513939820197007" calcext:value-type="float">
            <text:p>0.05139398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934017" calcext:value-type="float">
            <text:p>5.934017</text:p>
          </table:table-cell>
          <table:table-cell office:value-type="float" office:value="6.5235603191" calcext:value-type="float">
            <text:p>6.5235603191</text:p>
          </table:table-cell>
          <table:table-cell table:formula="of:=POWER([.C239]-6.75;2)" office:value-type="float" office:value="0.051274929086094" calcext:value-type="float">
            <text:p>0.051274929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077311" calcext:value-type="float">
            <text:p>5.077311</text:p>
          </table:table-cell>
          <table:table-cell office:value-type="float" office:value="6.5239137106" calcext:value-type="float">
            <text:p>6.5239137106</text:p>
          </table:table-cell>
          <table:table-cell table:formula="of:=POWER([.C240]-6.75;2)" office:value-type="float" office:value="0.0511150102546603" calcext:value-type="float">
            <text:p>0.051115010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20101" calcext:value-type="float">
            <text:p>6.520101</text:p>
          </table:table-cell>
          <table:table-cell office:value-type="float" office:value="6.5227123404" calcext:value-type="float">
            <text:p>6.5227123404</text:p>
          </table:table-cell>
          <table:table-cell table:formula="of:=POWER([.C241]-6.75;2)" office:value-type="float" office:value="0.0516596802064455" calcext:value-type="float">
            <text:p>0.051659680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310799" calcext:value-type="float">
            <text:p>6.310799</text:p>
          </table:table-cell>
          <table:table-cell office:value-type="float" office:value="6.5221668511" calcext:value-type="float">
            <text:p>6.5221668511</text:p>
          </table:table-cell>
          <table:table-cell table:formula="of:=POWER([.C242]-6.75;2)" office:value-type="float" office:value="0.0519079437376897" calcext:value-type="float">
            <text:p>0.051907943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256816" calcext:value-type="float">
            <text:p>6.256816</text:p>
          </table:table-cell>
          <table:table-cell office:value-type="float" office:value="6.522044" calcext:value-type="float">
            <text:p>6.522044</text:p>
          </table:table-cell>
          <table:table-cell table:formula="of:=POWER([.C243]-6.75;2)" office:value-type="float" office:value="0.0519639379359999" calcext:value-type="float">
            <text:p>0.051963937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234723" calcext:value-type="float">
            <text:p>6.234723</text:p>
          </table:table-cell>
          <table:table-cell office:value-type="float" office:value="6.522025617" calcext:value-type="float">
            <text:p>6.522025617</text:p>
          </table:table-cell>
          <table:table-cell table:formula="of:=POWER([.C244]-6.75;2)" office:value-type="float" office:value="0.0519723193042308" calcext:value-type="float">
            <text:p>0.051972319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225278" calcext:value-type="float">
            <text:p>6.225278</text:p>
          </table:table-cell>
          <table:table-cell office:value-type="float" office:value="6.5220576128" calcext:value-type="float">
            <text:p>6.5220576128</text:p>
          </table:table-cell>
          <table:table-cell table:formula="of:=POWER([.C245]-6.75;2)" office:value-type="float" office:value="0.0519577318824346" calcext:value-type="float">
            <text:p>0.051957731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222684" calcext:value-type="float">
            <text:p>6.222684</text:p>
          </table:table-cell>
          <table:table-cell office:value-type="float" office:value="6.5221211362" calcext:value-type="float">
            <text:p>6.5221211362</text:p>
          </table:table-cell>
          <table:table-cell table:formula="of:=POWER([.C246]-6.75;2)" office:value-type="float" office:value="0.0519287765667789" calcext:value-type="float">
            <text:p>0.051928776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224603" calcext:value-type="float">
            <text:p>6.224603</text:p>
          </table:table-cell>
          <table:table-cell office:value-type="float" office:value="6.5222069064" calcext:value-type="float">
            <text:p>6.5222069064</text:p>
          </table:table-cell>
          <table:table-cell table:formula="of:=POWER([.C247]-6.75;2)" office:value-type="float" office:value="0.0518896934918583" calcext:value-type="float">
            <text:p>0.051889693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229892" calcext:value-type="float">
            <text:p>6.229892</text:p>
          </table:table-cell>
          <table:table-cell office:value-type="float" office:value="6.5223089447" calcext:value-type="float">
            <text:p>6.5223089447</text:p>
          </table:table-cell>
          <table:table-cell table:formula="of:=POWER([.C248]-6.75;2)" office:value-type="float" office:value="0.0518432166636278" calcext:value-type="float">
            <text:p>0.05184321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237895" calcext:value-type="float">
            <text:p>6.237895</text:p>
          </table:table-cell>
          <table:table-cell office:value-type="float" office:value="6.5224225191" calcext:value-type="float">
            <text:p>6.5224225191</text:p>
          </table:table-cell>
          <table:table-cell table:formula="of:=POWER([.C249]-6.75;2)" office:value-type="float" office:value="0.0517915098127899" calcext:value-type="float">
            <text:p>0.051791509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248169" calcext:value-type="float">
            <text:p>6.248169</text:p>
          </table:table-cell>
          <table:table-cell office:value-type="float" office:value="6.5225433404" calcext:value-type="float">
            <text:p>6.5225433404</text:p>
          </table:table-cell>
          <table:table-cell table:formula="of:=POWER([.C250]-6.75;2)" office:value-type="float" office:value="0.0517365319963901" calcext:value-type="float">
            <text:p>0.05173653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260359" calcext:value-type="float">
            <text:p>6.260359</text:p>
          </table:table-cell>
          <table:table-cell office:value-type="float" office:value="6.5226672681" calcext:value-type="float">
            <text:p>6.5226672681</text:p>
          </table:table-cell>
          <table:table-cell table:formula="of:=POWER([.C251]-6.75;2)" office:value-type="float" office:value="0.0516801709931172" calcext:value-type="float">
            <text:p>0.05168017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274151" calcext:value-type="float">
            <text:p>6.274151</text:p>
          </table:table-cell>
          <table:table-cell office:value-type="float" office:value="6.5227902851" calcext:value-type="float">
            <text:p>6.5227902851</text:p>
          </table:table-cell>
          <table:table-cell table:formula="of:=POWER([.C252]-6.75;2)" office:value-type="float" office:value="0.0516242545449392" calcext:value-type="float">
            <text:p>0.051624254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289238" calcext:value-type="float">
            <text:p>6.289238</text:p>
          </table:table-cell>
          <table:table-cell office:value-type="float" office:value="6.5229085277" calcext:value-type="float">
            <text:p>6.5229085277</text:p>
          </table:table-cell>
          <table:table-cell table:formula="of:=POWER([.C253]-6.75;2)" office:value-type="float" office:value="0.0515705367913815" calcext:value-type="float">
            <text:p>0.051570536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305319" calcext:value-type="float">
            <text:p>6.305319</text:p>
          </table:table-cell>
          <table:table-cell office:value-type="float" office:value="6.5230184596" calcext:value-type="float">
            <text:p>6.5230184596</text:p>
          </table:table-cell>
          <table:table-cell table:formula="of:=POWER([.C254]-6.75;2)" office:value-type="float" office:value="0.0515206196823567" calcext:value-type="float">
            <text:p>0.051520619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322096" calcext:value-type="float">
            <text:p>6.322096</text:p>
          </table:table-cell>
          <table:table-cell office:value-type="float" office:value="6.5231170043" calcext:value-type="float">
            <text:p>6.5231170043</text:p>
          </table:table-cell>
          <table:table-cell table:formula="of:=POWER([.C255]-6.75;2)" office:value-type="float" office:value="0.0514758937378064" calcext:value-type="float">
            <text:p>0.051475893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339283" calcext:value-type="float">
            <text:p>6.339283</text:p>
          </table:table-cell>
          <table:table-cell office:value-type="float" office:value="6.5232017106" calcext:value-type="float">
            <text:p>6.5232017106</text:p>
          </table:table-cell>
          <table:table-cell table:formula="of:=POWER([.C256]-6.75;2)" office:value-type="float" office:value="0.051437464074766" calcext:value-type="float">
            <text:p>0.051437464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356612" calcext:value-type="float">
            <text:p>6.356612</text:p>
          </table:table-cell>
          <table:table-cell office:value-type="float" office:value="6.5232708894" calcext:value-type="float">
            <text:p>6.5232708894</text:p>
          </table:table-cell>
          <table:table-cell table:formula="of:=POWER([.C257]-6.75;2)" office:value-type="float" office:value="0.051406089593467" calcext:value-type="float">
            <text:p>0.051406089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373849" calcext:value-type="float">
            <text:p>6.373849</text:p>
          </table:table-cell>
          <table:table-cell office:value-type="float" office:value="6.5233237064" calcext:value-type="float">
            <text:p>6.5233237064</text:p>
          </table:table-cell>
          <table:table-cell table:formula="of:=POWER([.C258]-6.75;2)" office:value-type="float" office:value="0.0513821420802333" calcext:value-type="float">
            <text:p>0.051382142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390798" calcext:value-type="float">
            <text:p>6.390798</text:p>
          </table:table-cell>
          <table:table-cell office:value-type="float" office:value="6.5233602298" calcext:value-type="float">
            <text:p>6.5233602298</text:p>
          </table:table-cell>
          <table:table-cell table:formula="of:=POWER([.C259]-6.75;2)" office:value-type="float" office:value="0.0513655854363089" calcext:value-type="float">
            <text:p>0.051365585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407311" calcext:value-type="float">
            <text:p>6.407311</text:p>
          </table:table-cell>
          <table:table-cell office:value-type="float" office:value="6.523381417" calcext:value-type="float">
            <text:p>6.523381417</text:p>
          </table:table-cell>
          <table:table-cell table:formula="of:=POWER([.C260]-6.75;2)" office:value-type="float" office:value="0.0513559821609277" calcext:value-type="float">
            <text:p>0.051355982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423292" calcext:value-type="float">
            <text:p>6.423292</text:p>
          </table:table-cell>
          <table:table-cell office:value-type="float" office:value="6.5233890426" calcext:value-type="float">
            <text:p>6.5233890426</text:p>
          </table:table-cell>
          <table:table-cell table:formula="of:=POWER([.C261]-6.75;2)" office:value-type="float" office:value="0.0513525260137447" calcext:value-type="float">
            <text:p>0.05135252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438699" calcext:value-type="float">
            <text:p>6.438699</text:p>
          </table:table-cell>
          <table:table-cell office:value-type="float" office:value="6.5233855532" calcext:value-type="float">
            <text:p>6.5233855532</text:p>
          </table:table-cell>
          <table:table-cell table:formula="of:=POWER([.C262]-6.75;2)" office:value-type="float" office:value="0.0513541074984701" calcext:value-type="float">
            <text:p>0.051354107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453537" calcext:value-type="float">
            <text:p>6.453537</text:p>
          </table:table-cell>
          <table:table-cell office:value-type="float" office:value="6.5233739106" calcext:value-type="float">
            <text:p>6.5233739106</text:p>
          </table:table-cell>
          <table:table-cell table:formula="of:=POWER([.C263]-6.75;2)" office:value-type="float" office:value="0.0513593843967367" calcext:value-type="float">
            <text:p>0.051359384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467857" calcext:value-type="float">
            <text:p>6.467857</text:p>
          </table:table-cell>
          <table:table-cell office:value-type="float" office:value="6.5233573617" calcext:value-type="float">
            <text:p>6.5233573617</text:p>
          </table:table-cell>
          <table:table-cell table:formula="of:=POWER([.C264]-6.75;2)" office:value-type="float" office:value="0.0513668854955844" calcext:value-type="float">
            <text:p>0.051366885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481744" calcext:value-type="float">
            <text:p>6.481744</text:p>
          </table:table-cell>
          <table:table-cell office:value-type="float" office:value="6.5233392213" calcext:value-type="float">
            <text:p>6.5233392213</text:p>
          </table:table-cell>
          <table:table-cell table:formula="of:=POWER([.C265]-6.75;2)" office:value-type="float" office:value="0.0513751086008905" calcext:value-type="float">
            <text:p>0.051375108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495307" calcext:value-type="float">
            <text:p>6.495307</text:p>
          </table:table-cell>
          <table:table-cell office:value-type="float" office:value="6.523322634" calcext:value-type="float">
            <text:p>6.523322634</text:p>
          </table:table-cell>
          <table:table-cell table:formula="of:=POWER([.C266]-6.75;2)" office:value-type="float" office:value="0.0513826282566978" calcext:value-type="float">
            <text:p>0.05138262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508669" calcext:value-type="float">
            <text:p>6.508669</text:p>
          </table:table-cell>
          <table:table-cell office:value-type="float" office:value="6.5233103702" calcext:value-type="float">
            <text:p>6.5233103702</text:p>
          </table:table-cell>
          <table:table-cell table:formula="of:=POWER([.C267]-6.75;2)" office:value-type="float" office:value="0.0513881882588611" calcext:value-type="float">
            <text:p>0.051388188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21953" calcext:value-type="float">
            <text:p>6.521953</text:p>
          </table:table-cell>
          <table:table-cell office:value-type="float" office:value="6.5233046553" calcext:value-type="float">
            <text:p>6.5233046553</text:p>
          </table:table-cell>
          <table:table-cell table:formula="of:=POWER([.C268]-6.75;2)" office:value-type="float" office:value="0.0513907793086516" calcext:value-type="float">
            <text:p>0.051390779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35273" calcext:value-type="float">
            <text:p>6.535273</text:p>
          </table:table-cell>
          <table:table-cell office:value-type="float" office:value="6.5233070383" calcext:value-type="float">
            <text:p>6.5233070383</text:p>
          </table:table-cell>
          <table:table-cell table:formula="of:=POWER([.C269]-6.75;2)" office:value-type="float" office:value="0.0513896988843174" calcext:value-type="float">
            <text:p>0.051389698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548722" calcext:value-type="float">
            <text:p>6.548722</text:p>
          </table:table-cell>
          <table:table-cell office:value-type="float" office:value="6.5233183319" calcext:value-type="float">
            <text:p>6.5233183319</text:p>
          </table:table-cell>
          <table:table-cell table:formula="of:=POWER([.C270]-6.75;2)" office:value-type="float" office:value="0.0513845786525987" calcext:value-type="float">
            <text:p>0.051384578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56237" calcext:value-type="float">
            <text:p>6.56237</text:p>
          </table:table-cell>
          <table:table-cell office:value-type="float" office:value="6.5233386085" calcext:value-type="float">
            <text:p>6.5233386085</text:p>
          </table:table-cell>
          <table:table-cell table:formula="of:=POWER([.C271]-6.75;2)" office:value-type="float" office:value="0.0513753863967165" calcext:value-type="float">
            <text:p>0.051375386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576255" calcext:value-type="float">
            <text:p>6.576255</text:p>
          </table:table-cell>
          <table:table-cell office:value-type="float" office:value="6.5233672468" calcext:value-type="float">
            <text:p>6.5233672468</text:p>
          </table:table-cell>
          <table:table-cell table:formula="of:=POWER([.C272]-6.75;2)" office:value-type="float" office:value="0.051362404823012" calcext:value-type="float">
            <text:p>0.051362404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590382" calcext:value-type="float">
            <text:p>6.590382</text:p>
          </table:table-cell>
          <table:table-cell office:value-type="float" office:value="6.5234030383" calcext:value-type="float">
            <text:p>6.5234030383</text:p>
          </table:table-cell>
          <table:table-cell table:formula="of:=POWER([.C273]-6.75;2)" office:value-type="float" office:value="0.0513461830516714" calcext:value-type="float">
            <text:p>0.051346183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04725" calcext:value-type="float">
            <text:p>6.604725</text:p>
          </table:table-cell>
          <table:table-cell office:value-type="float" office:value="6.5234443319" calcext:value-type="float">
            <text:p>6.5234443319</text:p>
          </table:table-cell>
          <table:table-cell table:formula="of:=POWER([.C274]-6.75;2)" office:value-type="float" office:value="0.0513274707482372" calcext:value-type="float">
            <text:p>0.051327470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19229" calcext:value-type="float">
            <text:p>6.619229</text:p>
          </table:table-cell>
          <table:table-cell office:value-type="float" office:value="6.5234891957" calcext:value-type="float">
            <text:p>6.5234891957</text:p>
          </table:table-cell>
          <table:table-cell table:formula="of:=POWER([.C275]-6.75;2)" office:value-type="float" office:value="0.051307144464633" calcext:value-type="float">
            <text:p>0.051307144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33816" calcext:value-type="float">
            <text:p>6.633816</text:p>
          </table:table-cell>
          <table:table-cell office:value-type="float" office:value="6.5235355745" calcext:value-type="float">
            <text:p>6.5235355745</text:p>
          </table:table-cell>
          <table:table-cell table:formula="of:=POWER([.C276]-6.75;2)" office:value-type="float" office:value="0.0512861360170449" calcext:value-type="float">
            <text:p>0.05128613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4839" calcext:value-type="float">
            <text:p>6.64839</text:p>
          </table:table-cell>
          <table:table-cell office:value-type="float" office:value="6.5235814596" calcext:value-type="float">
            <text:p>6.5235814596</text:p>
          </table:table-cell>
          <table:table-cell table:formula="of:=POWER([.C277]-6.75;2)" office:value-type="float" office:value="0.0512653554368665" calcext:value-type="float">
            <text:p>0.051265355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62847" calcext:value-type="float">
            <text:p>6.662847</text:p>
          </table:table-cell>
          <table:table-cell office:value-type="float" office:value="6.523625034" calcext:value-type="float">
            <text:p>6.523625034</text:p>
          </table:table-cell>
          <table:table-cell table:formula="of:=POWER([.C278]-6.75;2)" office:value-type="float" office:value="0.0512456252315011" calcext:value-type="float">
            <text:p>0.051245625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7708" calcext:value-type="float">
            <text:p>6.67708</text:p>
          </table:table-cell>
          <table:table-cell office:value-type="float" office:value="6.5236647702" calcext:value-type="float">
            <text:p>6.5236647702</text:p>
          </table:table-cell>
          <table:table-cell table:formula="of:=POWER([.C279]-6.75;2)" office:value-type="float" office:value="0.0512276362486189" calcext:value-type="float">
            <text:p>0.05122763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90992" calcext:value-type="float">
            <text:p>6.690992</text:p>
          </table:table-cell>
          <table:table-cell office:value-type="float" office:value="6.5236995021" calcext:value-type="float">
            <text:p>6.5236995021</text:p>
          </table:table-cell>
          <table:table-cell table:formula="of:=POWER([.C280]-6.75;2)" office:value-type="float" office:value="0.0512119153497877" calcext:value-type="float">
            <text:p>0.051211915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04493" calcext:value-type="float">
            <text:p>6.704493</text:p>
          </table:table-cell>
          <table:table-cell office:value-type="float" office:value="6.5237284426" calcext:value-type="float">
            <text:p>6.5237284426</text:p>
          </table:table-cell>
          <table:table-cell table:formula="of:=POWER([.C281]-6.75;2)" office:value-type="float" office:value="0.0511988176882213" calcext:value-type="float">
            <text:p>0.051198817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17512" calcext:value-type="float">
            <text:p>6.717512</text:p>
          </table:table-cell>
          <table:table-cell office:value-type="float" office:value="6.5237512085" calcext:value-type="float">
            <text:p>6.5237512085</text:p>
          </table:table-cell>
          <table:table-cell table:formula="of:=POWER([.C282]-6.75;2)" office:value-type="float" office:value="0.0511885156552104" calcext:value-type="float">
            <text:p>0.051188515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29996" calcext:value-type="float">
            <text:p>6.729996</text:p>
          </table:table-cell>
          <table:table-cell office:value-type="float" office:value="6.5237677574" calcext:value-type="float">
            <text:p>6.5237677574</text:p>
          </table:table-cell>
          <table:table-cell table:formula="of:=POWER([.C283]-6.75;2)" office:value-type="float" office:value="0.0511810275918253" calcext:value-type="float">
            <text:p>0.051181027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41908" calcext:value-type="float">
            <text:p>6.741908</text:p>
          </table:table-cell>
          <table:table-cell office:value-type="float" office:value="6.5237783532" calcext:value-type="float">
            <text:p>6.5237783532</text:p>
          </table:table-cell>
          <table:table-cell table:formula="of:=POWER([.C284]-6.75;2)" office:value-type="float" office:value="0.051176233480904" calcext:value-type="float">
            <text:p>0.051176233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53223" calcext:value-type="float">
            <text:p>6.753223</text:p>
          </table:table-cell>
          <table:table-cell office:value-type="float" office:value="6.5237834894" calcext:value-type="float">
            <text:p>6.5237834894</text:p>
          </table:table-cell>
          <table:table-cell table:formula="of:=POWER([.C285]-6.75;2)" office:value-type="float" office:value="0.0511739096680401" calcext:value-type="float">
            <text:p>0.051173909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63925" calcext:value-type="float">
            <text:p>6.763925</text:p>
          </table:table-cell>
          <table:table-cell office:value-type="float" office:value="6.5237838468" calcext:value-type="float">
            <text:p>6.5237838468</text:p>
          </table:table-cell>
          <table:table-cell table:formula="of:=POWER([.C286]-6.75;2)" office:value-type="float" office:value="0.051173747968606" calcext:value-type="float">
            <text:p>0.0511737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74003" calcext:value-type="float">
            <text:p>6.774003</text:p>
          </table:table-cell>
          <table:table-cell office:value-type="float" office:value="6.523780217" calcext:value-type="float">
            <text:p>6.523780217</text:p>
          </table:table-cell>
          <table:table-cell table:formula="of:=POWER([.C287]-6.75;2)" office:value-type="float" office:value="0.0511753902205672" calcext:value-type="float">
            <text:p>0.051175390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83441" calcext:value-type="float">
            <text:p>6.783441</text:p>
          </table:table-cell>
          <table:table-cell office:value-type="float" office:value="6.5237734638" calcext:value-type="float">
            <text:p>6.5237734638</text:p>
          </table:table-cell>
          <table:table-cell table:formula="of:=POWER([.C288]-6.75;2)" office:value-type="float" office:value="0.0511784456810501" calcext:value-type="float">
            <text:p>0.051178445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92218" calcext:value-type="float">
            <text:p>6.792218</text:p>
          </table:table-cell>
          <table:table-cell office:value-type="float" office:value="6.5237644809" calcext:value-type="float">
            <text:p>6.5237644809</text:p>
          </table:table-cell>
          <table:table-cell table:formula="of:=POWER([.C289]-6.75;2)" office:value-type="float" office:value="0.0511825101024466" calcext:value-type="float">
            <text:p>0.051182510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800301" calcext:value-type="float">
            <text:p>6.800301</text:p>
          </table:table-cell>
          <table:table-cell office:value-type="float" office:value="6.523754166" calcext:value-type="float">
            <text:p>6.523754166</text:p>
          </table:table-cell>
          <table:table-cell table:formula="of:=POWER([.C290]-6.75;2)" office:value-type="float" office:value="0.0511871774023556" calcext:value-type="float">
            <text:p>0.051187177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0765" calcext:value-type="float">
            <text:p>6.80765</text:p>
          </table:table-cell>
          <table:table-cell office:value-type="float" office:value="6.5237433915" calcext:value-type="float">
            <text:p>6.5237433915</text:p>
          </table:table-cell>
          <table:table-cell table:formula="of:=POWER([.C291]-6.75;2)" office:value-type="float" office:value="0.0511920528899223" calcext:value-type="float">
            <text:p>0.051192052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814215" calcext:value-type="float">
            <text:p>6.814215</text:p>
          </table:table-cell>
          <table:table-cell office:value-type="float" office:value="6.5237329702" calcext:value-type="float">
            <text:p>6.5237329702</text:p>
          </table:table-cell>
          <table:table-cell table:formula="of:=POWER([.C292]-6.75;2)" office:value-type="float" office:value="0.051196768774514" calcext:value-type="float">
            <text:p>0.051196768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819943" calcext:value-type="float">
            <text:p>6.819943</text:p>
          </table:table-cell>
          <table:table-cell office:value-type="float" office:value="6.5237236426" calcext:value-type="float">
            <text:p>6.5237236426</text:p>
          </table:table-cell>
          <table:table-cell table:formula="of:=POWER([.C293]-6.75;2)" office:value-type="float" office:value="0.0512009899182124" calcext:value-type="float">
            <text:p>0.051200989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24778" calcext:value-type="float">
            <text:p>6.824778</text:p>
          </table:table-cell>
          <table:table-cell office:value-type="float" office:value="6.5237160255" calcext:value-type="float">
            <text:p>6.5237160255</text:p>
          </table:table-cell>
          <table:table-cell table:formula="of:=POWER([.C294]-6.75;2)" office:value-type="float" office:value="0.0512044371155168" calcext:value-type="float">
            <text:p>0.05120443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828673" calcext:value-type="float">
            <text:p>6.828673</text:p>
          </table:table-cell>
          <table:table-cell office:value-type="float" office:value="6.5237106085" calcext:value-type="float">
            <text:p>6.5237106085</text:p>
          </table:table-cell>
          <table:table-cell table:formula="of:=POWER([.C295]-6.75;2)" office:value-type="float" office:value="0.0512068887054403" calcext:value-type="float">
            <text:p>0.051206888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831588" calcext:value-type="float">
            <text:p>6.831588</text:p>
          </table:table-cell>
          <table:table-cell office:value-type="float" office:value="6.5237076979" calcext:value-type="float">
            <text:p>6.5237076979</text:p>
          </table:table-cell>
          <table:table-cell table:formula="of:=POWER([.C296]-6.75;2)" office:value-type="float" office:value="0.0512082059897177" calcext:value-type="float">
            <text:p>0.05120820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833496" calcext:value-type="float">
            <text:p>6.833496</text:p>
          </table:table-cell>
          <table:table-cell office:value-type="float" office:value="6.523707417" calcext:value-type="float">
            <text:p>6.523707417</text:p>
          </table:table-cell>
          <table:table-cell table:formula="of:=POWER([.C297]-6.75;2)" office:value-type="float" office:value="0.051208333120812" calcext:value-type="float">
            <text:p>0.051208333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834387" calcext:value-type="float">
            <text:p>6.834387</text:p>
          </table:table-cell>
          <table:table-cell office:value-type="float" office:value="6.5237096979" calcext:value-type="float">
            <text:p>6.5237096979</text:p>
          </table:table-cell>
          <table:table-cell table:formula="of:=POWER([.C298]-6.75;2)" office:value-type="float" office:value="0.0512073008245092" calcext:value-type="float">
            <text:p>0.051207300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834265" calcext:value-type="float">
            <text:p>6.834265</text:p>
          </table:table-cell>
          <table:table-cell office:value-type="float" office:value="6.5237142894" calcext:value-type="float">
            <text:p>6.5237142894</text:p>
          </table:table-cell>
          <table:table-cell table:formula="of:=POWER([.C299]-6.75;2)" office:value-type="float" office:value="0.051205222821747" calcext:value-type="float">
            <text:p>0.051205222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33148" calcext:value-type="float">
            <text:p>6.833148</text:p>
          </table:table-cell>
          <table:table-cell office:value-type="float" office:value="6.5237207957" calcext:value-type="float">
            <text:p>6.5237207957</text:p>
          </table:table-cell>
          <table:table-cell table:formula="of:=POWER([.C300]-6.75;2)" office:value-type="float" office:value="0.0512022782986411" calcext:value-type="float">
            <text:p>0.051202278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831066" calcext:value-type="float">
            <text:p>6.831066</text:p>
          </table:table-cell>
          <table:table-cell office:value-type="float" office:value="6.5237287362" calcext:value-type="float">
            <text:p>6.5237287362</text:p>
          </table:table-cell>
          <table:table-cell table:formula="of:=POWER([.C301]-6.75;2)" office:value-type="float" office:value="0.0511986848216493" calcext:value-type="float">
            <text:p>0.051198684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828055" calcext:value-type="float">
            <text:p>6.828055</text:p>
          </table:table-cell>
          <table:table-cell office:value-type="float" office:value="6.5237376085" calcext:value-type="float">
            <text:p>6.5237376085</text:p>
          </table:table-cell>
          <table:table-cell table:formula="of:=POWER([.C302]-6.75;2)" office:value-type="float" office:value="0.0511946698072991" calcext:value-type="float">
            <text:p>0.051194669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82416" calcext:value-type="float">
            <text:p>6.82416</text:p>
          </table:table-cell>
          <table:table-cell office:value-type="float" office:value="6.5237469702" calcext:value-type="float">
            <text:p>6.5237469702</text:p>
          </table:table-cell>
          <table:table-cell table:formula="of:=POWER([.C303]-6.75;2)" office:value-type="float" office:value="0.0511904334936795" calcext:value-type="float">
            <text:p>0.051190433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819426" calcext:value-type="float">
            <text:p>6.819426</text:p>
          </table:table-cell>
          <table:table-cell office:value-type="float" office:value="6.5237564894" calcext:value-type="float">
            <text:p>6.5237564894</text:p>
          </table:table-cell>
          <table:table-cell table:formula="of:=POWER([.C304]-6.75;2)" office:value-type="float" office:value="0.0511861260886122" calcext:value-type="float">
            <text:p>0.051186126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13902" calcext:value-type="float">
            <text:p>6.813902</text:p>
          </table:table-cell>
          <table:table-cell office:value-type="float" office:value="6.5237660255" calcext:value-type="float">
            <text:p>6.5237660255</text:p>
          </table:table-cell>
          <table:table-cell table:formula="of:=POWER([.C305]-6.75;2)" office:value-type="float" office:value="0.0511818112180664" calcext:value-type="float">
            <text:p>0.051181811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807634" calcext:value-type="float">
            <text:p>6.807634</text:p>
          </table:table-cell>
          <table:table-cell office:value-type="float" office:value="6.523775634" calcext:value-type="float">
            <text:p>6.523775634</text:p>
          </table:table-cell>
          <table:table-cell table:formula="of:=POWER([.C306]-6.75;2)" office:value-type="float" office:value="0.0511774637721021" calcext:value-type="float">
            <text:p>0.051177463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80067" calcext:value-type="float">
            <text:p>6.80067</text:p>
          </table:table-cell>
          <table:table-cell office:value-type="float" office:value="6.5237855787" calcext:value-type="float">
            <text:p>6.5237855787</text:p>
          </table:table-cell>
          <table:table-cell table:formula="of:=POWER([.C307]-6.75;2)" office:value-type="float" office:value="0.0511729644040939" calcext:value-type="float">
            <text:p>0.051172964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93058" calcext:value-type="float">
            <text:p>6.793058</text:p>
          </table:table-cell>
          <table:table-cell office:value-type="float" office:value="6.5237963021" calcext:value-type="float">
            <text:p>6.5237963021</text:p>
          </table:table-cell>
          <table:table-cell table:formula="of:=POWER([.C308]-6.75;2)" office:value-type="float" office:value="0.0511681129436344" calcext:value-type="float">
            <text:p>0.051168112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84842" calcext:value-type="float">
            <text:p>6.784842</text:p>
          </table:table-cell>
          <table:table-cell office:value-type="float" office:value="6.5238083447" calcext:value-type="float">
            <text:p>6.5238083447</text:p>
          </table:table-cell>
          <table:table-cell table:formula="of:=POWER([.C309]-6.75;2)" office:value-type="float" office:value="0.0511626649273541" calcext:value-type="float">
            <text:p>0.051162664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76068" calcext:value-type="float">
            <text:p>6.776068</text:p>
          </table:table-cell>
          <table:table-cell office:value-type="float" office:value="6.5238222681" calcext:value-type="float">
            <text:p>6.5238222681</text:p>
          </table:table-cell>
          <table:table-cell table:formula="of:=POWER([.C310]-6.75;2)" office:value-type="float" office:value="0.0511563664074283" calcext:value-type="float">
            <text:p>0.051156366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6678" calcext:value-type="float">
            <text:p>6.76678</text:p>
          </table:table-cell>
          <table:table-cell office:value-type="float" office:value="6.5238385532" calcext:value-type="float">
            <text:p>6.5238385532</text:p>
          </table:table-cell>
          <table:table-cell table:formula="of:=POWER([.C311]-6.75;2)" office:value-type="float" office:value="0.0511490000186692" calcext:value-type="float">
            <text:p>0.05114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57014" calcext:value-type="float">
            <text:p>6.757014</text:p>
          </table:table-cell>
          <table:table-cell office:value-type="float" office:value="6.5238574766" calcext:value-type="float">
            <text:p>6.5238574766</text:p>
          </table:table-cell>
          <table:table-cell table:formula="of:=POWER([.C312]-6.75;2)" office:value-type="float" office:value="0.0511404408897196" calcext:value-type="float">
            <text:p>0.051140440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46805" calcext:value-type="float">
            <text:p>6.746805</text:p>
          </table:table-cell>
          <table:table-cell office:value-type="float" office:value="6.5238790468" calcext:value-type="float">
            <text:p>6.5238790468</text:p>
          </table:table-cell>
          <table:table-cell table:formula="of:=POWER([.C313]-6.75;2)" office:value-type="float" office:value="0.0511306854760765" calcext:value-type="float">
            <text:p>0.051130685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36175" calcext:value-type="float">
            <text:p>6.736175</text:p>
          </table:table-cell>
          <table:table-cell office:value-type="float" office:value="6.5239029021" calcext:value-type="float">
            <text:p>6.5239029021</text:p>
          </table:table-cell>
          <table:table-cell table:formula="of:=POWER([.C314]-6.75;2)" office:value-type="float" office:value="0.0511198976788023" calcext:value-type="float">
            <text:p>0.051119897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25139" calcext:value-type="float">
            <text:p>6.725139</text:p>
          </table:table-cell>
          <table:table-cell office:value-type="float" office:value="6.5239282936" calcext:value-type="float">
            <text:p>6.5239282936</text:p>
          </table:table-cell>
          <table:table-cell table:formula="of:=POWER([.C315]-6.75;2)" office:value-type="float" office:value="0.0511084164346078" calcext:value-type="float">
            <text:p>0.051108416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13699" calcext:value-type="float">
            <text:p>6.713699</text:p>
          </table:table-cell>
          <table:table-cell office:value-type="float" office:value="6.5239540766" calcext:value-type="float">
            <text:p>6.5239540766</text:p>
          </table:table-cell>
          <table:table-cell table:formula="of:=POWER([.C316]-6.75;2)" office:value-type="float" office:value="0.0510967594857587" calcext:value-type="float">
            <text:p>0.051096759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01847" calcext:value-type="float">
            <text:p>6.701847</text:p>
          </table:table-cell>
          <table:table-cell office:value-type="float" office:value="6.5239787574" calcext:value-type="float">
            <text:p>6.5239787574</text:p>
          </table:table-cell>
          <table:table-cell table:formula="of:=POWER([.C317]-6.75;2)" office:value-type="float" office:value="0.051085602106448" calcext:value-type="float">
            <text:p>0.051085602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89563" calcext:value-type="float">
            <text:p>6.689563</text:p>
          </table:table-cell>
          <table:table-cell office:value-type="float" office:value="6.5240005574" calcext:value-type="float">
            <text:p>6.5240005574</text:p>
          </table:table-cell>
          <table:table-cell table:formula="of:=POWER([.C318]-6.75;2)" office:value-type="float" office:value="0.0510757480555107" calcext:value-type="float">
            <text:p>0.051075748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76822" calcext:value-type="float">
            <text:p>6.676822</text:p>
          </table:table-cell>
          <table:table-cell office:value-type="float" office:value="6.5240175489" calcext:value-type="float">
            <text:p>6.5240175489</text:p>
          </table:table-cell>
          <table:table-cell table:formula="of:=POWER([.C319]-6.75;2)" office:value-type="float" office:value="0.051068068205164" calcext:value-type="float">
            <text:p>0.051068068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63595" calcext:value-type="float">
            <text:p>6.663595</text:p>
          </table:table-cell>
          <table:table-cell office:value-type="float" office:value="6.5240277617" calcext:value-type="float">
            <text:p>6.5240277617</text:p>
          </table:table-cell>
          <table:table-cell table:formula="of:=POWER([.C320]-6.75;2)" office:value-type="float" office:value="0.0510634524823119" calcext:value-type="float">
            <text:p>0.051063452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4985" calcext:value-type="float">
            <text:p>6.64985</text:p>
          </table:table-cell>
          <table:table-cell office:value-type="float" office:value="6.5240293404" calcext:value-type="float">
            <text:p>6.5240293404</text:p>
          </table:table-cell>
          <table:table-cell table:formula="of:=POWER([.C321]-6.75;2)" office:value-type="float" office:value="0.051062739000059" calcext:value-type="float">
            <text:p>0.05106273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35564" calcext:value-type="float">
            <text:p>6.635564</text:p>
          </table:table-cell>
          <table:table-cell office:value-type="float" office:value="6.5240207149" calcext:value-type="float">
            <text:p>6.5240207149</text:p>
          </table:table-cell>
          <table:table-cell table:formula="of:=POWER([.C322]-6.75;2)" office:value-type="float" office:value="0.0510666372943072" calcext:value-type="float">
            <text:p>0.051066637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20719" calcext:value-type="float">
            <text:p>6.620719</text:p>
          </table:table-cell>
          <table:table-cell office:value-type="float" office:value="6.5240007319" calcext:value-type="float">
            <text:p>6.5240007319</text:p>
          </table:table-cell>
          <table:table-cell table:formula="of:=POWER([.C323]-6.75;2)" office:value-type="float" office:value="0.0510756691817356" calcext:value-type="float">
            <text:p>0.051075669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05312" calcext:value-type="float">
            <text:p>6.605312</text:p>
          </table:table-cell>
          <table:table-cell office:value-type="float" office:value="6.5239687915" calcext:value-type="float">
            <text:p>6.5239687915</text:p>
          </table:table-cell>
          <table:table-cell table:formula="of:=POWER([.C324]-6.75;2)" office:value-type="float" office:value="0.0510901072159706" calcext:value-type="float">
            <text:p>0.051090107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89354" calcext:value-type="float">
            <text:p>6.589354</text:p>
          </table:table-cell>
          <table:table-cell office:value-type="float" office:value="6.523924966" calcext:value-type="float">
            <text:p>6.523924966</text:p>
          </table:table-cell>
          <table:table-cell table:formula="of:=POWER([.C325]-6.75;2)" office:value-type="float" office:value="0.0511099209981011" calcext:value-type="float">
            <text:p>0.05110992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72876" calcext:value-type="float">
            <text:p>6.572876</text:p>
          </table:table-cell>
          <table:table-cell office:value-type="float" office:value="6.5238700681" calcext:value-type="float">
            <text:p>6.5238700681</text:p>
          </table:table-cell>
          <table:table-cell table:formula="of:=POWER([.C326]-6.75;2)" office:value-type="float" office:value="0.0511347461010987" calcext:value-type="float">
            <text:p>0.051134746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555929" calcext:value-type="float">
            <text:p>6.555929</text:p>
          </table:table-cell>
          <table:table-cell office:value-type="float" office:value="6.5238056936" calcext:value-type="float">
            <text:p>6.5238056936</text:p>
          </table:table-cell>
          <table:table-cell table:formula="of:=POWER([.C327]-6.75;2)" office:value-type="float" office:value="0.0511638642477771" calcext:value-type="float">
            <text:p>0.051163864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38586" calcext:value-type="float">
            <text:p>6.538586</text:p>
          </table:table-cell>
          <table:table-cell office:value-type="float" office:value="6.5237342128" calcext:value-type="float">
            <text:p>6.5237342128</text:p>
          </table:table-cell>
          <table:table-cell table:formula="of:=POWER([.C328]-6.75;2)" office:value-type="float" office:value="0.0511962064572357" calcext:value-type="float">
            <text:p>0.051196206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20942" calcext:value-type="float">
            <text:p>6.520942</text:p>
          </table:table-cell>
          <table:table-cell office:value-type="float" office:value="6.5236586979" calcext:value-type="float">
            <text:p>6.5236586979</text:p>
          </table:table-cell>
          <table:table-cell table:formula="of:=POWER([.C329]-6.75;2)" office:value-type="float" office:value="0.0512303850363234" calcext:value-type="float">
            <text:p>0.05123038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03117" calcext:value-type="float">
            <text:p>6.503117</text:p>
          </table:table-cell>
          <table:table-cell office:value-type="float" office:value="6.5235828213" calcext:value-type="float">
            <text:p>6.5235828213</text:p>
          </table:table-cell>
          <table:table-cell table:formula="of:=POWER([.C330]-6.75;2)" office:value-type="float" office:value="0.0512647388104678" calcext:value-type="float">
            <text:p>0.051264738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485248" calcext:value-type="float">
            <text:p>6.485248</text:p>
          </table:table-cell>
          <table:table-cell office:value-type="float" office:value="6.5235106723" calcext:value-type="float">
            <text:p>6.5235106723</text:p>
          </table:table-cell>
          <table:table-cell table:formula="of:=POWER([.C331]-6.75;2)" office:value-type="float" office:value="0.0512974155619978" calcext:value-type="float">
            <text:p>0.051297415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467492" calcext:value-type="float">
            <text:p>6.467492</text:p>
          </table:table-cell>
          <table:table-cell office:value-type="float" office:value="6.5234465489" calcext:value-type="float">
            <text:p>6.5234465489</text:p>
          </table:table-cell>
          <table:table-cell table:formula="of:=POWER([.C332]-6.75;2)" office:value-type="float" office:value="0.0513264662053201" calcext:value-type="float">
            <text:p>0.051326466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450014" calcext:value-type="float">
            <text:p>6.450014</text:p>
          </table:table-cell>
          <table:table-cell office:value-type="float" office:value="6.5233947064" calcext:value-type="float">
            <text:p>6.5233947064</text:p>
          </table:table-cell>
          <table:table-cell table:formula="of:=POWER([.C333]-6.75;2)" office:value-type="float" office:value="0.0513499590875424" calcext:value-type="float">
            <text:p>0.051349959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432983" calcext:value-type="float">
            <text:p>6.432983</text:p>
          </table:table-cell>
          <table:table-cell office:value-type="float" office:value="6.5233590936" calcext:value-type="float">
            <text:p>6.5233590936</text:p>
          </table:table-cell>
          <table:table-cell table:formula="of:=POWER([.C334]-6.75;2)" office:value-type="float" office:value="0.0513661004538136" calcext:value-type="float">
            <text:p>0.051366100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416558" calcext:value-type="float">
            <text:p>6.416558</text:p>
          </table:table-cell>
          <table:table-cell office:value-type="float" office:value="6.5233431021" calcext:value-type="float">
            <text:p>6.5233431021</text:p>
          </table:table-cell>
          <table:table-cell table:formula="of:=POWER([.C335]-6.75;2)" office:value-type="float" office:value="0.051373349365651" calcext:value-type="float">
            <text:p>0.051373349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400878" calcext:value-type="float">
            <text:p>6.400878</text:p>
          </table:table-cell>
          <table:table-cell office:value-type="float" office:value="6.5233493191" calcext:value-type="float">
            <text:p>6.5233493191</text:p>
          </table:table-cell>
          <table:table-cell table:formula="of:=POWER([.C336]-6.75;2)" office:value-type="float" office:value="0.0513705311524335" calcext:value-type="float">
            <text:p>0.051370531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386048" calcext:value-type="float">
            <text:p>6.386048</text:p>
          </table:table-cell>
          <table:table-cell office:value-type="float" office:value="6.5233793532" calcext:value-type="float">
            <text:p>6.5233793532</text:p>
          </table:table-cell>
          <table:table-cell table:formula="of:=POWER([.C337]-6.75;2)" office:value-type="float" office:value="0.0513569175560503" calcext:value-type="float">
            <text:p>0.051356917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372128" calcext:value-type="float">
            <text:p>6.372128</text:p>
          </table:table-cell>
          <table:table-cell office:value-type="float" office:value="6.5234337277" calcext:value-type="float">
            <text:p>6.5234337277</text:p>
          </table:table-cell>
          <table:table-cell table:formula="of:=POWER([.C338]-6.75;2)" office:value-type="float" office:value="0.0513322757439175" calcext:value-type="float">
            <text:p>0.051332275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359128" calcext:value-type="float">
            <text:p>6.359128</text:p>
          </table:table-cell>
          <table:table-cell office:value-type="float" office:value="6.5235118255" calcext:value-type="float">
            <text:p>6.5235118255</text:p>
          </table:table-cell>
          <table:table-cell table:formula="of:=POWER([.C339]-6.75;2)" office:value-type="float" office:value="0.0512968931883425" calcext:value-type="float">
            <text:p>0.051296893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346997" calcext:value-type="float">
            <text:p>6.346997</text:p>
          </table:table-cell>
          <table:table-cell office:value-type="float" office:value="6.5236119362" calcext:value-type="float">
            <text:p>6.5236119362</text:p>
          </table:table-cell>
          <table:table-cell table:formula="of:=POWER([.C340]-6.75;2)" office:value-type="float" office:value="0.0512515554311129" calcext:value-type="float">
            <text:p>0.051251555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335631" calcext:value-type="float">
            <text:p>6.335631</text:p>
          </table:table-cell>
          <table:table-cell office:value-type="float" office:value="6.5237313872" calcext:value-type="float">
            <text:p>6.5237313872</text:p>
          </table:table-cell>
          <table:table-cell table:formula="of:=POWER([.C341]-6.75;2)" office:value-type="float" office:value="0.0511974851384364" calcext:value-type="float">
            <text:p>0.051197485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324877" calcext:value-type="float">
            <text:p>6.324877</text:p>
          </table:table-cell>
          <table:table-cell office:value-type="float" office:value="6.5238667106" calcext:value-type="float">
            <text:p>6.5238667106</text:p>
          </table:table-cell>
          <table:table-cell table:formula="of:=POWER([.C342]-6.75;2)" office:value-type="float" office:value="0.0511362645748641" calcext:value-type="float">
            <text:p>0.051136264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314543" calcext:value-type="float">
            <text:p>6.314543</text:p>
          </table:table-cell>
          <table:table-cell office:value-type="float" office:value="6.5240138468" calcext:value-type="float">
            <text:p>6.5240138468</text:p>
          </table:table-cell>
          <table:table-cell table:formula="of:=POWER([.C343]-6.75;2)" office:value-type="float" office:value="0.0510697414381339" calcext:value-type="float">
            <text:p>0.051069741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304415" calcext:value-type="float">
            <text:p>6.304415</text:p>
          </table:table-cell>
          <table:table-cell office:value-type="float" office:value="6.5241683872" calcext:value-type="float">
            <text:p>6.5241683872</text:p>
          </table:table-cell>
          <table:table-cell table:formula="of:=POWER([.C344]-6.75;2)" office:value-type="float" office:value="0.0509999173398493" calcext:value-type="float">
            <text:p>0.050999917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294273" calcext:value-type="float">
            <text:p>6.294273</text:p>
          </table:table-cell>
          <table:table-cell office:value-type="float" office:value="6.5243257872" calcext:value-type="float">
            <text:p>6.5243257872</text:p>
          </table:table-cell>
          <table:table-cell table:formula="of:=POWER([.C345]-6.75;2)" office:value-type="float" office:value="0.0509288503228995" calcext:value-type="float">
            <text:p>0.050928850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283902" calcext:value-type="float">
            <text:p>6.283902</text:p>
          </table:table-cell>
          <table:table-cell office:value-type="float" office:value="6.5244815191" calcext:value-type="float">
            <text:p>6.5244815191</text:p>
          </table:table-cell>
          <table:table-cell table:formula="of:=POWER([.C346]-6.75;2)" office:value-type="float" office:value="0.0508585852274436" calcext:value-type="float">
            <text:p>0.050858585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2731" calcext:value-type="float">
            <text:p>6.2731</text:p>
          </table:table-cell>
          <table:table-cell office:value-type="float" office:value="6.5246312085" calcext:value-type="float">
            <text:p>6.5246312085</text:p>
          </table:table-cell>
          <table:table-cell table:formula="of:=POWER([.C347]-6.75;2)" office:value-type="float" office:value="0.0507910921821706" calcext:value-type="float">
            <text:p>0.050791092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261677" calcext:value-type="float">
            <text:p>6.261677</text:p>
          </table:table-cell>
          <table:table-cell office:value-type="float" office:value="6.5247706553" calcext:value-type="float">
            <text:p>6.5247706553</text:p>
          </table:table-cell>
          <table:table-cell table:formula="of:=POWER([.C348]-6.75;2)" office:value-type="float" office:value="0.0507282577139913" calcext:value-type="float">
            <text:p>0.050728257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249439" calcext:value-type="float">
            <text:p>6.249439</text:p>
          </table:table-cell>
          <table:table-cell office:value-type="float" office:value="6.5248957915" calcext:value-type="float">
            <text:p>6.5248957915</text:p>
          </table:table-cell>
          <table:table-cell table:formula="of:=POWER([.C349]-6.75;2)" office:value-type="float" office:value="0.0506719046844116" calcext:value-type="float">
            <text:p>0.050671904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23615" calcext:value-type="float">
            <text:p>6.23615</text:p>
          </table:table-cell>
          <table:table-cell office:value-type="float" office:value="6.5250025021" calcext:value-type="float">
            <text:p>6.5250025021</text:p>
          </table:table-cell>
          <table:table-cell table:formula="of:=POWER([.C350]-6.75;2)" office:value-type="float" office:value="0.0506238740612607" calcext:value-type="float">
            <text:p>0.050623874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22146" calcext:value-type="float">
            <text:p>6.22146</text:p>
          </table:table-cell>
          <table:table-cell office:value-type="float" office:value="6.5250862851" calcext:value-type="float">
            <text:p>6.5250862851</text:p>
          </table:table-cell>
          <table:table-cell table:formula="of:=POWER([.C351]-6.75;2)" office:value-type="float" office:value="0.0505861791501183" calcext:value-type="float">
            <text:p>0.050586179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204749" calcext:value-type="float">
            <text:p>6.204749</text:p>
          </table:table-cell>
          <table:table-cell office:value-type="float" office:value="6.5251416" calcext:value-type="float">
            <text:p>6.5251416</text:p>
          </table:table-cell>
          <table:table-cell table:formula="of:=POWER([.C352]-6.75;2)" office:value-type="float" office:value="0.0505613000505602" calcext:value-type="float">
            <text:p>0.050561300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184811" calcext:value-type="float">
            <text:p>6.184811</text:p>
          </table:table-cell>
          <table:table-cell office:value-type="float" office:value="6.5251607106" calcext:value-type="float">
            <text:p>6.5251607106</text:p>
          </table:table-cell>
          <table:table-cell table:formula="of:=POWER([.C353]-6.75;2)" office:value-type="float" office:value="0.050552706057897" calcext:value-type="float">
            <text:p>0.050552706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15902" calcext:value-type="float">
            <text:p>6.15902</text:p>
          </table:table-cell>
          <table:table-cell office:value-type="float" office:value="6.5251311234" calcext:value-type="float">
            <text:p>6.5251311234</text:p>
          </table:table-cell>
          <table:table-cell table:formula="of:=POWER([.C354]-6.75;2)" office:value-type="float" office:value="0.0505660116633462" calcext:value-type="float">
            <text:p>0.05056601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120725" calcext:value-type="float">
            <text:p>6.120725</text:p>
          </table:table-cell>
          <table:table-cell office:value-type="float" office:value="6.5250294638" calcext:value-type="float">
            <text:p>6.5250294638</text:p>
          </table:table-cell>
          <table:table-cell table:formula="of:=POWER([.C355]-6.75;2)" office:value-type="float" office:value="0.0506117421581154" calcext:value-type="float">
            <text:p>0.050611742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047616" calcext:value-type="float">
            <text:p>6.047616</text:p>
          </table:table-cell>
          <table:table-cell office:value-type="float" office:value="6.5248025106" calcext:value-type="float">
            <text:p>6.5248025106</text:p>
          </table:table-cell>
          <table:table-cell table:formula="of:=POWER([.C356]-6.75;2)" office:value-type="float" office:value="0.0507139092320632" calcext:value-type="float">
            <text:p>0.050713909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794305" calcext:value-type="float">
            <text:p>5.794305</text:p>
          </table:table-cell>
          <table:table-cell office:value-type="float" office:value="6.5242811617" calcext:value-type="float">
            <text:p>6.5242811617</text:p>
          </table:table-cell>
          <table:table-cell table:formula="of:=POWER([.C357]-6.75;2)" office:value-type="float" office:value="0.0509489939635014" calcext:value-type="float">
            <text:p>0.05094899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37635" calcext:value-type="float">
            <text:p>7.37635</text:p>
          </table:table-cell>
          <table:table-cell office:value-type="float" office:value="6.5221373915" calcext:value-type="float">
            <text:p>6.5221373915</text:p>
          </table:table-cell>
          <table:table-cell table:formula="of:=POWER([.C358]-6.75;2)" office:value-type="float" office:value="0.0519213683524241" calcext:value-type="float">
            <text:p>0.051921368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454429" calcext:value-type="float">
            <text:p>6.454429</text:p>
          </table:table-cell>
          <table:table-cell office:value-type="float" office:value="6.5222945277" calcext:value-type="float">
            <text:p>6.5222945277</text:p>
          </table:table-cell>
          <table:table-cell table:formula="of:=POWER([.C359]-6.75;2)" office:value-type="float" office:value="0.0518497821153662" calcext:value-type="float">
            <text:p>0.051849782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341943" calcext:value-type="float">
            <text:p>6.341943</text:p>
          </table:table-cell>
          <table:table-cell office:value-type="float" office:value="6.5229274681" calcext:value-type="float">
            <text:p>6.5229274681</text:p>
          </table:table-cell>
          <table:table-cell table:formula="of:=POWER([.C360]-6.75;2)" office:value-type="float" office:value="0.0515619347434766" calcext:value-type="float">
            <text:p>0.051561934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296358" calcext:value-type="float">
            <text:p>6.296358</text:p>
          </table:table-cell>
          <table:table-cell office:value-type="float" office:value="6.5233890511" calcext:value-type="float">
            <text:p>6.5233890511</text:p>
          </table:table-cell>
          <table:table-cell table:formula="of:=POWER([.C361]-6.75;2)" office:value-type="float" office:value="0.0513525221613586" calcext:value-type="float">
            <text:p>0.051352522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271342" calcext:value-type="float">
            <text:p>6.271342</text:p>
          </table:table-cell>
          <table:table-cell office:value-type="float" office:value="6.5237613149" calcext:value-type="float">
            <text:p>6.5237613149</text:p>
          </table:table-cell>
          <table:table-cell table:formula="of:=POWER([.C362]-6.75;2)" office:value-type="float" office:value="0.0511839426357771" calcext:value-type="float">
            <text:p>0.051183942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255824" calcext:value-type="float">
            <text:p>6.255824</text:p>
          </table:table-cell>
          <table:table-cell office:value-type="float" office:value="6.5240788383" calcext:value-type="float">
            <text:p>6.5240788383</text:p>
          </table:table-cell>
          <table:table-cell table:formula="of:=POWER([.C363]-6.75;2)" office:value-type="float" office:value="0.0510403713038774" calcext:value-type="float">
            <text:p>0.051040371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245888" calcext:value-type="float">
            <text:p>6.245888</text:p>
          </table:table-cell>
          <table:table-cell office:value-type="float" office:value="6.5243582383" calcext:value-type="float">
            <text:p>6.5243582383</text:p>
          </table:table-cell>
          <table:table-cell table:formula="of:=POWER([.C364]-6.75;2)" office:value-type="float" office:value="0.0509142046230798" calcext:value-type="float">
            <text:p>0.050914204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239854" calcext:value-type="float">
            <text:p>6.239854</text:p>
          </table:table-cell>
          <table:table-cell office:value-type="float" office:value="6.524608166" calcext:value-type="float">
            <text:p>6.524608166</text:p>
          </table:table-cell>
          <table:table-cell table:formula="of:=POWER([.C365]-6.75;2)" office:value-type="float" office:value="0.0508014788338835" calcext:value-type="float">
            <text:p>0.0508014788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236927" calcext:value-type="float">
            <text:p>6.236927</text:p>
          </table:table-cell>
          <table:table-cell office:value-type="float" office:value="6.5248331574" calcext:value-type="float">
            <text:p>6.5248331574</text:p>
          </table:table-cell>
          <table:table-cell table:formula="of:=POWER([.C366]-6.75;2)" office:value-type="float" office:value="0.0507001070064533" calcext:value-type="float">
            <text:p>0.05070010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236706" calcext:value-type="float">
            <text:p>6.236706</text:p>
          </table:table-cell>
          <table:table-cell office:value-type="float" office:value="6.5250353957" calcext:value-type="float">
            <text:p>6.5250353957</text:p>
          </table:table-cell>
          <table:table-cell table:formula="of:=POWER([.C367]-6.75;2)" office:value-type="float" office:value="0.0506090731878557" calcext:value-type="float">
            <text:p>0.050609073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238971" calcext:value-type="float">
            <text:p>6.238971</text:p>
          </table:table-cell>
          <table:table-cell office:value-type="float" office:value="6.5252156851" calcext:value-type="float">
            <text:p>6.5252156851</text:p>
          </table:table-cell>
          <table:table-cell table:formula="of:=POWER([.C368]-6.75;2)" office:value-type="float" office:value="0.0505279882250623" calcext:value-type="float">
            <text:p>0.050527988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243583" calcext:value-type="float">
            <text:p>6.243583</text:p>
          </table:table-cell>
          <table:table-cell office:value-type="float" office:value="6.5253740809" calcext:value-type="float">
            <text:p>6.5253740809</text:p>
          </table:table-cell>
          <table:table-cell table:formula="of:=POWER([.C369]-6.75;2)" office:value-type="float" office:value="0.0504568035315198" calcext:value-type="float">
            <text:p>0.050456803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250423" calcext:value-type="float">
            <text:p>6.250423</text:p>
          </table:table-cell>
          <table:table-cell office:value-type="float" office:value="6.5255103447" calcext:value-type="float">
            <text:p>6.5255103447</text:p>
          </table:table-cell>
          <table:table-cell table:formula="of:=POWER([.C370]-6.75;2)" office:value-type="float" office:value="0.0503956053367129" calcext:value-type="float">
            <text:p>0.050395605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259362" calcext:value-type="float">
            <text:p>6.259362</text:p>
          </table:table-cell>
          <table:table-cell office:value-type="float" office:value="6.5256242979" calcext:value-type="float">
            <text:p>6.5256242979</text:p>
          </table:table-cell>
          <table:table-cell table:formula="of:=POWER([.C371]-6.75;2)" office:value-type="float" office:value="0.0503444556928678" calcext:value-type="float">
            <text:p>0.050344455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270246" calcext:value-type="float">
            <text:p>6.270246</text:p>
          </table:table-cell>
          <table:table-cell office:value-type="float" office:value="6.5257161191" calcext:value-type="float">
            <text:p>6.5257161191</text:p>
          </table:table-cell>
          <table:table-cell table:formula="of:=POWER([.C372]-6.75;2)" office:value-type="float" office:value="0.0503032592315653" calcext:value-type="float">
            <text:p>0.050303259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282894" calcext:value-type="float">
            <text:p>6.282894</text:p>
          </table:table-cell>
          <table:table-cell office:value-type="float" office:value="6.5257865319" calcext:value-type="float">
            <text:p>6.5257865319</text:p>
          </table:table-cell>
          <table:table-cell table:formula="of:=POWER([.C373]-6.75;2)" office:value-type="float" office:value="0.0502716792774299" calcext:value-type="float">
            <text:p>0.050271679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297097" calcext:value-type="float">
            <text:p>6.297097</text:p>
          </table:table-cell>
          <table:table-cell office:value-type="float" office:value="6.5258369234" calcext:value-type="float">
            <text:p>6.5258369234</text:p>
          </table:table-cell>
          <table:table-cell table:formula="of:=POWER([.C374]-6.75;2)" office:value-type="float" office:value="0.0502490849107775" calcext:value-type="float">
            <text:p>0.0502490849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312632" calcext:value-type="float">
            <text:p>6.312632</text:p>
          </table:table-cell>
          <table:table-cell office:value-type="float" office:value="6.5258693957" calcext:value-type="float">
            <text:p>6.5258693957</text:p>
          </table:table-cell>
          <table:table-cell table:formula="of:=POWER([.C375]-6.75;2)" office:value-type="float" office:value="0.0502345277838832" calcext:value-type="float">
            <text:p>0.050234527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329265" calcext:value-type="float">
            <text:p>6.329265</text:p>
          </table:table-cell>
          <table:table-cell office:value-type="float" office:value="6.5258866979" calcext:value-type="float">
            <text:p>6.5258866979</text:p>
          </table:table-cell>
          <table:table-cell table:formula="of:=POWER([.C376]-6.75;2)" office:value-type="float" office:value="0.0502267721781659" calcext:value-type="float">
            <text:p>0.0502267722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346765" calcext:value-type="float">
            <text:p>6.346765</text:p>
          </table:table-cell>
          <table:table-cell office:value-type="float" office:value="6.5258921362" calcext:value-type="float">
            <text:p>6.5258921362</text:p>
          </table:table-cell>
          <table:table-cell table:formula="of:=POWER([.C377]-6.75;2)" office:value-type="float" office:value="0.0502243346169996" calcext:value-type="float">
            <text:p>0.050224334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364912" calcext:value-type="float">
            <text:p>6.364912</text:p>
          </table:table-cell>
          <table:table-cell office:value-type="float" office:value="6.5258893872" calcext:value-type="float">
            <text:p>6.5258893872</text:p>
          </table:table-cell>
          <table:table-cell table:formula="of:=POWER([.C378]-6.75;2)" office:value-type="float" office:value="0.0502255667695914" calcext:value-type="float">
            <text:p>0.050225566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383498" calcext:value-type="float">
            <text:p>6.383498</text:p>
          </table:table-cell>
          <table:table-cell office:value-type="float" office:value="6.5258823064" calcext:value-type="float">
            <text:p>6.5258823064</text:p>
          </table:table-cell>
          <table:table-cell table:formula="of:=POWER([.C379]-6.75;2)" office:value-type="float" office:value="0.0502287405845836" calcext:value-type="float">
            <text:p>0.050228740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402334" calcext:value-type="float">
            <text:p>6.402334</text:p>
          </table:table-cell>
          <table:table-cell office:value-type="float" office:value="6.5258747277" calcext:value-type="float">
            <text:p>6.5258747277</text:p>
          </table:table-cell>
          <table:table-cell table:formula="of:=POWER([.C380]-6.75;2)" office:value-type="float" office:value="0.0502321376835493" calcext:value-type="float">
            <text:p>0.050232137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421247" calcext:value-type="float">
            <text:p>6.421247</text:p>
          </table:table-cell>
          <table:table-cell office:value-type="float" office:value="6.5258702596" calcext:value-type="float">
            <text:p>6.5258702596</text:p>
          </table:table-cell>
          <table:table-cell table:formula="of:=POWER([.C381]-6.75;2)" office:value-type="float" office:value="0.0502341405317716" calcext:value-type="float">
            <text:p>0.050234140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440081" calcext:value-type="float">
            <text:p>6.440081</text:p>
          </table:table-cell>
          <table:table-cell office:value-type="float" office:value="6.5258721277" calcext:value-type="float">
            <text:p>6.5258721277</text:p>
          </table:table-cell>
          <table:table-cell table:formula="of:=POWER([.C382]-6.75;2)" office:value-type="float" office:value="0.0502333031417253" calcext:value-type="float">
            <text:p>0.050233303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458695" calcext:value-type="float">
            <text:p>6.458695</text:p>
          </table:table-cell>
          <table:table-cell office:value-type="float" office:value="6.5258830553" calcext:value-type="float">
            <text:p>6.5258830553</text:p>
          </table:table-cell>
          <table:table-cell table:formula="of:=POWER([.C383]-6.75;2)" office:value-type="float" office:value="0.0502284049016631" calcext:value-type="float">
            <text:p>0.050228404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476966" calcext:value-type="float">
            <text:p>6.476966</text:p>
          </table:table-cell>
          <table:table-cell office:value-type="float" office:value="6.5259051617" calcext:value-type="float">
            <text:p>6.5259051617</text:p>
          </table:table-cell>
          <table:table-cell table:formula="of:=POWER([.C384]-6.75;2)" office:value-type="float" office:value="0.0502184965527032" calcext:value-type="float">
            <text:p>0.050218496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494787" calcext:value-type="float">
            <text:p>6.494787</text:p>
          </table:table-cell>
          <table:table-cell office:value-type="float" office:value="6.5259399234" calcext:value-type="float">
            <text:p>6.5259399234</text:p>
          </table:table-cell>
          <table:table-cell table:formula="of:=POWER([.C385]-6.75;2)" office:value-type="float" office:value="0.0502029179259978" calcext:value-type="float">
            <text:p>0.050202917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1207" calcext:value-type="float">
            <text:p>6.51207</text:p>
          </table:table-cell>
          <table:table-cell office:value-type="float" office:value="6.5259881489" calcext:value-type="float">
            <text:p>6.5259881489</text:p>
          </table:table-cell>
          <table:table-cell table:formula="of:=POWER([.C386]-6.75;2)" office:value-type="float" office:value="0.0501813094332487" calcext:value-type="float">
            <text:p>0.050181309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28757" calcext:value-type="float">
            <text:p>6.528757</text:p>
          </table:table-cell>
          <table:table-cell office:value-type="float" office:value="6.52605" calcext:value-type="float">
            <text:p>6.52605</text:p>
          </table:table-cell>
          <table:table-cell table:formula="of:=POWER([.C387]-6.75;2)" office:value-type="float" office:value="0.0501536025000002" calcext:value-type="float">
            <text:p>0.050153602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544818" calcext:value-type="float">
            <text:p>6.544818</text:p>
          </table:table-cell>
          <table:table-cell office:value-type="float" office:value="6.5261249702" calcext:value-type="float">
            <text:p>6.5261249702</text:p>
          </table:table-cell>
          <table:table-cell table:formula="of:=POWER([.C388]-6.75;2)" office:value-type="float" office:value="0.050120028967951" calcext:value-type="float">
            <text:p>0.05012002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60261" calcext:value-type="float">
            <text:p>6.560261</text:p>
          </table:table-cell>
          <table:table-cell office:value-type="float" office:value="6.5262119234" calcext:value-type="float">
            <text:p>6.5262119234</text:p>
          </table:table-cell>
          <table:table-cell table:formula="of:=POWER([.C389]-6.75;2)" office:value-type="float" office:value="0.0500811032283275" calcext:value-type="float">
            <text:p>0.050081103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75133" calcext:value-type="float">
            <text:p>6.575133</text:p>
          </table:table-cell>
          <table:table-cell office:value-type="float" office:value="6.5263091106" calcext:value-type="float">
            <text:p>6.5263091106</text:p>
          </table:table-cell>
          <table:table-cell table:formula="of:=POWER([.C390]-6.75;2)" office:value-type="float" office:value="0.0500376140005632" calcext:value-type="float">
            <text:p>0.05003761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89521" calcext:value-type="float">
            <text:p>6.589521</text:p>
          </table:table-cell>
          <table:table-cell office:value-type="float" office:value="6.5264141745" calcext:value-type="float">
            <text:p>6.5264141745</text:p>
          </table:table-cell>
          <table:table-cell table:formula="of:=POWER([.C391]-6.75;2)" office:value-type="float" office:value="0.0499906213645164" calcext:value-type="float">
            <text:p>0.049990621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03549" calcext:value-type="float">
            <text:p>6.603549</text:p>
          </table:table-cell>
          <table:table-cell office:value-type="float" office:value="6.526524183" calcext:value-type="float">
            <text:p>6.526524183</text:p>
          </table:table-cell>
          <table:table-cell table:formula="of:=POWER([.C392]-6.75;2)" office:value-type="float" office:value="0.0499414407838174" calcext:value-type="float">
            <text:p>0.049941440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17369" calcext:value-type="float">
            <text:p>6.617369</text:p>
          </table:table-cell>
          <table:table-cell office:value-type="float" office:value="6.5266356681" calcext:value-type="float">
            <text:p>6.5266356681</text:p>
          </table:table-cell>
          <table:table-cell table:formula="of:=POWER([.C393]-6.75;2)" office:value-type="float" office:value="0.0498916247651334" calcext:value-type="float">
            <text:p>0.049891624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31152" calcext:value-type="float">
            <text:p>6.631152</text:p>
          </table:table-cell>
          <table:table-cell office:value-type="float" office:value="6.5267446979" calcext:value-type="float">
            <text:p>6.5267446979</text:p>
          </table:table-cell>
          <table:table-cell table:formula="of:=POWER([.C394]-6.75;2)" office:value-type="float" office:value="0.0498429299157623" calcext:value-type="float">
            <text:p>0.049842929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45076" calcext:value-type="float">
            <text:p>6.645076</text:p>
          </table:table-cell>
          <table:table-cell office:value-type="float" office:value="6.5268469574" calcext:value-type="float">
            <text:p>6.5268469574</text:p>
          </table:table-cell>
          <table:table-cell table:formula="of:=POWER([.C395]-6.75;2)" office:value-type="float" office:value="0.0497972804216374" calcext:value-type="float">
            <text:p>0.049797280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59304" calcext:value-type="float">
            <text:p>6.659304</text:p>
          </table:table-cell>
          <table:table-cell office:value-type="float" office:value="6.5269378851" calcext:value-type="float">
            <text:p>6.5269378851</text:p>
          </table:table-cell>
          <table:table-cell table:formula="of:=POWER([.C396]-6.75;2)" office:value-type="float" office:value="0.0497567071036609" calcext:value-type="float">
            <text:p>0.049756707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73974" calcext:value-type="float">
            <text:p>6.673974</text:p>
          </table:table-cell>
          <table:table-cell office:value-type="float" office:value="6.5270128383" calcext:value-type="float">
            <text:p>6.5270128383</text:p>
          </table:table-cell>
          <table:table-cell table:formula="of:=POWER([.C397]-6.75;2)" office:value-type="float" office:value="0.0497232742830219" calcext:value-type="float">
            <text:p>0.049723274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8918" calcext:value-type="float">
            <text:p>6.68918</text:p>
          </table:table-cell>
          <table:table-cell office:value-type="float" office:value="6.5270672766" calcext:value-type="float">
            <text:p>6.5270672766</text:p>
          </table:table-cell>
          <table:table-cell table:formula="of:=POWER([.C398]-6.75;2)" office:value-type="float" office:value="0.0496989991625407" calcext:value-type="float">
            <text:p>0.049698999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04959" calcext:value-type="float">
            <text:p>6.704959</text:p>
          </table:table-cell>
          <table:table-cell office:value-type="float" office:value="6.5270969872" calcext:value-type="float">
            <text:p>6.5270969872</text:p>
          </table:table-cell>
          <table:table-cell table:formula="of:=POWER([.C399]-6.75;2)" office:value-type="float" office:value="0.0496857531153169" calcext:value-type="float">
            <text:p>0.049685753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21282" calcext:value-type="float">
            <text:p>6.721282</text:p>
          </table:table-cell>
          <table:table-cell office:value-type="float" office:value="6.5270982979" calcext:value-type="float">
            <text:p>6.5270982979</text:p>
          </table:table-cell>
          <table:table-cell table:formula="of:=POWER([.C400]-6.75;2)" office:value-type="float" office:value="0.049685168799077" calcext:value-type="float">
            <text:p>0.049685168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38048" calcext:value-type="float">
            <text:p>6.738048</text:p>
          </table:table-cell>
          <table:table-cell office:value-type="float" office:value="6.5270682936" calcext:value-type="float">
            <text:p>6.5270682936</text:p>
          </table:table-cell>
          <table:table-cell table:formula="of:=POWER([.C401]-6.75;2)" office:value-type="float" office:value="0.0496985457184157" calcext:value-type="float">
            <text:p>0.049698545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55087" calcext:value-type="float">
            <text:p>6.755087</text:p>
          </table:table-cell>
          <table:table-cell office:value-type="float" office:value="6.5270050043" calcext:value-type="float">
            <text:p>6.5270050043</text:p>
          </table:table-cell>
          <table:table-cell table:formula="of:=POWER([.C402]-6.75;2)" office:value-type="float" office:value="0.0497267681072429" calcext:value-type="float">
            <text:p>0.049726768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72166" calcext:value-type="float">
            <text:p>6.772166</text:p>
          </table:table-cell>
          <table:table-cell office:value-type="float" office:value="6.5269075532" calcext:value-type="float">
            <text:p>6.5269075532</text:p>
          </table:table-cell>
          <table:table-cell table:formula="of:=POWER([.C403]-6.75;2)" office:value-type="float" office:value="0.0497702398192108" calcext:value-type="float">
            <text:p>0.0497702398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88997" calcext:value-type="float">
            <text:p>6.788997</text:p>
          </table:table-cell>
          <table:table-cell office:value-type="float" office:value="6.5267762426" calcext:value-type="float">
            <text:p>6.5267762426</text:p>
          </table:table-cell>
          <table:table-cell table:formula="of:=POWER([.C404]-6.75;2)" office:value-type="float" office:value="0.0498288458677739" calcext:value-type="float">
            <text:p>0.0498288459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0526" calcext:value-type="float">
            <text:p>6.80526</text:p>
          </table:table-cell>
          <table:table-cell office:value-type="float" office:value="6.5266125915" calcext:value-type="float">
            <text:p>6.5266125915</text:p>
          </table:table-cell>
          <table:table-cell table:formula="of:=POWER([.C405]-6.75;2)" office:value-type="float" office:value="0.0499019342763458" calcext:value-type="float">
            <text:p>0.049901934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20618" calcext:value-type="float">
            <text:p>6.820618</text:p>
          </table:table-cell>
          <table:table-cell office:value-type="float" office:value="6.5264192851" calcext:value-type="float">
            <text:p>6.5264192851</text:p>
          </table:table-cell>
          <table:table-cell table:formula="of:=POWER([.C406]-6.75;2)" office:value-type="float" office:value="0.049988336075195" calcext:value-type="float">
            <text:p>0.049988336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34739" calcext:value-type="float">
            <text:p>6.834739</text:p>
          </table:table-cell>
          <table:table-cell office:value-type="float" office:value="6.5262000723" calcext:value-type="float">
            <text:p>6.5262000723</text:p>
          </table:table-cell>
          <table:table-cell table:formula="of:=POWER([.C407]-6.75;2)" office:value-type="float" office:value="0.0500864076385252" calcext:value-type="float">
            <text:p>0.050086407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47318" calcext:value-type="float">
            <text:p>6.847318</text:p>
          </table:table-cell>
          <table:table-cell office:value-type="float" office:value="6.5259596128" calcext:value-type="float">
            <text:p>6.5259596128</text:p>
          </table:table-cell>
          <table:table-cell table:formula="of:=POWER([.C408]-6.75;2)" office:value-type="float" office:value="0.0501940950967258" calcext:value-type="float">
            <text:p>0.050194095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58097" calcext:value-type="float">
            <text:p>6.858097</text:p>
          </table:table-cell>
          <table:table-cell office:value-type="float" office:value="6.5257032468" calcext:value-type="float">
            <text:p>6.5257032468</text:p>
          </table:table-cell>
          <table:table-cell table:formula="of:=POWER([.C409]-6.75;2)" office:value-type="float" office:value="0.0503090334960617" calcext:value-type="float">
            <text:p>0.050309033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66875" calcext:value-type="float">
            <text:p>6.866875</text:p>
          </table:table-cell>
          <table:table-cell office:value-type="float" office:value="6.5254367489" calcext:value-type="float">
            <text:p>6.5254367489</text:p>
          </table:table-cell>
          <table:table-cell table:formula="of:=POWER([.C410]-6.75;2)" office:value-type="float" office:value="0.0504286537446017" calcext:value-type="float">
            <text:p>0.050428653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73525" calcext:value-type="float">
            <text:p>6.873525</text:p>
          </table:table-cell>
          <table:table-cell office:value-type="float" office:value="6.5251660936" calcext:value-type="float">
            <text:p>6.5251660936</text:p>
          </table:table-cell>
          <table:table-cell table:formula="of:=POWER([.C411]-6.75;2)" office:value-type="float" office:value="0.0505502854670839" calcext:value-type="float">
            <text:p>0.050550285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77996" calcext:value-type="float">
            <text:p>6.877996</text:p>
          </table:table-cell>
          <table:table-cell office:value-type="float" office:value="6.5248971787" calcext:value-type="float">
            <text:p>6.5248971787</text:p>
          </table:table-cell>
          <table:table-cell table:formula="of:=POWER([.C412]-6.75;2)" office:value-type="float" office:value="0.0506712801572198" calcext:value-type="float">
            <text:p>0.050671280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880309" calcext:value-type="float">
            <text:p>6.880309</text:p>
          </table:table-cell>
          <table:table-cell office:value-type="float" office:value="6.5246356" calcext:value-type="float">
            <text:p>6.5246356</text:p>
          </table:table-cell>
          <table:table-cell table:formula="of:=POWER([.C413]-6.75;2)" office:value-type="float" office:value="0.0507891127873601" calcext:value-type="float">
            <text:p>0.050789112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80557" calcext:value-type="float">
            <text:p>6.880557</text:p>
          </table:table-cell>
          <table:table-cell office:value-type="float" office:value="6.5243864511" calcext:value-type="float">
            <text:p>6.5243864511</text:p>
          </table:table-cell>
          <table:table-cell table:formula="of:=POWER([.C414]-6.75;2)" office:value-type="float" office:value="0.0509014734472528" calcext:value-type="float">
            <text:p>0.050901473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878888" calcext:value-type="float">
            <text:p>6.878888</text:p>
          </table:table-cell>
          <table:table-cell office:value-type="float" office:value="6.5241541532" calcext:value-type="float">
            <text:p>6.5241541532</text:p>
          </table:table-cell>
          <table:table-cell table:formula="of:=POWER([.C415]-6.75;2)" office:value-type="float" office:value="0.0510063465168093" calcext:value-type="float">
            <text:p>0.051006346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75495" calcext:value-type="float">
            <text:p>6.875495</text:p>
          </table:table-cell>
          <table:table-cell office:value-type="float" office:value="6.5239423404" calcext:value-type="float">
            <text:p>6.5239423404</text:p>
          </table:table-cell>
          <table:table-cell table:formula="of:=POWER([.C416]-6.75;2)" office:value-type="float" office:value="0.0511020654638296" calcext:value-type="float">
            <text:p>0.051102065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8706" calcext:value-type="float">
            <text:p>6.8706</text:p>
          </table:table-cell>
          <table:table-cell office:value-type="float" office:value="6.5237537915" calcext:value-type="float">
            <text:p>6.5237537915</text:p>
          </table:table-cell>
          <table:table-cell table:formula="of:=POWER([.C417]-6.75;2)" office:value-type="float" office:value="0.0511873468606255" calcext:value-type="float">
            <text:p>0.051187346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864436" calcext:value-type="float">
            <text:p>6.864436</text:p>
          </table:table-cell>
          <table:table-cell office:value-type="float" office:value="6.5235903787" calcext:value-type="float">
            <text:p>6.5235903787</text:p>
          </table:table-cell>
          <table:table-cell table:formula="of:=POWER([.C418]-6.75;2)" office:value-type="float" office:value="0.0512613166172095" calcext:value-type="float">
            <text:p>0.051261316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857237" calcext:value-type="float">
            <text:p>6.857237</text:p>
          </table:table-cell>
          <table:table-cell office:value-type="float" office:value="6.5234530723" calcext:value-type="float">
            <text:p>6.5234530723</text:p>
          </table:table-cell>
          <table:table-cell table:formula="of:=POWER([.C419]-6.75;2)" office:value-type="float" office:value="0.0513235104503092" calcext:value-type="float">
            <text:p>0.051323510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49219" calcext:value-type="float">
            <text:p>6.849219</text:p>
          </table:table-cell>
          <table:table-cell office:value-type="float" office:value="6.5233419447" calcext:value-type="float">
            <text:p>6.5233419447</text:p>
          </table:table-cell>
          <table:table-cell table:formula="of:=POWER([.C420]-6.75;2)" office:value-type="float" office:value="0.0513738740323777" calcext:value-type="float">
            <text:p>0.05137387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40576" calcext:value-type="float">
            <text:p>6.840576</text:p>
          </table:table-cell>
          <table:table-cell office:value-type="float" office:value="6.5232562128" calcext:value-type="float">
            <text:p>6.5232562128</text:p>
          </table:table-cell>
          <table:table-cell table:formula="of:=POWER([.C421]-6.75;2)" office:value-type="float" office:value="0.051412745033799" calcext:value-type="float">
            <text:p>0.05141274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31469" calcext:value-type="float">
            <text:p>6.831469</text:p>
          </table:table-cell>
          <table:table-cell office:value-type="float" office:value="6.5231942851" calcext:value-type="float">
            <text:p>6.5231942851</text:p>
          </table:table-cell>
          <table:table-cell table:formula="of:=POWER([.C422]-6.75;2)" office:value-type="float" office:value="0.0514408323113002" calcext:value-type="float">
            <text:p>0.051440832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2202" calcext:value-type="float">
            <text:p>6.82202</text:p>
          </table:table-cell>
          <table:table-cell office:value-type="float" office:value="6.5231538298" calcext:value-type="float">
            <text:p>6.5231538298</text:p>
          </table:table-cell>
          <table:table-cell table:formula="of:=POWER([.C423]-6.75;2)" office:value-type="float" office:value="0.0514591849344074" calcext:value-type="float">
            <text:p>0.051459184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12315" calcext:value-type="float">
            <text:p>6.812315</text:p>
          </table:table-cell>
          <table:table-cell office:value-type="float" office:value="6.5231318681" calcext:value-type="float">
            <text:p>6.5231318681</text:p>
          </table:table-cell>
          <table:table-cell table:formula="of:=POWER([.C424]-6.75;2)" office:value-type="float" office:value="0.0514691492717957" calcext:value-type="float">
            <text:p>0.051469149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02402" calcext:value-type="float">
            <text:p>6.802402</text:p>
          </table:table-cell>
          <table:table-cell office:value-type="float" office:value="6.5231248766" calcext:value-type="float">
            <text:p>6.5231248766</text:p>
          </table:table-cell>
          <table:table-cell table:formula="of:=POWER([.C425]-6.75;2)" office:value-type="float" office:value="0.0514723216177653" calcext:value-type="float">
            <text:p>0.051472321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92292" calcext:value-type="float">
            <text:p>6.792292</text:p>
          </table:table-cell>
          <table:table-cell office:value-type="float" office:value="6.5231289191" calcext:value-type="float">
            <text:p>6.5231289191</text:p>
          </table:table-cell>
          <table:table-cell table:formula="of:=POWER([.C426]-6.75;2)" office:value-type="float" office:value="0.0514704873487342" calcext:value-type="float">
            <text:p>0.051470487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81969" calcext:value-type="float">
            <text:p>6.781969</text:p>
          </table:table-cell>
          <table:table-cell office:value-type="float" office:value="6.5231398213" calcext:value-type="float">
            <text:p>6.5231398213</text:p>
          </table:table-cell>
          <table:table-cell table:formula="of:=POWER([.C427]-6.75;2)" office:value-type="float" office:value="0.0514655406797959" calcext:value-type="float">
            <text:p>0.051465540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71387" calcext:value-type="float">
            <text:p>6.771387</text:p>
          </table:table-cell>
          <table:table-cell office:value-type="float" office:value="6.5231533574" calcext:value-type="float">
            <text:p>6.5231533574</text:p>
          </table:table-cell>
          <table:table-cell table:formula="of:=POWER([.C428]-6.75;2)" office:value-type="float" office:value="0.0514593992588921" calcext:value-type="float">
            <text:p>0.051459399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60487" calcext:value-type="float">
            <text:p>6.760487</text:p>
          </table:table-cell>
          <table:table-cell office:value-type="float" office:value="6.5231654766" calcext:value-type="float">
            <text:p>6.5231654766</text:p>
          </table:table-cell>
          <table:table-cell table:formula="of:=POWER([.C429]-6.75;2)" office:value-type="float" office:value="0.0514539010061051" calcext:value-type="float">
            <text:p>0.05145390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49198" calcext:value-type="float">
            <text:p>6.749198</text:p>
          </table:table-cell>
          <table:table-cell office:value-type="float" office:value="6.5231725149" calcext:value-type="float">
            <text:p>6.5231725149</text:p>
          </table:table-cell>
          <table:table-cell table:formula="of:=POWER([.C430]-6.75;2)" office:value-type="float" office:value="0.0514507079967909" calcext:value-type="float">
            <text:p>0.05145070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37449" calcext:value-type="float">
            <text:p>6.737449</text:p>
          </table:table-cell>
          <table:table-cell office:value-type="float" office:value="6.523171417" calcext:value-type="float">
            <text:p>6.523171417</text:p>
          </table:table-cell>
          <table:table-cell table:formula="of:=POWER([.C431]-6.75;2)" office:value-type="float" office:value="0.0514512060657877" calcext:value-type="float">
            <text:p>0.051451206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25175" calcext:value-type="float">
            <text:p>6.725175</text:p>
          </table:table-cell>
          <table:table-cell office:value-type="float" office:value="6.5231599319" calcext:value-type="float">
            <text:p>6.5231599319</text:p>
          </table:table-cell>
          <table:table-cell table:formula="of:=POWER([.C432]-6.75;2)" office:value-type="float" office:value="0.0514564164956124" calcext:value-type="float">
            <text:p>0.051456416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12327" calcext:value-type="float">
            <text:p>6.712327</text:p>
          </table:table-cell>
          <table:table-cell office:value-type="float" office:value="6.5231367702" calcext:value-type="float">
            <text:p>6.5231367702</text:p>
          </table:table-cell>
          <table:table-cell table:formula="of:=POWER([.C433]-6.75;2)" office:value-type="float" office:value="0.0514669250352877" calcext:value-type="float">
            <text:p>0.05146692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98875" calcext:value-type="float">
            <text:p>6.698875</text:p>
          </table:table-cell>
          <table:table-cell office:value-type="float" office:value="6.5231016979" calcext:value-type="float">
            <text:p>6.5231016979</text:p>
          </table:table-cell>
          <table:table-cell table:formula="of:=POWER([.C434]-6.75;2)" office:value-type="float" office:value="0.051482839495863" calcext:value-type="float">
            <text:p>0.051482839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8482" calcext:value-type="float">
            <text:p>6.68482</text:p>
          </table:table-cell>
          <table:table-cell office:value-type="float" office:value="6.5230555617" calcext:value-type="float">
            <text:p>6.5230555617</text:p>
          </table:table-cell>
          <table:table-cell table:formula="of:=POWER([.C435]-6.75;2)" office:value-type="float" office:value="0.0515037780753027" calcext:value-type="float">
            <text:p>0.051503778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70188" calcext:value-type="float">
            <text:p>6.670188</text:p>
          </table:table-cell>
          <table:table-cell office:value-type="float" office:value="6.5230002213" calcext:value-type="float">
            <text:p>6.5230002213</text:p>
          </table:table-cell>
          <table:table-cell table:formula="of:=POWER([.C436]-6.75;2)" office:value-type="float" office:value="0.0515288995298489" calcext:value-type="float">
            <text:p>0.051528899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55036" calcext:value-type="float">
            <text:p>6.655036</text:p>
          </table:table-cell>
          <table:table-cell office:value-type="float" office:value="6.522938434" calcext:value-type="float">
            <text:p>6.522938434</text:p>
          </table:table-cell>
          <table:table-cell table:formula="of:=POWER([.C437]-6.75;2)" office:value-type="float" office:value="0.0515569547543722" calcext:value-type="float">
            <text:p>0.051556954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39447" calcext:value-type="float">
            <text:p>6.639447</text:p>
          </table:table-cell>
          <table:table-cell office:value-type="float" office:value="6.5228736383" calcext:value-type="float">
            <text:p>6.5228736383</text:p>
          </table:table-cell>
          <table:table-cell table:formula="of:=POWER([.C438]-6.75;2)" office:value-type="float" office:value="0.0515863841790792" calcext:value-type="float">
            <text:p>0.051586384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23525" calcext:value-type="float">
            <text:p>6.623525</text:p>
          </table:table-cell>
          <table:table-cell office:value-type="float" office:value="6.5228097106" calcext:value-type="float">
            <text:p>6.5228097106</text:p>
          </table:table-cell>
          <table:table-cell table:formula="of:=POWER([.C439]-6.75;2)" office:value-type="float" office:value="0.0516154275976558" calcext:value-type="float">
            <text:p>0.051615427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07387" calcext:value-type="float">
            <text:p>6.607387</text:p>
          </table:table-cell>
          <table:table-cell office:value-type="float" office:value="6.5227506766" calcext:value-type="float">
            <text:p>6.5227506766</text:p>
          </table:table-cell>
          <table:table-cell table:formula="of:=POWER([.C440]-6.75;2)" office:value-type="float" office:value="0.0516422549857577" calcext:value-type="float">
            <text:p>0.05164225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59115" calcext:value-type="float">
            <text:p>6.59115</text:p>
          </table:table-cell>
          <table:table-cell office:value-type="float" office:value="6.5227004298" calcext:value-type="float">
            <text:p>6.5227004298</text:p>
          </table:table-cell>
          <table:table-cell table:formula="of:=POWER([.C441]-6.75;2)" office:value-type="float" office:value="0.0516650946131045" calcext:value-type="float">
            <text:p>0.0516650946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574926" calcext:value-type="float">
            <text:p>6.574926</text:p>
          </table:table-cell>
          <table:table-cell office:value-type="float" office:value="6.5226624638" calcext:value-type="float">
            <text:p>6.5226624638</text:p>
          </table:table-cell>
          <table:table-cell table:formula="of:=POWER([.C442]-6.75;2)" office:value-type="float" office:value="0.0516823553654865" calcext:value-type="float">
            <text:p>0.051682355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558809" calcext:value-type="float">
            <text:p>6.558809</text:p>
          </table:table-cell>
          <table:table-cell office:value-type="float" office:value="6.5226396553" calcext:value-type="float">
            <text:p>6.5226396553</text:p>
          </table:table-cell>
          <table:table-cell table:formula="of:=POWER([.C443]-6.75;2)" office:value-type="float" office:value="0.0516927263421029" calcext:value-type="float">
            <text:p>0.0516927263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42868" calcext:value-type="float">
            <text:p>6.542868</text:p>
          </table:table-cell>
          <table:table-cell office:value-type="float" office:value="6.5226340979" calcext:value-type="float">
            <text:p>6.5226340979</text:p>
          </table:table-cell>
          <table:table-cell table:formula="of:=POWER([.C444]-6.75;2)" office:value-type="float" office:value="0.0516952534377467" calcext:value-type="float">
            <text:p>0.051695253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527135" calcext:value-type="float">
            <text:p>6.527135</text:p>
          </table:table-cell>
          <table:table-cell office:value-type="float" office:value="6.5226470043" calcext:value-type="float">
            <text:p>6.5226470043</text:p>
          </table:table-cell>
          <table:table-cell table:formula="of:=POWER([.C445]-6.75;2)" office:value-type="float" office:value="0.0516893846537644" calcext:value-type="float">
            <text:p>0.051689384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11609" calcext:value-type="float">
            <text:p>6.511609</text:p>
          </table:table-cell>
          <table:table-cell office:value-type="float" office:value="6.5226787149" calcext:value-type="float">
            <text:p>6.5226787149</text:p>
          </table:table-cell>
          <table:table-cell table:formula="of:=POWER([.C446]-6.75;2)" office:value-type="float" office:value="0.0516749666595157" calcext:value-type="float">
            <text:p>0.051674966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496255" calcext:value-type="float">
            <text:p>6.496255</text:p>
          </table:table-cell>
          <table:table-cell office:value-type="float" office:value="6.5227287277" calcext:value-type="float">
            <text:p>6.5227287277</text:p>
          </table:table-cell>
          <table:table-cell table:formula="of:=POWER([.C447]-6.75;2)" office:value-type="float" office:value="0.0516522312128609" calcext:value-type="float">
            <text:p>0.051652231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481005" calcext:value-type="float">
            <text:p>6.481005</text:p>
          </table:table-cell>
          <table:table-cell office:value-type="float" office:value="6.5227958085" calcext:value-type="float">
            <text:p>6.5227958085</text:p>
          </table:table-cell>
          <table:table-cell table:formula="of:=POWER([.C448]-6.75;2)" office:value-type="float" office:value="0.0516217446351688" calcext:value-type="float">
            <text:p>0.051621744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46577" calcext:value-type="float">
            <text:p>6.46577</text:p>
          </table:table-cell>
          <table:table-cell office:value-type="float" office:value="6.5228781404" calcext:value-type="float">
            <text:p>6.5228781404</text:p>
          </table:table-cell>
          <table:table-cell table:formula="of:=POWER([.C449]-6.75;2)" office:value-type="float" office:value="0.0515843391081623" calcext:value-type="float">
            <text:p>0.051584339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45045" calcext:value-type="float">
            <text:p>6.45045</text:p>
          </table:table-cell>
          <table:table-cell office:value-type="float" office:value="6.5229734766" calcext:value-type="float">
            <text:p>6.5229734766</text:p>
          </table:table-cell>
          <table:table-cell table:formula="of:=POWER([.C450]-6.75;2)" office:value-type="float" office:value="0.0515410423270908" calcext:value-type="float">
            <text:p>0.051541042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434947" calcext:value-type="float">
            <text:p>6.434947</text:p>
          </table:table-cell>
          <table:table-cell office:value-type="float" office:value="6.5230792979" calcext:value-type="float">
            <text:p>6.5230792979</text:p>
          </table:table-cell>
          <table:table-cell table:formula="of:=POWER([.C451]-6.75;2)" office:value-type="float" office:value="0.051493005041557" calcext:value-type="float">
            <text:p>0.05149300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419179" calcext:value-type="float">
            <text:p>6.419179</text:p>
          </table:table-cell>
          <table:table-cell office:value-type="float" office:value="6.523192966" calcext:value-type="float">
            <text:p>6.523192966</text:p>
          </table:table-cell>
          <table:table-cell table:formula="of:=POWER([.C452]-6.75;2)" office:value-type="float" office:value="0.0514414306718772" calcext:value-type="float">
            <text:p>0.0514414307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403093" calcext:value-type="float">
            <text:p>6.403093</text:p>
          </table:table-cell>
          <table:table-cell office:value-type="float" office:value="6.5233118128" calcext:value-type="float">
            <text:p>6.5233118128</text:p>
          </table:table-cell>
          <table:table-cell table:formula="of:=POWER([.C453]-6.75;2)" office:value-type="float" office:value="0.0513875342160221" calcext:value-type="float">
            <text:p>0.051387534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386674" calcext:value-type="float">
            <text:p>6.386674</text:p>
          </table:table-cell>
          <table:table-cell office:value-type="float" office:value="6.5234332085" calcext:value-type="float">
            <text:p>6.5234332085</text:p>
          </table:table-cell>
          <table:table-cell table:formula="of:=POWER([.C454]-6.75;2)" office:value-type="float" office:value="0.0513325110106044" calcext:value-type="float">
            <text:p>0.05133251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369948" calcext:value-type="float">
            <text:p>6.369948</text:p>
          </table:table-cell>
          <table:table-cell office:value-type="float" office:value="6.523554583" calcext:value-type="float">
            <text:p>6.523554583</text:p>
          </table:table-cell>
          <table:table-cell table:formula="of:=POWER([.C455]-6.75;2)" office:value-type="float" office:value="0.0512775268803038" calcext:value-type="float">
            <text:p>0.051277526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352989" calcext:value-type="float">
            <text:p>6.352989</text:p>
          </table:table-cell>
          <table:table-cell office:value-type="float" office:value="6.5236734255" calcext:value-type="float">
            <text:p>6.5236734255</text:p>
          </table:table-cell>
          <table:table-cell table:formula="of:=POWER([.C456]-6.75;2)" office:value-type="float" office:value="0.051223718324904" calcext:value-type="float">
            <text:p>0.051223718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335909" calcext:value-type="float">
            <text:p>6.335909</text:p>
          </table:table-cell>
          <table:table-cell office:value-type="float" office:value="6.5237872213" calcext:value-type="float">
            <text:p>6.5237872213</text:p>
          </table:table-cell>
          <table:table-cell table:formula="of:=POWER([.C457]-6.75;2)" office:value-type="float" office:value="0.0511722212471751" calcext:value-type="float">
            <text:p>0.0511722212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318853" calcext:value-type="float">
            <text:p>6.318853</text:p>
          </table:table-cell>
          <table:table-cell office:value-type="float" office:value="6.5238933957" calcext:value-type="float">
            <text:p>6.5238933957</text:p>
          </table:table-cell>
          <table:table-cell table:formula="of:=POWER([.C458]-6.75;2)" office:value-type="float" office:value="0.0511241965080768" calcext:value-type="float">
            <text:p>0.0511241965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301983" calcext:value-type="float">
            <text:p>6.301983</text:p>
          </table:table-cell>
          <table:table-cell office:value-type="float" office:value="6.5239892298" calcext:value-type="float">
            <text:p>6.5239892298</text:p>
          </table:table-cell>
          <table:table-cell table:formula="of:=POWER([.C459]-6.75;2)" office:value-type="float" office:value="0.0510808682463973" calcext:value-type="float">
            <text:p>0.051080868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285466" calcext:value-type="float">
            <text:p>6.285466</text:p>
          </table:table-cell>
          <table:table-cell office:value-type="float" office:value="6.5240718085" calcext:value-type="float">
            <text:p>6.5240718085</text:p>
          </table:table-cell>
          <table:table-cell table:formula="of:=POWER([.C460]-6.75;2)" office:value-type="float" office:value="0.0510435477144605" calcext:value-type="float">
            <text:p>0.051043547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26946" calcext:value-type="float">
            <text:p>6.26946</text:p>
          </table:table-cell>
          <table:table-cell office:value-type="float" office:value="6.5241379532" calcext:value-type="float">
            <text:p>6.5241379532</text:p>
          </table:table-cell>
          <table:table-cell table:formula="of:=POWER([.C461]-6.75;2)" office:value-type="float" office:value="0.0510136641846852" calcext:value-type="float">
            <text:p>0.051013664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254095" calcext:value-type="float">
            <text:p>6.254095</text:p>
          </table:table-cell>
          <table:table-cell office:value-type="float" office:value="6.5241841787" calcext:value-type="float">
            <text:p>6.5241841787</text:p>
          </table:table-cell>
          <table:table-cell table:formula="of:=POWER([.C462]-6.75;2)" office:value-type="float" office:value="0.0509927851493937" calcext:value-type="float">
            <text:p>0.050992785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239466" calcext:value-type="float">
            <text:p>6.239466</text:p>
          </table:table-cell>
          <table:table-cell office:value-type="float" office:value="6.5242066851" calcext:value-type="float">
            <text:p>6.5242066851</text:p>
          </table:table-cell>
          <table:table-cell table:formula="of:=POWER([.C463]-6.75;2)" office:value-type="float" office:value="0.0509826210535305" calcext:value-type="float">
            <text:p>0.050982621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225625" calcext:value-type="float">
            <text:p>6.225625</text:p>
          </table:table-cell>
          <table:table-cell office:value-type="float" office:value="6.5242013447" calcext:value-type="float">
            <text:p>6.5242013447</text:p>
          </table:table-cell>
          <table:table-cell table:formula="of:=POWER([.C464]-6.75;2)" office:value-type="float" office:value="0.0509850327352883" calcext:value-type="float">
            <text:p>0.050985032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212571" calcext:value-type="float">
            <text:p>6.212571</text:p>
          </table:table-cell>
          <table:table-cell office:value-type="float" office:value="6.5241636851" calcext:value-type="float">
            <text:p>6.5241636851</text:p>
          </table:table-cell>
          <table:table-cell table:formula="of:=POWER([.C465]-6.75;2)" office:value-type="float" office:value="0.0510020411276122" calcext:value-type="float">
            <text:p>0.051002041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200253" calcext:value-type="float">
            <text:p>6.200253</text:p>
          </table:table-cell>
          <table:table-cell office:value-type="float" office:value="6.5240888596" calcext:value-type="float">
            <text:p>6.5240888596</text:p>
          </table:table-cell>
          <table:table-cell table:formula="of:=POWER([.C466]-6.75;2)" office:value-type="float" office:value="0.0510358433568285" calcext:value-type="float">
            <text:p>0.051035843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188552" calcext:value-type="float">
            <text:p>6.188552</text:p>
          </table:table-cell>
          <table:table-cell office:value-type="float" office:value="6.5239715149" calcext:value-type="float">
            <text:p>6.5239715149</text:p>
          </table:table-cell>
          <table:table-cell table:formula="of:=POWER([.C467]-6.75;2)" office:value-type="float" office:value="0.0510888760766008" calcext:value-type="float">
            <text:p>0.051088876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177268" calcext:value-type="float">
            <text:p>6.177268</text:p>
          </table:table-cell>
          <table:table-cell office:value-type="float" office:value="6.5238055787" calcext:value-type="float">
            <text:p>6.5238055787</text:p>
          </table:table-cell>
          <table:table-cell table:formula="of:=POWER([.C468]-6.75;2)" office:value-type="float" office:value="0.0511639162272418" calcext:value-type="float">
            <text:p>0.051163916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166068" calcext:value-type="float">
            <text:p>6.166068</text:p>
          </table:table-cell>
          <table:table-cell office:value-type="float" office:value="6.5235837277" calcext:value-type="float">
            <text:p>6.5235837277</text:p>
          </table:table-cell>
          <table:table-cell table:formula="of:=POWER([.C469]-6.75;2)" office:value-type="float" office:value="0.0512643283622277" calcext:value-type="float">
            <text:p>0.0512643284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154364" calcext:value-type="float">
            <text:p>6.154364</text:p>
          </table:table-cell>
          <table:table-cell office:value-type="float" office:value="6.5232963532" calcext:value-type="float">
            <text:p>6.5232963532</text:p>
          </table:table-cell>
          <table:table-cell table:formula="of:=POWER([.C470]-6.75;2)" office:value-type="float" office:value="0.0513945434724191" calcext:value-type="float">
            <text:p>0.051394543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141001" calcext:value-type="float">
            <text:p>6.141001</text:p>
          </table:table-cell>
          <table:table-cell office:value-type="float" office:value="6.5229294213" calcext:value-type="float">
            <text:p>6.5229294213</text:p>
          </table:table-cell>
          <table:table-cell table:formula="of:=POWER([.C471]-6.75;2)" office:value-type="float" office:value="0.051561047711153" calcext:value-type="float">
            <text:p>0.0515610477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123328" calcext:value-type="float">
            <text:p>6.123328</text:p>
          </table:table-cell>
          <table:table-cell office:value-type="float" office:value="6.5224596426" calcext:value-type="float">
            <text:p>6.5224596426</text:p>
          </table:table-cell>
          <table:table-cell table:formula="of:=POWER([.C472]-6.75;2)" office:value-type="float" office:value="0.0517746142457196" calcext:value-type="float">
            <text:p>0.051774614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093669" calcext:value-type="float">
            <text:p>6.093669</text:p>
          </table:table-cell>
          <table:table-cell office:value-type="float" office:value="6.5218419617" calcext:value-type="float">
            <text:p>6.5218419617</text:p>
          </table:table-cell>
          <table:table-cell table:formula="of:=POWER([.C473]-6.75;2)" office:value-type="float" office:value="0.0520560904409043" calcext:value-type="float">
            <text:p>0.052056090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017064" calcext:value-type="float">
            <text:p>6.017064</text:p>
          </table:table-cell>
          <table:table-cell office:value-type="float" office:value="6.5209680638" calcext:value-type="float">
            <text:p>6.5209680638</text:p>
          </table:table-cell>
          <table:table-cell table:formula="of:=POWER([.C474]-6.75;2)" office:value-type="float" office:value="0.0524556277995209" calcext:value-type="float">
            <text:p>0.052455627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794989" calcext:value-type="float">
            <text:p>4.794989</text:p>
          </table:table-cell>
          <table:table-cell office:value-type="float" office:value="6.5194468638" calcext:value-type="float">
            <text:p>6.5194468638</text:p>
          </table:table-cell>
          <table:table-cell table:formula="of:=POWER([.C475]-6.75;2)" office:value-type="float" office:value="0.0531547486116558" calcext:value-type="float">
            <text:p>0.053154748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391911" calcext:value-type="float">
            <text:p>6.391911</text:p>
          </table:table-cell>
          <table:table-cell office:value-type="float" office:value="6.5077716681" calcext:value-type="float">
            <text:p>6.5077716681</text:p>
          </table:table-cell>
          <table:table-cell table:formula="of:=POWER([.C476]-6.75;2)" office:value-type="float" office:value="0.0586745647750565" calcext:value-type="float">
            <text:p>0.058674564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281929" calcext:value-type="float">
            <text:p>6.281929</text:p>
          </table:table-cell>
          <table:table-cell office:value-type="float" office:value="6.5094593532" calcext:value-type="float">
            <text:p>6.5094593532</text:p>
          </table:table-cell>
          <table:table-cell table:formula="of:=POWER([.C477]-6.75;2)" office:value-type="float" office:value="0.0578598027629621" calcext:value-type="float">
            <text:p>0.057859802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252496" calcext:value-type="float">
            <text:p>6.252496</text:p>
          </table:table-cell>
          <table:table-cell office:value-type="float" office:value="6.5100895489" calcext:value-type="float">
            <text:p>6.5100895489</text:p>
          </table:table-cell>
          <table:table-cell table:formula="of:=POWER([.C478]-6.75;2)" office:value-type="float" office:value="0.0575570245470055" calcext:value-type="float">
            <text:p>0.057557024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242242" calcext:value-type="float">
            <text:p>6.242242</text:p>
          </table:table-cell>
          <table:table-cell office:value-type="float" office:value="6.5104026511" calcext:value-type="float">
            <text:p>6.5104026511</text:p>
          </table:table-cell>
          <table:table-cell table:formula="of:=POWER([.C479]-6.75;2)" office:value-type="float" office:value="0.0574068895999085" calcext:value-type="float">
            <text:p>0.0574068896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240206" calcext:value-type="float">
            <text:p>6.240206</text:p>
          </table:table-cell>
          <table:table-cell office:value-type="float" office:value="6.5105608553" calcext:value-type="float">
            <text:p>6.5105608553</text:p>
          </table:table-cell>
          <table:table-cell table:formula="of:=POWER([.C480]-6.75;2)" office:value-type="float" office:value="0.0573311040146677" calcext:value-type="float">
            <text:p>0.05733110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24284" calcext:value-type="float">
            <text:p>6.24284</text:p>
          </table:table-cell>
          <table:table-cell office:value-type="float" office:value="6.5106274085" calcext:value-type="float">
            <text:p>6.5106274085</text:p>
          </table:table-cell>
          <table:table-cell table:formula="of:=POWER([.C481]-6.75;2)" office:value-type="float" office:value="0.0572992375614261" calcext:value-type="float">
            <text:p>0.0572992376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248582" calcext:value-type="float">
            <text:p>6.248582</text:p>
          </table:table-cell>
          <table:table-cell office:value-type="float" office:value="6.5106343489" calcext:value-type="float">
            <text:p>6.5106343489</text:p>
          </table:table-cell>
          <table:table-cell table:formula="of:=POWER([.C482]-6.75;2)" office:value-type="float" office:value="0.0572959149265269" calcext:value-type="float">
            <text:p>0.057295914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256582" calcext:value-type="float">
            <text:p>6.256582</text:p>
          </table:table-cell>
          <table:table-cell office:value-type="float" office:value="6.5106006383" calcext:value-type="float">
            <text:p>6.5106006383</text:p>
          </table:table-cell>
          <table:table-cell table:formula="of:=POWER([.C483]-6.75;2)" office:value-type="float" office:value="0.0573120543823676" calcext:value-type="float">
            <text:p>0.057312054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266288" calcext:value-type="float">
            <text:p>6.266288</text:p>
          </table:table-cell>
          <table:table-cell office:value-type="float" office:value="6.5105386894" calcext:value-type="float">
            <text:p>6.5105386894</text:p>
          </table:table-cell>
          <table:table-cell table:formula="of:=POWER([.C484]-6.75;2)" office:value-type="float" office:value="0.0573417192742698" calcext:value-type="float">
            <text:p>0.057341719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277292" calcext:value-type="float">
            <text:p>6.277292</text:p>
          </table:table-cell>
          <table:table-cell office:value-type="float" office:value="6.5104572426" calcext:value-type="float">
            <text:p>6.5104572426</text:p>
          </table:table-cell>
          <table:table-cell table:formula="of:=POWER([.C485]-6.75;2)" office:value-type="float" office:value="0.0573807326227951" calcext:value-type="float">
            <text:p>0.057380732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289268" calcext:value-type="float">
            <text:p>6.289268</text:p>
          </table:table-cell>
          <table:table-cell office:value-type="float" office:value="6.5103627957" calcext:value-type="float">
            <text:p>6.5103627957</text:p>
          </table:table-cell>
          <table:table-cell table:formula="of:=POWER([.C486]-6.75;2)" office:value-type="float" office:value="0.05742598968472" calcext:value-type="float">
            <text:p>0.057425989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301938" calcext:value-type="float">
            <text:p>6.301938</text:p>
          </table:table-cell>
          <table:table-cell office:value-type="float" office:value="6.5102603915" calcext:value-type="float">
            <text:p>6.5102603915</text:p>
          </table:table-cell>
          <table:table-cell table:formula="of:=POWER([.C487]-6.75;2)" office:value-type="float" office:value="0.0574750798837332" calcext:value-type="float">
            <text:p>0.057475079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315072" calcext:value-type="float">
            <text:p>6.315072</text:p>
          </table:table-cell>
          <table:table-cell office:value-type="float" office:value="6.5101541234" calcext:value-type="float">
            <text:p>6.5101541234</text:p>
          </table:table-cell>
          <table:table-cell table:formula="of:=POWER([.C488]-6.75;2)" office:value-type="float" office:value="0.0575260445220227" calcext:value-type="float">
            <text:p>0.057526044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328477" calcext:value-type="float">
            <text:p>6.328477</text:p>
          </table:table-cell>
          <table:table-cell office:value-type="float" office:value="6.510047417" calcext:value-type="float">
            <text:p>6.510047417</text:p>
          </table:table-cell>
          <table:table-cell table:formula="of:=POWER([.C489]-6.75;2)" office:value-type="float" office:value="0.0575772420883719" calcext:value-type="float">
            <text:p>0.05757724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342002" calcext:value-type="float">
            <text:p>6.342002</text:p>
          </table:table-cell>
          <table:table-cell office:value-type="float" office:value="6.5099432383" calcext:value-type="float">
            <text:p>6.5099432383</text:p>
          </table:table-cell>
          <table:table-cell table:formula="of:=POWER([.C490]-6.75;2)" office:value-type="float" office:value="0.0576272488378906" calcext:value-type="float">
            <text:p>0.057627248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35554" calcext:value-type="float">
            <text:p>6.35554</text:p>
          </table:table-cell>
          <table:table-cell office:value-type="float" office:value="6.509844183" calcext:value-type="float">
            <text:p>6.509844183</text:p>
          </table:table-cell>
          <table:table-cell table:formula="of:=POWER([.C491]-6.75;2)" office:value-type="float" office:value="0.0576748164389374" calcext:value-type="float">
            <text:p>0.057674816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369024" calcext:value-type="float">
            <text:p>6.369024</text:p>
          </table:table-cell>
          <table:table-cell office:value-type="float" office:value="6.5097525277" calcext:value-type="float">
            <text:p>6.5097525277</text:p>
          </table:table-cell>
          <table:table-cell table:formula="of:=POWER([.C492]-6.75;2)" office:value-type="float" office:value="0.0577188479465393" calcext:value-type="float">
            <text:p>0.0577188479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382432" calcext:value-type="float">
            <text:p>6.382432</text:p>
          </table:table-cell>
          <table:table-cell office:value-type="float" office:value="6.509670234" calcext:value-type="float">
            <text:p>6.509670234</text:p>
          </table:table-cell>
          <table:table-cell table:formula="of:=POWER([.C493]-6.75;2)" office:value-type="float" office:value="0.0577583964256149" calcext:value-type="float">
            <text:p>0.057758396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395777" calcext:value-type="float">
            <text:p>6.395777</text:p>
          </table:table-cell>
          <table:table-cell office:value-type="float" office:value="6.5095989021" calcext:value-type="float">
            <text:p>6.5095989021</text:p>
          </table:table-cell>
          <table:table-cell table:formula="of:=POWER([.C494]-6.75;2)" office:value-type="float" office:value="0.0577926878715252" calcext:value-type="float">
            <text:p>0.0577926879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409103" calcext:value-type="float">
            <text:p>6.409103</text:p>
          </table:table-cell>
          <table:table-cell office:value-type="float" office:value="6.5095397277" calcext:value-type="float">
            <text:p>6.5095397277</text:p>
          </table:table-cell>
          <table:table-cell table:formula="of:=POWER([.C495]-6.75;2)" office:value-type="float" office:value="0.0578211425545902" calcext:value-type="float">
            <text:p>0.0578211426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422472" calcext:value-type="float">
            <text:p>6.422472</text:p>
          </table:table-cell>
          <table:table-cell office:value-type="float" office:value="6.5094934511" calcext:value-type="float">
            <text:p>6.5094934511</text:p>
          </table:table-cell>
          <table:table-cell table:formula="of:=POWER([.C496]-6.75;2)" office:value-type="float" office:value="0.0578434000637881" calcext:value-type="float">
            <text:p>0.057843400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435963" calcext:value-type="float">
            <text:p>6.435963</text:p>
          </table:table-cell>
          <table:table-cell office:value-type="float" office:value="6.5094603277" calcext:value-type="float">
            <text:p>6.5094603277</text:p>
          </table:table-cell>
          <table:table-cell table:formula="of:=POWER([.C497]-6.75;2)" office:value-type="float" office:value="0.0578593339501913" calcext:value-type="float">
            <text:p>0.05785933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449648" calcext:value-type="float">
            <text:p>6.449648</text:p>
          </table:table-cell>
          <table:table-cell office:value-type="float" office:value="6.5094400851" calcext:value-type="float">
            <text:p>6.5094400851</text:p>
          </table:table-cell>
          <table:table-cell table:formula="of:=POWER([.C498]-6.75;2)" office:value-type="float" office:value="0.0578690726566954" calcext:value-type="float">
            <text:p>0.057869072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463594" calcext:value-type="float">
            <text:p>6.463594</text:p>
          </table:table-cell>
          <table:table-cell office:value-type="float" office:value="6.5094319702" calcext:value-type="float">
            <text:p>6.5094319702</text:p>
          </table:table-cell>
          <table:table-cell table:formula="of:=POWER([.C499]-6.75;2)" office:value-type="float" office:value="0.0578729769618539" calcext:value-type="float">
            <text:p>0.057872977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477846" calcext:value-type="float">
            <text:p>6.477846</text:p>
          </table:table-cell>
          <table:table-cell office:value-type="float" office:value="6.5094347702" calcext:value-type="float">
            <text:p>6.5094347702</text:p>
          </table:table-cell>
          <table:table-cell table:formula="of:=POWER([.C500]-6.75;2)" office:value-type="float" office:value="0.0578716297887266" calcext:value-type="float">
            <text:p>0.057871629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492425" calcext:value-type="float">
            <text:p>6.492425</text:p>
          </table:table-cell>
          <table:table-cell office:value-type="float" office:value="6.5094469106" calcext:value-type="float">
            <text:p>6.5094469106</text:p>
          </table:table-cell>
          <table:table-cell table:formula="of:=POWER([.C501]-6.75;2)" office:value-type="float" office:value="0.0578657888198842" calcext:value-type="float">
            <text:p>0.057865788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07326" calcext:value-type="float">
            <text:p>6.507326</text:p>
          </table:table-cell>
          <table:table-cell office:value-type="float" office:value="6.5094665532" calcext:value-type="float">
            <text:p>6.5094665532</text:p>
          </table:table-cell>
          <table:table-cell table:formula="of:=POWER([.C502]-6.75;2)" office:value-type="float" office:value="0.0578563390294883" calcext:value-type="float">
            <text:p>0.05785633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22513" calcext:value-type="float">
            <text:p>6.522513</text:p>
          </table:table-cell>
          <table:table-cell office:value-type="float" office:value="6.5094917191" calcext:value-type="float">
            <text:p>6.5094917191</text:p>
          </table:table-cell>
          <table:table-cell table:formula="of:=POWER([.C503]-6.75;2)" office:value-type="float" office:value="0.0578442331814735" calcext:value-type="float">
            <text:p>0.057844233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537927" calcext:value-type="float">
            <text:p>6.537927</text:p>
          </table:table-cell>
          <table:table-cell office:value-type="float" office:value="6.5095204213" calcext:value-type="float">
            <text:p>6.5095204213</text:p>
          </table:table-cell>
          <table:table-cell table:formula="of:=POWER([.C504]-6.75;2)" office:value-type="float" office:value="0.0578304277717297" calcext:value-type="float">
            <text:p>0.057830427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553487" calcext:value-type="float">
            <text:p>6.553487</text:p>
          </table:table-cell>
          <table:table-cell office:value-type="float" office:value="6.5095507915" calcext:value-type="float">
            <text:p>6.5095507915</text:p>
          </table:table-cell>
          <table:table-cell table:formula="of:=POWER([.C505]-6.75;2)" office:value-type="float" office:value="0.0578158218682766" calcext:value-type="float">
            <text:p>0.057815821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691" calcext:value-type="float">
            <text:p>6.5691</text:p>
          </table:table-cell>
          <table:table-cell office:value-type="float" office:value="6.509581183" calcext:value-type="float">
            <text:p>6.509581183</text:p>
          </table:table-cell>
          <table:table-cell table:formula="of:=POWER([.C506]-6.75;2)" office:value-type="float" office:value="0.0578012075676795" calcext:value-type="float">
            <text:p>0.057801207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584666" calcext:value-type="float">
            <text:p>6.584666</text:p>
          </table:table-cell>
          <table:table-cell office:value-type="float" office:value="6.5096102638" calcext:value-type="float">
            <text:p>6.5096102638</text:p>
          </table:table-cell>
          <table:table-cell table:formula="of:=POWER([.C507]-6.75;2)" office:value-type="float" office:value="0.0577872252703056" calcext:value-type="float">
            <text:p>0.057787225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00086" calcext:value-type="float">
            <text:p>6.600086</text:p>
          </table:table-cell>
          <table:table-cell office:value-type="float" office:value="6.5096370553" calcext:value-type="float">
            <text:p>6.5096370553</text:p>
          </table:table-cell>
          <table:table-cell table:formula="of:=POWER([.C508]-6.75;2)" office:value-type="float" office:value="0.0577743451848554" calcext:value-type="float">
            <text:p>0.057774345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15268" calcext:value-type="float">
            <text:p>6.615268</text:p>
          </table:table-cell>
          <table:table-cell office:value-type="float" office:value="6.5096609745" calcext:value-type="float">
            <text:p>6.5096609745</text:p>
          </table:table-cell>
          <table:table-cell table:formula="of:=POWER([.C509]-6.75;2)" office:value-type="float" office:value="0.0577628471782896" calcext:value-type="float">
            <text:p>0.057762847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30128" calcext:value-type="float">
            <text:p>6.630128</text:p>
          </table:table-cell>
          <table:table-cell office:value-type="float" office:value="6.5096818" calcext:value-type="float">
            <text:p>6.5096818</text:p>
          </table:table-cell>
          <table:table-cell table:formula="of:=POWER([.C510]-6.75;2)" office:value-type="float" office:value="0.05775283725124" calcext:value-type="float">
            <text:p>0.057752837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44599" calcext:value-type="float">
            <text:p>6.644599</text:p>
          </table:table-cell>
          <table:table-cell office:value-type="float" office:value="6.5096996596" calcext:value-type="float">
            <text:p>6.5096996596</text:p>
          </table:table-cell>
          <table:table-cell table:formula="of:=POWER([.C511]-6.75;2)" office:value-type="float" office:value="0.0577442535963559" calcext:value-type="float">
            <text:p>0.057744253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5863" calcext:value-type="float">
            <text:p>6.65863</text:p>
          </table:table-cell>
          <table:table-cell office:value-type="float" office:value="6.5097149574" calcext:value-type="float">
            <text:p>6.5097149574</text:p>
          </table:table-cell>
          <table:table-cell table:formula="of:=POWER([.C512]-6.75;2)" office:value-type="float" office:value="0.0577369016972838" calcext:value-type="float">
            <text:p>0.057736901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72185" calcext:value-type="float">
            <text:p>6.672185</text:p>
          </table:table-cell>
          <table:table-cell office:value-type="float" office:value="6.5097282809" calcext:value-type="float">
            <text:p>6.5097282809</text:p>
          </table:table-cell>
          <table:table-cell table:formula="of:=POWER([.C513]-6.75;2)" office:value-type="float" office:value="0.0577304989992693" calcext:value-type="float">
            <text:p>0.05773049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85242" calcext:value-type="float">
            <text:p>6.685242</text:p>
          </table:table-cell>
          <table:table-cell office:value-type="float" office:value="6.5097403277" calcext:value-type="float">
            <text:p>6.5097403277</text:p>
          </table:table-cell>
          <table:table-cell table:formula="of:=POWER([.C514]-6.75;2)" office:value-type="float" office:value="0.0577247101337032" calcext:value-type="float">
            <text:p>0.057724710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97793" calcext:value-type="float">
            <text:p>6.697793</text:p>
          </table:table-cell>
          <table:table-cell office:value-type="float" office:value="6.509751817" calcext:value-type="float">
            <text:p>6.509751817</text:p>
          </table:table-cell>
          <table:table-cell table:formula="of:=POWER([.C515]-6.75;2)" office:value-type="float" office:value="0.0577191894348016" calcext:value-type="float">
            <text:p>0.057719189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09843" calcext:value-type="float">
            <text:p>6.709843</text:p>
          </table:table-cell>
          <table:table-cell office:value-type="float" office:value="6.5097633957" calcext:value-type="float">
            <text:p>6.5097633957</text:p>
          </table:table-cell>
          <table:table-cell table:formula="of:=POWER([.C516]-6.75;2)" office:value-type="float" office:value="0.0577136260455946" calcext:value-type="float">
            <text:p>0.05771362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21401" calcext:value-type="float">
            <text:p>6.721401</text:p>
          </table:table-cell>
          <table:table-cell office:value-type="float" office:value="6.5097755574" calcext:value-type="float">
            <text:p>6.5097755574</text:p>
          </table:table-cell>
          <table:table-cell table:formula="of:=POWER([.C517]-6.75;2)" office:value-type="float" office:value="0.0577077828224806" calcext:value-type="float">
            <text:p>0.057707782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32486" calcext:value-type="float">
            <text:p>6.732486</text:p>
          </table:table-cell>
          <table:table-cell office:value-type="float" office:value="6.509788617" calcext:value-type="float">
            <text:p>6.509788617</text:p>
          </table:table-cell>
          <table:table-cell table:formula="of:=POWER([.C518]-6.75;2)" office:value-type="float" office:value="0.0577015085227727" calcext:value-type="float">
            <text:p>0.057701508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43115" calcext:value-type="float">
            <text:p>6.743115</text:p>
          </table:table-cell>
          <table:table-cell office:value-type="float" office:value="6.5098026383" calcext:value-type="float">
            <text:p>6.5098026383</text:p>
          </table:table-cell>
          <table:table-cell table:formula="of:=POWER([.C519]-6.75;2)" office:value-type="float" office:value="0.0576947725676406" calcext:value-type="float">
            <text:p>0.0576947726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53307" calcext:value-type="float">
            <text:p>6.753307</text:p>
          </table:table-cell>
          <table:table-cell office:value-type="float" office:value="6.5098174511" calcext:value-type="float">
            <text:p>6.5098174511</text:p>
          </table:table-cell>
          <table:table-cell table:formula="of:=POWER([.C520]-6.75;2)" office:value-type="float" office:value="0.0576876567961009" calcext:value-type="float">
            <text:p>0.057687656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63072" calcext:value-type="float">
            <text:p>6.763072</text:p>
          </table:table-cell>
          <table:table-cell office:value-type="float" office:value="6.5098326553" calcext:value-type="float">
            <text:p>6.5098326553</text:p>
          </table:table-cell>
          <table:table-cell table:formula="of:=POWER([.C521]-6.75;2)" office:value-type="float" office:value="0.0576803534602485" calcext:value-type="float">
            <text:p>0.057680353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72416" calcext:value-type="float">
            <text:p>6.772416</text:p>
          </table:table-cell>
          <table:table-cell office:value-type="float" office:value="6.5098476681" calcext:value-type="float">
            <text:p>6.5098476681</text:p>
          </table:table-cell>
          <table:table-cell table:formula="of:=POWER([.C522]-6.75;2)" office:value-type="float" office:value="0.0576731425170078" calcext:value-type="float">
            <text:p>0.057673142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8133" calcext:value-type="float">
            <text:p>6.78133</text:p>
          </table:table-cell>
          <table:table-cell office:value-type="float" office:value="6.5098617702" calcext:value-type="float">
            <text:p>6.5098617702</text:p>
          </table:table-cell>
          <table:table-cell table:formula="of:=POWER([.C523]-6.75;2)" office:value-type="float" office:value="0.0576663694114778" calcext:value-type="float">
            <text:p>0.057666369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89794" calcext:value-type="float">
            <text:p>6.789794</text:p>
          </table:table-cell>
          <table:table-cell office:value-type="float" office:value="6.5098741957" calcext:value-type="float">
            <text:p>6.5098741957</text:p>
          </table:table-cell>
          <table:table-cell table:formula="of:=POWER([.C524]-6.75;2)" office:value-type="float" office:value="0.0576604018907218" calcext:value-type="float">
            <text:p>0.0576604019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97769" calcext:value-type="float">
            <text:p>6.797769</text:p>
          </table:table-cell>
          <table:table-cell office:value-type="float" office:value="6.5098842085" calcext:value-type="float">
            <text:p>6.5098842085</text:p>
          </table:table-cell>
          <table:table-cell table:formula="of:=POWER([.C525]-6.75;2)" office:value-type="float" office:value="0.0576555933276715" calcext:value-type="float">
            <text:p>0.0576555933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05201" calcext:value-type="float">
            <text:p>6.805201</text:p>
          </table:table-cell>
          <table:table-cell office:value-type="float" office:value="6.5098912043" calcext:value-type="float">
            <text:p>6.5098912043</text:p>
          </table:table-cell>
          <table:table-cell table:formula="of:=POWER([.C526]-6.75;2)" office:value-type="float" office:value="0.0576522337725045" calcext:value-type="float">
            <text:p>0.0576522338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812023" calcext:value-type="float">
            <text:p>6.812023</text:p>
          </table:table-cell>
          <table:table-cell office:value-type="float" office:value="6.509894783" calcext:value-type="float">
            <text:p>6.509894783</text:p>
          </table:table-cell>
          <table:table-cell table:formula="of:=POWER([.C527]-6.75;2)" office:value-type="float" office:value="0.0576505152306171" calcext:value-type="float">
            <text:p>0.057650515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818153" calcext:value-type="float">
            <text:p>6.818153</text:p>
          </table:table-cell>
          <table:table-cell office:value-type="float" office:value="6.5098948213" calcext:value-type="float">
            <text:p>6.5098948213</text:p>
          </table:table-cell>
          <table:table-cell table:formula="of:=POWER([.C528]-6.75;2)" office:value-type="float" office:value="0.0576504968385591" calcext:value-type="float">
            <text:p>0.057650496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23505" calcext:value-type="float">
            <text:p>6.823505</text:p>
          </table:table-cell>
          <table:table-cell office:value-type="float" office:value="6.5098915319" calcext:value-type="float">
            <text:p>6.5098915319</text:p>
          </table:table-cell>
          <table:table-cell table:formula="of:=POWER([.C529]-6.75;2)" office:value-type="float" office:value="0.0576520764533287" calcext:value-type="float">
            <text:p>0.057652076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27989" calcext:value-type="float">
            <text:p>6.827989</text:p>
          </table:table-cell>
          <table:table-cell office:value-type="float" office:value="6.5098854809" calcext:value-type="float">
            <text:p>6.5098854809</text:p>
          </table:table-cell>
          <table:table-cell table:formula="of:=POWER([.C530]-6.75;2)" office:value-type="float" office:value="0.0576549822826245" calcext:value-type="float">
            <text:p>0.057654982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31522" calcext:value-type="float">
            <text:p>6.831522</text:p>
          </table:table-cell>
          <table:table-cell office:value-type="float" office:value="6.5098775787" calcext:value-type="float">
            <text:p>6.5098775787</text:p>
          </table:table-cell>
          <table:table-cell table:formula="of:=POWER([.C531]-6.75;2)" office:value-type="float" office:value="0.0576587772109746" calcext:value-type="float">
            <text:p>0.057658777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34032" calcext:value-type="float">
            <text:p>6.834032</text:p>
          </table:table-cell>
          <table:table-cell office:value-type="float" office:value="6.5098690468" calcext:value-type="float">
            <text:p>6.5098690468</text:p>
          </table:table-cell>
          <table:table-cell table:formula="of:=POWER([.C532]-6.75;2)" office:value-type="float" office:value="0.0576628746847404" calcext:value-type="float">
            <text:p>0.057662874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835466" calcext:value-type="float">
            <text:p>6.835466</text:p>
          </table:table-cell>
          <table:table-cell office:value-type="float" office:value="6.5098613404" calcext:value-type="float">
            <text:p>6.5098613404</text:p>
          </table:table-cell>
          <table:table-cell table:formula="of:=POWER([.C533]-6.75;2)" office:value-type="float" office:value="0.0576665758344848" calcext:value-type="float">
            <text:p>0.0576665758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835794" calcext:value-type="float">
            <text:p>6.835794</text:p>
          </table:table-cell>
          <table:table-cell office:value-type="float" office:value="6.5098560511" calcext:value-type="float">
            <text:p>6.5098560511</text:p>
          </table:table-cell>
          <table:table-cell table:formula="of:=POWER([.C534]-6.75;2)" office:value-type="float" office:value="0.0576691161932859" calcext:value-type="float">
            <text:p>0.057669116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835014" calcext:value-type="float">
            <text:p>6.835014</text:p>
          </table:table-cell>
          <table:table-cell office:value-type="float" office:value="6.5098547915" calcext:value-type="float">
            <text:p>6.5098547915</text:p>
          </table:table-cell>
          <table:table-cell table:formula="of:=POWER([.C535]-6.75;2)" office:value-type="float" office:value="0.0576697211655083" calcext:value-type="float">
            <text:p>0.057669721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33151" calcext:value-type="float">
            <text:p>6.833151</text:p>
          </table:table-cell>
          <table:table-cell office:value-type="float" office:value="6.5098590426" calcext:value-type="float">
            <text:p>6.5098590426</text:p>
          </table:table-cell>
          <table:table-cell table:formula="of:=POWER([.C536]-6.75;2)" office:value-type="float" office:value="0.0576676794209884" calcext:value-type="float">
            <text:p>0.057667679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30255" calcext:value-type="float">
            <text:p>6.830255</text:p>
          </table:table-cell>
          <table:table-cell office:value-type="float" office:value="6.5098700383" calcext:value-type="float">
            <text:p>6.5098700383</text:p>
          </table:table-cell>
          <table:table-cell table:formula="of:=POWER([.C537]-6.75;2)" office:value-type="float" office:value="0.0576623985060435" calcext:value-type="float">
            <text:p>0.0576623985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26397" calcext:value-type="float">
            <text:p>6.826397</text:p>
          </table:table-cell>
          <table:table-cell office:value-type="float" office:value="6.5098886298" calcext:value-type="float">
            <text:p>6.5098886298</text:p>
          </table:table-cell>
          <table:table-cell table:formula="of:=POWER([.C538]-6.75;2)" office:value-type="float" office:value="0.0576534700993215" calcext:value-type="float">
            <text:p>0.057653470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21667" calcext:value-type="float">
            <text:p>6.821667</text:p>
          </table:table-cell>
          <table:table-cell office:value-type="float" office:value="6.5099151915" calcext:value-type="float">
            <text:p>6.5099151915</text:p>
          </table:table-cell>
          <table:table-cell table:formula="of:=POWER([.C539]-6.75;2)" office:value-type="float" office:value="0.0576407152724816" calcext:value-type="float">
            <text:p>0.057640715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1616" calcext:value-type="float">
            <text:p>6.81616</text:p>
          </table:table-cell>
          <table:table-cell office:value-type="float" office:value="6.5099495277" calcext:value-type="float">
            <text:p>6.5099495277</text:p>
          </table:table-cell>
          <table:table-cell table:formula="of:=POWER([.C540]-6.75;2)" office:value-type="float" office:value="0.0576242292514531" calcext:value-type="float">
            <text:p>0.057624229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09971" calcext:value-type="float">
            <text:p>6.809971</text:p>
          </table:table-cell>
          <table:table-cell office:value-type="float" office:value="6.5099908511" calcext:value-type="float">
            <text:p>6.5099908511</text:p>
          </table:table-cell>
          <table:table-cell table:formula="of:=POWER([.C541]-6.75;2)" office:value-type="float" office:value="0.0576043915557026" calcext:value-type="float">
            <text:p>0.057604391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0319" calcext:value-type="float">
            <text:p>6.80319</text:p>
          </table:table-cell>
          <table:table-cell office:value-type="float" office:value="6.5100377702" calcext:value-type="float">
            <text:p>6.5100377702</text:p>
          </table:table-cell>
          <table:table-cell table:formula="of:=POWER([.C542]-6.75;2)" office:value-type="float" office:value="0.0575818717305879" calcext:value-type="float">
            <text:p>0.0575818717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95888" calcext:value-type="float">
            <text:p>6.795888</text:p>
          </table:table-cell>
          <table:table-cell office:value-type="float" office:value="6.5100883447" calcext:value-type="float">
            <text:p>6.5100883447</text:p>
          </table:table-cell>
          <table:table-cell table:formula="of:=POWER([.C543]-6.75;2)" office:value-type="float" office:value="0.0575576023487861" calcext:value-type="float">
            <text:p>0.057557602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88114" calcext:value-type="float">
            <text:p>6.788114</text:p>
          </table:table-cell>
          <table:table-cell office:value-type="float" office:value="6.5101401617" calcext:value-type="float">
            <text:p>6.5101401617</text:p>
          </table:table-cell>
          <table:table-cell table:formula="of:=POWER([.C544]-6.75;2)" office:value-type="float" office:value="0.0575327420293022" calcext:value-type="float">
            <text:p>0.05753274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79895" calcext:value-type="float">
            <text:p>6.779895</text:p>
          </table:table-cell>
          <table:table-cell office:value-type="float" office:value="6.5101904766" calcext:value-type="float">
            <text:p>6.5101904766</text:p>
          </table:table-cell>
          <table:table-cell table:formula="of:=POWER([.C545]-6.75;2)" office:value-type="float" office:value="0.0575086075133351" calcext:value-type="float">
            <text:p>0.057508607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71227" calcext:value-type="float">
            <text:p>6.771227</text:p>
          </table:table-cell>
          <table:table-cell office:value-type="float" office:value="6.5102363447" calcext:value-type="float">
            <text:p>6.5102363447</text:p>
          </table:table-cell>
          <table:table-cell table:formula="of:=POWER([.C546]-6.75;2)" office:value-type="float" office:value="0.0574866104028172" calcext:value-type="float">
            <text:p>0.0574866104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62083" calcext:value-type="float">
            <text:p>6.762083</text:p>
          </table:table-cell>
          <table:table-cell office:value-type="float" office:value="6.510274817" calcext:value-type="float">
            <text:p>6.510274817</text:p>
          </table:table-cell>
          <table:table-cell table:formula="of:=POWER([.C547]-6.75;2)" office:value-type="float" office:value="0.0574681633643835" calcext:value-type="float">
            <text:p>0.0574681634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52411" calcext:value-type="float">
            <text:p>6.752411</text:p>
          </table:table-cell>
          <table:table-cell office:value-type="float" office:value="6.5103031149" calcext:value-type="float">
            <text:p>6.5103031149</text:p>
          </table:table-cell>
          <table:table-cell table:formula="of:=POWER([.C548]-6.75;2)" office:value-type="float" office:value="0.0574545967266425" calcext:value-type="float">
            <text:p>0.057454596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42142" calcext:value-type="float">
            <text:p>6.742142</text:p>
          </table:table-cell>
          <table:table-cell office:value-type="float" office:value="6.5103188383" calcext:value-type="float">
            <text:p>6.5103188383</text:p>
          </table:table-cell>
          <table:table-cell table:formula="of:=POWER([.C549]-6.75;2)" office:value-type="float" office:value="0.0574470592738616" calcext:value-type="float">
            <text:p>0.0574470593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31198" calcext:value-type="float">
            <text:p>6.731198</text:p>
          </table:table-cell>
          <table:table-cell office:value-type="float" office:value="6.5103201447" calcext:value-type="float">
            <text:p>6.5103201447</text:p>
          </table:table-cell>
          <table:table-cell table:formula="of:=POWER([.C550]-6.75;2)" office:value-type="float" office:value="0.0574464330366291" calcext:value-type="float">
            <text:p>0.05744643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19499" calcext:value-type="float">
            <text:p>6.719499</text:p>
          </table:table-cell>
          <table:table-cell office:value-type="float" office:value="6.5103059064" calcext:value-type="float">
            <text:p>6.5103059064</text:p>
          </table:table-cell>
          <table:table-cell table:formula="of:=POWER([.C551]-6.75;2)" office:value-type="float" office:value="0.0574532585067255" calcext:value-type="float">
            <text:p>0.057453258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0697" calcext:value-type="float">
            <text:p>6.70697</text:p>
          </table:table-cell>
          <table:table-cell office:value-type="float" office:value="6.5102758596" calcext:value-type="float">
            <text:p>6.5102758596</text:p>
          </table:table-cell>
          <table:table-cell table:formula="of:=POWER([.C552]-6.75;2)" office:value-type="float" office:value="0.0574676634905189" calcext:value-type="float">
            <text:p>0.057467663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93556" calcext:value-type="float">
            <text:p>6.693556</text:p>
          </table:table-cell>
          <table:table-cell office:value-type="float" office:value="6.5102306936" calcext:value-type="float">
            <text:p>6.5102306936</text:p>
          </table:table-cell>
          <table:table-cell table:formula="of:=POWER([.C553]-6.75;2)" office:value-type="float" office:value="0.0574893202915368" calcext:value-type="float">
            <text:p>0.057489320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79222" calcext:value-type="float">
            <text:p>6.679222</text:p>
          </table:table-cell>
          <table:table-cell office:value-type="float" office:value="6.5101720936" calcext:value-type="float">
            <text:p>6.5101720936</text:p>
          </table:table-cell>
          <table:table-cell table:formula="of:=POWER([.C554]-6.75;2)" office:value-type="float" office:value="0.0575174246882074" calcext:value-type="float">
            <text:p>0.0575174247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63966" calcext:value-type="float">
            <text:p>6.663966</text:p>
          </table:table-cell>
          <table:table-cell office:value-type="float" office:value="6.5101027234" calcext:value-type="float">
            <text:p>6.5101027234</text:p>
          </table:table-cell>
          <table:table-cell table:formula="of:=POWER([.C555]-6.75;2)" office:value-type="float" office:value="0.0575507033200968" calcext:value-type="float">
            <text:p>0.057550703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47823" calcext:value-type="float">
            <text:p>6.647823</text:p>
          </table:table-cell>
          <table:table-cell office:value-type="float" office:value="6.5100261404" calcext:value-type="float">
            <text:p>6.5100261404</text:p>
          </table:table-cell>
          <table:table-cell table:formula="of:=POWER([.C556]-6.75;2)" office:value-type="float" office:value="0.0575874532913205" calcext:value-type="float">
            <text:p>0.057587453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30868" calcext:value-type="float">
            <text:p>6.630868</text:p>
          </table:table-cell>
          <table:table-cell office:value-type="float" office:value="6.509946634" calcext:value-type="float">
            <text:p>6.509946634</text:p>
          </table:table-cell>
          <table:table-cell table:formula="of:=POWER([.C557]-6.75;2)" office:value-type="float" office:value="0.0576256185279298" calcext:value-type="float">
            <text:p>0.057625618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13213" calcext:value-type="float">
            <text:p>6.613213</text:p>
          </table:table-cell>
          <table:table-cell office:value-type="float" office:value="6.509869" calcext:value-type="float">
            <text:p>6.509869</text:p>
          </table:table-cell>
          <table:table-cell table:formula="of:=POWER([.C558]-6.75;2)" office:value-type="float" office:value="0.0576628971609999" calcext:value-type="float">
            <text:p>0.057662897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95013" calcext:value-type="float">
            <text:p>6.595013</text:p>
          </table:table-cell>
          <table:table-cell office:value-type="float" office:value="6.5097982681" calcext:value-type="float">
            <text:p>6.5097982681</text:p>
          </table:table-cell>
          <table:table-cell table:formula="of:=POWER([.C559]-6.75;2)" office:value-type="float" office:value="0.0576968720077595" calcext:value-type="float">
            <text:p>0.05769687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576453" calcext:value-type="float">
            <text:p>6.576453</text:p>
          </table:table-cell>
          <table:table-cell office:value-type="float" office:value="6.5097393574" calcext:value-type="float">
            <text:p>6.5097393574</text:p>
          </table:table-cell>
          <table:table-cell table:formula="of:=POWER([.C560]-6.75;2)" office:value-type="float" office:value="0.0577251763825649" calcext:value-type="float">
            <text:p>0.057725176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557748" calcext:value-type="float">
            <text:p>6.557748</text:p>
          </table:table-cell>
          <table:table-cell office:value-type="float" office:value="6.5096967404" calcext:value-type="float">
            <text:p>6.5096967404</text:p>
          </table:table-cell>
          <table:table-cell table:formula="of:=POWER([.C561]-6.75;2)" office:value-type="float" office:value="0.057745656574385" calcext:value-type="float">
            <text:p>0.057745656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539131" calcext:value-type="float">
            <text:p>6.539131</text:p>
          </table:table-cell>
          <table:table-cell office:value-type="float" office:value="6.5096740851" calcext:value-type="float">
            <text:p>6.5096740851</text:p>
          </table:table-cell>
          <table:table-cell table:formula="of:=POWER([.C562]-6.75;2)" office:value-type="float" office:value="0.0577565453725219" calcext:value-type="float">
            <text:p>0.057756545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2084" calcext:value-type="float">
            <text:p>6.52084</text:p>
          </table:table-cell>
          <table:table-cell office:value-type="float" office:value="6.5096739532" calcext:value-type="float">
            <text:p>6.5096739532</text:p>
          </table:table-cell>
          <table:table-cell table:formula="of:=POWER([.C563]-6.75;2)" office:value-type="float" office:value="0.0577566087705158" calcext:value-type="float">
            <text:p>0.0577566088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503111" calcext:value-type="float">
            <text:p>6.503111</text:p>
          </table:table-cell>
          <table:table-cell office:value-type="float" office:value="6.509697566" calcext:value-type="float">
            <text:p>6.509697566</text:p>
          </table:table-cell>
          <table:table-cell table:formula="of:=POWER([.C564]-6.75;2)" office:value-type="float" office:value="0.0577452597863244" calcext:value-type="float">
            <text:p>0.0577452598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486162" calcext:value-type="float">
            <text:p>6.486162</text:p>
          </table:table-cell>
          <table:table-cell office:value-type="float" office:value="6.5097446383" calcext:value-type="float">
            <text:p>6.5097446383</text:p>
          </table:table-cell>
          <table:table-cell table:formula="of:=POWER([.C565]-6.75;2)" office:value-type="float" office:value="0.0577226388255979" calcext:value-type="float">
            <text:p>0.057722638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470179" calcext:value-type="float">
            <text:p>6.470179</text:p>
          </table:table-cell>
          <table:table-cell office:value-type="float" office:value="6.509813366" calcext:value-type="float">
            <text:p>6.509813366</text:p>
          </table:table-cell>
          <table:table-cell table:formula="of:=POWER([.C566]-6.75;2)" office:value-type="float" office:value="0.0576896191522498" calcext:value-type="float">
            <text:p>0.0576896192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455309" calcext:value-type="float">
            <text:p>6.455309</text:p>
          </table:table-cell>
          <table:table-cell office:value-type="float" office:value="6.5099005106" calcext:value-type="float">
            <text:p>6.5099005106</text:p>
          </table:table-cell>
          <table:table-cell table:formula="of:=POWER([.C567]-6.75;2)" office:value-type="float" office:value="0.0576477648101409" calcext:value-type="float">
            <text:p>0.057647764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441645" calcext:value-type="float">
            <text:p>6.441645</text:p>
          </table:table-cell>
          <table:table-cell office:value-type="float" office:value="6.5100016128" calcext:value-type="float">
            <text:p>6.5100016128</text:p>
          </table:table-cell>
          <table:table-cell table:formula="of:=POWER([.C568]-6.75;2)" office:value-type="float" office:value="0.0575992258586011" calcext:value-type="float">
            <text:p>0.0575992259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429225" calcext:value-type="float">
            <text:p>6.429225</text:p>
          </table:table-cell>
          <table:table-cell office:value-type="float" office:value="6.5101113149" calcext:value-type="float">
            <text:p>6.5101113149</text:p>
          </table:table-cell>
          <table:table-cell table:formula="of:=POWER([.C569]-6.75;2)" office:value-type="float" office:value="0.0575465812390071" calcext:value-type="float">
            <text:p>0.057546581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418019" calcext:value-type="float">
            <text:p>6.418019</text:p>
          </table:table-cell>
          <table:table-cell office:value-type="float" office:value="6.5102237447" calcext:value-type="float">
            <text:p>6.5102237447</text:p>
          </table:table-cell>
          <table:table-cell table:formula="of:=POWER([.C570]-6.75;2)" office:value-type="float" office:value="0.0574926526056907" calcext:value-type="float">
            <text:p>0.057492652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407936" calcext:value-type="float">
            <text:p>6.407936</text:p>
          </table:table-cell>
          <table:table-cell office:value-type="float" office:value="6.5103329872" calcext:value-type="float">
            <text:p>6.5103329872</text:p>
          </table:table-cell>
          <table:table-cell table:formula="of:=POWER([.C571]-6.75;2)" office:value-type="float" office:value="0.0574402770244754" calcext:value-type="float">
            <text:p>0.057440277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398826" calcext:value-type="float">
            <text:p>6.398826</text:p>
          </table:table-cell>
          <table:table-cell office:value-type="float" office:value="6.5104335064" calcext:value-type="float">
            <text:p>6.5104335064</text:p>
          </table:table-cell>
          <table:table-cell table:formula="of:=POWER([.C572]-6.75;2)" office:value-type="float" office:value="0.0573921048557988" calcext:value-type="float">
            <text:p>0.0573921049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390481" calcext:value-type="float">
            <text:p>6.390481</text:p>
          </table:table-cell>
          <table:table-cell office:value-type="float" office:value="6.5105205574" calcext:value-type="float">
            <text:p>6.5105205574</text:p>
          </table:table-cell>
          <table:table-cell table:formula="of:=POWER([.C573]-6.75;2)" office:value-type="float" office:value="0.0573504034280069" calcext:value-type="float">
            <text:p>0.057350403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382654" calcext:value-type="float">
            <text:p>6.382654</text:p>
          </table:table-cell>
          <table:table-cell office:value-type="float" office:value="6.5105905191" calcext:value-type="float">
            <text:p>6.5105905191</text:p>
          </table:table-cell>
          <table:table-cell table:formula="of:=POWER([.C574]-6.75;2)" office:value-type="float" office:value="0.0573168995448075" calcext:value-type="float">
            <text:p>0.057316899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375068" calcext:value-type="float">
            <text:p>6.375068</text:p>
          </table:table-cell>
          <table:table-cell office:value-type="float" office:value="6.5106411191" calcext:value-type="float">
            <text:p>6.5106411191</text:p>
          </table:table-cell>
          <table:table-cell table:formula="of:=POWER([.C575]-6.75;2)" office:value-type="float" office:value="0.0572926738657005" calcext:value-type="float">
            <text:p>0.0572926739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367432" calcext:value-type="float">
            <text:p>6.367432</text:p>
          </table:table-cell>
          <table:table-cell office:value-type="float" office:value="6.5106715319" calcext:value-type="float">
            <text:p>6.5106715319</text:p>
          </table:table-cell>
          <table:table-cell table:formula="of:=POWER([.C576]-6.75;2)" office:value-type="float" office:value="0.0572781156430928" calcext:value-type="float">
            <text:p>0.057278115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359454" calcext:value-type="float">
            <text:p>6.359454</text:p>
          </table:table-cell>
          <table:table-cell office:value-type="float" office:value="6.510682366" calcext:value-type="float">
            <text:p>6.510682366</text:p>
          </table:table-cell>
          <table:table-cell table:formula="of:=POWER([.C577]-6.75;2)" office:value-type="float" office:value="0.0572729299433579" calcext:value-type="float">
            <text:p>0.0572729299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35086" calcext:value-type="float">
            <text:p>6.35086</text:p>
          </table:table-cell>
          <table:table-cell office:value-type="float" office:value="6.5106755319" calcext:value-type="float">
            <text:p>6.5106755319</text:p>
          </table:table-cell>
          <table:table-cell table:formula="of:=POWER([.C578]-6.75;2)" office:value-type="float" office:value="0.0572762010313477" calcext:value-type="float">
            <text:p>0.05727620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341404" calcext:value-type="float">
            <text:p>6.341404</text:p>
          </table:table-cell>
          <table:table-cell office:value-type="float" office:value="6.5106540213" calcext:value-type="float">
            <text:p>6.5106540213</text:p>
          </table:table-cell>
          <table:table-cell table:formula="of:=POWER([.C579]-6.75;2)" office:value-type="float" office:value="0.057286497519861" calcext:value-type="float">
            <text:p>0.057286497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33087" calcext:value-type="float">
            <text:p>6.33087</text:p>
          </table:table-cell>
          <table:table-cell office:value-type="float" office:value="6.5106216298" calcext:value-type="float">
            <text:p>6.5106216298</text:p>
          </table:table-cell>
          <table:table-cell table:formula="of:=POWER([.C580]-6.75;2)" office:value-type="float" office:value="0.0573020041196082" calcext:value-type="float">
            <text:p>0.057302004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319079" calcext:value-type="float">
            <text:p>6.319079</text:p>
          </table:table-cell>
          <table:table-cell office:value-type="float" office:value="6.5105826894" calcext:value-type="float">
            <text:p>6.5105826894</text:p>
          </table:table-cell>
          <table:table-cell table:formula="of:=POWER([.C581]-6.75;2)" office:value-type="float" office:value="0.0573206486149371" calcext:value-type="float">
            <text:p>0.057320648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30587" calcext:value-type="float">
            <text:p>6.30587</text:p>
          </table:table-cell>
          <table:table-cell office:value-type="float" office:value="6.5105418085" calcext:value-type="float">
            <text:p>6.5105418085</text:p>
          </table:table-cell>
          <table:table-cell table:formula="of:=POWER([.C582]-6.75;2)" office:value-type="float" office:value="0.0573402254764506" calcext:value-type="float">
            <text:p>0.057340225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291084" calcext:value-type="float">
            <text:p>6.291084</text:p>
          </table:table-cell>
          <table:table-cell office:value-type="float" office:value="6.5105037106" calcext:value-type="float">
            <text:p>6.5105037106</text:p>
          </table:table-cell>
          <table:table-cell table:formula="of:=POWER([.C583]-6.75;2)" office:value-type="float" office:value="0.0573584726363685" calcext:value-type="float">
            <text:p>0.057358472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274516" calcext:value-type="float">
            <text:p>6.274516</text:p>
          </table:table-cell>
          <table:table-cell office:value-type="float" office:value="6.510473183" calcext:value-type="float">
            <text:p>6.510473183</text:p>
          </table:table-cell>
          <table:table-cell table:formula="of:=POWER([.C584]-6.75;2)" office:value-type="float" office:value="0.0573730960621514" calcext:value-type="float">
            <text:p>0.057373096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255839" calcext:value-type="float">
            <text:p>6.255839</text:p>
          </table:table-cell>
          <table:table-cell office:value-type="float" office:value="6.5104552128" calcext:value-type="float">
            <text:p>6.5104552128</text:p>
          </table:table-cell>
          <table:table-cell table:formula="of:=POWER([.C585]-6.75;2)" office:value-type="float" office:value="0.0573817050746932" calcext:value-type="float">
            <text:p>0.057381705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234459" calcext:value-type="float">
            <text:p>6.234459</text:p>
          </table:table-cell>
          <table:table-cell office:value-type="float" office:value="6.5104553745" calcext:value-type="float">
            <text:p>6.5104553745</text:p>
          </table:table-cell>
          <table:table-cell table:formula="of:=POWER([.C586]-6.75;2)" office:value-type="float" office:value="0.0573816276059351" calcext:value-type="float">
            <text:p>0.057381627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20924" calcext:value-type="float">
            <text:p>6.20924</text:p>
          </table:table-cell>
          <table:table-cell office:value-type="float" office:value="6.5104806128" calcext:value-type="float">
            <text:p>6.5104806128</text:p>
          </table:table-cell>
          <table:table-cell table:formula="of:=POWER([.C587]-6.75;2)" office:value-type="float" office:value="0.0573695368446634" calcext:value-type="float">
            <text:p>0.0573695368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177858" calcext:value-type="float">
            <text:p>6.177858</text:p>
          </table:table-cell>
          <table:table-cell office:value-type="float" office:value="6.5105407234" calcext:value-type="float">
            <text:p>6.5105407234</text:p>
          </table:table-cell>
          <table:table-cell table:formula="of:=POWER([.C588]-6.75;2)" office:value-type="float" office:value="0.0573407451497953" calcext:value-type="float">
            <text:p>0.057340745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13513" calcext:value-type="float">
            <text:p>6.13513</text:p>
          </table:table-cell>
          <table:table-cell office:value-type="float" office:value="6.5106513745" calcext:value-type="float">
            <text:p>6.5106513745</text:p>
          </table:table-cell>
          <table:table-cell table:formula="of:=POWER([.C589]-6.75;2)" office:value-type="float" office:value="0.0572877645287392" calcext:value-type="float">
            <text:p>0.057287764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067391" calcext:value-type="float">
            <text:p>6.067391</text:p>
          </table:table-cell>
          <table:table-cell office:value-type="float" office:value="6.5108411106" calcext:value-type="float">
            <text:p>6.5108411106</text:p>
          </table:table-cell>
          <table:table-cell table:formula="of:=POWER([.C590]-6.75;2)" office:value-type="float" office:value="0.0571969743790413" calcext:value-type="float">
            <text:p>0.057196974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925099" calcext:value-type="float">
            <text:p>5.925099</text:p>
          </table:table-cell>
          <table:table-cell office:value-type="float" office:value="6.5111718681" calcext:value-type="float">
            <text:p>6.5111718681</text:p>
          </table:table-cell>
          <table:table-cell table:formula="of:=POWER([.C591]-6.75;2)" office:value-type="float" office:value="0.0570388765868438" calcext:value-type="float">
            <text:p>0.057038876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290519" calcext:value-type="float">
            <text:p>5.290519</text:p>
          </table:table-cell>
          <table:table-cell office:value-type="float" office:value="6.5118266681" calcext:value-type="float">
            <text:p>6.5118266681</text:p>
          </table:table-cell>
          <table:table-cell table:formula="of:=POWER([.C592]-6.75;2)" office:value-type="float" office:value="0.0567265360283474" calcext:value-type="float">
            <text:p>0.056726536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413277" calcext:value-type="float">
            <text:p>7.413277</text:p>
          </table:table-cell>
          <table:table-cell office:value-type="float" office:value="6.5140604511" calcext:value-type="float">
            <text:p>6.5140604511</text:p>
          </table:table-cell>
          <table:table-cell table:formula="of:=POWER([.C593]-6.75;2)" office:value-type="float" office:value="0.0556674707351356" calcext:value-type="float">
            <text:p>0.0556674707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0317" calcext:value-type="float">
            <text:p>6.60317</text:p>
          </table:table-cell>
          <table:table-cell office:value-type="float" office:value="6.5115093106" calcext:value-type="float">
            <text:p>6.5115093106</text:p>
          </table:table-cell>
          <table:table-cell table:formula="of:=POWER([.C594]-6.75;2)" office:value-type="float" office:value="0.0568778089304872" calcext:value-type="float">
            <text:p>0.0568778089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450415" calcext:value-type="float">
            <text:p>6.450415</text:p>
          </table:table-cell>
          <table:table-cell office:value-type="float" office:value="6.5106003745" calcext:value-type="float">
            <text:p>6.5106003745</text:p>
          </table:table-cell>
          <table:table-cell table:formula="of:=POWER([.C595]-6.75;2)" office:value-type="float" office:value="0.0573121806895402" calcext:value-type="float">
            <text:p>0.057312180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38384" calcext:value-type="float">
            <text:p>6.38384</text:p>
          </table:table-cell>
          <table:table-cell office:value-type="float" office:value="6.5100347872" calcext:value-type="float">
            <text:p>6.5100347872</text:p>
          </table:table-cell>
          <table:table-cell table:formula="of:=POWER([.C596]-6.75;2)" office:value-type="float" office:value="0.0575833033541491" calcext:value-type="float">
            <text:p>0.057583303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34596" calcext:value-type="float">
            <text:p>6.34596</text:p>
          </table:table-cell>
          <table:table-cell office:value-type="float" office:value="6.5096321915" calcext:value-type="float">
            <text:p>6.5096321915</text:p>
          </table:table-cell>
          <table:table-cell table:formula="of:=POWER([.C597]-6.75;2)" office:value-type="float" office:value="0.0577766833630928" calcext:value-type="float">
            <text:p>0.0577766834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321483" calcext:value-type="float">
            <text:p>6.321483</text:p>
          </table:table-cell>
          <table:table-cell office:value-type="float" office:value="6.5093354085" calcext:value-type="float">
            <text:p>6.5093354085</text:p>
          </table:table-cell>
          <table:table-cell table:formula="of:=POWER([.C598]-6.75;2)" office:value-type="float" office:value="0.0579194456018618" calcext:value-type="float">
            <text:p>0.0579194456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304621" calcext:value-type="float">
            <text:p>6.304621</text:p>
          </table:table-cell>
          <table:table-cell office:value-type="float" office:value="6.5091202298" calcext:value-type="float">
            <text:p>6.5091202298</text:p>
          </table:table-cell>
          <table:table-cell table:formula="of:=POWER([.C599]-6.75;2)" office:value-type="float" office:value="0.058023063691605" calcext:value-type="float">
            <text:p>0.058023063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292727" calcext:value-type="float">
            <text:p>6.292727</text:p>
          </table:table-cell>
          <table:table-cell office:value-type="float" office:value="6.5089743702" calcext:value-type="float">
            <text:p>6.5089743702</text:p>
          </table:table-cell>
          <table:table-cell table:formula="of:=POWER([.C600]-6.75;2)" office:value-type="float" office:value="0.0580933542204867" calcext:value-type="float">
            <text:p>0.058093354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284453" calcext:value-type="float">
            <text:p>6.284453</text:p>
          </table:table-cell>
          <table:table-cell office:value-type="float" office:value="6.5088902894" calcext:value-type="float">
            <text:p>6.5088902894</text:p>
          </table:table-cell>
          <table:table-cell table:formula="of:=POWER([.C601]-6.75;2)" office:value-type="float" office:value="0.0581338925456157" calcext:value-type="float">
            <text:p>0.0581338925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279074" calcext:value-type="float">
            <text:p>6.279074</text:p>
          </table:table-cell>
          <table:table-cell office:value-type="float" office:value="6.5088621234" calcext:value-type="float">
            <text:p>6.5088621234</text:p>
          </table:table-cell>
          <table:table-cell table:formula="of:=POWER([.C602]-6.75;2)" office:value-type="float" office:value="0.0581474755311568" calcext:value-type="float">
            <text:p>0.058147475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276194" calcext:value-type="float">
            <text:p>6.276194</text:p>
          </table:table-cell>
          <table:table-cell office:value-type="float" office:value="6.5088842383" calcext:value-type="float">
            <text:p>6.5088842383</text:p>
          </table:table-cell>
          <table:table-cell table:formula="of:=POWER([.C603]-6.75;2)" office:value-type="float" office:value="0.058136810540171" calcext:value-type="float">
            <text:p>0.058136810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275605" calcext:value-type="float">
            <text:p>6.275605</text:p>
          </table:table-cell>
          <table:table-cell office:value-type="float" office:value="6.5089505489" calcext:value-type="float">
            <text:p>6.5089505489</text:p>
          </table:table-cell>
          <table:table-cell table:formula="of:=POWER([.C604]-6.75;2)" office:value-type="float" office:value="0.0581048378756114" calcext:value-type="float">
            <text:p>0.0581048379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277202" calcext:value-type="float">
            <text:p>6.277202</text:p>
          </table:table-cell>
          <table:table-cell office:value-type="float" office:value="6.5090542638" calcext:value-type="float">
            <text:p>6.5090542638</text:p>
          </table:table-cell>
          <table:table-cell table:formula="of:=POWER([.C605]-6.75;2)" office:value-type="float" office:value="0.0580548477929598" calcext:value-type="float">
            <text:p>0.0580548478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28094" calcext:value-type="float">
            <text:p>6.28094</text:p>
          </table:table-cell>
          <table:table-cell office:value-type="float" office:value="6.5091879191" calcext:value-type="float">
            <text:p>6.5091879191</text:p>
          </table:table-cell>
          <table:table-cell table:formula="of:=POWER([.C606]-6.75;2)" office:value-type="float" office:value="0.057990458307388" calcext:value-type="float">
            <text:p>0.0579904583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286793" calcext:value-type="float">
            <text:p>6.286793</text:p>
          </table:table-cell>
          <table:table-cell office:value-type="float" office:value="6.5093435617" calcext:value-type="float">
            <text:p>6.5093435617</text:p>
          </table:table-cell>
          <table:table-cell table:formula="of:=POWER([.C607]-6.75;2)" office:value-type="float" office:value="0.0579155212952418" calcext:value-type="float">
            <text:p>0.0579155213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294736" calcext:value-type="float">
            <text:p>6.294736</text:p>
          </table:table-cell>
          <table:table-cell office:value-type="float" office:value="6.5095130894" calcext:value-type="float">
            <text:p>6.5095130894</text:p>
          </table:table-cell>
          <table:table-cell table:formula="of:=POWER([.C608]-6.75;2)" office:value-type="float" office:value="0.0578339541699322" calcext:value-type="float">
            <text:p>0.057833954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304728" calcext:value-type="float">
            <text:p>6.304728</text:p>
          </table:table-cell>
          <table:table-cell office:value-type="float" office:value="6.5096885957" calcext:value-type="float">
            <text:p>6.5096885957</text:p>
          </table:table-cell>
          <table:table-cell table:formula="of:=POWER([.C609]-6.75;2)" office:value-type="float" office:value="0.057749571036638" calcext:value-type="float">
            <text:p>0.05774957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316698" calcext:value-type="float">
            <text:p>6.316698</text:p>
          </table:table-cell>
          <table:table-cell office:value-type="float" office:value="6.5098627277" calcext:value-type="float">
            <text:p>6.5098627277</text:p>
          </table:table-cell>
          <table:table-cell table:formula="of:=POWER([.C610]-6.75;2)" office:value-type="float" office:value="0.0576659095476844" calcext:value-type="float">
            <text:p>0.057665909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330543" calcext:value-type="float">
            <text:p>6.330543</text:p>
          </table:table-cell>
          <table:table-cell office:value-type="float" office:value="6.5100290043" calcext:value-type="float">
            <text:p>6.5100290043</text:p>
          </table:table-cell>
          <table:table-cell table:formula="of:=POWER([.C611]-6.75;2)" office:value-type="float" office:value="0.0575860787772495" calcext:value-type="float">
            <text:p>0.0575860788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346119" calcext:value-type="float">
            <text:p>6.346119</text:p>
          </table:table-cell>
          <table:table-cell office:value-type="float" office:value="6.510182034" calcext:value-type="float">
            <text:p>6.510182034</text:p>
          </table:table-cell>
          <table:table-cell table:formula="of:=POWER([.C612]-6.75;2)" office:value-type="float" office:value="0.0575126568163773" calcext:value-type="float">
            <text:p>0.057512656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363248" calcext:value-type="float">
            <text:p>6.363248</text:p>
          </table:table-cell>
          <table:table-cell office:value-type="float" office:value="6.5103176723" calcext:value-type="float">
            <text:p>6.5103176723</text:p>
          </table:table-cell>
          <table:table-cell table:formula="of:=POWER([.C613]-6.75;2)" office:value-type="float" office:value="0.0574476182116901" calcext:value-type="float">
            <text:p>0.057447618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381717" calcext:value-type="float">
            <text:p>6.381717</text:p>
          </table:table-cell>
          <table:table-cell office:value-type="float" office:value="6.5104330426" calcext:value-type="float">
            <text:p>6.5104330426</text:p>
          </table:table-cell>
          <table:table-cell table:formula="of:=POWER([.C614]-6.75;2)" office:value-type="float" office:value="0.0573923270778935" calcext:value-type="float">
            <text:p>0.057392327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401284" calcext:value-type="float">
            <text:p>6.401284</text:p>
          </table:table-cell>
          <table:table-cell office:value-type="float" office:value="6.5105264979" calcext:value-type="float">
            <text:p>6.5105264979</text:p>
          </table:table-cell>
          <table:table-cell table:formula="of:=POWER([.C615]-6.75;2)" office:value-type="float" office:value="0.0573475582080387" calcext:value-type="float">
            <text:p>0.057347558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421686" calcext:value-type="float">
            <text:p>6.421686</text:p>
          </table:table-cell>
          <table:table-cell office:value-type="float" office:value="6.5105975021" calcext:value-type="float">
            <text:p>6.5105975021</text:p>
          </table:table-cell>
          <table:table-cell table:formula="of:=POWER([.C616]-6.75;2)" office:value-type="float" office:value="0.0573135560007597" calcext:value-type="float">
            <text:p>0.05731355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442649" calcext:value-type="float">
            <text:p>6.442649</text:p>
          </table:table-cell>
          <table:table-cell office:value-type="float" office:value="6.5106464553" calcext:value-type="float">
            <text:p>6.5106464553</text:p>
          </table:table-cell>
          <table:table-cell table:formula="of:=POWER([.C617]-6.75;2)" office:value-type="float" office:value="0.057290119360455" calcext:value-type="float">
            <text:p>0.0572901194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46389" calcext:value-type="float">
            <text:p>6.46389</text:p>
          </table:table-cell>
          <table:table-cell office:value-type="float" office:value="6.5106744979" calcext:value-type="float">
            <text:p>6.5106744979</text:p>
          </table:table-cell>
          <table:table-cell table:formula="of:=POWER([.C618]-6.75;2)" office:value-type="float" office:value="0.057276695955417" calcext:value-type="float">
            <text:p>0.05727669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485135" calcext:value-type="float">
            <text:p>6.485135</text:p>
          </table:table-cell>
          <table:table-cell office:value-type="float" office:value="6.5106833404" calcext:value-type="float">
            <text:p>6.5106833404</text:p>
          </table:table-cell>
          <table:table-cell table:formula="of:=POWER([.C619]-6.75;2)" office:value-type="float" office:value="0.0572724635621023" calcext:value-type="float">
            <text:p>0.0572724636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0612" calcext:value-type="float">
            <text:p>6.50612</text:p>
          </table:table-cell>
          <table:table-cell office:value-type="float" office:value="6.5106750851" calcext:value-type="float">
            <text:p>6.5106750851</text:p>
          </table:table-cell>
          <table:table-cell table:formula="of:=POWER([.C620]-6.75;2)" office:value-type="float" office:value="0.0572764148918923" calcext:value-type="float">
            <text:p>0.0572764149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526605" calcext:value-type="float">
            <text:p>6.526605</text:p>
          </table:table-cell>
          <table:table-cell office:value-type="float" office:value="6.5106521064" calcext:value-type="float">
            <text:p>6.5106521064</text:p>
          </table:table-cell>
          <table:table-cell table:formula="of:=POWER([.C621]-6.75;2)" office:value-type="float" office:value="0.0572874141707568" calcext:value-type="float">
            <text:p>0.057287414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546375" calcext:value-type="float">
            <text:p>6.546375</text:p>
          </table:table-cell>
          <table:table-cell office:value-type="float" office:value="6.5106169362" calcext:value-type="float">
            <text:p>6.5106169362</text:p>
          </table:table-cell>
          <table:table-cell table:formula="of:=POWER([.C622]-6.75;2)" office:value-type="float" office:value="0.0573042512342749" calcext:value-type="float">
            <text:p>0.057304251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565252" calcext:value-type="float">
            <text:p>6.565252</text:p>
          </table:table-cell>
          <table:table-cell office:value-type="float" office:value="6.5105722298" calcext:value-type="float">
            <text:p>6.5105722298</text:p>
          </table:table-cell>
          <table:table-cell table:formula="of:=POWER([.C623]-6.75;2)" office:value-type="float" office:value="0.0573256571429439" calcext:value-type="float">
            <text:p>0.057325657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5831" calcext:value-type="float">
            <text:p>6.5831</text:p>
          </table:table-cell>
          <table:table-cell office:value-type="float" office:value="6.5105206979" calcext:value-type="float">
            <text:p>6.5105206979</text:p>
          </table:table-cell>
          <table:table-cell table:formula="of:=POWER([.C624]-6.75;2)" office:value-type="float" office:value="0.0573503361343032" calcext:value-type="float">
            <text:p>0.057350336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599823" calcext:value-type="float">
            <text:p>6.599823</text:p>
          </table:table-cell>
          <table:table-cell office:value-type="float" office:value="6.5104650723" calcext:value-type="float">
            <text:p>6.5104650723</text:p>
          </table:table-cell>
          <table:table-cell table:formula="of:=POWER([.C625]-6.75;2)" office:value-type="float" office:value="0.0573769815882444" calcext:value-type="float">
            <text:p>0.0573769816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15373" calcext:value-type="float">
            <text:p>6.615373</text:p>
          </table:table-cell>
          <table:table-cell office:value-type="float" office:value="6.5104080894" calcext:value-type="float">
            <text:p>6.5104080894</text:p>
          </table:table-cell>
          <table:table-cell table:formula="of:=POWER([.C626]-6.75;2)" office:value-type="float" office:value="0.0574042836249583" calcext:value-type="float">
            <text:p>0.057404283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29748" calcext:value-type="float">
            <text:p>6.629748</text:p>
          </table:table-cell>
          <table:table-cell office:value-type="float" office:value="6.5103524255" calcext:value-type="float">
            <text:p>6.5103524255</text:p>
          </table:table-cell>
          <table:table-cell table:formula="of:=POWER([.C627]-6.75;2)" office:value-type="float" office:value="0.0574309599637331" calcext:value-type="float">
            <text:p>0.05743096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42991" calcext:value-type="float">
            <text:p>6.642991</text:p>
          </table:table-cell>
          <table:table-cell office:value-type="float" office:value="6.5103006298" calcext:value-type="float">
            <text:p>6.5103006298</text:p>
          </table:table-cell>
          <table:table-cell table:formula="of:=POWER([.C628]-6.75;2)" office:value-type="float" office:value="0.0574557880742768" calcext:value-type="float">
            <text:p>0.0574557881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55183" calcext:value-type="float">
            <text:p>6.655183</text:p>
          </table:table-cell>
          <table:table-cell office:value-type="float" office:value="6.5102550298" calcext:value-type="float">
            <text:p>6.5102550298</text:p>
          </table:table-cell>
          <table:table-cell table:formula="of:=POWER([.C629]-6.75;2)" office:value-type="float" office:value="0.057477650736199" calcext:value-type="float">
            <text:p>0.057477650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66444" calcext:value-type="float">
            <text:p>6.666444</text:p>
          </table:table-cell>
          <table:table-cell office:value-type="float" office:value="6.5102176553" calcext:value-type="float">
            <text:p>6.5102176553</text:p>
          </table:table-cell>
          <table:table-cell table:formula="of:=POWER([.C630]-6.75;2)" office:value-type="float" office:value="0.0574955728298296" calcext:value-type="float">
            <text:p>0.0574955728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76918" calcext:value-type="float">
            <text:p>6.676918</text:p>
          </table:table-cell>
          <table:table-cell office:value-type="float" office:value="6.5101901064" calcext:value-type="float">
            <text:p>6.5101901064</text:p>
          </table:table-cell>
          <table:table-cell table:formula="of:=POWER([.C631]-6.75;2)" office:value-type="float" office:value="0.0575087850684435" calcext:value-type="float">
            <text:p>0.057508785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86767" calcext:value-type="float">
            <text:p>6.686767</text:p>
          </table:table-cell>
          <table:table-cell office:value-type="float" office:value="6.5101734723" calcext:value-type="float">
            <text:p>6.5101734723</text:p>
          </table:table-cell>
          <table:table-cell table:formula="of:=POWER([.C632]-6.75;2)" office:value-type="float" office:value="0.0575167633886389" calcext:value-type="float">
            <text:p>0.0575167634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96162" calcext:value-type="float">
            <text:p>6.696162</text:p>
          </table:table-cell>
          <table:table-cell office:value-type="float" office:value="6.5101682553" calcext:value-type="float">
            <text:p>6.5101682553</text:p>
          </table:table-cell>
          <table:table-cell table:formula="of:=POWER([.C633]-6.75;2)" office:value-type="float" office:value="0.057519265765846" calcext:value-type="float">
            <text:p>0.0575192658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05267" calcext:value-type="float">
            <text:p>6.705267</text:p>
          </table:table-cell>
          <table:table-cell office:value-type="float" office:value="6.5101743277" calcext:value-type="float">
            <text:p>6.5101743277</text:p>
          </table:table-cell>
          <table:table-cell table:formula="of:=POWER([.C634]-6.75;2)" office:value-type="float" office:value="0.0575163530941471" calcext:value-type="float">
            <text:p>0.057516353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14231" calcext:value-type="float">
            <text:p>6.714231</text:p>
          </table:table-cell>
          <table:table-cell office:value-type="float" office:value="6.5101909362" calcext:value-type="float">
            <text:p>6.5101909362</text:p>
          </table:table-cell>
          <table:table-cell table:formula="of:=POWER([.C635]-6.75;2)" office:value-type="float" office:value="0.0575083870806325" calcext:value-type="float">
            <text:p>0.057508387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23175" calcext:value-type="float">
            <text:p>6.723175</text:p>
          </table:table-cell>
          <table:table-cell office:value-type="float" office:value="6.5102167574" calcext:value-type="float">
            <text:p>6.5102167574</text:p>
          </table:table-cell>
          <table:table-cell table:formula="of:=POWER([.C636]-6.75;2)" office:value-type="float" office:value="0.0574960034317703" calcext:value-type="float">
            <text:p>0.0574960034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32186" calcext:value-type="float">
            <text:p>6.732186</text:p>
          </table:table-cell>
          <table:table-cell office:value-type="float" office:value="6.5102499787" calcext:value-type="float">
            <text:p>6.5102499787</text:p>
          </table:table-cell>
          <table:table-cell table:formula="of:=POWER([.C637]-6.75;2)" office:value-type="float" office:value="0.0574800727133504" calcext:value-type="float">
            <text:p>0.0574800727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41308" calcext:value-type="float">
            <text:p>6.741308</text:p>
          </table:table-cell>
          <table:table-cell office:value-type="float" office:value="6.5102884383" calcext:value-type="float">
            <text:p>6.5102884383</text:p>
          </table:table-cell>
          <table:table-cell table:formula="of:=POWER([.C638]-6.75;2)" office:value-type="float" office:value="0.0574616328126529" calcext:value-type="float">
            <text:p>0.057461632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50539" calcext:value-type="float">
            <text:p>6.750539</text:p>
          </table:table-cell>
          <table:table-cell office:value-type="float" office:value="6.510329783" calcext:value-type="float">
            <text:p>6.510329783</text:p>
          </table:table-cell>
          <table:table-cell table:formula="of:=POWER([.C639]-6.75;2)" office:value-type="float" office:value="0.0574418129168273" calcext:value-type="float">
            <text:p>0.0574418129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59833" calcext:value-type="float">
            <text:p>6.759833</text:p>
          </table:table-cell>
          <table:table-cell office:value-type="float" office:value="6.5103716426" calcext:value-type="float">
            <text:p>6.5103716426</text:p>
          </table:table-cell>
          <table:table-cell table:formula="of:=POWER([.C640]-6.75;2)" office:value-type="float" office:value="0.0574217496702221" calcext:value-type="float">
            <text:p>0.0574217497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69103" calcext:value-type="float">
            <text:p>6.769103</text:p>
          </table:table-cell>
          <table:table-cell office:value-type="float" office:value="6.5104117957" calcext:value-type="float">
            <text:p>6.5104117957</text:p>
          </table:table-cell>
          <table:table-cell table:formula="of:=POWER([.C641]-6.75;2)" office:value-type="float" office:value="0.0574025076396987" calcext:value-type="float">
            <text:p>0.0574025076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78231" calcext:value-type="float">
            <text:p>6.778231</text:p>
          </table:table-cell>
          <table:table-cell office:value-type="float" office:value="6.5104483191" calcext:value-type="float">
            <text:p>6.5104483191</text:p>
          </table:table-cell>
          <table:table-cell table:formula="of:=POWER([.C642]-6.75;2)" office:value-type="float" office:value="0.0573850078220154" calcext:value-type="float">
            <text:p>0.0573850078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87072" calcext:value-type="float">
            <text:p>6.787072</text:p>
          </table:table-cell>
          <table:table-cell office:value-type="float" office:value="6.5104796936" calcext:value-type="float">
            <text:p>6.5104796936</text:p>
          </table:table-cell>
          <table:table-cell table:formula="of:=POWER([.C643]-6.75;2)" office:value-type="float" office:value="0.05736997717795" calcext:value-type="float">
            <text:p>0.0573699772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9547" calcext:value-type="float">
            <text:p>6.79547</text:p>
          </table:table-cell>
          <table:table-cell office:value-type="float" office:value="6.5105048894" calcext:value-type="float">
            <text:p>6.5105048894</text:p>
          </table:table-cell>
          <table:table-cell table:formula="of:=POWER([.C644]-6.75;2)" office:value-type="float" office:value="0.0573579080013063" calcext:value-type="float">
            <text:p>0.057357908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03271" calcext:value-type="float">
            <text:p>6.803271</text:p>
          </table:table-cell>
          <table:table-cell office:value-type="float" office:value="6.510523383" calcext:value-type="float">
            <text:p>6.510523383</text:p>
          </table:table-cell>
          <table:table-cell table:formula="of:=POWER([.C645]-6.75;2)" office:value-type="float" office:value="0.0573490500897648" calcext:value-type="float">
            <text:p>0.057349050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1033" calcext:value-type="float">
            <text:p>6.81033</text:p>
          </table:table-cell>
          <table:table-cell office:value-type="float" office:value="6.5105351404" calcext:value-type="float">
            <text:p>6.5105351404</text:p>
          </table:table-cell>
          <table:table-cell table:formula="of:=POWER([.C646]-6.75;2)" office:value-type="float" office:value="0.0573434189832477" calcext:value-type="float">
            <text:p>0.057343419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16525" calcext:value-type="float">
            <text:p>6.816525</text:p>
          </table:table-cell>
          <table:table-cell office:value-type="float" office:value="6.5105405404" calcext:value-type="float">
            <text:p>6.5105405404</text:p>
          </table:table-cell>
          <table:table-cell table:formula="of:=POWER([.C647]-6.75;2)" office:value-type="float" office:value="0.057340832791924" calcext:value-type="float">
            <text:p>0.057340832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21759" calcext:value-type="float">
            <text:p>6.821759</text:p>
          </table:table-cell>
          <table:table-cell office:value-type="float" office:value="6.5105402809" calcext:value-type="float">
            <text:p>6.5105402809</text:p>
          </table:table-cell>
          <table:table-cell table:formula="of:=POWER([.C648]-6.75;2)" office:value-type="float" office:value="0.0573409570714509" calcext:value-type="float">
            <text:p>0.057340957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25967" calcext:value-type="float">
            <text:p>6.825967</text:p>
          </table:table-cell>
          <table:table-cell office:value-type="float" office:value="6.5105352681" calcext:value-type="float">
            <text:p>6.5105352681</text:p>
          </table:table-cell>
          <table:table-cell table:formula="of:=POWER([.C649]-6.75;2)" office:value-type="float" office:value="0.0573433578239389" calcext:value-type="float">
            <text:p>0.057343357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29112" calcext:value-type="float">
            <text:p>6.829112</text:p>
          </table:table-cell>
          <table:table-cell office:value-type="float" office:value="6.5105264766" calcext:value-type="float">
            <text:p>6.5105264766</text:p>
          </table:table-cell>
          <table:table-cell table:formula="of:=POWER([.C650]-6.75;2)" office:value-type="float" office:value="0.0573475684096104" calcext:value-type="float">
            <text:p>0.0573475684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31186" calcext:value-type="float">
            <text:p>6.831186</text:p>
          </table:table-cell>
          <table:table-cell office:value-type="float" office:value="6.5105148468" calcext:value-type="float">
            <text:p>6.5105148468</text:p>
          </table:table-cell>
          <table:table-cell table:formula="of:=POWER([.C651]-6.75;2)" office:value-type="float" office:value="0.0573531386032277" calcext:value-type="float">
            <text:p>0.0573531386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32198" calcext:value-type="float">
            <text:p>6.832198</text:p>
          </table:table-cell>
          <table:table-cell office:value-type="float" office:value="6.5105011702" calcext:value-type="float">
            <text:p>6.5105011702</text:p>
          </table:table-cell>
          <table:table-cell table:formula="of:=POWER([.C652]-6.75;2)" office:value-type="float" office:value="0.0573596894755696" calcext:value-type="float">
            <text:p>0.057359689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32169" calcext:value-type="float">
            <text:p>6.832169</text:p>
          </table:table-cell>
          <table:table-cell office:value-type="float" office:value="6.510486034" calcext:value-type="float">
            <text:p>6.510486034</text:p>
          </table:table-cell>
          <table:table-cell table:formula="of:=POWER([.C653]-6.75;2)" office:value-type="float" office:value="0.057366939909049" calcext:value-type="float">
            <text:p>0.0573669399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31122" calcext:value-type="float">
            <text:p>6.831122</text:p>
          </table:table-cell>
          <table:table-cell office:value-type="float" office:value="6.5104698" calcext:value-type="float">
            <text:p>6.5104698</text:p>
          </table:table-cell>
          <table:table-cell table:formula="of:=POWER([.C654]-6.75;2)" office:value-type="float" office:value="0.05737471671204" calcext:value-type="float">
            <text:p>0.0573747167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29072" calcext:value-type="float">
            <text:p>6.829072</text:p>
          </table:table-cell>
          <table:table-cell office:value-type="float" office:value="6.5104526" calcext:value-type="float">
            <text:p>6.5104526</text:p>
          </table:table-cell>
          <table:table-cell table:formula="of:=POWER([.C655]-6.75;2)" office:value-type="float" office:value="0.0573829568467601" calcext:value-type="float">
            <text:p>0.0573829568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26023" calcext:value-type="float">
            <text:p>6.826023</text:p>
          </table:table-cell>
          <table:table-cell office:value-type="float" office:value="6.5104344043" calcext:value-type="float">
            <text:p>6.5104344043</text:p>
          </table:table-cell>
          <table:table-cell table:formula="of:=POWER([.C656]-6.75;2)" office:value-type="float" office:value="0.057391674643096" calcext:value-type="float">
            <text:p>0.0573916746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21962" calcext:value-type="float">
            <text:p>6.821962</text:p>
          </table:table-cell>
          <table:table-cell office:value-type="float" office:value="6.5104150936" calcext:value-type="float">
            <text:p>6.5104150936</text:p>
          </table:table-cell>
          <table:table-cell table:formula="of:=POWER([.C657]-6.75;2)" office:value-type="float" office:value="0.0574009273746968" calcext:value-type="float">
            <text:p>0.0574009274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16859" calcext:value-type="float">
            <text:p>6.816859</text:p>
          </table:table-cell>
          <table:table-cell office:value-type="float" office:value="6.5103945532" calcext:value-type="float">
            <text:p>6.5103945532</text:p>
          </table:table-cell>
          <table:table-cell table:formula="of:=POWER([.C658]-6.75;2)" office:value-type="float" office:value="0.0574107701362275" calcext:value-type="float">
            <text:p>0.057410770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10672" calcext:value-type="float">
            <text:p>6.810672</text:p>
          </table:table-cell>
          <table:table-cell office:value-type="float" office:value="6.510372783" calcext:value-type="float">
            <text:p>6.510372783</text:p>
          </table:table-cell>
          <table:table-cell table:formula="of:=POWER([.C659]-6.75;2)" office:value-type="float" office:value="0.057421203127165" calcext:value-type="float">
            <text:p>0.057421203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03352" calcext:value-type="float">
            <text:p>6.803352</text:p>
          </table:table-cell>
          <table:table-cell office:value-type="float" office:value="6.5103499915" calcext:value-type="float">
            <text:p>6.5103499915</text:p>
          </table:table-cell>
          <table:table-cell table:formula="of:=POWER([.C660]-6.75;2)" office:value-type="float" office:value="0.0574321265740501" calcext:value-type="float">
            <text:p>0.0574321266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94854" calcext:value-type="float">
            <text:p>6.794854</text:p>
          </table:table-cell>
          <table:table-cell office:value-type="float" office:value="6.5103266809" calcext:value-type="float">
            <text:p>6.5103266809</text:p>
          </table:table-cell>
          <table:table-cell table:formula="of:=POWER([.C661]-6.75;2)" office:value-type="float" office:value="0.0574432998884102" calcext:value-type="float">
            <text:p>0.0574432999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8515" calcext:value-type="float">
            <text:p>6.78515</text:p>
          </table:table-cell>
          <table:table-cell office:value-type="float" office:value="6.5103036723" calcext:value-type="float">
            <text:p>6.5103036723</text:p>
          </table:table-cell>
          <table:table-cell table:formula="of:=POWER([.C662]-6.75;2)" office:value-type="float" office:value="0.0574543295128658" calcext:value-type="float">
            <text:p>0.0574543295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74235" calcext:value-type="float">
            <text:p>6.774235</text:p>
          </table:table-cell>
          <table:table-cell office:value-type="float" office:value="6.5102821106" calcext:value-type="float">
            <text:p>6.5102821106</text:p>
          </table:table-cell>
          <table:table-cell table:formula="of:=POWER([.C663]-6.75;2)" office:value-type="float" office:value="0.0574646664983904" calcext:value-type="float">
            <text:p>0.0574646665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62141" calcext:value-type="float">
            <text:p>6.762141</text:p>
          </table:table-cell>
          <table:table-cell office:value-type="float" office:value="6.5102634213" calcext:value-type="float">
            <text:p>6.5102634213</text:p>
          </table:table-cell>
          <table:table-cell table:formula="of:=POWER([.C664]-6.75;2)" office:value-type="float" office:value="0.0574736271667811" calcext:value-type="float">
            <text:p>0.0574736272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4894" calcext:value-type="float">
            <text:p>6.74894</text:p>
          </table:table-cell>
          <table:table-cell office:value-type="float" office:value="6.5102492128" calcext:value-type="float">
            <text:p>6.5102492128</text:p>
          </table:table-cell>
          <table:table-cell table:formula="of:=POWER([.C665]-6.75;2)" office:value-type="float" office:value="0.0574804399630198" calcext:value-type="float">
            <text:p>0.05748044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3475" calcext:value-type="float">
            <text:p>6.73475</text:p>
          </table:table-cell>
          <table:table-cell office:value-type="float" office:value="6.5102411617" calcext:value-type="float">
            <text:p>6.5102411617</text:p>
          </table:table-cell>
          <table:table-cell table:formula="of:=POWER([.C666]-6.75;2)" office:value-type="float" office:value="0.0574843005429657" calcext:value-type="float">
            <text:p>0.0574843005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19732" calcext:value-type="float">
            <text:p>6.719732</text:p>
          </table:table-cell>
          <table:table-cell office:value-type="float" office:value="6.5102408468" calcext:value-type="float">
            <text:p>6.5102408468</text:p>
          </table:table-cell>
          <table:table-cell table:formula="of:=POWER([.C667]-6.75;2)" office:value-type="float" office:value="0.0574844515431809" calcext:value-type="float">
            <text:p>0.0574844515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04085" calcext:value-type="float">
            <text:p>6.704085</text:p>
          </table:table-cell>
          <table:table-cell office:value-type="float" office:value="6.5102495872" calcext:value-type="float">
            <text:p>6.5102495872</text:p>
          </table:table-cell>
          <table:table-cell table:formula="of:=POWER([.C668]-6.75;2)" office:value-type="float" office:value="0.0574802604377706" calcext:value-type="float">
            <text:p>0.0574802604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88033" calcext:value-type="float">
            <text:p>6.688033</text:p>
          </table:table-cell>
          <table:table-cell office:value-type="float" office:value="6.5102682723" calcext:value-type="float">
            <text:p>6.5102682723</text:p>
          </table:table-cell>
          <table:table-cell table:formula="of:=POWER([.C669]-6.75;2)" office:value-type="float" office:value="0.0574713012660268" calcext:value-type="float">
            <text:p>0.057471301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71815" calcext:value-type="float">
            <text:p>6.671815</text:p>
          </table:table-cell>
          <table:table-cell office:value-type="float" office:value="6.5102972383" calcext:value-type="float">
            <text:p>6.5102972383</text:p>
          </table:table-cell>
          <table:table-cell table:formula="of:=POWER([.C670]-6.75;2)" office:value-type="float" office:value="0.0574574139666071" calcext:value-type="float">
            <text:p>0.057457414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55668" calcext:value-type="float">
            <text:p>6.655668</text:p>
          </table:table-cell>
          <table:table-cell office:value-type="float" office:value="6.5103361404" calcext:value-type="float">
            <text:p>6.5103361404</text:p>
          </table:table-cell>
          <table:table-cell table:formula="of:=POWER([.C671]-6.75;2)" office:value-type="float" office:value="0.0574387655983686" calcext:value-type="float">
            <text:p>0.0574387656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39809" calcext:value-type="float">
            <text:p>6.639809</text:p>
          </table:table-cell>
          <table:table-cell office:value-type="float" office:value="6.5103839191" calcext:value-type="float">
            <text:p>6.5103839191</text:p>
          </table:table-cell>
          <table:table-cell table:formula="of:=POWER([.C672]-6.75;2)" office:value-type="float" office:value="0.0574158662258755" calcext:value-type="float">
            <text:p>0.057415866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24424" calcext:value-type="float">
            <text:p>6.624424</text:p>
          </table:table-cell>
          <table:table-cell office:value-type="float" office:value="6.5104387957" calcext:value-type="float">
            <text:p>6.5104387957</text:p>
          </table:table-cell>
          <table:table-cell table:formula="of:=POWER([.C673]-6.75;2)" office:value-type="float" office:value="0.0573895706056664" calcext:value-type="float">
            <text:p>0.0573895706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09652" calcext:value-type="float">
            <text:p>6.609652</text:p>
          </table:table-cell>
          <table:table-cell office:value-type="float" office:value="6.5104983404" calcext:value-type="float">
            <text:p>6.5104983404</text:p>
          </table:table-cell>
          <table:table-cell table:formula="of:=POWER([.C674]-6.75;2)" office:value-type="float" office:value="0.0573610449511543" calcext:value-type="float">
            <text:p>0.05736104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595579" calcext:value-type="float">
            <text:p>6.595579</text:p>
          </table:table-cell>
          <table:table-cell office:value-type="float" office:value="6.5105596128" calcext:value-type="float">
            <text:p>6.5105596128</text:p>
          </table:table-cell>
          <table:table-cell table:formula="of:=POWER([.C675]-6.75;2)" office:value-type="float" office:value="0.057331699022486" calcext:value-type="float">
            <text:p>0.057331699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582228" calcext:value-type="float">
            <text:p>6.582228</text:p>
          </table:table-cell>
          <table:table-cell office:value-type="float" office:value="6.5106193234" calcext:value-type="float">
            <text:p>6.5106193234</text:p>
          </table:table-cell>
          <table:table-cell table:formula="of:=POWER([.C676]-6.75;2)" office:value-type="float" office:value="0.0573031083294737" calcext:value-type="float">
            <text:p>0.0573031083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569566" calcext:value-type="float">
            <text:p>6.569566</text:p>
          </table:table-cell>
          <table:table-cell office:value-type="float" office:value="6.5106740894" calcext:value-type="float">
            <text:p>6.5106740894</text:p>
          </table:table-cell>
          <table:table-cell table:formula="of:=POWER([.C677]-6.75;2)" office:value-type="float" office:value="0.0572768914845191" calcext:value-type="float">
            <text:p>0.057276891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557503" calcext:value-type="float">
            <text:p>6.557503</text:p>
          </table:table-cell>
          <table:table-cell office:value-type="float" office:value="6.5107206511" calcext:value-type="float">
            <text:p>6.5107206511</text:p>
          </table:table-cell>
          <table:table-cell table:formula="of:=POWER([.C678]-6.75;2)" office:value-type="float" office:value="0.057254606810008" calcext:value-type="float">
            <text:p>0.0572546068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545901" calcext:value-type="float">
            <text:p>6.545901</text:p>
          </table:table-cell>
          <table:table-cell office:value-type="float" office:value="6.5107561404" calcext:value-type="float">
            <text:p>6.5107561404</text:p>
          </table:table-cell>
          <table:table-cell table:formula="of:=POWER([.C679]-6.75;2)" office:value-type="float" office:value="0.0572376243563046" calcext:value-type="float">
            <text:p>0.0572376244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534587" calcext:value-type="float">
            <text:p>6.534587</text:p>
          </table:table-cell>
          <table:table-cell office:value-type="float" office:value="6.5107783191" calcext:value-type="float">
            <text:p>6.5107783191</text:p>
          </table:table-cell>
          <table:table-cell table:formula="of:=POWER([.C680]-6.75;2)" office:value-type="float" office:value="0.0572270126126215" calcext:value-type="float">
            <text:p>0.0572270126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23362" calcext:value-type="float">
            <text:p>6.523362</text:p>
          </table:table-cell>
          <table:table-cell office:value-type="float" office:value="6.5107857787" calcext:value-type="float">
            <text:p>6.5107857787</text:p>
          </table:table-cell>
          <table:table-cell table:formula="of:=POWER([.C681]-6.75;2)" office:value-type="float" office:value="0.0572234436721654" calcext:value-type="float">
            <text:p>0.057223443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12019" calcext:value-type="float">
            <text:p>6.512019</text:p>
          </table:table-cell>
          <table:table-cell office:value-type="float" office:value="6.5107781149" calcext:value-type="float">
            <text:p>6.5107781149</text:p>
          </table:table-cell>
          <table:table-cell table:formula="of:=POWER([.C682]-6.75;2)" office:value-type="float" office:value="0.0572271103107976" calcext:value-type="float">
            <text:p>0.0572271103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00353" calcext:value-type="float">
            <text:p>6.500353</text:p>
          </table:table-cell>
          <table:table-cell office:value-type="float" office:value="6.5107559957" calcext:value-type="float">
            <text:p>6.5107559957</text:p>
          </table:table-cell>
          <table:table-cell table:formula="of:=POWER([.C683]-6.75;2)" office:value-type="float" office:value="0.0572376935934983" calcext:value-type="float">
            <text:p>0.0572376936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488174" calcext:value-type="float">
            <text:p>6.488174</text:p>
          </table:table-cell>
          <table:table-cell office:value-type="float" office:value="6.5107212043" calcext:value-type="float">
            <text:p>6.5107212043</text:p>
          </table:table-cell>
          <table:table-cell table:formula="of:=POWER([.C684]-6.75;2)" office:value-type="float" office:value="0.0572543420716422" calcext:value-type="float">
            <text:p>0.0572543421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475318" calcext:value-type="float">
            <text:p>6.475318</text:p>
          </table:table-cell>
          <table:table-cell office:value-type="float" office:value="6.510676583" calcext:value-type="float">
            <text:p>6.510676583</text:p>
          </table:table-cell>
          <table:table-cell table:formula="of:=POWER([.C685]-6.75;2)" office:value-type="float" office:value="0.0572756979245557" calcext:value-type="float">
            <text:p>0.0572756979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461659" calcext:value-type="float">
            <text:p>6.461659</text:p>
          </table:table-cell>
          <table:table-cell office:value-type="float" office:value="6.5106259106" calcext:value-type="float">
            <text:p>6.5106259106</text:p>
          </table:table-cell>
          <table:table-cell table:formula="of:=POWER([.C686]-6.75;2)" office:value-type="float" office:value="0.0572999546760792" calcext:value-type="float">
            <text:p>0.0572999547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447108" calcext:value-type="float">
            <text:p>6.447108</text:p>
          </table:table-cell>
          <table:table-cell office:value-type="float" office:value="6.5105737021" calcext:value-type="float">
            <text:p>6.5105737021</text:p>
          </table:table-cell>
          <table:table-cell table:formula="of:=POWER([.C687]-6.75;2)" office:value-type="float" office:value="0.0573249521260994" calcext:value-type="float">
            <text:p>0.057324952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431621" calcext:value-type="float">
            <text:p>6.431621</text:p>
          </table:table-cell>
          <table:table-cell office:value-type="float" office:value="6.510524983" calcext:value-type="float">
            <text:p>6.510524983</text:p>
          </table:table-cell>
          <table:table-cell table:formula="of:=POWER([.C688]-6.75;2)" office:value-type="float" office:value="0.0573482837671504" calcext:value-type="float">
            <text:p>0.0573482838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415197" calcext:value-type="float">
            <text:p>6.415197</text:p>
          </table:table-cell>
          <table:table-cell office:value-type="float" office:value="6.510485" calcext:value-type="float">
            <text:p>6.510485</text:p>
          </table:table-cell>
          <table:table-cell table:formula="of:=POWER([.C689]-6.75;2)" office:value-type="float" office:value="0.057367435225" calcext:value-type="float">
            <text:p>0.057367435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397876" calcext:value-type="float">
            <text:p>6.397876</text:p>
          </table:table-cell>
          <table:table-cell office:value-type="float" office:value="6.5104589319" calcext:value-type="float">
            <text:p>6.5104589319</text:p>
          </table:table-cell>
          <table:table-cell table:formula="of:=POWER([.C690]-6.75;2)" office:value-type="float" office:value="0.057379923306489" calcext:value-type="float">
            <text:p>0.057379923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379731" calcext:value-type="float">
            <text:p>6.379731</text:p>
          </table:table-cell>
          <table:table-cell office:value-type="float" office:value="6.5104516043" calcext:value-type="float">
            <text:p>6.5104516043</text:p>
          </table:table-cell>
          <table:table-cell table:formula="of:=POWER([.C691]-6.75;2)" office:value-type="float" office:value="0.0573834338824438" calcext:value-type="float">
            <text:p>0.0573834339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36086" calcext:value-type="float">
            <text:p>6.36086</text:p>
          </table:table-cell>
          <table:table-cell office:value-type="float" office:value="6.5104672298" calcext:value-type="float">
            <text:p>6.5104672298</text:p>
          </table:table-cell>
          <table:table-cell table:formula="of:=POWER([.C692]-6.75;2)" office:value-type="float" office:value="0.0573759479996861" calcext:value-type="float">
            <text:p>0.057375948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341374" calcext:value-type="float">
            <text:p>6.341374</text:p>
          </table:table-cell>
          <table:table-cell office:value-type="float" office:value="6.5105092043" calcext:value-type="float">
            <text:p>6.5105092043</text:p>
          </table:table-cell>
          <table:table-cell table:formula="of:=POWER([.C693]-6.75;2)" office:value-type="float" office:value="0.0573558412250192" calcext:value-type="float">
            <text:p>0.0573558412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321389" calcext:value-type="float">
            <text:p>6.321389</text:p>
          </table:table-cell>
          <table:table-cell office:value-type="float" office:value="6.5105799702" calcext:value-type="float">
            <text:p>6.5105799702</text:p>
          </table:table-cell>
          <table:table-cell table:formula="of:=POWER([.C694]-6.75;2)" office:value-type="float" office:value="0.0573219506694328" calcext:value-type="float">
            <text:p>0.0573219507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30101" calcext:value-type="float">
            <text:p>6.30101</text:p>
          </table:table-cell>
          <table:table-cell office:value-type="float" office:value="6.5106809277" calcext:value-type="float">
            <text:p>6.5106809277</text:p>
          </table:table-cell>
          <table:table-cell table:formula="of:=POWER([.C695]-6.75;2)" office:value-type="float" office:value="0.0572736183665325" calcext:value-type="float">
            <text:p>0.0572736184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280323" calcext:value-type="float">
            <text:p>6.280323</text:p>
          </table:table-cell>
          <table:table-cell office:value-type="float" office:value="6.5108124511" calcext:value-type="float">
            <text:p>6.5108124511</text:p>
          </table:table-cell>
          <table:table-cell table:formula="of:=POWER([.C696]-6.75;2)" office:value-type="float" office:value="0.0572106835487901" calcext:value-type="float">
            <text:p>0.057210683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259384" calcext:value-type="float">
            <text:p>6.259384</text:p>
          </table:table-cell>
          <table:table-cell office:value-type="float" office:value="6.5109739319" calcext:value-type="float">
            <text:p>6.5109739319</text:p>
          </table:table-cell>
          <table:table-cell table:formula="of:=POWER([.C697]-6.75;2)" office:value-type="float" office:value="0.057133461231346" calcext:value-type="float">
            <text:p>0.0571334612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238211" calcext:value-type="float">
            <text:p>6.238211</text:p>
          </table:table-cell>
          <table:table-cell office:value-type="float" office:value="6.5111638809" calcext:value-type="float">
            <text:p>6.5111638809</text:p>
          </table:table-cell>
          <table:table-cell table:formula="of:=POWER([.C698]-6.75;2)" office:value-type="float" office:value="0.0570426917867495" calcext:value-type="float">
            <text:p>0.0570426918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216775" calcext:value-type="float">
            <text:p>6.216775</text:p>
          </table:table-cell>
          <table:table-cell office:value-type="float" office:value="6.5113800596" calcext:value-type="float">
            <text:p>6.5113800596</text:p>
          </table:table-cell>
          <table:table-cell table:formula="of:=POWER([.C699]-6.75;2)" office:value-type="float" office:value="0.0569394759564993" calcext:value-type="float">
            <text:p>0.056939476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194987" calcext:value-type="float">
            <text:p>6.194987</text:p>
          </table:table-cell>
          <table:table-cell office:value-type="float" office:value="6.511619583" calcext:value-type="float">
            <text:p>6.511619583</text:p>
          </table:table-cell>
          <table:table-cell table:formula="of:=POWER([.C700]-6.75;2)" office:value-type="float" office:value="0.056825223209094" calcext:value-type="float">
            <text:p>0.0568252232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172677" calcext:value-type="float">
            <text:p>6.172677</text:p>
          </table:table-cell>
          <table:table-cell office:value-type="float" office:value="6.5118790043" calcext:value-type="float">
            <text:p>6.5118790043</text:p>
          </table:table-cell>
          <table:table-cell table:formula="of:=POWER([.C701]-6.75;2)" office:value-type="float" office:value="0.0567016085931595" calcext:value-type="float">
            <text:p>0.056701608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149557" calcext:value-type="float">
            <text:p>6.149557</text:p>
          </table:table-cell>
          <table:table-cell office:value-type="float" office:value="6.5121543191" calcext:value-type="float">
            <text:p>6.5121543191</text:p>
          </table:table-cell>
          <table:table-cell table:formula="of:=POWER([.C702]-6.75;2)" office:value-type="float" office:value="0.0565705679227844" calcext:value-type="float">
            <text:p>0.0565705679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125133" calcext:value-type="float">
            <text:p>6.125133</text:p>
          </table:table-cell>
          <table:table-cell office:value-type="float" office:value="6.5124408553" calcext:value-type="float">
            <text:p>6.5124408553</text:p>
          </table:table-cell>
          <table:table-cell table:formula="of:=POWER([.C703]-6.75;2)" office:value-type="float" office:value="0.0564343472305954" calcext:value-type="float">
            <text:p>0.0564343472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098535" calcext:value-type="float">
            <text:p>6.098535</text:p>
          </table:table-cell>
          <table:table-cell office:value-type="float" office:value="6.5127330043" calcext:value-type="float">
            <text:p>6.5127330043</text:p>
          </table:table-cell>
          <table:table-cell table:formula="of:=POWER([.C704]-6.75;2)" office:value-type="float" office:value="0.0562956272485037" calcext:value-type="float">
            <text:p>0.0562956272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068135" calcext:value-type="float">
            <text:p>6.068135</text:p>
          </table:table-cell>
          <table:table-cell office:value-type="float" office:value="6.5130236553" calcext:value-type="float">
            <text:p>6.5130236553</text:p>
          </table:table-cell>
          <table:table-cell table:formula="of:=POWER([.C705]-6.75;2)" office:value-type="float" office:value="0.0561577879473734" calcext:value-type="float">
            <text:p>0.0561577879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030603" calcext:value-type="float">
            <text:p>6.030603</text:p>
          </table:table-cell>
          <table:table-cell office:value-type="float" office:value="6.5133030894" calcext:value-type="float">
            <text:p>6.5133030894</text:p>
          </table:table-cell>
          <table:table-cell table:formula="of:=POWER([.C706]-6.75;2)" office:value-type="float" office:value="0.0560254274875844" calcext:value-type="float">
            <text:p>0.0560254275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978173" calcext:value-type="float">
            <text:p>5.978173</text:p>
          </table:table-cell>
          <table:table-cell office:value-type="float" office:value="6.5135565106" calcext:value-type="float">
            <text:p>6.5135565106</text:p>
          </table:table-cell>
          <table:table-cell table:formula="of:=POWER([.C707]-6.75;2)" office:value-type="float" office:value="0.0559055236796479" calcext:value-type="float">
            <text:p>0.055905523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.888303" calcext:value-type="float">
            <text:p>5.888303</text:p>
          </table:table-cell>
          <table:table-cell office:value-type="float" office:value="6.5137576638" calcext:value-type="float">
            <text:p>6.5137576638</text:p>
          </table:table-cell>
          <table:table-cell table:formula="of:=POWER([.C708]-6.75;2)" office:value-type="float" office:value="0.0558104414132339" calcext:value-type="float">
            <text:p>0.0558104414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.659582" calcext:value-type="float">
            <text:p>5.659582</text:p>
          </table:table-cell>
          <table:table-cell office:value-type="float" office:value="6.5138470213" calcext:value-type="float">
            <text:p>6.5138470213</text:p>
          </table:table-cell>
          <table:table-cell table:formula="of:=POWER([.C709]-6.75;2)" office:value-type="float" office:value="0.0557682293488826" calcext:value-type="float">
            <text:p>0.05576822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051318" calcext:value-type="float">
            <text:p>2.051318</text:p>
          </table:table-cell>
          <table:table-cell office:value-type="float" office:value="6.5136057447" calcext:value-type="float">
            <text:p>6.5136057447</text:p>
          </table:table-cell>
          <table:table-cell table:formula="of:=POWER([.C710]-6.75;2)" office:value-type="float" office:value="0.0558822439388418" calcext:value-type="float">
            <text:p>0.055882243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88517" calcext:value-type="float">
            <text:p>6.788517</text:p>
          </table:table-cell>
          <table:table-cell office:value-type="float" office:value="6.528718783" calcext:value-type="float">
            <text:p>6.528718783</text:p>
          </table:table-cell>
          <table:table-cell table:formula="of:=POWER([.C711]-6.75;2)" office:value-type="float" office:value="0.0489653769970009" calcext:value-type="float">
            <text:p>0.048965377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430025" calcext:value-type="float">
            <text:p>6.430025</text:p>
          </table:table-cell>
          <table:table-cell office:value-type="float" office:value="6.5298476979" calcext:value-type="float">
            <text:p>6.5298476979</text:p>
          </table:table-cell>
          <table:table-cell table:formula="of:=POWER([.C712]-6.75;2)" office:value-type="float" office:value="0.0484670361199296" calcext:value-type="float">
            <text:p>0.048467036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326075" calcext:value-type="float">
            <text:p>6.326075</text:p>
          </table:table-cell>
          <table:table-cell office:value-type="float" office:value="6.5305889745" calcext:value-type="float">
            <text:p>6.5305889745</text:p>
          </table:table-cell>
          <table:table-cell table:formula="of:=POWER([.C713]-6.75;2)" office:value-type="float" office:value="0.0481411981109618" calcext:value-type="float">
            <text:p>0.048141198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27942" calcext:value-type="float">
            <text:p>6.27942</text:p>
          </table:table-cell>
          <table:table-cell office:value-type="float" office:value="6.531187" calcext:value-type="float">
            <text:p>6.531187</text:p>
          </table:table-cell>
          <table:table-cell table:formula="of:=POWER([.C714]-6.75;2)" office:value-type="float" office:value="0.047879128969" calcext:value-type="float">
            <text:p>0.047879129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255846" calcext:value-type="float">
            <text:p>6.255846</text:p>
          </table:table-cell>
          <table:table-cell office:value-type="float" office:value="6.5316983915" calcext:value-type="float">
            <text:p>6.5316983915</text:p>
          </table:table-cell>
          <table:table-cell table:formula="of:=POWER([.C715]-6.75;2)" office:value-type="float" office:value="0.0476555922736873" calcext:value-type="float">
            <text:p>0.047655592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244471" calcext:value-type="float">
            <text:p>6.244471</text:p>
          </table:table-cell>
          <table:table-cell office:value-type="float" office:value="6.5321437149" calcext:value-type="float">
            <text:p>6.5321437149</text:p>
          </table:table-cell>
          <table:table-cell table:formula="of:=POWER([.C716]-6.75;2)" office:value-type="float" office:value="0.0474613609575724" calcext:value-type="float">
            <text:p>0.047461361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24066" calcext:value-type="float">
            <text:p>6.24066</text:p>
          </table:table-cell>
          <table:table-cell office:value-type="float" office:value="6.5325323106" calcext:value-type="float">
            <text:p>6.5325323106</text:p>
          </table:table-cell>
          <table:table-cell table:formula="of:=POWER([.C717]-6.75;2)" office:value-type="float" office:value="0.047292195932975" calcext:value-type="float">
            <text:p>0.0472921959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242024" calcext:value-type="float">
            <text:p>6.242024</text:p>
          </table:table-cell>
          <table:table-cell office:value-type="float" office:value="6.5328693702" calcext:value-type="float">
            <text:p>6.5328693702</text:p>
          </table:table-cell>
          <table:table-cell table:formula="of:=POWER([.C718]-6.75;2)" office:value-type="float" office:value="0.0471457103973445" calcext:value-type="float">
            <text:p>0.0471457104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247148" calcext:value-type="float">
            <text:p>6.247148</text:p>
          </table:table-cell>
          <table:table-cell office:value-type="float" office:value="6.5331586213" calcext:value-type="float">
            <text:p>6.5331586213</text:p>
          </table:table-cell>
          <table:table-cell table:formula="of:=POWER([.C719]-6.75;2)" office:value-type="float" office:value="0.0470201835165168" calcext:value-type="float">
            <text:p>0.0470201835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255097" calcext:value-type="float">
            <text:p>6.255097</text:p>
          </table:table-cell>
          <table:table-cell office:value-type="float" office:value="6.5334034809" calcext:value-type="float">
            <text:p>6.5334034809</text:p>
          </table:table-cell>
          <table:table-cell table:formula="of:=POWER([.C720]-6.75;2)" office:value-type="float" office:value="0.0469140520862368" calcext:value-type="float">
            <text:p>0.046914052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265203" calcext:value-type="float">
            <text:p>6.265203</text:p>
          </table:table-cell>
          <table:table-cell office:value-type="float" office:value="6.5336075702" calcext:value-type="float">
            <text:p>6.5336075702</text:p>
          </table:table-cell>
          <table:table-cell table:formula="of:=POWER([.C721]-6.75;2)" office:value-type="float" office:value="0.0468256836747479" calcext:value-type="float">
            <text:p>0.0468256837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276965" calcext:value-type="float">
            <text:p>6.276965</text:p>
          </table:table-cell>
          <table:table-cell office:value-type="float" office:value="6.5337749234" calcext:value-type="float">
            <text:p>6.5337749234</text:p>
          </table:table-cell>
          <table:table-cell table:formula="of:=POWER([.C722]-6.75;2)" office:value-type="float" office:value="0.0467532837506758" calcext:value-type="float">
            <text:p>0.0467532838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289996" calcext:value-type="float">
            <text:p>6.289996</text:p>
          </table:table-cell>
          <table:table-cell office:value-type="float" office:value="6.5339099745" calcext:value-type="float">
            <text:p>6.5339099745</text:p>
          </table:table-cell>
          <table:table-cell table:formula="of:=POWER([.C723]-6.75;2)" office:value-type="float" office:value="0.0466948991205906" calcext:value-type="float">
            <text:p>0.046694899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303995" calcext:value-type="float">
            <text:p>6.303995</text:p>
          </table:table-cell>
          <table:table-cell office:value-type="float" office:value="6.5340174468" calcext:value-type="float">
            <text:p>6.5340174468</text:p>
          </table:table-cell>
          <table:table-cell table:formula="of:=POWER([.C724]-6.75;2)" office:value-type="float" office:value="0.0466484632867908" calcext:value-type="float">
            <text:p>0.046648463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318724" calcext:value-type="float">
            <text:p>6.318724</text:p>
          </table:table-cell>
          <table:table-cell office:value-type="float" office:value="6.5341021745" calcext:value-type="float">
            <text:p>6.5341021745</text:p>
          </table:table-cell>
          <table:table-cell table:formula="of:=POWER([.C725]-6.75;2)" office:value-type="float" office:value="0.0466118710556284" calcext:value-type="float">
            <text:p>0.046611871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334001" calcext:value-type="float">
            <text:p>6.334001</text:p>
          </table:table-cell>
          <table:table-cell office:value-type="float" office:value="6.5341689021" calcext:value-type="float">
            <text:p>6.5341689021</text:p>
          </table:table-cell>
          <table:table-cell table:formula="of:=POWER([.C726]-6.75;2)" office:value-type="float" office:value="0.0465830628207193" calcext:value-type="float">
            <text:p>0.0465830628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349685" calcext:value-type="float">
            <text:p>6.349685</text:p>
          </table:table-cell>
          <table:table-cell office:value-type="float" office:value="6.5342220723" calcext:value-type="float">
            <text:p>6.5342220723</text:p>
          </table:table-cell>
          <table:table-cell table:formula="of:=POWER([.C727]-6.75;2)" office:value-type="float" office:value="0.0465601140825063" calcext:value-type="float">
            <text:p>0.0465601141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365669" calcext:value-type="float">
            <text:p>6.365669</text:p>
          </table:table-cell>
          <table:table-cell office:value-type="float" office:value="6.5342656468" calcext:value-type="float">
            <text:p>6.5342656468</text:p>
          </table:table-cell>
          <table:table-cell table:formula="of:=POWER([.C728]-6.75;2)" office:value-type="float" office:value="0.0465413111506224" calcext:value-type="float">
            <text:p>0.046541311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381871" calcext:value-type="float">
            <text:p>6.381871</text:p>
          </table:table-cell>
          <table:table-cell office:value-type="float" office:value="6.5343029702" calcext:value-type="float">
            <text:p>6.5343029702</text:p>
          </table:table-cell>
          <table:table-cell table:formula="of:=POWER([.C729]-6.75;2)" office:value-type="float" office:value="0.0465252086645422" calcext:value-type="float">
            <text:p>0.0465252087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398228" calcext:value-type="float">
            <text:p>6.398228</text:p>
          </table:table-cell>
          <table:table-cell office:value-type="float" office:value="6.5343366936" calcext:value-type="float">
            <text:p>6.5343366936</text:p>
          </table:table-cell>
          <table:table-cell table:formula="of:=POWER([.C730]-6.75;2)" office:value-type="float" office:value="0.0465106617273802" calcext:value-type="float">
            <text:p>0.0465106617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414688" calcext:value-type="float">
            <text:p>6.414688</text:p>
          </table:table-cell>
          <table:table-cell office:value-type="float" office:value="6.5343687447" calcext:value-type="float">
            <text:p>6.5343687447</text:p>
          </table:table-cell>
          <table:table-cell table:formula="of:=POWER([.C731]-6.75;2)" office:value-type="float" office:value="0.0464968382622538" calcext:value-type="float">
            <text:p>0.046496838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431206" calcext:value-type="float">
            <text:p>6.431206</text:p>
          </table:table-cell>
          <table:table-cell office:value-type="float" office:value="6.534400366" calcext:value-type="float">
            <text:p>6.534400366</text:p>
          </table:table-cell>
          <table:table-cell table:formula="of:=POWER([.C732]-6.75;2)" office:value-type="float" office:value="0.046483202180934" calcext:value-type="float">
            <text:p>0.046483202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447741" calcext:value-type="float">
            <text:p>6.447741</text:p>
          </table:table-cell>
          <table:table-cell office:value-type="float" office:value="6.5344322085" calcext:value-type="float">
            <text:p>6.5344322085</text:p>
          </table:table-cell>
          <table:table-cell table:formula="of:=POWER([.C733]-6.75;2)" office:value-type="float" office:value="0.0464694727321874" calcext:value-type="float">
            <text:p>0.0464694727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464252" calcext:value-type="float">
            <text:p>6.464252</text:p>
          </table:table-cell>
          <table:table-cell office:value-type="float" office:value="6.5344644255" calcext:value-type="float">
            <text:p>6.5344644255</text:p>
          </table:table-cell>
          <table:table-cell table:formula="of:=POWER([.C734]-6.75;2)" office:value-type="float" office:value="0.0464555838750449" calcext:value-type="float">
            <text:p>0.0464555839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480699" calcext:value-type="float">
            <text:p>6.480699</text:p>
          </table:table-cell>
          <table:table-cell office:value-type="float" office:value="6.5344968213" calcext:value-type="float">
            <text:p>6.5344968213</text:p>
          </table:table-cell>
          <table:table-cell table:formula="of:=POWER([.C735]-6.75;2)" office:value-type="float" office:value="0.046441620029804" calcext:value-type="float">
            <text:p>0.04644162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497041" calcext:value-type="float">
            <text:p>6.497041</text:p>
          </table:table-cell>
          <table:table-cell office:value-type="float" office:value="6.5345289702" calcext:value-type="float">
            <text:p>6.5345289702</text:p>
          </table:table-cell>
          <table:table-cell table:formula="of:=POWER([.C736]-6.75;2)" office:value-type="float" office:value="0.0464277646830724" calcext:value-type="float">
            <text:p>0.0464277647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51324" calcext:value-type="float">
            <text:p>6.51324</text:p>
          </table:table-cell>
          <table:table-cell office:value-type="float" office:value="6.5345603404" calcext:value-type="float">
            <text:p>6.5345603404</text:p>
          </table:table-cell>
          <table:table-cell table:formula="of:=POWER([.C737]-6.75;2)" office:value-type="float" office:value="0.046414246928564" calcext:value-type="float">
            <text:p>0.0464142469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529258" calcext:value-type="float">
            <text:p>6.529258</text:p>
          </table:table-cell>
          <table:table-cell office:value-type="float" office:value="6.5345903787" calcext:value-type="float">
            <text:p>6.5345903787</text:p>
          </table:table-cell>
          <table:table-cell table:formula="of:=POWER([.C738]-6.75;2)" office:value-type="float" office:value="0.0464013049486094" calcext:value-type="float">
            <text:p>0.046401304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45064" calcext:value-type="float">
            <text:p>6.545064</text:p>
          </table:table-cell>
          <table:table-cell office:value-type="float" office:value="6.5346185915" calcext:value-type="float">
            <text:p>6.5346185915</text:p>
          </table:table-cell>
          <table:table-cell table:formula="of:=POWER([.C739]-6.75;2)" office:value-type="float" office:value="0.0463891511274438" calcext:value-type="float">
            <text:p>0.046389151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560629" calcext:value-type="float">
            <text:p>6.560629</text:p>
          </table:table-cell>
          <table:table-cell office:value-type="float" office:value="6.5346445574" calcext:value-type="float">
            <text:p>6.5346445574</text:p>
          </table:table-cell>
          <table:table-cell table:formula="of:=POWER([.C740]-6.75;2)" office:value-type="float" office:value="0.0463779666574419" calcext:value-type="float">
            <text:p>0.0463779667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575934" calcext:value-type="float">
            <text:p>6.575934</text:p>
          </table:table-cell>
          <table:table-cell office:value-type="float" office:value="6.5346679574" calcext:value-type="float">
            <text:p>6.5346679574</text:p>
          </table:table-cell>
          <table:table-cell table:formula="of:=POWER([.C741]-6.75;2)" office:value-type="float" office:value="0.0463678885702882" calcext:value-type="float">
            <text:p>0.046367888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90962" calcext:value-type="float">
            <text:p>6.590962</text:p>
          </table:table-cell>
          <table:table-cell office:value-type="float" office:value="6.5346885489" calcext:value-type="float">
            <text:p>6.5346885489</text:p>
          </table:table-cell>
          <table:table-cell table:formula="of:=POWER([.C742]-6.75;2)" office:value-type="float" office:value="0.0463590209747876" calcext:value-type="float">
            <text:p>0.04635902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05707" calcext:value-type="float">
            <text:p>6.605707</text:p>
          </table:table-cell>
          <table:table-cell office:value-type="float" office:value="6.5347061617" calcext:value-type="float">
            <text:p>6.5347061617</text:p>
          </table:table-cell>
          <table:table-cell table:formula="of:=POWER([.C743]-6.75;2)" office:value-type="float" office:value="0.0463514368099466" calcext:value-type="float">
            <text:p>0.0463514368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20162" calcext:value-type="float">
            <text:p>6.620162</text:p>
          </table:table-cell>
          <table:table-cell office:value-type="float" office:value="6.5347206426" calcext:value-type="float">
            <text:p>6.5347206426</text:p>
          </table:table-cell>
          <table:table-cell table:formula="of:=POWER([.C744]-6.75;2)" office:value-type="float" office:value="0.046345201722557" calcext:value-type="float">
            <text:p>0.0463452017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34325" calcext:value-type="float">
            <text:p>6.634325</text:p>
          </table:table-cell>
          <table:table-cell office:value-type="float" office:value="6.5347318638" calcext:value-type="float">
            <text:p>6.5347318638</text:p>
          </table:table-cell>
          <table:table-cell table:formula="of:=POWER([.C745]-6.75;2)" office:value-type="float" office:value="0.0463403704630216" calcext:value-type="float">
            <text:p>0.0463403705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48194" calcext:value-type="float">
            <text:p>6.648194</text:p>
          </table:table-cell>
          <table:table-cell office:value-type="float" office:value="6.5347396936" calcext:value-type="float">
            <text:p>6.5347396936</text:p>
          </table:table-cell>
          <table:table-cell table:formula="of:=POWER([.C746]-6.75;2)" office:value-type="float" office:value="0.046336999511422" calcext:value-type="float">
            <text:p>0.0463369995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61761" calcext:value-type="float">
            <text:p>6.661761</text:p>
          </table:table-cell>
          <table:table-cell office:value-type="float" office:value="6.5347439915" calcext:value-type="float">
            <text:p>6.5347439915</text:p>
          </table:table-cell>
          <table:table-cell table:formula="of:=POWER([.C747]-6.75;2)" office:value-type="float" office:value="0.046335149195352" calcext:value-type="float">
            <text:p>0.0463351492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75016" calcext:value-type="float">
            <text:p>6.675016</text:p>
          </table:table-cell>
          <table:table-cell office:value-type="float" office:value="6.5347446298" calcext:value-type="float">
            <text:p>6.5347446298</text:p>
          </table:table-cell>
          <table:table-cell table:formula="of:=POWER([.C748]-6.75;2)" office:value-type="float" office:value="0.0463348743999388" calcext:value-type="float">
            <text:p>0.046334874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87942" calcext:value-type="float">
            <text:p>6.687942</text:p>
          </table:table-cell>
          <table:table-cell office:value-type="float" office:value="6.5347415021" calcext:value-type="float">
            <text:p>6.5347415021</text:p>
          </table:table-cell>
          <table:table-cell table:formula="of:=POWER([.C749]-6.75;2)" office:value-type="float" office:value="0.0463362209181642" calcext:value-type="float">
            <text:p>0.046336220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00514" calcext:value-type="float">
            <text:p>6.700514</text:p>
          </table:table-cell>
          <table:table-cell office:value-type="float" office:value="6.5347345447" calcext:value-type="float">
            <text:p>6.5347345447</text:p>
          </table:table-cell>
          <table:table-cell table:formula="of:=POWER([.C750]-6.75;2)" office:value-type="float" office:value="0.0463392162455163" calcext:value-type="float">
            <text:p>0.0463392162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12701" calcext:value-type="float">
            <text:p>6.712701</text:p>
          </table:table-cell>
          <table:table-cell office:value-type="float" office:value="6.5347237702" calcext:value-type="float">
            <text:p>6.5347237702</text:p>
          </table:table-cell>
          <table:table-cell table:formula="of:=POWER([.C751]-6.75;2)" office:value-type="float" office:value="0.0463438551169023" calcext:value-type="float">
            <text:p>0.046343855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2447" calcext:value-type="float">
            <text:p>6.72447</text:p>
          </table:table-cell>
          <table:table-cell office:value-type="float" office:value="6.5347093021" calcext:value-type="float">
            <text:p>6.5347093021</text:p>
          </table:table-cell>
          <table:table-cell table:formula="of:=POWER([.C752]-6.75;2)" office:value-type="float" office:value="0.0463500846022693" calcext:value-type="float">
            <text:p>0.046350084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35781" calcext:value-type="float">
            <text:p>6.735781</text:p>
          </table:table-cell>
          <table:table-cell office:value-type="float" office:value="6.5346913702" calcext:value-type="float">
            <text:p>6.5346913702</text:p>
          </table:table-cell>
          <table:table-cell table:formula="of:=POWER([.C753]-6.75;2)" office:value-type="float" office:value="0.0463578060663534" calcext:value-type="float">
            <text:p>0.046357806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46596" calcext:value-type="float">
            <text:p>6.746596</text:p>
          </table:table-cell>
          <table:table-cell office:value-type="float" office:value="6.5346703489" calcext:value-type="float">
            <text:p>6.5346703489</text:p>
          </table:table-cell>
          <table:table-cell table:formula="of:=POWER([.C754]-6.75;2)" office:value-type="float" office:value="0.0463668586428478" calcext:value-type="float">
            <text:p>0.0463668586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5688" calcext:value-type="float">
            <text:p>6.75688</text:p>
          </table:table-cell>
          <table:table-cell office:value-type="float" office:value="6.534646766" calcext:value-type="float">
            <text:p>6.534646766</text:p>
          </table:table-cell>
          <table:table-cell table:formula="of:=POWER([.C755]-6.75;2)" office:value-type="float" office:value="0.0463770153942588" calcext:value-type="float">
            <text:p>0.0463770154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666" calcext:value-type="float">
            <text:p>6.7666</text:p>
          </table:table-cell>
          <table:table-cell office:value-type="float" office:value="6.5346212851" calcext:value-type="float">
            <text:p>6.5346212851</text:p>
          </table:table-cell>
          <table:table-cell table:formula="of:=POWER([.C756]-6.75;2)" office:value-type="float" office:value="0.0463879908319755" calcext:value-type="float">
            <text:p>0.046387990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7573" calcext:value-type="float">
            <text:p>6.77573</text:p>
          </table:table-cell>
          <table:table-cell office:value-type="float" office:value="6.5345947149" calcext:value-type="float">
            <text:p>6.5345947149</text:p>
          </table:table-cell>
          <table:table-cell table:formula="of:=POWER([.C757]-6.75;2)" office:value-type="float" office:value="0.0463994368490123" calcext:value-type="float">
            <text:p>0.046399436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8425" calcext:value-type="float">
            <text:p>6.78425</text:p>
          </table:table-cell>
          <table:table-cell office:value-type="float" office:value="6.5345679787" calcext:value-type="float">
            <text:p>6.5345679787</text:p>
          </table:table-cell>
          <table:table-cell table:formula="of:=POWER([.C758]-6.75;2)" office:value-type="float" office:value="0.0464109558014036" calcext:value-type="float">
            <text:p>0.0464109558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92147" calcext:value-type="float">
            <text:p>6.792147</text:p>
          </table:table-cell>
          <table:table-cell office:value-type="float" office:value="6.5345420766" calcext:value-type="float">
            <text:p>6.5345420766</text:p>
          </table:table-cell>
          <table:table-cell table:formula="of:=POWER([.C759]-6.75;2)" office:value-type="float" office:value="0.0464221167558402" calcext:value-type="float">
            <text:p>0.0464221168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99413" calcext:value-type="float">
            <text:p>6.799413</text:p>
          </table:table-cell>
          <table:table-cell office:value-type="float" office:value="6.5345180553" calcext:value-type="float">
            <text:p>6.5345180553</text:p>
          </table:table-cell>
          <table:table-cell table:formula="of:=POWER([.C760]-6.75;2)" office:value-type="float" office:value="0.0464324684916937" calcext:value-type="float">
            <text:p>0.046432468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06042" calcext:value-type="float">
            <text:p>6.806042</text:p>
          </table:table-cell>
          <table:table-cell office:value-type="float" office:value="6.5344969404" calcext:value-type="float">
            <text:p>6.5344969404</text:p>
          </table:table-cell>
          <table:table-cell table:formula="of:=POWER([.C761]-6.75;2)" office:value-type="float" office:value="0.046441568696961" calcext:value-type="float">
            <text:p>0.0464415687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12032" calcext:value-type="float">
            <text:p>6.812032</text:p>
          </table:table-cell>
          <table:table-cell office:value-type="float" office:value="6.5344796936" calcext:value-type="float">
            <text:p>6.5344796936</text:p>
          </table:table-cell>
          <table:table-cell table:formula="of:=POWER([.C762]-6.75;2)" office:value-type="float" office:value="0.04644900247075" calcext:value-type="float">
            <text:p>0.0464490025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1738" calcext:value-type="float">
            <text:p>6.81738</text:p>
          </table:table-cell>
          <table:table-cell office:value-type="float" office:value="6.5344671362" calcext:value-type="float">
            <text:p>6.5344671362</text:p>
          </table:table-cell>
          <table:table-cell table:formula="of:=POWER([.C763]-6.75;2)" office:value-type="float" office:value="0.0464544153778294" calcext:value-type="float">
            <text:p>0.046454415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22083" calcext:value-type="float">
            <text:p>6.822083</text:p>
          </table:table-cell>
          <table:table-cell office:value-type="float" office:value="6.5344598894" calcext:value-type="float">
            <text:p>6.5344598894</text:p>
          </table:table-cell>
          <table:table-cell table:formula="of:=POWER([.C764]-6.75;2)" office:value-type="float" office:value="0.0464575392774603" calcext:value-type="float">
            <text:p>0.0464575393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26132" calcext:value-type="float">
            <text:p>6.826132</text:p>
          </table:table-cell>
          <table:table-cell office:value-type="float" office:value="6.5344583021" calcext:value-type="float">
            <text:p>6.5344583021</text:p>
          </table:table-cell>
          <table:table-cell table:formula="of:=POWER([.C765]-6.75;2)" office:value-type="float" office:value="0.0464582235336149" calcext:value-type="float">
            <text:p>0.046458223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29517" calcext:value-type="float">
            <text:p>6.829517</text:p>
          </table:table-cell>
          <table:table-cell office:value-type="float" office:value="6.534462417" calcext:value-type="float">
            <text:p>6.534462417</text:p>
          </table:table-cell>
          <table:table-cell table:formula="of:=POWER([.C766]-6.75;2)" office:value-type="float" office:value="0.0464564496854818" calcext:value-type="float">
            <text:p>0.046456449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832221" calcext:value-type="float">
            <text:p>6.832221</text:p>
          </table:table-cell>
          <table:table-cell office:value-type="float" office:value="6.5344719404" calcext:value-type="float">
            <text:p>6.5344719404</text:p>
          </table:table-cell>
          <table:table-cell table:formula="of:=POWER([.C767]-6.75;2)" office:value-type="float" office:value="0.0464523444749413" calcext:value-type="float">
            <text:p>0.046452344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834223" calcext:value-type="float">
            <text:p>6.834223</text:p>
          </table:table-cell>
          <table:table-cell office:value-type="float" office:value="6.5344862255" calcext:value-type="float">
            <text:p>6.5344862255</text:p>
          </table:table-cell>
          <table:table-cell table:formula="of:=POWER([.C768]-6.75;2)" office:value-type="float" office:value="0.0464461869992367" calcext:value-type="float">
            <text:p>0.046446187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835498" calcext:value-type="float">
            <text:p>6.835498</text:p>
          </table:table-cell>
          <table:table-cell office:value-type="float" office:value="6.5345043021" calcext:value-type="float">
            <text:p>6.5345043021</text:p>
          </table:table-cell>
          <table:table-cell table:formula="of:=POWER([.C769]-6.75;2)" office:value-type="float" office:value="0.046438395813408" calcext:value-type="float">
            <text:p>0.0464383958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836013" calcext:value-type="float">
            <text:p>6.836013</text:p>
          </table:table-cell>
          <table:table-cell office:value-type="float" office:value="6.5345249234" calcext:value-type="float">
            <text:p>6.5345249234</text:p>
          </table:table-cell>
          <table:table-cell table:formula="of:=POWER([.C770]-6.75;2)" office:value-type="float" office:value="0.0464295086357758" calcext:value-type="float">
            <text:p>0.0464295086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35735" calcext:value-type="float">
            <text:p>6.835735</text:p>
          </table:table-cell>
          <table:table-cell office:value-type="float" office:value="6.5345466383" calcext:value-type="float">
            <text:p>6.5345466383</text:p>
          </table:table-cell>
          <table:table-cell table:formula="of:=POWER([.C771]-6.75;2)" office:value-type="float" office:value="0.046420151067831" calcext:value-type="float">
            <text:p>0.0464201511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834624" calcext:value-type="float">
            <text:p>6.834624</text:p>
          </table:table-cell>
          <table:table-cell office:value-type="float" office:value="6.5345678894" calcext:value-type="float">
            <text:p>6.5345678894</text:p>
          </table:table-cell>
          <table:table-cell table:formula="of:=POWER([.C772]-6.75;2)" office:value-type="float" office:value="0.0464109942775707" calcext:value-type="float">
            <text:p>0.0464109943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832639" calcext:value-type="float">
            <text:p>6.832639</text:p>
          </table:table-cell>
          <table:table-cell office:value-type="float" office:value="6.5345871277" calcext:value-type="float">
            <text:p>6.5345871277</text:p>
          </table:table-cell>
          <table:table-cell table:formula="of:=POWER([.C773]-6.75;2)" office:value-type="float" office:value="0.0464027055525361" calcext:value-type="float">
            <text:p>0.046402705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829736" calcext:value-type="float">
            <text:p>6.829736</text:p>
          </table:table-cell>
          <table:table-cell office:value-type="float" office:value="6.5346029149" calcext:value-type="float">
            <text:p>6.5346029149</text:p>
          </table:table-cell>
          <table:table-cell table:formula="of:=POWER([.C774]-6.75;2)" office:value-type="float" office:value="0.0463959042695767" calcext:value-type="float">
            <text:p>0.0463959043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25871" calcext:value-type="float">
            <text:p>6.825871</text:p>
          </table:table-cell>
          <table:table-cell office:value-type="float" office:value="6.5346140553" calcext:value-type="float">
            <text:p>6.5346140553</text:p>
          </table:table-cell>
          <table:table-cell table:formula="of:=POWER([.C775]-6.75;2)" office:value-type="float" office:value="0.0463911051743112" calcext:value-type="float">
            <text:p>0.0463911052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20997" calcext:value-type="float">
            <text:p>6.820997</text:p>
          </table:table-cell>
          <table:table-cell office:value-type="float" office:value="6.5346196723" calcext:value-type="float">
            <text:p>6.5346196723</text:p>
          </table:table-cell>
          <table:table-cell table:formula="of:=POWER([.C776]-6.75;2)" office:value-type="float" office:value="0.0463886855601595" calcext:value-type="float">
            <text:p>0.0463886856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15075" calcext:value-type="float">
            <text:p>6.815075</text:p>
          </table:table-cell>
          <table:table-cell office:value-type="float" office:value="6.5346193149" calcext:value-type="float">
            <text:p>6.5346193149</text:p>
          </table:table-cell>
          <table:table-cell table:formula="of:=POWER([.C777]-6.75;2)" office:value-type="float" office:value="0.0463888395141452" calcext:value-type="float">
            <text:p>0.0463888395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808065" calcext:value-type="float">
            <text:p>6.808065</text:p>
          </table:table-cell>
          <table:table-cell office:value-type="float" office:value="6.5346129787" calcext:value-type="float">
            <text:p>6.5346129787</text:p>
          </table:table-cell>
          <table:table-cell table:formula="of:=POWER([.C778]-6.75;2)" office:value-type="float" office:value="0.0463915689444866" calcext:value-type="float">
            <text:p>0.0463915689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99938" calcext:value-type="float">
            <text:p>6.799938</text:p>
          </table:table-cell>
          <table:table-cell office:value-type="float" office:value="6.5346011489" calcext:value-type="float">
            <text:p>6.5346011489</text:p>
          </table:table-cell>
          <table:table-cell table:formula="of:=POWER([.C779]-6.75;2)" office:value-type="float" office:value="0.0463966650551999" calcext:value-type="float">
            <text:p>0.0463966651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90674" calcext:value-type="float">
            <text:p>6.790674</text:p>
          </table:table-cell>
          <table:table-cell office:value-type="float" office:value="6.5345847745" calcext:value-type="float">
            <text:p>6.5345847745</text:p>
          </table:table-cell>
          <table:table-cell table:formula="of:=POWER([.C780]-6.75;2)" office:value-type="float" office:value="0.0464037193772159" calcext:value-type="float">
            <text:p>0.046403719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80268" calcext:value-type="float">
            <text:p>6.780268</text:p>
          </table:table-cell>
          <table:table-cell office:value-type="float" office:value="6.5345652255" calcext:value-type="float">
            <text:p>6.5345652255</text:p>
          </table:table-cell>
          <table:table-cell table:formula="of:=POWER([.C781]-6.75;2)" office:value-type="float" office:value="0.046412142063866" calcext:value-type="float">
            <text:p>0.046412142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68733" calcext:value-type="float">
            <text:p>6.768733</text:p>
          </table:table-cell>
          <table:table-cell office:value-type="float" office:value="6.534544217" calcext:value-type="float">
            <text:p>6.534544217</text:p>
          </table:table-cell>
          <table:table-cell table:formula="of:=POWER([.C782]-6.75;2)" office:value-type="float" office:value="0.0464211944281432" calcext:value-type="float">
            <text:p>0.0464211944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56106" calcext:value-type="float">
            <text:p>6.756106</text:p>
          </table:table-cell>
          <table:table-cell office:value-type="float" office:value="6.5345237106" calcext:value-type="float">
            <text:p>6.5345237106</text:p>
          </table:table-cell>
          <table:table-cell table:formula="of:=POWER([.C783]-6.75;2)" office:value-type="float" office:value="0.0464300312935924" calcext:value-type="float">
            <text:p>0.0464300313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42449" calcext:value-type="float">
            <text:p>6.742449</text:p>
          </table:table-cell>
          <table:table-cell office:value-type="float" office:value="6.5345057915" calcext:value-type="float">
            <text:p>6.5345057915</text:p>
          </table:table-cell>
          <table:table-cell table:formula="of:=POWER([.C784]-6.75;2)" office:value-type="float" office:value="0.0464377538970415" calcext:value-type="float">
            <text:p>0.0464377539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27852" calcext:value-type="float">
            <text:p>6.727852</text:p>
          </table:table-cell>
          <table:table-cell office:value-type="float" office:value="6.5344925362" calcext:value-type="float">
            <text:p>6.5344925362</text:p>
          </table:table-cell>
          <table:table-cell table:formula="of:=POWER([.C785]-6.75;2)" office:value-type="float" office:value="0.0464434669535082" calcext:value-type="float">
            <text:p>0.046443467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12438" calcext:value-type="float">
            <text:p>6.712438</text:p>
          </table:table-cell>
          <table:table-cell office:value-type="float" office:value="6.5344858809" calcext:value-type="float">
            <text:p>6.5344858809</text:p>
          </table:table-cell>
          <table:table-cell table:formula="of:=POWER([.C786]-6.75;2)" office:value-type="float" office:value="0.0464463355314489" calcext:value-type="float">
            <text:p>0.046446335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96356" calcext:value-type="float">
            <text:p>6.696356</text:p>
          </table:table-cell>
          <table:table-cell office:value-type="float" office:value="6.5344874681" calcext:value-type="float">
            <text:p>6.5344874681</text:p>
          </table:table-cell>
          <table:table-cell table:formula="of:=POWER([.C787]-6.75;2)" office:value-type="float" office:value="0.0464456514059485" calcext:value-type="float">
            <text:p>0.0464456514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79785" calcext:value-type="float">
            <text:p>6.679785</text:p>
          </table:table-cell>
          <table:table-cell office:value-type="float" office:value="6.5344985404" calcext:value-type="float">
            <text:p>6.5344985404</text:p>
          </table:table-cell>
          <table:table-cell table:formula="of:=POWER([.C788]-6.75;2)" office:value-type="float" office:value="0.0464408790897306" calcext:value-type="float">
            <text:p>0.0464408791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6292" calcext:value-type="float">
            <text:p>6.66292</text:p>
          </table:table-cell>
          <table:table-cell office:value-type="float" office:value="6.5345198" calcext:value-type="float">
            <text:p>6.5345198</text:p>
          </table:table-cell>
          <table:table-cell table:formula="of:=POWER([.C789]-6.75;2)" office:value-type="float" office:value="0.04643171659204" calcext:value-type="float">
            <text:p>0.0464317166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45969" calcext:value-type="float">
            <text:p>6.645969</text:p>
          </table:table-cell>
          <table:table-cell office:value-type="float" office:value="6.5345513574" calcext:value-type="float">
            <text:p>6.5345513574</text:p>
          </table:table-cell>
          <table:table-cell table:formula="of:=POWER([.C790]-6.75;2)" office:value-type="float" office:value="0.0464181175981826" calcext:value-type="float">
            <text:p>0.0464181176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29139" calcext:value-type="float">
            <text:p>6.629139</text:p>
          </table:table-cell>
          <table:table-cell office:value-type="float" office:value="6.5345926766" calcext:value-type="float">
            <text:p>6.5345926766</text:p>
          </table:table-cell>
          <table:table-cell table:formula="of:=POWER([.C791]-6.75;2)" office:value-type="float" office:value="0.0464003149743522" calcext:value-type="float">
            <text:p>0.046400315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12624" calcext:value-type="float">
            <text:p>6.612624</text:p>
          </table:table-cell>
          <table:table-cell office:value-type="float" office:value="6.5346425745" calcext:value-type="float">
            <text:p>6.5346425745</text:p>
          </table:table-cell>
          <table:table-cell table:formula="of:=POWER([.C792]-6.75;2)" office:value-type="float" office:value="0.0463788207179879" calcext:value-type="float">
            <text:p>0.0463788207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96591" calcext:value-type="float">
            <text:p>6.596591</text:p>
          </table:table-cell>
          <table:table-cell office:value-type="float" office:value="6.5346992638" calcext:value-type="float">
            <text:p>6.5346992638</text:p>
          </table:table-cell>
          <table:table-cell table:formula="of:=POWER([.C793]-6.75;2)" office:value-type="float" office:value="0.0463544070082618" calcext:value-type="float">
            <text:p>0.04635440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81169" calcext:value-type="float">
            <text:p>6.581169</text:p>
          </table:table-cell>
          <table:table-cell office:value-type="float" office:value="6.5347604596" calcext:value-type="float">
            <text:p>6.5347604596</text:p>
          </table:table-cell>
          <table:table-cell table:formula="of:=POWER([.C794]-6.75;2)" office:value-type="float" office:value="0.0463280597516032" calcext:value-type="float">
            <text:p>0.046328059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566438" calcext:value-type="float">
            <text:p>6.566438</text:p>
          </table:table-cell>
          <table:table-cell office:value-type="float" office:value="6.5348235149" calcext:value-type="float">
            <text:p>6.5348235149</text:p>
          </table:table-cell>
          <table:table-cell table:formula="of:=POWER([.C795]-6.75;2)" office:value-type="float" office:value="0.0463009197399904" calcext:value-type="float">
            <text:p>0.046300919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552424" calcext:value-type="float">
            <text:p>6.552424</text:p>
          </table:table-cell>
          <table:table-cell office:value-type="float" office:value="6.5348856128" calcext:value-type="float">
            <text:p>6.5348856128</text:p>
          </table:table-cell>
          <table:table-cell table:formula="of:=POWER([.C796]-6.75;2)" office:value-type="float" office:value="0.0462741995804315" calcext:value-type="float">
            <text:p>0.046274199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391" calcext:value-type="float">
            <text:p>6.5391</text:p>
          </table:table-cell>
          <table:table-cell office:value-type="float" office:value="6.5349439489" calcext:value-type="float">
            <text:p>6.5349439489</text:p>
          </table:table-cell>
          <table:table-cell table:formula="of:=POWER([.C797]-6.75;2)" office:value-type="float" office:value="0.046249105114726" calcext:value-type="float">
            <text:p>0.046249105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526389" calcext:value-type="float">
            <text:p>6.526389</text:p>
          </table:table-cell>
          <table:table-cell office:value-type="float" office:value="6.5349959362" calcext:value-type="float">
            <text:p>6.5349959362</text:p>
          </table:table-cell>
          <table:table-cell table:formula="of:=POWER([.C798]-6.75;2)" office:value-type="float" office:value="0.0462267474505146" calcext:value-type="float">
            <text:p>0.0462267475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514173" calcext:value-type="float">
            <text:p>6.514173</text:p>
          </table:table-cell>
          <table:table-cell office:value-type="float" office:value="6.5350394" calcext:value-type="float">
            <text:p>6.5350394</text:p>
          </table:table-cell>
          <table:table-cell table:formula="of:=POWER([.C799]-6.75;2)" office:value-type="float" office:value="0.0462080595523602" calcext:value-type="float">
            <text:p>0.0462080596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502313" calcext:value-type="float">
            <text:p>6.502313</text:p>
          </table:table-cell>
          <table:table-cell office:value-type="float" office:value="6.5350727277" calcext:value-type="float">
            <text:p>6.5350727277</text:p>
          </table:table-cell>
          <table:table-cell table:formula="of:=POWER([.C800]-6.75;2)" office:value-type="float" office:value="0.0461937323783182" calcext:value-type="float">
            <text:p>0.046193732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490658" calcext:value-type="float">
            <text:p>6.490658</text:p>
          </table:table-cell>
          <table:table-cell office:value-type="float" office:value="6.5350949447" calcext:value-type="float">
            <text:p>6.5350949447</text:p>
          </table:table-cell>
          <table:table-cell table:formula="of:=POWER([.C801]-6.75;2)" office:value-type="float" office:value="0.0461841827934961" calcext:value-type="float">
            <text:p>0.0461841828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479068" calcext:value-type="float">
            <text:p>6.479068</text:p>
          </table:table-cell>
          <table:table-cell office:value-type="float" office:value="6.535105783" calcext:value-type="float">
            <text:p>6.535105783</text:p>
          </table:table-cell>
          <table:table-cell table:formula="of:=POWER([.C802]-6.75;2)" office:value-type="float" office:value="0.0461795245000432" calcext:value-type="float">
            <text:p>0.046179524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467425" calcext:value-type="float">
            <text:p>6.467425</text:p>
          </table:table-cell>
          <table:table-cell office:value-type="float" office:value="6.5351056298" calcext:value-type="float">
            <text:p>6.5351056298</text:p>
          </table:table-cell>
          <table:table-cell table:formula="of:=POWER([.C803]-6.75;2)" office:value-type="float" office:value="0.0461795903436545" calcext:value-type="float">
            <text:p>0.0461795903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455646" calcext:value-type="float">
            <text:p>6.455646</text:p>
          </table:table-cell>
          <table:table-cell office:value-type="float" office:value="6.5350954638" calcext:value-type="float">
            <text:p>6.5350954638</text:p>
          </table:table-cell>
          <table:table-cell table:formula="of:=POWER([.C804]-6.75;2)" office:value-type="float" office:value="0.046183959679337" calcext:value-type="float">
            <text:p>0.0461839597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443691" calcext:value-type="float">
            <text:p>6.443691</text:p>
          </table:table-cell>
          <table:table-cell office:value-type="float" office:value="6.5350767319" calcext:value-type="float">
            <text:p>6.5350767319</text:p>
          </table:table-cell>
          <table:table-cell table:formula="of:=POWER([.C805]-6.75;2)" office:value-type="float" office:value="0.0461920111707844" calcext:value-type="float">
            <text:p>0.046192011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431558" calcext:value-type="float">
            <text:p>6.431558</text:p>
          </table:table-cell>
          <table:table-cell office:value-type="float" office:value="6.5350511745" calcext:value-type="float">
            <text:p>6.5350511745</text:p>
          </table:table-cell>
          <table:table-cell table:formula="of:=POWER([.C806]-6.75;2)" office:value-type="float" office:value="0.0462029975838293" calcext:value-type="float">
            <text:p>0.0462029976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419283" calcext:value-type="float">
            <text:p>6.419283</text:p>
          </table:table-cell>
          <table:table-cell office:value-type="float" office:value="6.5350206894" calcext:value-type="float">
            <text:p>6.5350206894</text:p>
          </table:table-cell>
          <table:table-cell table:formula="of:=POWER([.C807]-6.75;2)" office:value-type="float" office:value="0.0462161039860515" calcext:value-type="float">
            <text:p>0.046216104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406922" calcext:value-type="float">
            <text:p>6.406922</text:p>
          </table:table-cell>
          <table:table-cell office:value-type="float" office:value="6.5349871574" calcext:value-type="float">
            <text:p>6.5349871574</text:p>
          </table:table-cell>
          <table:table-cell table:formula="of:=POWER([.C808]-6.75;2)" office:value-type="float" office:value="0.0462305224829325" calcext:value-type="float">
            <text:p>0.0462305225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394545" calcext:value-type="float">
            <text:p>6.394545</text:p>
          </table:table-cell>
          <table:table-cell office:value-type="float" office:value="6.5349523574" calcext:value-type="float">
            <text:p>6.5349523574</text:p>
          </table:table-cell>
          <table:table-cell table:formula="of:=POWER([.C809]-6.75;2)" office:value-type="float" office:value="0.0462454885878174" calcext:value-type="float">
            <text:p>0.0462454886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382215" calcext:value-type="float">
            <text:p>6.382215</text:p>
          </table:table-cell>
          <table:table-cell office:value-type="float" office:value="6.5349178596" calcext:value-type="float">
            <text:p>6.5349178596</text:p>
          </table:table-cell>
          <table:table-cell table:formula="of:=POWER([.C810]-6.75;2)" office:value-type="float" office:value="0.0462603271190452" calcext:value-type="float">
            <text:p>0.046260327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369978" calcext:value-type="float">
            <text:p>6.369978</text:p>
          </table:table-cell>
          <table:table-cell office:value-type="float" office:value="6.534885017" calcext:value-type="float">
            <text:p>6.534885017</text:p>
          </table:table-cell>
          <table:table-cell table:formula="of:=POWER([.C811]-6.75;2)" office:value-type="float" office:value="0.0462744559110904" calcext:value-type="float">
            <text:p>0.0462744559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357848" calcext:value-type="float">
            <text:p>6.357848</text:p>
          </table:table-cell>
          <table:table-cell office:value-type="float" office:value="6.534854983" calcext:value-type="float">
            <text:p>6.534854983</text:p>
          </table:table-cell>
          <table:table-cell table:formula="of:=POWER([.C812]-6.75;2)" office:value-type="float" office:value="0.0462873783399304" calcext:value-type="float">
            <text:p>0.046287378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345805" calcext:value-type="float">
            <text:p>6.345805</text:p>
          </table:table-cell>
          <table:table-cell office:value-type="float" office:value="6.5348287702" calcext:value-type="float">
            <text:p>6.5348287702</text:p>
          </table:table-cell>
          <table:table-cell table:formula="of:=POWER([.C813]-6.75;2)" office:value-type="float" office:value="0.0462986581336445" calcext:value-type="float">
            <text:p>0.046298658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333792" calcext:value-type="float">
            <text:p>6.333792</text:p>
          </table:table-cell>
          <table:table-cell office:value-type="float" office:value="6.5348073447" calcext:value-type="float">
            <text:p>6.5348073447</text:p>
          </table:table-cell>
          <table:table-cell table:formula="of:=POWER([.C814]-6.75;2)" office:value-type="float" office:value="0.0463078788950647" calcext:value-type="float">
            <text:p>0.0463078789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321719" calcext:value-type="float">
            <text:p>6.321719</text:p>
          </table:table-cell>
          <table:table-cell office:value-type="float" office:value="6.5347917191" calcext:value-type="float">
            <text:p>6.5347917191</text:p>
          </table:table-cell>
          <table:table-cell table:formula="of:=POWER([.C815]-6.75;2)" office:value-type="float" office:value="0.0463146041679332" calcext:value-type="float">
            <text:p>0.046314604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309472" calcext:value-type="float">
            <text:p>6.309472</text:p>
          </table:table-cell>
          <table:table-cell office:value-type="float" office:value="6.5347830383" calcext:value-type="float">
            <text:p>6.5347830383</text:p>
          </table:table-cell>
          <table:table-cell table:formula="of:=POWER([.C816]-6.75;2)" office:value-type="float" office:value="0.0463183406033791" calcext:value-type="float">
            <text:p>0.046318340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296917" calcext:value-type="float">
            <text:p>6.296917</text:p>
          </table:table-cell>
          <table:table-cell office:value-type="float" office:value="6.5347826213" calcext:value-type="float">
            <text:p>6.5347826213</text:p>
          </table:table-cell>
          <table:table-cell table:formula="of:=POWER([.C817]-6.75;2)" office:value-type="float" office:value="0.0463185200944993" calcext:value-type="float">
            <text:p>0.046318520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28391" calcext:value-type="float">
            <text:p>6.28391</text:p>
          </table:table-cell>
          <table:table-cell office:value-type="float" office:value="6.5347919787" calcext:value-type="float">
            <text:p>6.5347919787</text:p>
          </table:table-cell>
          <table:table-cell table:formula="of:=POWER([.C818]-6.75;2)" office:value-type="float" office:value="0.0463144924318611" calcext:value-type="float">
            <text:p>0.0463144924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270293" calcext:value-type="float">
            <text:p>6.270293</text:p>
          </table:table-cell>
          <table:table-cell office:value-type="float" office:value="6.5348127362" calcext:value-type="float">
            <text:p>6.5348127362</text:p>
          </table:table-cell>
          <table:table-cell table:formula="of:=POWER([.C819]-6.75;2)" office:value-type="float" office:value="0.0463055585017307" calcext:value-type="float">
            <text:p>0.0463055585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255877" calcext:value-type="float">
            <text:p>6.255877</text:p>
          </table:table-cell>
          <table:table-cell office:value-type="float" office:value="6.5348464936" calcext:value-type="float">
            <text:p>6.5348464936</text:p>
          </table:table-cell>
          <table:table-cell table:formula="of:=POWER([.C820]-6.75;2)" office:value-type="float" office:value="0.0462910313162149" calcext:value-type="float">
            <text:p>0.046291031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24039" calcext:value-type="float">
            <text:p>6.24039</text:p>
          </table:table-cell>
          <table:table-cell office:value-type="float" office:value="6.5348945787" calcext:value-type="float">
            <text:p>6.5348945787</text:p>
          </table:table-cell>
          <table:table-cell table:formula="of:=POWER([.C821]-6.75;2)" office:value-type="float" office:value="0.0462703422726503" calcext:value-type="float">
            <text:p>0.0462703423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223366" calcext:value-type="float">
            <text:p>6.223366</text:p>
          </table:table-cell>
          <table:table-cell office:value-type="float" office:value="6.5349577149" calcext:value-type="float">
            <text:p>6.5349577149</text:p>
          </table:table-cell>
          <table:table-cell table:formula="of:=POWER([.C822]-6.75;2)" office:value-type="float" office:value="0.0462431843810297" calcext:value-type="float">
            <text:p>0.0462431844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203861" calcext:value-type="float">
            <text:p>6.203861</text:p>
          </table:table-cell>
          <table:table-cell office:value-type="float" office:value="6.5350355149" calcext:value-type="float">
            <text:p>6.5350355149</text:p>
          </table:table-cell>
          <table:table-cell table:formula="of:=POWER([.C823]-6.75;2)" office:value-type="float" office:value="0.0462097298543083" calcext:value-type="float">
            <text:p>0.0462097299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179718" calcext:value-type="float">
            <text:p>6.179718</text:p>
          </table:table-cell>
          <table:table-cell office:value-type="float" office:value="6.5351257362" calcext:value-type="float">
            <text:p>6.5351257362</text:p>
          </table:table-cell>
          <table:table-cell table:formula="of:=POWER([.C824]-6.75;2)" office:value-type="float" office:value="0.0461709492435918" calcext:value-type="float">
            <text:p>0.0461709492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145119" calcext:value-type="float">
            <text:p>6.145119</text:p>
          </table:table-cell>
          <table:table-cell office:value-type="float" office:value="6.5352228298" calcext:value-type="float">
            <text:p>6.5352228298</text:p>
          </table:table-cell>
          <table:table-cell table:formula="of:=POWER([.C825]-6.75;2)" office:value-type="float" office:value="0.0461292328391196" calcext:value-type="float">
            <text:p>0.0461292328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078977" calcext:value-type="float">
            <text:p>6.078977</text:p>
          </table:table-cell>
          <table:table-cell office:value-type="float" office:value="6.5353140723" calcext:value-type="float">
            <text:p>6.5353140723</text:p>
          </table:table-cell>
          <table:table-cell table:formula="of:=POWER([.C826]-6.75;2)" office:value-type="float" office:value="0.0460900475524095" calcext:value-type="float">
            <text:p>0.0460900476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.815458" calcext:value-type="float">
            <text:p>5.815458</text:p>
          </table:table-cell>
          <table:table-cell office:value-type="float" office:value="6.5353623532" calcext:value-type="float">
            <text:p>6.5353623532</text:p>
          </table:table-cell>
          <table:table-cell table:formula="of:=POWER([.C827]-6.75;2)" office:value-type="float" office:value="0.0460693194238415" calcext:value-type="float">
            <text:p>0.0460693194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13759" calcext:value-type="float">
            <text:p>6.813759</text:p>
          </table:table-cell>
          <table:table-cell office:value-type="float" office:value="6.5350828511" calcext:value-type="float">
            <text:p>6.5350828511</text:p>
          </table:table-cell>
          <table:table-cell table:formula="of:=POWER([.C828]-6.75;2)" office:value-type="float" office:value="0.0461893808913046" calcext:value-type="float">
            <text:p>0.046189380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38957" calcext:value-type="float">
            <text:p>6.38957</text:p>
          </table:table-cell>
          <table:table-cell office:value-type="float" office:value="6.5353804596" calcext:value-type="float">
            <text:p>6.5353804596</text:p>
          </table:table-cell>
          <table:table-cell table:formula="of:=POWER([.C829]-6.75;2)" office:value-type="float" office:value="0.0460615471215073" calcext:value-type="float">
            <text:p>0.046061547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317502" calcext:value-type="float">
            <text:p>6.317502</text:p>
          </table:table-cell>
          <table:table-cell office:value-type="float" office:value="6.5356528255" calcext:value-type="float">
            <text:p>6.5356528255</text:p>
          </table:table-cell>
          <table:table-cell table:formula="of:=POWER([.C830]-6.75;2)" office:value-type="float" office:value="0.0459447112161336" calcext:value-type="float">
            <text:p>0.0459447112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28923" calcext:value-type="float">
            <text:p>6.28923</text:p>
          </table:table-cell>
          <table:table-cell office:value-type="float" office:value="6.5358786213" calcext:value-type="float">
            <text:p>6.5358786213</text:p>
          </table:table-cell>
          <table:table-cell table:formula="of:=POWER([.C831]-6.75;2)" office:value-type="float" office:value="0.0458479648163887" calcext:value-type="float">
            <text:p>0.045847964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276216" calcext:value-type="float">
            <text:p>6.276216</text:p>
          </table:table-cell>
          <table:table-cell office:value-type="float" office:value="6.5360661447" calcext:value-type="float">
            <text:p>6.5360661447</text:p>
          </table:table-cell>
          <table:table-cell table:formula="of:=POWER([.C832]-6.75;2)" office:value-type="float" office:value="0.0457676944435212" calcext:value-type="float">
            <text:p>0.0457676944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270916" calcext:value-type="float">
            <text:p>6.270916</text:p>
          </table:table-cell>
          <table:table-cell office:value-type="float" office:value="6.536214966" calcext:value-type="float">
            <text:p>6.536214966</text:p>
          </table:table-cell>
          <table:table-cell table:formula="of:=POWER([.C833]-6.75;2)" office:value-type="float" office:value="0.0457040407623811" calcext:value-type="float">
            <text:p>0.0457040408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270344" calcext:value-type="float">
            <text:p>6.270344</text:p>
          </table:table-cell>
          <table:table-cell office:value-type="float" office:value="6.5363228298" calcext:value-type="float">
            <text:p>6.5363228298</text:p>
          </table:table-cell>
          <table:table-cell table:formula="of:=POWER([.C834]-6.75;2)" office:value-type="float" office:value="0.04565793306468" calcext:value-type="float">
            <text:p>0.0456579331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272968" calcext:value-type="float">
            <text:p>6.272968</text:p>
          </table:table-cell>
          <table:table-cell office:value-type="float" office:value="6.5363881319" calcext:value-type="float">
            <text:p>6.5363881319</text:p>
          </table:table-cell>
          <table:table-cell table:formula="of:=POWER([.C835]-6.75;2)" office:value-type="float" office:value="0.0456300301931718" calcext:value-type="float">
            <text:p>0.0456300302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277834" calcext:value-type="float">
            <text:p>6.277834</text:p>
          </table:table-cell>
          <table:table-cell office:value-type="float" office:value="6.5364110851" calcext:value-type="float">
            <text:p>6.5364110851</text:p>
          </table:table-cell>
          <table:table-cell table:formula="of:=POWER([.C836]-6.75;2)" office:value-type="float" office:value="0.0456202245681594" calcext:value-type="float">
            <text:p>0.045620224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284271" calcext:value-type="float">
            <text:p>6.284271</text:p>
          </table:table-cell>
          <table:table-cell office:value-type="float" office:value="6.5363942383" calcext:value-type="float">
            <text:p>6.5363942383</text:p>
          </table:table-cell>
          <table:table-cell table:formula="of:=POWER([.C837]-6.75;2)" office:value-type="float" office:value="0.0456274214314373" calcext:value-type="float">
            <text:p>0.045627421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291777" calcext:value-type="float">
            <text:p>6.291777</text:p>
          </table:table-cell>
          <table:table-cell office:value-type="float" office:value="6.5363425915" calcext:value-type="float">
            <text:p>6.5363425915</text:p>
          </table:table-cell>
          <table:table-cell table:formula="of:=POWER([.C838]-6.75;2)" office:value-type="float" office:value="0.0456494882069357" calcext:value-type="float">
            <text:p>0.045649488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299978" calcext:value-type="float">
            <text:p>6.299978</text:p>
          </table:table-cell>
          <table:table-cell office:value-type="float" office:value="6.536263383" calcext:value-type="float">
            <text:p>6.536263383</text:p>
          </table:table-cell>
          <table:table-cell table:formula="of:=POWER([.C839]-6.75;2)" office:value-type="float" office:value="0.0456833414466048" calcext:value-type="float">
            <text:p>0.045683341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308611" calcext:value-type="float">
            <text:p>6.308611</text:p>
          </table:table-cell>
          <table:table-cell office:value-type="float" office:value="6.5361655702" calcext:value-type="float">
            <text:p>6.5361655702</text:p>
          </table:table-cell>
          <table:table-cell table:formula="of:=POWER([.C840]-6.75;2)" office:value-type="float" office:value="0.0457251633678913" calcext:value-type="float">
            <text:p>0.045725163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317516" calcext:value-type="float">
            <text:p>6.317516</text:p>
          </table:table-cell>
          <table:table-cell office:value-type="float" office:value="6.5360591319" calcext:value-type="float">
            <text:p>6.5360591319</text:p>
          </table:table-cell>
          <table:table-cell table:formula="of:=POWER([.C841]-6.75;2)" office:value-type="float" office:value="0.0457706950433816" calcext:value-type="float">
            <text:p>0.04577069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326632" calcext:value-type="float">
            <text:p>6.326632</text:p>
          </table:table-cell>
          <table:table-cell office:value-type="float" office:value="6.5359542383" calcext:value-type="float">
            <text:p>6.5359542383</text:p>
          </table:table-cell>
          <table:table-cell table:formula="of:=POWER([.C842]-6.75;2)" office:value-type="float" office:value="0.045815588101733" calcext:value-type="float">
            <text:p>0.0458155881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33598" calcext:value-type="float">
            <text:p>6.33598</text:p>
          </table:table-cell>
          <table:table-cell office:value-type="float" office:value="6.5358603745" calcext:value-type="float">
            <text:p>6.5358603745</text:p>
          </table:table-cell>
          <table:table-cell table:formula="of:=POWER([.C843]-6.75;2)" office:value-type="float" office:value="0.0458557792092801" calcext:value-type="float">
            <text:p>0.0458557792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345649" calcext:value-type="float">
            <text:p>6.345649</text:p>
          </table:table-cell>
          <table:table-cell office:value-type="float" office:value="6.5357855745" calcext:value-type="float">
            <text:p>6.5357855745</text:p>
          </table:table-cell>
          <table:table-cell table:formula="of:=POWER([.C844]-6.75;2)" office:value-type="float" office:value="0.045887820092295" calcext:value-type="float">
            <text:p>0.045887820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355773" calcext:value-type="float">
            <text:p>6.355773</text:p>
          </table:table-cell>
          <table:table-cell office:value-type="float" office:value="6.535735766" calcext:value-type="float">
            <text:p>6.535735766</text:p>
          </table:table-cell>
          <table:table-cell table:formula="of:=POWER([.C845]-6.75;2)" office:value-type="float" office:value="0.0459091619716067" calcext:value-type="float">
            <text:p>0.04590916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366505" calcext:value-type="float">
            <text:p>6.366505</text:p>
          </table:table-cell>
          <table:table-cell office:value-type="float" office:value="6.535714383" calcext:value-type="float">
            <text:p>6.535714383</text:p>
          </table:table-cell>
          <table:table-cell table:formula="of:=POWER([.C846]-6.75;2)" office:value-type="float" office:value="0.0459183256530706" calcext:value-type="float">
            <text:p>0.04591832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377994" calcext:value-type="float">
            <text:p>6.377994</text:p>
          </table:table-cell>
          <table:table-cell office:value-type="float" office:value="6.5357222128" calcext:value-type="float">
            <text:p>6.5357222128</text:p>
          </table:table-cell>
          <table:table-cell table:formula="of:=POWER([.C847]-6.75;2)" office:value-type="float" office:value="0.0459149700873286" calcext:value-type="float">
            <text:p>0.0459149701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39036" calcext:value-type="float">
            <text:p>6.39036</text:p>
          </table:table-cell>
          <table:table-cell office:value-type="float" office:value="6.5357575234" calcext:value-type="float">
            <text:p>6.5357575234</text:p>
          </table:table-cell>
          <table:table-cell table:formula="of:=POWER([.C848]-6.75;2)" office:value-type="float" office:value="0.0458998387797015" calcext:value-type="float">
            <text:p>0.045899838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403679" calcext:value-type="float">
            <text:p>6.403679</text:p>
          </table:table-cell>
          <table:table-cell office:value-type="float" office:value="6.5358164128" calcext:value-type="float">
            <text:p>6.5358164128</text:p>
          </table:table-cell>
          <table:table-cell table:formula="of:=POWER([.C849]-6.75;2)" office:value-type="float" office:value="0.04587460902586" calcext:value-type="float">
            <text:p>0.045874609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1797" calcext:value-type="float">
            <text:p>6.41797</text:p>
          </table:table-cell>
          <table:table-cell office:value-type="float" office:value="6.5358933532" calcext:value-type="float">
            <text:p>6.5358933532</text:p>
          </table:table-cell>
          <table:table-cell table:formula="of:=POWER([.C850]-6.75;2)" office:value-type="float" office:value="0.0458416562039401" calcext:value-type="float">
            <text:p>0.0458416562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43319" calcext:value-type="float">
            <text:p>6.43319</text:p>
          </table:table-cell>
          <table:table-cell office:value-type="float" office:value="6.535981834" calcext:value-type="float">
            <text:p>6.535981834</text:p>
          </table:table-cell>
          <table:table-cell table:formula="of:=POWER([.C851]-6.75;2)" office:value-type="float" office:value="0.0458037753780035" calcext:value-type="float">
            <text:p>0.0458037754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449239" calcext:value-type="float">
            <text:p>6.449239</text:p>
          </table:table-cell>
          <table:table-cell office:value-type="float" office:value="6.5360750511" calcext:value-type="float">
            <text:p>6.5360750511</text:p>
          </table:table-cell>
          <table:table-cell table:formula="of:=POWER([.C852]-6.75;2)" office:value-type="float" office:value="0.0457638837618676" calcext:value-type="float">
            <text:p>0.045763883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465968" calcext:value-type="float">
            <text:p>6.465968</text:p>
          </table:table-cell>
          <table:table-cell office:value-type="float" office:value="6.5361665447" calcext:value-type="float">
            <text:p>6.5361665447</text:p>
          </table:table-cell>
          <table:table-cell table:formula="of:=POWER([.C853]-6.75;2)" office:value-type="float" office:value="0.0457247466055369" calcext:value-type="float">
            <text:p>0.045724746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483195" calcext:value-type="float">
            <text:p>6.483195</text:p>
          </table:table-cell>
          <table:table-cell office:value-type="float" office:value="6.5362507574" calcext:value-type="float">
            <text:p>6.5362507574</text:p>
          </table:table-cell>
          <table:table-cell table:formula="of:=POWER([.C854]-6.75;2)" office:value-type="float" office:value="0.0456887387120735" calcext:value-type="float">
            <text:p>0.0456887387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0072" calcext:value-type="float">
            <text:p>6.50072</text:p>
          </table:table-cell>
          <table:table-cell office:value-type="float" office:value="6.5363234128" calcext:value-type="float">
            <text:p>6.5363234128</text:p>
          </table:table-cell>
          <table:table-cell table:formula="of:=POWER([.C855]-6.75;2)" office:value-type="float" office:value="0.0456576839174393" calcext:value-type="float">
            <text:p>0.0456576839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1834" calcext:value-type="float">
            <text:p>6.51834</text:p>
          </table:table-cell>
          <table:table-cell office:value-type="float" office:value="6.5363817404" calcext:value-type="float">
            <text:p>6.5363817404</text:p>
          </table:table-cell>
          <table:table-cell table:formula="of:=POWER([.C856]-6.75;2)" office:value-type="float" office:value="0.0456327608345332" calcext:value-type="float">
            <text:p>0.0456327608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35869" calcext:value-type="float">
            <text:p>6.535869</text:p>
          </table:table-cell>
          <table:table-cell office:value-type="float" office:value="6.5364245447" calcext:value-type="float">
            <text:p>6.5364245447</text:p>
          </table:table-cell>
          <table:table-cell table:formula="of:=POWER([.C857]-6.75;2)" office:value-type="float" office:value="0.0456144751066023" calcext:value-type="float">
            <text:p>0.045614475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553142" calcext:value-type="float">
            <text:p>6.553142</text:p>
          </table:table-cell>
          <table:table-cell office:value-type="float" office:value="6.5364520809" calcext:value-type="float">
            <text:p>6.5364520809</text:p>
          </table:table-cell>
          <table:table-cell table:formula="of:=POWER([.C858]-6.75;2)" office:value-type="float" office:value="0.0456027137519401" calcext:value-type="float">
            <text:p>0.045602713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70028" calcext:value-type="float">
            <text:p>6.570028</text:p>
          </table:table-cell>
          <table:table-cell office:value-type="float" office:value="6.5364658383" calcext:value-type="float">
            <text:p>6.5364658383</text:p>
          </table:table-cell>
          <table:table-cell table:formula="of:=POWER([.C859]-6.75;2)" office:value-type="float" office:value="0.0455968382129218" calcext:value-type="float">
            <text:p>0.045596838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86432" calcext:value-type="float">
            <text:p>6.586432</text:p>
          </table:table-cell>
          <table:table-cell office:value-type="float" office:value="6.5364682255" calcext:value-type="float">
            <text:p>6.5364682255</text:p>
          </table:table-cell>
          <table:table-cell table:formula="of:=POWER([.C860]-6.75;2)" office:value-type="float" office:value="0.0455958187211188" calcext:value-type="float">
            <text:p>0.0455958187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02292" calcext:value-type="float">
            <text:p>6.602292</text:p>
          </table:table-cell>
          <table:table-cell office:value-type="float" office:value="6.5364622213" calcext:value-type="float">
            <text:p>6.5364622213</text:p>
          </table:table-cell>
          <table:table-cell table:formula="of:=POWER([.C861]-6.75;2)" office:value-type="float" office:value="0.0455983829321302" calcext:value-type="float">
            <text:p>0.0455983829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17576" calcext:value-type="float">
            <text:p>6.617576</text:p>
          </table:table-cell>
          <table:table-cell office:value-type="float" office:value="6.5364510255" calcext:value-type="float">
            <text:p>6.5364510255</text:p>
          </table:table-cell>
          <table:table-cell table:formula="of:=POWER([.C862]-6.75;2)" office:value-type="float" office:value="0.0456031645100017" calcext:value-type="float">
            <text:p>0.0456031645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32275" calcext:value-type="float">
            <text:p>6.632275</text:p>
          </table:table-cell>
          <table:table-cell office:value-type="float" office:value="6.536437766" calcext:value-type="float">
            <text:p>6.536437766</text:p>
          </table:table-cell>
          <table:table-cell table:formula="of:=POWER([.C863]-6.75;2)" office:value-type="float" office:value="0.0456088277910709" calcext:value-type="float">
            <text:p>0.0456088278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464" calcext:value-type="float">
            <text:p>6.6464</text:p>
          </table:table-cell>
          <table:table-cell office:value-type="float" office:value="6.5364252511" calcext:value-type="float">
            <text:p>6.5364252511</text:p>
          </table:table-cell>
          <table:table-cell table:formula="of:=POWER([.C864]-6.75;2)" office:value-type="float" office:value="0.0456141733676981" calcext:value-type="float">
            <text:p>0.045614173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5997" calcext:value-type="float">
            <text:p>6.65997</text:p>
          </table:table-cell>
          <table:table-cell office:value-type="float" office:value="6.5364158" calcext:value-type="float">
            <text:p>6.5364158</text:p>
          </table:table-cell>
          <table:table-cell table:formula="of:=POWER([.C865]-6.75;2)" office:value-type="float" office:value="0.0456182104896399" calcext:value-type="float">
            <text:p>0.045618210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73009" calcext:value-type="float">
            <text:p>6.673009</text:p>
          </table:table-cell>
          <table:table-cell office:value-type="float" office:value="6.5364111872" calcext:value-type="float">
            <text:p>6.5364111872</text:p>
          </table:table-cell>
          <table:table-cell table:formula="of:=POWER([.C866]-6.75;2)" office:value-type="float" office:value="0.0456201809533136" calcext:value-type="float">
            <text:p>0.04562018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85541" calcext:value-type="float">
            <text:p>6.685541</text:p>
          </table:table-cell>
          <table:table-cell office:value-type="float" office:value="6.5364126426" calcext:value-type="float">
            <text:p>6.5364126426</text:p>
          </table:table-cell>
          <table:table-cell table:formula="of:=POWER([.C867]-6.75;2)" office:value-type="float" office:value="0.0456195592411152" calcext:value-type="float">
            <text:p>0.0456195592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97589" calcext:value-type="float">
            <text:p>6.697589</text:p>
          </table:table-cell>
          <table:table-cell office:value-type="float" office:value="6.5364209191" calcext:value-type="float">
            <text:p>6.5364209191</text:p>
          </table:table-cell>
          <table:table-cell table:formula="of:=POWER([.C868]-6.75;2)" office:value-type="float" office:value="0.0456160237980887" calcext:value-type="float">
            <text:p>0.0456160238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0917" calcext:value-type="float">
            <text:p>6.70917</text:p>
          </table:table-cell>
          <table:table-cell office:value-type="float" office:value="6.536436417" calcext:value-type="float">
            <text:p>6.536436417</text:p>
          </table:table-cell>
          <table:table-cell table:formula="of:=POWER([.C869]-6.75;2)" office:value-type="float" office:value="0.0456094039837979" calcext:value-type="float">
            <text:p>0.045609404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20299" calcext:value-type="float">
            <text:p>6.720299</text:p>
          </table:table-cell>
          <table:table-cell office:value-type="float" office:value="6.5364593234" calcext:value-type="float">
            <text:p>6.5364593234</text:p>
          </table:table-cell>
          <table:table-cell table:formula="of:=POWER([.C870]-6.75;2)" office:value-type="float" office:value="0.0455996205627858" calcext:value-type="float">
            <text:p>0.045599620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30982" calcext:value-type="float">
            <text:p>6.730982</text:p>
          </table:table-cell>
          <table:table-cell office:value-type="float" office:value="6.5364897447" calcext:value-type="float">
            <text:p>6.5364897447</text:p>
          </table:table-cell>
          <table:table-cell table:formula="of:=POWER([.C871]-6.75;2)" office:value-type="float" office:value="0.0455866291182712" calcext:value-type="float">
            <text:p>0.045586629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41224" calcext:value-type="float">
            <text:p>6.741224</text:p>
          </table:table-cell>
          <table:table-cell office:value-type="float" office:value="6.5365278511" calcext:value-type="float">
            <text:p>6.5365278511</text:p>
          </table:table-cell>
          <table:table-cell table:formula="of:=POWER([.C872]-6.75;2)" office:value-type="float" office:value="0.0455703583559839" calcext:value-type="float">
            <text:p>0.0455703584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51024" calcext:value-type="float">
            <text:p>6.751024</text:p>
          </table:table-cell>
          <table:table-cell office:value-type="float" office:value="6.5365739404" calcext:value-type="float">
            <text:p>6.5365739404</text:p>
          </table:table-cell>
          <table:table-cell table:formula="of:=POWER([.C873]-6.75;2)" office:value-type="float" office:value="0.0455506829163826" calcext:value-type="float">
            <text:p>0.0455506829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60376" calcext:value-type="float">
            <text:p>6.760376</text:p>
          </table:table-cell>
          <table:table-cell office:value-type="float" office:value="6.5366285021" calcext:value-type="float">
            <text:p>6.5366285021</text:p>
          </table:table-cell>
          <table:table-cell table:formula="of:=POWER([.C874]-6.75;2)" office:value-type="float" office:value="0.0455273961160897" calcext:value-type="float">
            <text:p>0.0455273961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69269" calcext:value-type="float">
            <text:p>6.769269</text:p>
          </table:table-cell>
          <table:table-cell office:value-type="float" office:value="6.5366921957" calcext:value-type="float">
            <text:p>6.5366921957</text:p>
          </table:table-cell>
          <table:table-cell table:formula="of:=POWER([.C875]-6.75;2)" office:value-type="float" office:value="0.0455002193752872" calcext:value-type="float">
            <text:p>0.0455002194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77686" calcext:value-type="float">
            <text:p>6.777686</text:p>
          </table:table-cell>
          <table:table-cell office:value-type="float" office:value="6.5367658" calcext:value-type="float">
            <text:p>6.5367658</text:p>
          </table:table-cell>
          <table:table-cell table:formula="of:=POWER([.C876]-6.75;2)" office:value-type="float" office:value="0.0454688240496402" calcext:value-type="float">
            <text:p>0.045468824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85604" calcext:value-type="float">
            <text:p>6.785604</text:p>
          </table:table-cell>
          <table:table-cell office:value-type="float" office:value="6.5368501277" calcext:value-type="float">
            <text:p>6.5368501277</text:p>
          </table:table-cell>
          <table:table-cell table:formula="of:=POWER([.C877]-6.75;2)" office:value-type="float" office:value="0.0454328680615062" calcext:value-type="float">
            <text:p>0.0454328681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92993" calcext:value-type="float">
            <text:p>6.792993</text:p>
          </table:table-cell>
          <table:table-cell office:value-type="float" office:value="6.5369458936" calcext:value-type="float">
            <text:p>6.5369458936</text:p>
          </table:table-cell>
          <table:table-cell table:formula="of:=POWER([.C878]-6.75;2)" office:value-type="float" office:value="0.0453920522539023" calcext:value-type="float">
            <text:p>0.0453920523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99816" calcext:value-type="float">
            <text:p>6.799816</text:p>
          </table:table-cell>
          <table:table-cell office:value-type="float" office:value="6.5370536" calcext:value-type="float">
            <text:p>6.5370536</text:p>
          </table:table-cell>
          <table:table-cell table:formula="of:=POWER([.C879]-6.75;2)" office:value-type="float" office:value="0.0453461692729599" calcext:value-type="float">
            <text:p>0.0453461693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06034" calcext:value-type="float">
            <text:p>6.806034</text:p>
          </table:table-cell>
          <table:table-cell office:value-type="float" office:value="6.5371734255" calcext:value-type="float">
            <text:p>6.5371734255</text:p>
          </table:table-cell>
          <table:table-cell table:formula="of:=POWER([.C880]-6.75;2)" office:value-type="float" office:value="0.0452951508134041" calcext:value-type="float">
            <text:p>0.0452951508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11599" calcext:value-type="float">
            <text:p>6.811599</text:p>
          </table:table-cell>
          <table:table-cell office:value-type="float" office:value="6.5373051149" calcext:value-type="float">
            <text:p>6.5373051149</text:p>
          </table:table-cell>
          <table:table-cell table:formula="of:=POWER([.C881]-6.75;2)" office:value-type="float" office:value="0.0452391141477024" calcext:value-type="float">
            <text:p>0.045239114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16464" calcext:value-type="float">
            <text:p>6.816464</text:p>
          </table:table-cell>
          <table:table-cell office:value-type="float" office:value="6.5374479447" calcext:value-type="float">
            <text:p>6.5374479447</text:p>
          </table:table-cell>
          <table:table-cell table:formula="of:=POWER([.C882]-6.75;2)" office:value-type="float" office:value="0.0451783762122542" calcext:value-type="float">
            <text:p>0.0451783762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20581" calcext:value-type="float">
            <text:p>6.820581</text:p>
          </table:table-cell>
          <table:table-cell office:value-type="float" office:value="6.5376007149" calcext:value-type="float">
            <text:p>6.5376007149</text:p>
          </table:table-cell>
          <table:table-cell table:formula="of:=POWER([.C883]-6.75;2)" office:value-type="float" office:value="0.0451134563109911" calcext:value-type="float">
            <text:p>0.045113456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23901" calcext:value-type="float">
            <text:p>6.823901</text:p>
          </table:table-cell>
          <table:table-cell office:value-type="float" office:value="6.537761783" calcext:value-type="float">
            <text:p>6.537761783</text:p>
          </table:table-cell>
          <table:table-cell table:formula="of:=POWER([.C884]-6.75;2)" office:value-type="float" office:value="0.0450450607553392" calcext:value-type="float">
            <text:p>0.0450450608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26379" calcext:value-type="float">
            <text:p>6.826379</text:p>
          </table:table-cell>
          <table:table-cell office:value-type="float" office:value="6.5379291574" calcext:value-type="float">
            <text:p>6.5379291574</text:p>
          </table:table-cell>
          <table:table-cell table:formula="of:=POWER([.C885]-6.75;2)" office:value-type="float" office:value="0.0449740422810741" calcext:value-type="float">
            <text:p>0.0449740423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27972" calcext:value-type="float">
            <text:p>6.827972</text:p>
          </table:table-cell>
          <table:table-cell office:value-type="float" office:value="6.5381006128" calcext:value-type="float">
            <text:p>6.5381006128</text:p>
          </table:table-cell>
          <table:table-cell table:formula="of:=POWER([.C886]-6.75;2)" office:value-type="float" office:value="0.0449013502957355" calcext:value-type="float">
            <text:p>0.044901350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28641" calcext:value-type="float">
            <text:p>6.828641</text:p>
          </table:table-cell>
          <table:table-cell office:value-type="float" office:value="6.5382738426" calcext:value-type="float">
            <text:p>6.5382738426</text:p>
          </table:table-cell>
          <table:table-cell table:formula="of:=POWER([.C887]-6.75;2)" office:value-type="float" office:value="0.0448279657273697" calcext:value-type="float">
            <text:p>0.0448279657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28354" calcext:value-type="float">
            <text:p>6.828354</text:p>
          </table:table-cell>
          <table:table-cell office:value-type="float" office:value="6.5384466085" calcext:value-type="float">
            <text:p>6.5384466085</text:p>
          </table:table-cell>
          <table:table-cell table:formula="of:=POWER([.C888]-6.75;2)" office:value-type="float" office:value="0.0447548374551522" calcext:value-type="float">
            <text:p>0.044754837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2708" calcext:value-type="float">
            <text:p>6.82708</text:p>
          </table:table-cell>
          <table:table-cell office:value-type="float" office:value="6.5386168596" calcext:value-type="float">
            <text:p>6.5386168596</text:p>
          </table:table-cell>
          <table:table-cell table:formula="of:=POWER([.C889]-6.75;2)" office:value-type="float" office:value="0.044682832045366" calcext:value-type="float">
            <text:p>0.044682832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24796" calcext:value-type="float">
            <text:p>6.824796</text:p>
          </table:table-cell>
          <table:table-cell office:value-type="float" office:value="6.5387828809" calcext:value-type="float">
            <text:p>6.5387828809</text:p>
          </table:table-cell>
          <table:table-cell table:formula="of:=POWER([.C890]-6.75;2)" office:value-type="float" office:value="0.0446126714009034" calcext:value-type="float">
            <text:p>0.044612671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21485" calcext:value-type="float">
            <text:p>6.821485</text:p>
          </table:table-cell>
          <table:table-cell office:value-type="float" office:value="6.5389433489" calcext:value-type="float">
            <text:p>6.5389433489</text:p>
          </table:table-cell>
          <table:table-cell table:formula="of:=POWER([.C891]-6.75;2)" office:value-type="float" office:value="0.0445449099735471" calcext:value-type="float">
            <text:p>0.0445449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17135" calcext:value-type="float">
            <text:p>6.817135</text:p>
          </table:table-cell>
          <table:table-cell office:value-type="float" office:value="6.539097366" calcext:value-type="float">
            <text:p>6.539097366</text:p>
          </table:table-cell>
          <table:table-cell table:formula="of:=POWER([.C892]-6.75;2)" office:value-type="float" office:value="0.044479921028138" calcext:value-type="float">
            <text:p>0.04447992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11743" calcext:value-type="float">
            <text:p>6.811743</text:p>
          </table:table-cell>
          <table:table-cell office:value-type="float" office:value="6.5392444723" calcext:value-type="float">
            <text:p>6.5392444723</text:p>
          </table:table-cell>
          <table:table-cell table:formula="of:=POWER([.C893]-6.75;2)" office:value-type="float" office:value="0.0444178924561054" calcext:value-type="float">
            <text:p>0.044417892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05316" calcext:value-type="float">
            <text:p>6.805316</text:p>
          </table:table-cell>
          <table:table-cell office:value-type="float" office:value="6.5393845957" calcext:value-type="float">
            <text:p>6.5393845957</text:p>
          </table:table-cell>
          <table:table-cell table:formula="of:=POWER([.C894]-6.75;2)" office:value-type="float" office:value="0.0443588485284526" calcext:value-type="float">
            <text:p>0.044358848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97874" calcext:value-type="float">
            <text:p>6.797874</text:p>
          </table:table-cell>
          <table:table-cell office:value-type="float" office:value="6.5395179617" calcext:value-type="float">
            <text:p>6.5395179617</text:p>
          </table:table-cell>
          <table:table-cell table:formula="of:=POWER([.C895]-6.75;2)" office:value-type="float" office:value="0.0443026884469228" calcext:value-type="float">
            <text:p>0.0443026884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89447" calcext:value-type="float">
            <text:p>6.789447</text:p>
          </table:table-cell>
          <table:table-cell office:value-type="float" office:value="6.539645" calcext:value-type="float">
            <text:p>6.539645</text:p>
          </table:table-cell>
          <table:table-cell table:formula="of:=POWER([.C896]-6.75;2)" office:value-type="float" office:value="0.0442492260249999" calcext:value-type="float">
            <text:p>0.04424922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80083" calcext:value-type="float">
            <text:p>6.780083</text:p>
          </table:table-cell>
          <table:table-cell office:value-type="float" office:value="6.539766234" calcext:value-type="float">
            <text:p>6.539766234</text:p>
          </table:table-cell>
          <table:table-cell table:formula="of:=POWER([.C897]-6.75;2)" office:value-type="float" office:value="0.0441982363665428" calcext:value-type="float">
            <text:p>0.0441982364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69843" calcext:value-type="float">
            <text:p>6.769843</text:p>
          </table:table-cell>
          <table:table-cell office:value-type="float" office:value="6.5398821574" calcext:value-type="float">
            <text:p>6.5398821574</text:p>
          </table:table-cell>
          <table:table-cell table:formula="of:=POWER([.C898]-6.75;2)" office:value-type="float" office:value="0.0441495077788783" calcext:value-type="float">
            <text:p>0.044149507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58802" calcext:value-type="float">
            <text:p>6.758802</text:p>
          </table:table-cell>
          <table:table-cell office:value-type="float" office:value="6.5399931362" calcext:value-type="float">
            <text:p>6.5399931362</text:p>
          </table:table-cell>
          <table:table-cell table:formula="of:=POWER([.C899]-6.75;2)" office:value-type="float" office:value="0.0441028828431119" calcext:value-type="float">
            <text:p>0.0441028828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47048" calcext:value-type="float">
            <text:p>6.747048</text:p>
          </table:table-cell>
          <table:table-cell office:value-type="float" office:value="6.5400993404" calcext:value-type="float">
            <text:p>6.5400993404</text:p>
          </table:table-cell>
          <table:table-cell table:formula="of:=POWER([.C900]-6.75;2)" office:value-type="float" office:value="0.044058286900515" calcext:value-type="float">
            <text:p>0.044058286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34676" calcext:value-type="float">
            <text:p>6.734676</text:p>
          </table:table-cell>
          <table:table-cell office:value-type="float" office:value="6.5402006638" calcext:value-type="float">
            <text:p>6.5402006638</text:p>
          </table:table-cell>
          <table:table-cell table:formula="of:=POWER([.C901]-6.75;2)" office:value-type="float" office:value="0.0440157614699605" calcext:value-type="float">
            <text:p>0.0440157615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21786" calcext:value-type="float">
            <text:p>6.721786</text:p>
          </table:table-cell>
          <table:table-cell office:value-type="float" office:value="6.5402967277" calcext:value-type="float">
            <text:p>6.5402967277</text:p>
          </table:table-cell>
          <table:table-cell table:formula="of:=POWER([.C902]-6.75;2)" office:value-type="float" office:value="0.0439754624133278" calcext:value-type="float">
            <text:p>0.0439754624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08476" calcext:value-type="float">
            <text:p>6.708476</text:p>
          </table:table-cell>
          <table:table-cell office:value-type="float" office:value="6.5403868766" calcext:value-type="float">
            <text:p>6.5403868766</text:p>
          </table:table-cell>
          <table:table-cell table:formula="of:=POWER([.C903]-6.75;2)" office:value-type="float" office:value="0.0439376615015035" calcext:value-type="float">
            <text:p>0.043937661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9484" calcext:value-type="float">
            <text:p>6.69484</text:p>
          </table:table-cell>
          <table:table-cell office:value-type="float" office:value="6.5404702255" calcext:value-type="float">
            <text:p>6.5404702255</text:p>
          </table:table-cell>
          <table:table-cell table:formula="of:=POWER([.C904]-6.75;2)" office:value-type="float" office:value="0.0439027264020208" calcext:value-type="float">
            <text:p>0.043902726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680957" calcext:value-type="float">
            <text:p>6.680957</text:p>
          </table:table-cell>
          <table:table-cell office:value-type="float" office:value="6.5405457234" calcext:value-type="float">
            <text:p>6.5405457234</text:p>
          </table:table-cell>
          <table:table-cell table:formula="of:=POWER([.C905]-6.75;2)" office:value-type="float" office:value="0.0438710939860292" calcext:value-type="float">
            <text:p>0.04387109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666896" calcext:value-type="float">
            <text:p>6.666896</text:p>
          </table:table-cell>
          <table:table-cell office:value-type="float" office:value="6.5406122511" calcext:value-type="float">
            <text:p>6.5406122511</text:p>
          </table:table-cell>
          <table:table-cell table:formula="of:=POWER([.C906]-6.75;2)" office:value-type="float" office:value="0.0438432293894095" calcext:value-type="float">
            <text:p>0.0438432294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52705" calcext:value-type="float">
            <text:p>6.652705</text:p>
          </table:table-cell>
          <table:table-cell office:value-type="float" office:value="6.5406687064" calcext:value-type="float">
            <text:p>6.5406687064</text:p>
          </table:table-cell>
          <table:table-cell table:formula="of:=POWER([.C907]-6.75;2)" office:value-type="float" office:value="0.0438195904802494" calcext:value-type="float">
            <text:p>0.043819590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38417" calcext:value-type="float">
            <text:p>6.638417</text:p>
          </table:table-cell>
          <table:table-cell office:value-type="float" office:value="6.5407141234" calcext:value-type="float">
            <text:p>6.5407141234</text:p>
          </table:table-cell>
          <table:table-cell table:formula="of:=POWER([.C908]-6.75;2)" office:value-type="float" office:value="0.0438005781442305" calcext:value-type="float">
            <text:p>0.043800578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24051" calcext:value-type="float">
            <text:p>6.624051</text:p>
          </table:table-cell>
          <table:table-cell office:value-type="float" office:value="6.5407477574" calcext:value-type="float">
            <text:p>6.5407477574</text:p>
          </table:table-cell>
          <table:table-cell table:formula="of:=POWER([.C909]-6.75;2)" office:value-type="float" office:value="0.0437865010331292" calcext:value-type="float">
            <text:p>0.04378650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09611" calcext:value-type="float">
            <text:p>6.609611</text:p>
          </table:table-cell>
          <table:table-cell office:value-type="float" office:value="6.5407691404" calcext:value-type="float">
            <text:p>6.5407691404</text:p>
          </table:table-cell>
          <table:table-cell table:formula="of:=POWER([.C910]-6.75;2)" office:value-type="float" office:value="0.0437775526089549" calcext:value-type="float">
            <text:p>0.0437775526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595098" calcext:value-type="float">
            <text:p>6.595098</text:p>
          </table:table-cell>
          <table:table-cell office:value-type="float" office:value="6.5407781489" calcext:value-type="float">
            <text:p>6.5407781489</text:p>
          </table:table-cell>
          <table:table-cell table:formula="of:=POWER([.C911]-6.75;2)" office:value-type="float" office:value="0.0437737829777104" calcext:value-type="float">
            <text:p>0.043773783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580508" calcext:value-type="float">
            <text:p>6.580508</text:p>
          </table:table-cell>
          <table:table-cell office:value-type="float" office:value="6.540774983" calcext:value-type="float">
            <text:p>6.540774983</text:p>
          </table:table-cell>
          <table:table-cell table:formula="of:=POWER([.C912]-6.75;2)" office:value-type="float" office:value="0.0437751077386501" calcext:value-type="float">
            <text:p>0.0437751077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565843" calcext:value-type="float">
            <text:p>6.565843</text:p>
          </table:table-cell>
          <table:table-cell office:value-type="float" office:value="6.5407601404" calcext:value-type="float">
            <text:p>6.5407601404</text:p>
          </table:table-cell>
          <table:table-cell table:formula="of:=POWER([.C913]-6.75;2)" office:value-type="float" office:value="0.0437813188454278" calcext:value-type="float">
            <text:p>0.0437813188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551113" calcext:value-type="float">
            <text:p>6.551113</text:p>
          </table:table-cell>
          <table:table-cell office:value-type="float" office:value="6.5407343447" calcext:value-type="float">
            <text:p>6.5407343447</text:p>
          </table:table-cell>
          <table:table-cell table:formula="of:=POWER([.C914]-6.75;2)" office:value-type="float" office:value="0.0437921144881385" calcext:value-type="float">
            <text:p>0.043792114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53634" calcext:value-type="float">
            <text:p>6.53634</text:p>
          </table:table-cell>
          <table:table-cell office:value-type="float" office:value="6.540698434" calcext:value-type="float">
            <text:p>6.540698434</text:p>
          </table:table-cell>
          <table:table-cell table:formula="of:=POWER([.C915]-6.75;2)" office:value-type="float" office:value="0.0438071455300522" calcext:value-type="float">
            <text:p>0.0438071455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521561" calcext:value-type="float">
            <text:p>6.521561</text:p>
          </table:table-cell>
          <table:table-cell office:value-type="float" office:value="6.540653234" calcext:value-type="float">
            <text:p>6.540653234</text:p>
          </table:table-cell>
          <table:table-cell table:formula="of:=POWER([.C916]-6.75;2)" office:value-type="float" office:value="0.0438260684346589" calcext:value-type="float">
            <text:p>0.0438260684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506821" calcext:value-type="float">
            <text:p>6.506821</text:p>
          </table:table-cell>
          <table:table-cell office:value-type="float" office:value="6.5405994255" calcext:value-type="float">
            <text:p>6.5405994255</text:p>
          </table:table-cell>
          <table:table-cell table:formula="of:=POWER([.C917]-6.75;2)" office:value-type="float" office:value="0.0438486006009301" calcext:value-type="float">
            <text:p>0.043848600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492177" calcext:value-type="float">
            <text:p>6.492177</text:p>
          </table:table-cell>
          <table:table-cell office:value-type="float" office:value="6.5405374511" calcext:value-type="float">
            <text:p>6.5405374511</text:p>
          </table:table-cell>
          <table:table-cell table:formula="of:=POWER([.C918]-6.75;2)" office:value-type="float" office:value="0.0438745593916847" calcext:value-type="float">
            <text:p>0.0438745594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477688" calcext:value-type="float">
            <text:p>6.477688</text:p>
          </table:table-cell>
          <table:table-cell office:value-type="float" office:value="6.5404674298" calcext:value-type="float">
            <text:p>6.5404674298</text:p>
          </table:table-cell>
          <table:table-cell table:formula="of:=POWER([.C919]-6.75;2)" office:value-type="float" office:value="0.0439038979746181" calcext:value-type="float">
            <text:p>0.043903898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46341" calcext:value-type="float">
            <text:p>6.46341</text:p>
          </table:table-cell>
          <table:table-cell office:value-type="float" office:value="6.5403891404" calcext:value-type="float">
            <text:p>6.5403891404</text:p>
          </table:table-cell>
          <table:table-cell table:formula="of:=POWER([.C920]-6.75;2)" office:value-type="float" office:value="0.0439367124622508" calcext:value-type="float">
            <text:p>0.0439367125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44939" calcext:value-type="float">
            <text:p>6.44939</text:p>
          </table:table-cell>
          <table:table-cell office:value-type="float" office:value="6.5403020894" calcext:value-type="float">
            <text:p>6.5403020894</text:p>
          </table:table-cell>
          <table:table-cell table:formula="of:=POWER([.C921]-6.75;2)" office:value-type="float" office:value="0.0439732137100056" calcext:value-type="float">
            <text:p>0.0439732137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435659" calcext:value-type="float">
            <text:p>6.435659</text:p>
          </table:table-cell>
          <table:table-cell office:value-type="float" office:value="6.5402056128" calcext:value-type="float">
            <text:p>6.5402056128</text:p>
          </table:table-cell>
          <table:table-cell table:formula="of:=POWER([.C922]-6.75;2)" office:value-type="float" office:value="0.0440136849006234" calcext:value-type="float">
            <text:p>0.0440136849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422225" calcext:value-type="float">
            <text:p>6.422225</text:p>
          </table:table-cell>
          <table:table-cell office:value-type="float" office:value="6.5400990723" calcext:value-type="float">
            <text:p>6.5400990723</text:p>
          </table:table-cell>
          <table:table-cell table:formula="of:=POWER([.C923]-6.75;2)" office:value-type="float" office:value="0.0440583994493205" calcext:value-type="float">
            <text:p>0.0440583994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409071" calcext:value-type="float">
            <text:p>6.409071</text:p>
          </table:table-cell>
          <table:table-cell office:value-type="float" office:value="6.5399821021" calcext:value-type="float">
            <text:p>6.5399821021</text:p>
          </table:table-cell>
          <table:table-cell table:formula="of:=POWER([.C924]-6.75;2)" office:value-type="float" office:value="0.0441075174383349" calcext:value-type="float">
            <text:p>0.0441075174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396154" calcext:value-type="float">
            <text:p>6.396154</text:p>
          </table:table-cell>
          <table:table-cell office:value-type="float" office:value="6.5398548596" calcext:value-type="float">
            <text:p>6.5398548596</text:p>
          </table:table-cell>
          <table:table-cell table:formula="of:=POWER([.C925]-6.75;2)" office:value-type="float" office:value="0.0441609800337357" calcext:value-type="float">
            <text:p>0.04416098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383403" calcext:value-type="float">
            <text:p>6.383403</text:p>
          </table:table-cell>
          <table:table-cell office:value-type="float" office:value="6.5397182723" calcext:value-type="float">
            <text:p>6.5397182723</text:p>
          </table:table-cell>
          <table:table-cell table:formula="of:=POWER([.C926]-6.75;2)" office:value-type="float" office:value="0.0442184050044969" calcext:value-type="float">
            <text:p>0.04421840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370724" calcext:value-type="float">
            <text:p>6.370724</text:p>
          </table:table-cell>
          <table:table-cell office:value-type="float" office:value="6.5395742553" calcext:value-type="float">
            <text:p>6.5395742553</text:p>
          </table:table-cell>
          <table:table-cell table:formula="of:=POWER([.C927]-6.75;2)" office:value-type="float" office:value="0.0442789940325497" calcext:value-type="float">
            <text:p>0.044278994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358004" calcext:value-type="float">
            <text:p>6.358004</text:p>
          </table:table-cell>
          <table:table-cell office:value-type="float" office:value="6.5394258383" calcext:value-type="float">
            <text:p>6.5394258383</text:p>
          </table:table-cell>
          <table:table-cell table:formula="of:=POWER([.C928]-6.75;2)" office:value-type="float" office:value="0.0443414775756579" calcext:value-type="float">
            <text:p>0.0443414776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345114" calcext:value-type="float">
            <text:p>6.345114</text:p>
          </table:table-cell>
          <table:table-cell office:value-type="float" office:value="6.5392771957" calcext:value-type="float">
            <text:p>6.5392771957</text:p>
          </table:table-cell>
          <table:table-cell table:formula="of:=POWER([.C929]-6.75;2)" office:value-type="float" office:value="0.0444041002520559" calcext:value-type="float">
            <text:p>0.044404100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331918" calcext:value-type="float">
            <text:p>6.331918</text:p>
          </table:table-cell>
          <table:table-cell office:value-type="float" office:value="6.5391335574" calcext:value-type="float">
            <text:p>6.5391335574</text:p>
          </table:table-cell>
          <table:table-cell table:formula="of:=POWER([.C930]-6.75;2)" office:value-type="float" office:value="0.0444646566147793" calcext:value-type="float">
            <text:p>0.0444646566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318271" calcext:value-type="float">
            <text:p>6.318271</text:p>
          </table:table-cell>
          <table:table-cell office:value-type="float" office:value="6.539001" calcext:value-type="float">
            <text:p>6.539001</text:p>
          </table:table-cell>
          <table:table-cell table:formula="of:=POWER([.C931]-6.75;2)" office:value-type="float" office:value="0.0445205780010001" calcext:value-type="float">
            <text:p>0.04452057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304022" calcext:value-type="float">
            <text:p>6.304022</text:p>
          </table:table-cell>
          <table:table-cell office:value-type="float" office:value="6.5388861489" calcext:value-type="float">
            <text:p>6.5388861489</text:p>
          </table:table-cell>
          <table:table-cell table:formula="of:=POWER([.C932]-6.75;2)" office:value-type="float" office:value="0.0445690581262731" calcext:value-type="float">
            <text:p>0.044569058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289013" calcext:value-type="float">
            <text:p>6.289013</text:p>
          </table:table-cell>
          <table:table-cell office:value-type="float" office:value="6.5387958213" calcext:value-type="float">
            <text:p>6.5387958213</text:p>
          </table:table-cell>
          <table:table-cell table:formula="of:=POWER([.C933]-6.75;2)" office:value-type="float" office:value="0.0446072051003416" calcext:value-type="float">
            <text:p>0.044607205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273063" calcext:value-type="float">
            <text:p>6.273063</text:p>
          </table:table-cell>
          <table:table-cell office:value-type="float" office:value="6.5387366128" calcext:value-type="float">
            <text:p>6.5387366128</text:p>
          </table:table-cell>
          <table:table-cell table:formula="of:=POWER([.C934]-6.75;2)" office:value-type="float" office:value="0.0446322187712171" calcext:value-type="float">
            <text:p>0.04463221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255951" calcext:value-type="float">
            <text:p>6.255951</text:p>
          </table:table-cell>
          <table:table-cell office:value-type="float" office:value="6.5387145489" calcext:value-type="float">
            <text:p>6.5387145489</text:p>
          </table:table-cell>
          <table:table-cell table:formula="of:=POWER([.C935]-6.75;2)" office:value-type="float" office:value="0.0446415418465306" calcext:value-type="float">
            <text:p>0.044641541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237376" calcext:value-type="float">
            <text:p>6.237376</text:p>
          </table:table-cell>
          <table:table-cell office:value-type="float" office:value="6.5387347915" calcext:value-type="float">
            <text:p>6.5387347915</text:p>
          </table:table-cell>
          <table:table-cell table:formula="of:=POWER([.C936]-6.75;2)" office:value-type="float" office:value="0.0446329883225486" calcext:value-type="float">
            <text:p>0.044632988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216893" calcext:value-type="float">
            <text:p>6.216893</text:p>
          </table:table-cell>
          <table:table-cell office:value-type="float" office:value="6.5388014894" calcext:value-type="float">
            <text:p>6.5388014894</text:p>
          </table:table-cell>
          <table:table-cell table:formula="of:=POWER([.C937]-6.75;2)" office:value-type="float" office:value="0.0446048108796583" calcext:value-type="float">
            <text:p>0.044604810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193788" calcext:value-type="float">
            <text:p>6.193788</text:p>
          </table:table-cell>
          <table:table-cell office:value-type="float" office:value="6.5389177872" calcext:value-type="float">
            <text:p>6.5389177872</text:p>
          </table:table-cell>
          <table:table-cell table:formula="of:=POWER([.C938]-6.75;2)" office:value-type="float" office:value="0.0445557005605445" calcext:value-type="float">
            <text:p>0.0445557006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166838" calcext:value-type="float">
            <text:p>6.166838</text:p>
          </table:table-cell>
          <table:table-cell office:value-type="float" office:value="6.5390860553" calcext:value-type="float">
            <text:p>6.5390860553</text:p>
          </table:table-cell>
          <table:table-cell table:formula="of:=POWER([.C939]-6.75;2)" office:value-type="float" office:value="0.0444846920689145" calcext:value-type="float">
            <text:p>0.044484692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133802" calcext:value-type="float">
            <text:p>6.133802</text:p>
          </table:table-cell>
          <table:table-cell office:value-type="float" office:value="6.5393084128" calcext:value-type="float">
            <text:p>6.5393084128</text:p>
          </table:table-cell>
          <table:table-cell table:formula="of:=POWER([.C940]-6.75;2)" office:value-type="float" office:value="0.0443909449168554" calcext:value-type="float">
            <text:p>0.044390944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090157" calcext:value-type="float">
            <text:p>6.090157</text:p>
          </table:table-cell>
          <table:table-cell office:value-type="float" office:value="6.5395876085" calcext:value-type="float">
            <text:p>6.5395876085</text:p>
          </table:table-cell>
          <table:table-cell table:formula="of:=POWER([.C941]-6.75;2)" office:value-type="float" office:value="0.0442733744967494" calcext:value-type="float">
            <text:p>0.044273374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025444" calcext:value-type="float">
            <text:p>6.025444</text:p>
          </table:table-cell>
          <table:table-cell office:value-type="float" office:value="6.5399284213" calcext:value-type="float">
            <text:p>6.5399284213</text:p>
          </table:table-cell>
          <table:table-cell table:formula="of:=POWER([.C942]-6.75;2)" office:value-type="float" office:value="0.0441300681775103" calcext:value-type="float">
            <text:p>0.0441300682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.909302" calcext:value-type="float">
            <text:p>5.909302</text:p>
          </table:table-cell>
          <table:table-cell office:value-type="float" office:value="6.5403394426" calcext:value-type="float">
            <text:p>6.5403394426</text:p>
          </table:table-cell>
          <table:table-cell table:formula="of:=POWER([.C943]-6.75;2)" office:value-type="float" office:value="0.0439575493292788" calcext:value-type="float">
            <text:p>0.0439575493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602882" calcext:value-type="float">
            <text:p>5.602882</text:p>
          </table:table-cell>
          <table:table-cell office:value-type="float" office:value="6.5408288851" calcext:value-type="float">
            <text:p>6.5408288851</text:p>
          </table:table-cell>
          <table:table-cell table:formula="of:=POWER([.C944]-6.75;2)" office:value-type="float" office:value="0.0437525553085091" calcext:value-type="float">
            <text:p>0.0437525553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.602882" calcext:value-type="float">
            <text:p>5.602882</text:p>
          </table:table-cell>
          <table:table-cell office:value-type="float" office:value="6.5412344383" calcext:value-type="float">
            <text:p>6.5412344383</text:p>
          </table:table-cell>
          <table:table-cell table:formula="of:=POWER([.C945]-6.75;2)" office:value-type="float" office:value="0.0435830597519165" calcext:value-type="float">
            <text:p>0.043583059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053812" calcext:value-type="float">
            <text:p>7.053812</text:p>
          </table:table-cell>
          <table:table-cell office:value-type="float" office:value="6.5564280468" calcext:value-type="float">
            <text:p>6.5564280468</text:p>
          </table:table-cell>
          <table:table-cell table:formula="of:=POWER([.C946]-6.75;2)" office:value-type="float" office:value="0.0374701010656631" calcext:value-type="float">
            <text:p>0.037470101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04225" calcext:value-type="float">
            <text:p>6.604225</text:p>
          </table:table-cell>
          <table:table-cell office:value-type="float" office:value="6.5548729234" calcext:value-type="float">
            <text:p>6.5548729234</text:p>
          </table:table-cell>
          <table:table-cell table:formula="of:=POWER([.C947]-6.75;2)" office:value-type="float" office:value="0.0380745760224624" calcext:value-type="float">
            <text:p>0.038074576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466611" calcext:value-type="float">
            <text:p>6.466611</text:p>
          </table:table-cell>
          <table:table-cell office:value-type="float" office:value="6.5544065064" calcext:value-type="float">
            <text:p>6.5544065064</text:p>
          </table:table-cell>
          <table:table-cell table:formula="of:=POWER([.C948]-6.75;2)" office:value-type="float" office:value="0.0382568147386531" calcext:value-type="float">
            <text:p>0.038256814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399597" calcext:value-type="float">
            <text:p>6.399597</text:p>
          </table:table-cell>
          <table:table-cell office:value-type="float" office:value="6.5542122468" calcext:value-type="float">
            <text:p>6.5542122468</text:p>
          </table:table-cell>
          <table:table-cell table:formula="of:=POWER([.C949]-6.75;2)" office:value-type="float" office:value="0.0383328443031042" calcext:value-type="float">
            <text:p>0.038332844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360497" calcext:value-type="float">
            <text:p>6.360497</text:p>
          </table:table-cell>
          <table:table-cell office:value-type="float" office:value="6.5541355574" calcext:value-type="float">
            <text:p>6.5541355574</text:p>
          </table:table-cell>
          <table:table-cell table:formula="of:=POWER([.C950]-6.75;2)" office:value-type="float" office:value="0.0383628798750085" calcext:value-type="float">
            <text:p>0.0383628799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335791" calcext:value-type="float">
            <text:p>6.335791</text:p>
          </table:table-cell>
          <table:table-cell office:value-type="float" office:value="6.5541213532" calcext:value-type="float">
            <text:p>6.5541213532</text:p>
          </table:table-cell>
          <table:table-cell table:formula="of:=POWER([.C951]-6.75;2)" office:value-type="float" office:value="0.0383684442721991" calcext:value-type="float">
            <text:p>0.0383684443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319869" calcext:value-type="float">
            <text:p>6.319869</text:p>
          </table:table-cell>
          <table:table-cell office:value-type="float" office:value="6.5541435447" calcext:value-type="float">
            <text:p>6.5541435447</text:p>
          </table:table-cell>
          <table:table-cell table:formula="of:=POWER([.C952]-6.75;2)" office:value-type="float" office:value="0.0383597510826807" calcext:value-type="float">
            <text:p>0.038359751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309998" calcext:value-type="float">
            <text:p>6.309998</text:p>
          </table:table-cell>
          <table:table-cell office:value-type="float" office:value="6.5541875574" calcext:value-type="float">
            <text:p>6.5541875574</text:p>
          </table:table-cell>
          <table:table-cell table:formula="of:=POWER([.C953]-6.75;2)" office:value-type="float" office:value="0.0383425126769784" calcext:value-type="float">
            <text:p>0.0383425127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30469" calcext:value-type="float">
            <text:p>6.30469</text:p>
          </table:table-cell>
          <table:table-cell office:value-type="float" office:value="6.5542443149" calcext:value-type="float">
            <text:p>6.5542443149</text:p>
          </table:table-cell>
          <table:table-cell table:formula="of:=POWER([.C954]-6.75;2)" office:value-type="float" office:value="0.0383202882489703" calcext:value-type="float">
            <text:p>0.0383202882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303058" calcext:value-type="float">
            <text:p>6.303058</text:p>
          </table:table-cell>
          <table:table-cell office:value-type="float" office:value="6.5543077191" calcext:value-type="float">
            <text:p>6.5543077191</text:p>
          </table:table-cell>
          <table:table-cell table:formula="of:=POWER([.C955]-6.75;2)" office:value-type="float" office:value="0.0382954688038446" calcext:value-type="float">
            <text:p>0.038295468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304531" calcext:value-type="float">
            <text:p>6.304531</text:p>
          </table:table-cell>
          <table:table-cell office:value-type="float" office:value="6.5543734809" calcext:value-type="float">
            <text:p>6.5543734809</text:p>
          </table:table-cell>
          <table:table-cell table:formula="of:=POWER([.C956]-6.75;2)" office:value-type="float" office:value="0.0382697349751827" calcext:value-type="float">
            <text:p>0.03826973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308702" calcext:value-type="float">
            <text:p>6.308702</text:p>
          </table:table-cell>
          <table:table-cell office:value-type="float" office:value="6.5544385064" calcext:value-type="float">
            <text:p>6.5544385064</text:p>
          </table:table-cell>
          <table:table-cell table:formula="of:=POWER([.C957]-6.75;2)" office:value-type="float" office:value="0.0382442977790627" calcext:value-type="float">
            <text:p>0.0382442978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315252" calcext:value-type="float">
            <text:p>6.315252</text:p>
          </table:table-cell>
          <table:table-cell office:value-type="float" office:value="6.5545005787" calcext:value-type="float">
            <text:p>6.5545005787</text:p>
          </table:table-cell>
          <table:table-cell table:formula="of:=POWER([.C958]-6.75;2)" office:value-type="float" office:value="0.0382200237286349" calcext:value-type="float">
            <text:p>0.0382200237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323906" calcext:value-type="float">
            <text:p>6.323906</text:p>
          </table:table-cell>
          <table:table-cell office:value-type="float" office:value="6.554558183" calcext:value-type="float">
            <text:p>6.554558183</text:p>
          </table:table-cell>
          <table:table-cell table:formula="of:=POWER([.C959]-6.75;2)" office:value-type="float" office:value="0.0381975038322614" calcext:value-type="float">
            <text:p>0.0381975038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334405" calcext:value-type="float">
            <text:p>6.334405</text:p>
          </table:table-cell>
          <table:table-cell office:value-type="float" office:value="6.5546103872" calcext:value-type="float">
            <text:p>6.5546103872</text:p>
          </table:table-cell>
          <table:table-cell table:formula="of:=POWER([.C960]-6.75;2)" office:value-type="float" office:value="0.0381771007901338" calcext:value-type="float">
            <text:p>0.038177100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346496" calcext:value-type="float">
            <text:p>6.346496</text:p>
          </table:table-cell>
          <table:table-cell office:value-type="float" office:value="6.5546567447" calcext:value-type="float">
            <text:p>6.5546567447</text:p>
          </table:table-cell>
          <table:table-cell table:formula="of:=POWER([.C961]-6.75;2)" office:value-type="float" office:value="0.038158987391201" calcext:value-type="float">
            <text:p>0.0381589874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359925" calcext:value-type="float">
            <text:p>6.359925</text:p>
          </table:table-cell>
          <table:table-cell office:value-type="float" office:value="6.5546972213" calcext:value-type="float">
            <text:p>6.5546972213</text:p>
          </table:table-cell>
          <table:table-cell table:formula="of:=POWER([.C962]-6.75;2)" office:value-type="float" office:value="0.0381431753679413" calcext:value-type="float">
            <text:p>0.0381431754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37444" calcext:value-type="float">
            <text:p>6.37444</text:p>
          </table:table-cell>
          <table:table-cell office:value-type="float" office:value="6.5547321021" calcext:value-type="float">
            <text:p>6.5547321021</text:p>
          </table:table-cell>
          <table:table-cell table:formula="of:=POWER([.C963]-6.75;2)" office:value-type="float" office:value="0.0381295519502848" calcext:value-type="float">
            <text:p>0.038129552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389796" calcext:value-type="float">
            <text:p>6.389796</text:p>
          </table:table-cell>
          <table:table-cell office:value-type="float" office:value="6.5547618809" calcext:value-type="float">
            <text:p>6.5547618809</text:p>
          </table:table-cell>
          <table:table-cell table:formula="of:=POWER([.C964]-6.75;2)" office:value-type="float" office:value="0.0381179231497057" calcext:value-type="float">
            <text:p>0.0381179231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40576" calcext:value-type="float">
            <text:p>6.40576</text:p>
          </table:table-cell>
          <table:table-cell office:value-type="float" office:value="6.5547871702" calcext:value-type="float">
            <text:p>6.5547871702</text:p>
          </table:table-cell>
          <table:table-cell table:formula="of:=POWER([.C965]-6.75;2)" office:value-type="float" office:value="0.0381080489185238" calcext:value-type="float">
            <text:p>0.038108048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422119" calcext:value-type="float">
            <text:p>6.422119</text:p>
          </table:table-cell>
          <table:table-cell office:value-type="float" office:value="6.5548085957" calcext:value-type="float">
            <text:p>6.5548085957</text:p>
          </table:table-cell>
          <table:table-cell table:formula="of:=POWER([.C966]-6.75;2)" office:value-type="float" office:value="0.0380996843126061" calcext:value-type="float">
            <text:p>0.0380996843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438689" calcext:value-type="float">
            <text:p>6.438689</text:p>
          </table:table-cell>
          <table:table-cell office:value-type="float" office:value="6.5548267404" calcext:value-type="float">
            <text:p>6.5548267404</text:p>
          </table:table-cell>
          <table:table-cell table:formula="of:=POWER([.C967]-6.75;2)" office:value-type="float" office:value="0.0380926012628889" calcext:value-type="float">
            <text:p>0.0380926013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455312" calcext:value-type="float">
            <text:p>6.455312</text:p>
          </table:table-cell>
          <table:table-cell office:value-type="float" office:value="6.5548420596" calcext:value-type="float">
            <text:p>6.5548420596</text:p>
          </table:table-cell>
          <table:table-cell table:formula="of:=POWER([.C968]-6.75;2)" office:value-type="float" office:value="0.0380866217011698" calcext:value-type="float">
            <text:p>0.0380866217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471865" calcext:value-type="float">
            <text:p>6.471865</text:p>
          </table:table-cell>
          <table:table-cell office:value-type="float" office:value="6.5548549064" calcext:value-type="float">
            <text:p>6.5548549064</text:p>
          </table:table-cell>
          <table:table-cell table:formula="of:=POWER([.C969]-6.75;2)" office:value-type="float" office:value="0.0380816075561527" calcext:value-type="float">
            <text:p>0.0380816076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488254" calcext:value-type="float">
            <text:p>6.488254</text:p>
          </table:table-cell>
          <table:table-cell office:value-type="float" office:value="6.5548655106" calcext:value-type="float">
            <text:p>6.5548655106</text:p>
          </table:table-cell>
          <table:table-cell table:formula="of:=POWER([.C970]-6.75;2)" office:value-type="float" office:value="0.0380774689533987" calcext:value-type="float">
            <text:p>0.03807746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504413" calcext:value-type="float">
            <text:p>6.504413</text:p>
          </table:table-cell>
          <table:table-cell office:value-type="float" office:value="6.5548740553" calcext:value-type="float">
            <text:p>6.5548740553</text:p>
          </table:table-cell>
          <table:table-cell table:formula="of:=POWER([.C971]-6.75;2)" office:value-type="float" office:value="0.0380741342950675" calcext:value-type="float">
            <text:p>0.0380741343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520299" calcext:value-type="float">
            <text:p>6.520299</text:p>
          </table:table-cell>
          <table:table-cell office:value-type="float" office:value="6.5548807234" calcext:value-type="float">
            <text:p>6.5548807234</text:p>
          </table:table-cell>
          <table:table-cell table:formula="of:=POWER([.C972]-6.75;2)" office:value-type="float" office:value="0.0380715321009072" calcext:value-type="float">
            <text:p>0.038071532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535888" calcext:value-type="float">
            <text:p>6.535888</text:p>
          </table:table-cell>
          <table:table-cell office:value-type="float" office:value="6.5548857702" calcext:value-type="float">
            <text:p>6.5548857702</text:p>
          </table:table-cell>
          <table:table-cell table:formula="of:=POWER([.C973]-6.75;2)" office:value-type="float" office:value="0.0380695626704471" calcext:value-type="float">
            <text:p>0.0380695627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51166" calcext:value-type="float">
            <text:p>6.551166</text:p>
          </table:table-cell>
          <table:table-cell office:value-type="float" office:value="6.5548895957" calcext:value-type="float">
            <text:p>6.5548895957</text:p>
          </table:table-cell>
          <table:table-cell table:formula="of:=POWER([.C974]-6.75;2)" office:value-type="float" office:value="0.0380680698661096" calcext:value-type="float">
            <text:p>0.0380680699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566128" calcext:value-type="float">
            <text:p>6.566128</text:p>
          </table:table-cell>
          <table:table-cell office:value-type="float" office:value="6.554892766" calcext:value-type="float">
            <text:p>6.554892766</text:p>
          </table:table-cell>
          <table:table-cell table:formula="of:=POWER([.C975]-6.75;2)" office:value-type="float" office:value="0.0380668327591307" calcext:value-type="float">
            <text:p>0.0380668328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580773" calcext:value-type="float">
            <text:p>6.580773</text:p>
          </table:table-cell>
          <table:table-cell office:value-type="float" office:value="6.5548960426" calcext:value-type="float">
            <text:p>6.5548960426</text:p>
          </table:table-cell>
          <table:table-cell table:formula="of:=POWER([.C976]-6.75;2)" office:value-type="float" office:value="0.0380655541931409" calcext:value-type="float">
            <text:p>0.0380655542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595101" calcext:value-type="float">
            <text:p>6.595101</text:p>
          </table:table-cell>
          <table:table-cell office:value-type="float" office:value="6.5549003319" calcext:value-type="float">
            <text:p>6.5549003319</text:p>
          </table:table-cell>
          <table:table-cell table:formula="of:=POWER([.C977]-6.75;2)" office:value-type="float" office:value="0.0380638804927302" calcext:value-type="float">
            <text:p>0.0380638805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0911" calcext:value-type="float">
            <text:p>6.60911</text:p>
          </table:table-cell>
          <table:table-cell office:value-type="float" office:value="6.5549066426" calcext:value-type="float">
            <text:p>6.5549066426</text:p>
          </table:table-cell>
          <table:table-cell table:formula="of:=POWER([.C978]-6.75;2)" office:value-type="float" office:value="0.0380614181016042" calcext:value-type="float">
            <text:p>0.0380614181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22799" calcext:value-type="float">
            <text:p>6.622799</text:p>
          </table:table-cell>
          <table:table-cell office:value-type="float" office:value="6.5549160085" calcext:value-type="float">
            <text:p>6.5549160085</text:p>
          </table:table-cell>
          <table:table-cell table:formula="of:=POWER([.C979]-6.75;2)" office:value-type="float" office:value="0.038057763739572" calcext:value-type="float">
            <text:p>0.0380577637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36165" calcext:value-type="float">
            <text:p>6.636165</text:p>
          </table:table-cell>
          <table:table-cell office:value-type="float" office:value="6.554929383" calcext:value-type="float">
            <text:p>6.554929383</text:p>
          </table:table-cell>
          <table:table-cell table:formula="of:=POWER([.C980]-6.75;2)" office:value-type="float" office:value="0.0380525456167606" calcext:value-type="float">
            <text:p>0.0380525456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649204" calcext:value-type="float">
            <text:p>6.649204</text:p>
          </table:table-cell>
          <table:table-cell office:value-type="float" office:value="6.5549475617" calcext:value-type="float">
            <text:p>6.5549475617</text:p>
          </table:table-cell>
          <table:table-cell table:formula="of:=POWER([.C981]-6.75;2)" office:value-type="float" office:value="0.0380454536867754" calcext:value-type="float">
            <text:p>0.0380454537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61911" calcext:value-type="float">
            <text:p>6.661911</text:p>
          </table:table-cell>
          <table:table-cell office:value-type="float" office:value="6.5549711149" calcext:value-type="float">
            <text:p>6.5549711149</text:p>
          </table:table-cell>
          <table:table-cell table:formula="of:=POWER([.C982]-6.75;2)" office:value-type="float" office:value="0.0380362660233491" calcext:value-type="float">
            <text:p>0.038036266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74281" calcext:value-type="float">
            <text:p>6.674281</text:p>
          </table:table-cell>
          <table:table-cell office:value-type="float" office:value="6.5550003362" calcext:value-type="float">
            <text:p>6.5550003362</text:p>
          </table:table-cell>
          <table:table-cell table:formula="of:=POWER([.C983]-6.75;2)" office:value-type="float" office:value="0.038024868882113" calcext:value-type="float">
            <text:p>0.0380248689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86307" calcext:value-type="float">
            <text:p>6.686307</text:p>
          </table:table-cell>
          <table:table-cell office:value-type="float" office:value="6.5550352426" calcext:value-type="float">
            <text:p>6.5550352426</text:p>
          </table:table-cell>
          <table:table-cell table:formula="of:=POWER([.C984]-6.75;2)" office:value-type="float" office:value="0.0380112566280409" calcext:value-type="float">
            <text:p>0.0380112566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97982" calcext:value-type="float">
            <text:p>6.697982</text:p>
          </table:table-cell>
          <table:table-cell office:value-type="float" office:value="6.5550756043" calcext:value-type="float">
            <text:p>6.5550756043</text:p>
          </table:table-cell>
          <table:table-cell table:formula="of:=POWER([.C985]-6.75;2)" office:value-type="float" office:value="0.0379955200390103" calcext:value-type="float">
            <text:p>0.0379955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09301" calcext:value-type="float">
            <text:p>6.709301</text:p>
          </table:table-cell>
          <table:table-cell office:value-type="float" office:value="6.5551209787" calcext:value-type="float">
            <text:p>6.5551209787</text:p>
          </table:table-cell>
          <table:table-cell table:formula="of:=POWER([.C986]-6.75;2)" office:value-type="float" office:value="0.0379778329428459" calcext:value-type="float">
            <text:p>0.0379778329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20256" calcext:value-type="float">
            <text:p>6.720256</text:p>
          </table:table-cell>
          <table:table-cell office:value-type="float" office:value="6.555170766" calcext:value-type="float">
            <text:p>6.555170766</text:p>
          </table:table-cell>
          <table:table-cell table:formula="of:=POWER([.C987]-6.75;2)" office:value-type="float" office:value="0.0379584304210268" calcext:value-type="float">
            <text:p>0.0379584304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30841" calcext:value-type="float">
            <text:p>6.730841</text:p>
          </table:table-cell>
          <table:table-cell office:value-type="float" office:value="6.5552242723" calcext:value-type="float">
            <text:p>6.5552242723</text:p>
          </table:table-cell>
          <table:table-cell table:formula="of:=POWER([.C988]-6.75;2)" office:value-type="float" office:value="0.0379375841010644" calcext:value-type="float">
            <text:p>0.037937584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41054" calcext:value-type="float">
            <text:p>6.741054</text:p>
          </table:table-cell>
          <table:table-cell office:value-type="float" office:value="6.5552807532" calcext:value-type="float">
            <text:p>6.5552807532</text:p>
          </table:table-cell>
          <table:table-cell table:formula="of:=POWER([.C989]-6.75;2)" office:value-type="float" office:value="0.0379155850743593" calcext:value-type="float">
            <text:p>0.037915585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50892" calcext:value-type="float">
            <text:p>6.750892</text:p>
          </table:table-cell>
          <table:table-cell office:value-type="float" office:value="6.5553394128" calcext:value-type="float">
            <text:p>6.5553394128</text:p>
          </table:table-cell>
          <table:table-cell table:formula="of:=POWER([.C990]-6.75;2)" office:value-type="float" office:value="0.0378927442090486" calcext:value-type="float">
            <text:p>0.037892744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60356" calcext:value-type="float">
            <text:p>6.760356</text:p>
          </table:table-cell>
          <table:table-cell office:value-type="float" office:value="6.5553994213" calcext:value-type="float">
            <text:p>6.5553994213</text:p>
          </table:table-cell>
          <table:table-cell table:formula="of:=POWER([.C991]-6.75;2)" office:value-type="float" office:value="0.037869385230375" calcext:value-type="float">
            <text:p>0.0378693852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69447" calcext:value-type="float">
            <text:p>6.769447</text:p>
          </table:table-cell>
          <table:table-cell office:value-type="float" office:value="6.5554598681" calcext:value-type="float">
            <text:p>6.5554598681</text:p>
          </table:table-cell>
          <table:table-cell table:formula="of:=POWER([.C992]-6.75;2)" office:value-type="float" office:value="0.0378458629196695" calcext:value-type="float">
            <text:p>0.0378458629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78163" calcext:value-type="float">
            <text:p>6.778163</text:p>
          </table:table-cell>
          <table:table-cell office:value-type="float" office:value="6.5555197191" calcext:value-type="float">
            <text:p>6.5555197191</text:p>
          </table:table-cell>
          <table:table-cell table:formula="of:=POWER([.C993]-6.75;2)" office:value-type="float" office:value="0.0378225796589428" calcext:value-type="float">
            <text:p>0.0378225797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86502" calcext:value-type="float">
            <text:p>6.786502</text:p>
          </table:table-cell>
          <table:table-cell office:value-type="float" office:value="6.5555778" calcext:value-type="float">
            <text:p>6.5555778</text:p>
          </table:table-cell>
          <table:table-cell table:formula="of:=POWER([.C994]-6.75;2)" office:value-type="float" office:value="0.03779999185284" calcext:value-type="float">
            <text:p>0.0377999919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94451" calcext:value-type="float">
            <text:p>6.794451</text:p>
          </table:table-cell>
          <table:table-cell office:value-type="float" office:value="6.5556327319" calcext:value-type="float">
            <text:p>6.5556327319</text:p>
          </table:table-cell>
          <table:table-cell table:formula="of:=POWER([.C995]-6.75;2)" office:value-type="float" office:value="0.0377786349086572" calcext:value-type="float">
            <text:p>0.0377786349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01989" calcext:value-type="float">
            <text:p>6.801989</text:p>
          </table:table-cell>
          <table:table-cell office:value-type="float" office:value="6.5556829745" calcext:value-type="float">
            <text:p>6.5556829745</text:p>
          </table:table-cell>
          <table:table-cell table:formula="of:=POWER([.C996]-6.75;2)" office:value-type="float" office:value="0.0377591063991677" calcext:value-type="float">
            <text:p>0.0377591064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09081" calcext:value-type="float">
            <text:p>6.809081</text:p>
          </table:table-cell>
          <table:table-cell office:value-type="float" office:value="6.5557268383" calcext:value-type="float">
            <text:p>6.5557268383</text:p>
          </table:table-cell>
          <table:table-cell table:formula="of:=POWER([.C997]-6.75;2)" office:value-type="float" office:value="0.0377420613569143" calcext:value-type="float">
            <text:p>0.037742061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15677" calcext:value-type="float">
            <text:p>6.815677</text:p>
          </table:table-cell>
          <table:table-cell office:value-type="float" office:value="6.5557625787" calcext:value-type="float">
            <text:p>6.5557625787</text:p>
          </table:table-cell>
          <table:table-cell table:formula="of:=POWER([.C998]-6.75;2)" office:value-type="float" office:value="0.0377281758332739" calcext:value-type="float">
            <text:p>0.037728175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2171" calcext:value-type="float">
            <text:p>6.82171</text:p>
          </table:table-cell>
          <table:table-cell office:value-type="float" office:value="6.5557885149" calcext:value-type="float">
            <text:p>6.5557885149</text:p>
          </table:table-cell>
          <table:table-cell table:formula="of:=POWER([.C999]-6.75;2)" office:value-type="float" office:value="0.0377181009447476" calcext:value-type="float">
            <text:p>0.0377181009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827099" calcext:value-type="float">
            <text:p>6.827099</text:p>
          </table:table-cell>
          <table:table-cell office:value-type="float" office:value="6.5558031745" calcext:value-type="float">
            <text:p>6.5558031745</text:p>
          </table:table-cell>
          <table:table-cell table:formula="of:=POWER([.C1000]-6.75;2)" office:value-type="float" office:value="0.0377124070342773" calcext:value-type="float">
            <text:p>0.0377124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831755" calcext:value-type="float">
            <text:p>6.831755</text:p>
          </table:table-cell>
          <table:table-cell office:value-type="float" office:value="6.5558054511" calcext:value-type="float">
            <text:p>6.5558054511</text:p>
          </table:table-cell>
          <table:table-cell table:formula="of:=POWER([.C1001]-6.75;2)" office:value-type="float" office:value="0.0377115228224744" calcext:value-type="float">
            <text:p>0.0377115228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835578" calcext:value-type="float">
            <text:p>6.835578</text:p>
          </table:table-cell>
          <table:table-cell office:value-type="float" office:value="6.5557947277" calcext:value-type="float">
            <text:p>6.5557947277</text:p>
          </table:table-cell>
          <table:table-cell table:formula="of:=POWER([.C1002]-6.75;2)" office:value-type="float" office:value="0.037715687789117" calcext:value-type="float">
            <text:p>0.0377156878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838471" calcext:value-type="float">
            <text:p>6.838471</text:p>
          </table:table-cell>
          <table:table-cell office:value-type="float" office:value="6.5557710128" calcext:value-type="float">
            <text:p>6.5557710128</text:p>
          </table:table-cell>
          <table:table-cell table:formula="of:=POWER([.C1003]-6.75;2)" office:value-type="float" office:value="0.0377248994687377" calcext:value-type="float">
            <text:p>0.0377248995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840344" calcext:value-type="float">
            <text:p>6.840344</text:p>
          </table:table-cell>
          <table:table-cell office:value-type="float" office:value="6.5557349915" calcext:value-type="float">
            <text:p>6.5557349915</text:p>
          </table:table-cell>
          <table:table-cell table:formula="of:=POWER([.C1004]-6.75;2)" office:value-type="float" office:value="0.0377388935275052" calcext:value-type="float">
            <text:p>0.0377388935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841116" calcext:value-type="float">
            <text:p>6.841116</text:p>
          </table:table-cell>
          <table:table-cell office:value-type="float" office:value="6.5556880255" calcext:value-type="float">
            <text:p>6.5556880255</text:p>
          </table:table-cell>
          <table:table-cell table:formula="of:=POWER([.C1005]-6.75;2)" office:value-type="float" office:value="0.0377571434340885" calcext:value-type="float">
            <text:p>0.0377571434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840729" calcext:value-type="float">
            <text:p>6.840729</text:p>
          </table:table-cell>
          <table:table-cell office:value-type="float" office:value="6.5556321234" calcext:value-type="float">
            <text:p>6.5556321234</text:p>
          </table:table-cell>
          <table:table-cell table:formula="of:=POWER([.C1006]-6.75;2)" office:value-type="float" office:value="0.0377788714539929" calcext:value-type="float">
            <text:p>0.0377788715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839145" calcext:value-type="float">
            <text:p>6.839145</text:p>
          </table:table-cell>
          <table:table-cell office:value-type="float" office:value="6.5555697957" calcext:value-type="float">
            <text:p>6.5555697957</text:p>
          </table:table-cell>
          <table:table-cell table:formula="of:=POWER([.C1007]-6.75;2)" office:value-type="float" office:value="0.0378031043441396" calcext:value-type="float">
            <text:p>0.0378031043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836349" calcext:value-type="float">
            <text:p>6.836349</text:p>
          </table:table-cell>
          <table:table-cell office:value-type="float" office:value="6.5555039106" calcext:value-type="float">
            <text:p>6.5555039106</text:p>
          </table:table-cell>
          <table:table-cell table:formula="of:=POWER([.C1008]-6.75;2)" office:value-type="float" office:value="0.0378287287918929" calcext:value-type="float">
            <text:p>0.0378287288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832354" calcext:value-type="float">
            <text:p>6.832354</text:p>
          </table:table-cell>
          <table:table-cell office:value-type="float" office:value="6.5554375021" calcext:value-type="float">
            <text:p>6.5554375021</text:p>
          </table:table-cell>
          <table:table-cell table:formula="of:=POWER([.C1009]-6.75;2)" office:value-type="float" office:value="0.0378545655890874" calcext:value-type="float">
            <text:p>0.0378545656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827191" calcext:value-type="float">
            <text:p>6.827191</text:p>
          </table:table-cell>
          <table:table-cell office:value-type="float" office:value="6.5553735574" calcext:value-type="float">
            <text:p>6.5553735574</text:p>
          </table:table-cell>
          <table:table-cell table:formula="of:=POWER([.C1010]-6.75;2)" office:value-type="float" office:value="0.037879452159131" calcext:value-type="float">
            <text:p>0.0378794522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820913" calcext:value-type="float">
            <text:p>6.820913</text:p>
          </table:table-cell>
          <table:table-cell office:value-type="float" office:value="6.5553148383" calcext:value-type="float">
            <text:p>6.5553148383</text:p>
          </table:table-cell>
          <table:table-cell table:formula="of:=POWER([.C1011]-6.75;2)" office:value-type="float" office:value="0.0379023121861551" calcext:value-type="float">
            <text:p>0.0379023122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813586" calcext:value-type="float">
            <text:p>6.813586</text:p>
          </table:table-cell>
          <table:table-cell office:value-type="float" office:value="6.5552637106" calcext:value-type="float">
            <text:p>6.5552637106</text:p>
          </table:table-cell>
          <table:table-cell table:formula="of:=POWER([.C1012]-6.75;2)" office:value-type="float" office:value="0.0379222224092805" calcext:value-type="float">
            <text:p>0.0379222224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805285" calcext:value-type="float">
            <text:p>6.805285</text:p>
          </table:table-cell>
          <table:table-cell office:value-type="float" office:value="6.555222017" calcext:value-type="float">
            <text:p>6.555222017</text:p>
          </table:table-cell>
          <table:table-cell table:formula="of:=POWER([.C1013]-6.75;2)" office:value-type="float" office:value="0.0379384626615482" calcext:value-type="float">
            <text:p>0.0379384627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79609" calcext:value-type="float">
            <text:p>6.79609</text:p>
          </table:table-cell>
          <table:table-cell office:value-type="float" office:value="6.5551910128" calcext:value-type="float">
            <text:p>6.5551910128</text:p>
          </table:table-cell>
          <table:table-cell table:formula="of:=POWER([.C1014]-6.75;2)" office:value-type="float" office:value="0.0379505414938898" calcext:value-type="float">
            <text:p>0.0379505415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78608" calcext:value-type="float">
            <text:p>6.78608</text:p>
          </table:table-cell>
          <table:table-cell office:value-type="float" office:value="6.5551713277" calcext:value-type="float">
            <text:p>6.5551713277</text:p>
          </table:table-cell>
          <table:table-cell table:formula="of:=POWER([.C1015]-6.75;2)" office:value-type="float" office:value="0.0379582115501807" calcext:value-type="float">
            <text:p>0.0379582116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775331" calcext:value-type="float">
            <text:p>6.775331</text:p>
          </table:table-cell>
          <table:table-cell office:value-type="float" office:value="6.5551630085" calcext:value-type="float">
            <text:p>6.5551630085</text:p>
          </table:table-cell>
          <table:table-cell table:formula="of:=POWER([.C1016]-6.75;2)" office:value-type="float" office:value="0.037961453256771" calcext:value-type="float">
            <text:p>0.0379614533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763914" calcext:value-type="float">
            <text:p>6.763914</text:p>
          </table:table-cell>
          <table:table-cell office:value-type="float" office:value="6.5551655702" calcext:value-type="float">
            <text:p>6.5551655702</text:p>
          </table:table-cell>
          <table:table-cell table:formula="of:=POWER([.C1017]-6.75;2)" office:value-type="float" office:value="0.0379604550354912" calcext:value-type="float">
            <text:p>0.03796045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751895" calcext:value-type="float">
            <text:p>6.751895</text:p>
          </table:table-cell>
          <table:table-cell office:value-type="float" office:value="6.5551780851" calcext:value-type="float">
            <text:p>6.5551780851</text:p>
          </table:table-cell>
          <table:table-cell table:formula="of:=POWER([.C1018]-6.75;2)" office:value-type="float" office:value="0.037955578525303" calcext:value-type="float">
            <text:p>0.0379555785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739334" calcext:value-type="float">
            <text:p>6.739334</text:p>
          </table:table-cell>
          <table:table-cell office:value-type="float" office:value="6.5551992851" calcext:value-type="float">
            <text:p>6.5551992851</text:p>
          </table:table-cell>
          <table:table-cell table:formula="of:=POWER([.C1019]-6.75;2)" office:value-type="float" office:value="0.0379473185255509" calcext:value-type="float">
            <text:p>0.0379473185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726288" calcext:value-type="float">
            <text:p>6.726288</text:p>
          </table:table-cell>
          <table:table-cell office:value-type="float" office:value="6.5552276681" calcext:value-type="float">
            <text:p>6.5552276681</text:p>
          </table:table-cell>
          <table:table-cell table:formula="of:=POWER([.C1020]-6.75;2)" office:value-type="float" office:value="0.0379362612737639" calcext:value-type="float">
            <text:p>0.0379362613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712811" calcext:value-type="float">
            <text:p>6.712811</text:p>
          </table:table-cell>
          <table:table-cell office:value-type="float" office:value="6.5552615915" calcext:value-type="float">
            <text:p>6.5552615915</text:p>
          </table:table-cell>
          <table:table-cell table:formula="of:=POWER([.C1021]-6.75;2)" office:value-type="float" office:value="0.0379230477451129" calcext:value-type="float">
            <text:p>0.0379230477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698958" calcext:value-type="float">
            <text:p>6.698958</text:p>
          </table:table-cell>
          <table:table-cell office:value-type="float" office:value="6.5552993617" calcext:value-type="float">
            <text:p>6.5552993617</text:p>
          </table:table-cell>
          <table:table-cell table:formula="of:=POWER([.C1022]-6.75;2)" office:value-type="float" office:value="0.0379083385544273" calcext:value-type="float">
            <text:p>0.0379083386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684781" calcext:value-type="float">
            <text:p>6.684781</text:p>
          </table:table-cell>
          <table:table-cell office:value-type="float" office:value="6.5553392894" calcext:value-type="float">
            <text:p>6.5553392894</text:p>
          </table:table-cell>
          <table:table-cell table:formula="of:=POWER([.C1023]-6.75;2)" office:value-type="float" office:value="0.037892792251297" calcext:value-type="float">
            <text:p>0.0378927923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670336" calcext:value-type="float">
            <text:p>6.670336</text:p>
          </table:table-cell>
          <table:table-cell office:value-type="float" office:value="6.555379766" calcext:value-type="float">
            <text:p>6.555379766</text:p>
          </table:table-cell>
          <table:table-cell table:formula="of:=POWER([.C1024]-6.75;2)" office:value-type="float" office:value="0.0378770354822149" calcext:value-type="float">
            <text:p>0.037877035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655679" calcext:value-type="float">
            <text:p>6.655679</text:p>
          </table:table-cell>
          <table:table-cell office:value-type="float" office:value="6.5554192809" calcext:value-type="float">
            <text:p>6.5554192809</text:p>
          </table:table-cell>
          <table:table-cell table:formula="of:=POWER([.C1025]-6.75;2)" office:value-type="float" office:value="0.0378616562454732" calcext:value-type="float">
            <text:p>0.0378616562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640865" calcext:value-type="float">
            <text:p>6.640865</text:p>
          </table:table-cell>
          <table:table-cell office:value-type="float" office:value="6.5554564511" calcext:value-type="float">
            <text:p>6.5554564511</text:p>
          </table:table-cell>
          <table:table-cell table:formula="of:=POWER([.C1026]-6.75;2)" office:value-type="float" office:value="0.0378471924186069" calcext:value-type="float">
            <text:p>0.0378471924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625946" calcext:value-type="float">
            <text:p>6.625946</text:p>
          </table:table-cell>
          <table:table-cell office:value-type="float" office:value="6.5554900511" calcext:value-type="float">
            <text:p>6.5554900511</text:p>
          </table:table-cell>
          <table:table-cell table:formula="of:=POWER([.C1027]-6.75;2)" office:value-type="float" office:value="0.0378341202210808" calcext:value-type="float">
            <text:p>0.0378341202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610972" calcext:value-type="float">
            <text:p>6.610972</text:p>
          </table:table-cell>
          <table:table-cell office:value-type="float" office:value="6.5555190255" calcext:value-type="float">
            <text:p>6.5555190255</text:p>
          </table:table-cell>
          <table:table-cell table:formula="of:=POWER([.C1028]-6.75;2)" office:value-type="float" office:value="0.0378228494424697" calcext:value-type="float">
            <text:p>0.0378228494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595987" calcext:value-type="float">
            <text:p>6.595987</text:p>
          </table:table-cell>
          <table:table-cell office:value-type="float" office:value="6.5555425106" calcext:value-type="float">
            <text:p>6.5555425106</text:p>
          </table:table-cell>
          <table:table-cell table:formula="of:=POWER([.C1029]-6.75;2)" office:value-type="float" office:value="0.0378137151837509" calcext:value-type="float">
            <text:p>0.0378137152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581031" calcext:value-type="float">
            <text:p>6.581031</text:p>
          </table:table-cell>
          <table:table-cell office:value-type="float" office:value="6.5555598553" calcext:value-type="float">
            <text:p>6.5555598553</text:p>
          </table:table-cell>
          <table:table-cell table:formula="of:=POWER([.C1030]-6.75;2)" office:value-type="float" office:value="0.0378069698709568" calcext:value-type="float">
            <text:p>0.037806969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566133" calcext:value-type="float">
            <text:p>6.566133</text:p>
          </table:table-cell>
          <table:table-cell office:value-type="float" office:value="6.5555706298" calcext:value-type="float">
            <text:p>6.5555706298</text:p>
          </table:table-cell>
          <table:table-cell table:formula="of:=POWER([.C1031]-6.75;2)" office:value-type="float" office:value="0.0378027799963686" calcext:value-type="float">
            <text:p>0.03780278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551317" calcext:value-type="float">
            <text:p>6.551317</text:p>
          </table:table-cell>
          <table:table-cell office:value-type="float" office:value="6.5555746596" calcext:value-type="float">
            <text:p>6.5555746596</text:p>
          </table:table-cell>
          <table:table-cell table:formula="of:=POWER([.C1032]-6.75;2)" office:value-type="float" office:value="0.0378012129896561" calcext:value-type="float">
            <text:p>0.037801213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536603" calcext:value-type="float">
            <text:p>6.536603</text:p>
          </table:table-cell>
          <table:table-cell office:value-type="float" office:value="6.555572034" calcext:value-type="float">
            <text:p>6.555572034</text:p>
          </table:table-cell>
          <table:table-cell table:formula="of:=POWER([.C1033]-6.75;2)" office:value-type="float" office:value="0.0378022339628972" calcext:value-type="float">
            <text:p>0.037802234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522005" calcext:value-type="float">
            <text:p>6.522005</text:p>
          </table:table-cell>
          <table:table-cell office:value-type="float" office:value="6.5555631106" calcext:value-type="float">
            <text:p>6.5555631106</text:p>
          </table:table-cell>
          <table:table-cell table:formula="of:=POWER([.C1034]-6.75;2)" office:value-type="float" office:value="0.037805703959548" calcext:value-type="float">
            <text:p>0.037805704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507534" calcext:value-type="float">
            <text:p>6.507534</text:p>
          </table:table-cell>
          <table:table-cell office:value-type="float" office:value="6.5555485106" calcext:value-type="float">
            <text:p>6.5555485106</text:p>
          </table:table-cell>
          <table:table-cell table:formula="of:=POWER([.C1035]-6.75;2)" office:value-type="float" office:value="0.0378113817298785" calcext:value-type="float">
            <text:p>0.0378113817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493205" calcext:value-type="float">
            <text:p>6.493205</text:p>
          </table:table-cell>
          <table:table-cell office:value-type="float" office:value="6.5555291149" calcext:value-type="float">
            <text:p>6.5555291149</text:p>
          </table:table-cell>
          <table:table-cell table:formula="of:=POWER([.C1036]-6.75;2)" office:value-type="float" office:value="0.0378189251515775" calcext:value-type="float">
            <text:p>0.0378189252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479032" calcext:value-type="float">
            <text:p>6.479032</text:p>
          </table:table-cell>
          <table:table-cell office:value-type="float" office:value="6.555506" calcext:value-type="float">
            <text:p>6.555506</text:p>
          </table:table-cell>
          <table:table-cell table:formula="of:=POWER([.C1037]-6.75;2)" office:value-type="float" office:value="0.0378279160359999" calcext:value-type="float">
            <text:p>0.03782791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465036" calcext:value-type="float">
            <text:p>6.465036</text:p>
          </table:table-cell>
          <table:table-cell office:value-type="float" office:value="6.5554804085" calcext:value-type="float">
            <text:p>6.5554804085</text:p>
          </table:table-cell>
          <table:table-cell table:formula="of:=POWER([.C1038]-6.75;2)" office:value-type="float" office:value="0.0378378714773268" calcext:value-type="float">
            <text:p>0.0378378715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451244" calcext:value-type="float">
            <text:p>6.451244</text:p>
          </table:table-cell>
          <table:table-cell office:value-type="float" office:value="6.5554536511" calcext:value-type="float">
            <text:p>6.5554536511</text:p>
          </table:table-cell>
          <table:table-cell table:formula="of:=POWER([.C1039]-6.75;2)" office:value-type="float" office:value="0.0378482818703207" calcext:value-type="float">
            <text:p>0.0378482819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437685" calcext:value-type="float">
            <text:p>6.437685</text:p>
          </table:table-cell>
          <table:table-cell office:value-type="float" office:value="6.555427034" calcext:value-type="float">
            <text:p>6.555427034</text:p>
          </table:table-cell>
          <table:table-cell table:formula="of:=POWER([.C1040]-6.75;2)" office:value-type="float" office:value="0.0378586390980371" calcext:value-type="float">
            <text:p>0.037858639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424394" calcext:value-type="float">
            <text:p>6.424394</text:p>
          </table:table-cell>
          <table:table-cell office:value-type="float" office:value="6.5554017745" calcext:value-type="float">
            <text:p>6.5554017745</text:p>
          </table:table-cell>
          <table:table-cell table:formula="of:=POWER([.C1041]-6.75;2)" office:value-type="float" office:value="0.0378684693677489" calcext:value-type="float">
            <text:p>0.0378684694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411403" calcext:value-type="float">
            <text:p>6.411403</text:p>
          </table:table-cell>
          <table:table-cell office:value-type="float" office:value="6.5553789149" calcext:value-type="float">
            <text:p>6.5553789149</text:p>
          </table:table-cell>
          <table:table-cell table:formula="of:=POWER([.C1042]-6.75;2)" office:value-type="float" office:value="0.0378773667655013" calcext:value-type="float">
            <text:p>0.0378773668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398744" calcext:value-type="float">
            <text:p>6.398744</text:p>
          </table:table-cell>
          <table:table-cell office:value-type="float" office:value="6.5553592596" calcext:value-type="float">
            <text:p>6.5553592596</text:p>
          </table:table-cell>
          <table:table-cell table:formula="of:=POWER([.C1043]-6.75;2)" office:value-type="float" office:value="0.0378850178234601" calcext:value-type="float">
            <text:p>0.0378850178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386438" calcext:value-type="float">
            <text:p>6.386438</text:p>
          </table:table-cell>
          <table:table-cell office:value-type="float" office:value="6.5553433404" calcext:value-type="float">
            <text:p>6.5553433404</text:p>
          </table:table-cell>
          <table:table-cell table:formula="of:=POWER([.C1044]-6.75;2)" office:value-type="float" office:value="0.0378912151266301" calcext:value-type="float">
            <text:p>0.037891215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374497" calcext:value-type="float">
            <text:p>6.374497</text:p>
          </table:table-cell>
          <table:table-cell office:value-type="float" office:value="6.5553314" calcext:value-type="float">
            <text:p>6.5553314</text:p>
          </table:table-cell>
          <table:table-cell table:formula="of:=POWER([.C1045]-6.75;2)" office:value-type="float" office:value="0.03789586382596" calcext:value-type="float">
            <text:p>0.0378958638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36292" calcext:value-type="float">
            <text:p>6.36292</text:p>
          </table:table-cell>
          <table:table-cell office:value-type="float" office:value="6.5553234255" calcext:value-type="float">
            <text:p>6.5553234255</text:p>
          </table:table-cell>
          <table:table-cell table:formula="of:=POWER([.C1046]-6.75;2)" office:value-type="float" office:value="0.037898968659054" calcext:value-type="float">
            <text:p>0.0378989687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351688" calcext:value-type="float">
            <text:p>6.351688</text:p>
          </table:table-cell>
          <table:table-cell office:value-type="float" office:value="6.5553191745" calcext:value-type="float">
            <text:p>6.5553191745</text:p>
          </table:table-cell>
          <table:table-cell table:formula="of:=POWER([.C1047]-6.75;2)" office:value-type="float" office:value="0.0379006238173614" calcext:value-type="float">
            <text:p>0.0379006238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34077" calcext:value-type="float">
            <text:p>6.34077</text:p>
          </table:table-cell>
          <table:table-cell office:value-type="float" office:value="6.5553182638" calcext:value-type="float">
            <text:p>6.5553182638</text:p>
          </table:table-cell>
          <table:table-cell table:formula="of:=POWER([.C1048]-6.75;2)" office:value-type="float" office:value="0.0379009784098463" calcext:value-type="float">
            <text:p>0.0379009784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33012" calcext:value-type="float">
            <text:p>6.33012</text:p>
          </table:table-cell>
          <table:table-cell office:value-type="float" office:value="6.5553202426" calcext:value-type="float">
            <text:p>6.5553202426</text:p>
          </table:table-cell>
          <table:table-cell table:formula="of:=POWER([.C1049]-6.75;2)" office:value-type="float" office:value="0.037900207941323" calcext:value-type="float">
            <text:p>0.0379002079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319679" calcext:value-type="float">
            <text:p>6.319679</text:p>
          </table:table-cell>
          <table:table-cell office:value-type="float" office:value="6.5553246553" calcext:value-type="float">
            <text:p>6.5553246553</text:p>
          </table:table-cell>
          <table:table-cell table:formula="of:=POWER([.C1050]-6.75;2)" office:value-type="float" office:value="0.0378984898340639" calcext:value-type="float">
            <text:p>0.0378984898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309374" calcext:value-type="float">
            <text:p>6.309374</text:p>
          </table:table-cell>
          <table:table-cell office:value-type="float" office:value="6.5553311277" calcext:value-type="float">
            <text:p>6.5553311277</text:p>
          </table:table-cell>
          <table:table-cell table:formula="of:=POWER([.C1051]-6.75;2)" office:value-type="float" office:value="0.0378959698425538" calcext:value-type="float">
            <text:p>0.0378959698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299116" calcext:value-type="float">
            <text:p>6.299116</text:p>
          </table:table-cell>
          <table:table-cell office:value-type="float" office:value="6.555339417" calcext:value-type="float">
            <text:p>6.555339417</text:p>
          </table:table-cell>
          <table:table-cell table:formula="of:=POWER([.C1052]-6.75;2)" office:value-type="float" office:value="0.0378927425738999" calcext:value-type="float">
            <text:p>0.0378927426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288788" calcext:value-type="float">
            <text:p>6.288788</text:p>
          </table:table-cell>
          <table:table-cell office:value-type="float" office:value="6.5553494723" calcext:value-type="float">
            <text:p>6.5553494723</text:p>
          </table:table-cell>
          <table:table-cell table:formula="of:=POWER([.C1053]-6.75;2)" office:value-type="float" office:value="0.0378888279338886" calcext:value-type="float">
            <text:p>0.0378888279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278226" calcext:value-type="float">
            <text:p>6.278226</text:p>
          </table:table-cell>
          <table:table-cell office:value-type="float" office:value="6.5553614936" calcext:value-type="float">
            <text:p>6.5553614936</text:p>
          </table:table-cell>
          <table:table-cell table:formula="of:=POWER([.C1054]-6.75;2)" office:value-type="float" office:value="0.037884148173623" calcext:value-type="float">
            <text:p>0.0378841482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267177" calcext:value-type="float">
            <text:p>6.267177</text:p>
          </table:table-cell>
          <table:table-cell office:value-type="float" office:value="6.5553760426" calcext:value-type="float">
            <text:p>6.5553760426</text:p>
          </table:table-cell>
          <table:table-cell table:formula="of:=POWER([.C1055]-6.75;2)" office:value-type="float" office:value="0.0378784847940371" calcext:value-type="float">
            <text:p>0.0378784848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255227" calcext:value-type="float">
            <text:p>6.255227</text:p>
          </table:table-cell>
          <table:table-cell office:value-type="float" office:value="6.5553942128" calcext:value-type="float">
            <text:p>6.5553942128</text:p>
          </table:table-cell>
          <table:table-cell table:formula="of:=POWER([.C1056]-6.75;2)" office:value-type="float" office:value="0.0378714124117318" calcext:value-type="float">
            <text:p>0.0378714124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241649" calcext:value-type="float">
            <text:p>6.241649</text:p>
          </table:table-cell>
          <table:table-cell office:value-type="float" office:value="6.5554179319" calcext:value-type="float">
            <text:p>6.5554179319</text:p>
          </table:table-cell>
          <table:table-cell table:formula="of:=POWER([.C1057]-6.75;2)" office:value-type="float" office:value="0.037862181226073" calcext:value-type="float">
            <text:p>0.0378621812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225063" calcext:value-type="float">
            <text:p>6.225063</text:p>
          </table:table-cell>
          <table:table-cell office:value-type="float" office:value="6.5554505021" calcext:value-type="float">
            <text:p>6.5554505021</text:p>
          </table:table-cell>
          <table:table-cell table:formula="of:=POWER([.C1058]-6.75;2)" office:value-type="float" office:value="0.037849507133142" calcext:value-type="float">
            <text:p>0.0378495071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202535" calcext:value-type="float">
            <text:p>6.202535</text:p>
          </table:table-cell>
          <table:table-cell office:value-type="float" office:value="6.5554975574" calcext:value-type="float">
            <text:p>6.5554975574</text:p>
          </table:table-cell>
          <table:table-cell table:formula="of:=POWER([.C1059]-6.75;2)" office:value-type="float" office:value="0.0378312001773663" calcext:value-type="float">
            <text:p>0.0378312002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166561" calcext:value-type="float">
            <text:p>6.166561</text:p>
          </table:table-cell>
          <table:table-cell office:value-type="float" office:value="6.555568966" calcext:value-type="float">
            <text:p>6.555568966</text:p>
          </table:table-cell>
          <table:table-cell table:formula="of:=POWER([.C1060]-6.75;2)" office:value-type="float" office:value="0.0378034269823091" calcext:value-type="float">
            <text:p>0.037803427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090323" calcext:value-type="float">
            <text:p>6.090323</text:p>
          </table:table-cell>
          <table:table-cell office:value-type="float" office:value="6.5556826085" calcext:value-type="float">
            <text:p>6.5556826085</text:p>
          </table:table-cell>
          <table:table-cell table:formula="of:=POWER([.C1061]-6.75;2)" office:value-type="float" office:value="0.0377592486393644" calcext:value-type="float">
            <text:p>0.0377592486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.749775" calcext:value-type="float">
            <text:p>5.749775</text:p>
          </table:table-cell>
          <table:table-cell office:value-type="float" office:value="6.5558651404" calcext:value-type="float">
            <text:p>6.5558651404</text:p>
          </table:table-cell>
          <table:table-cell table:formula="of:=POWER([.C1062]-6.75;2)" office:value-type="float" office:value="0.0376883437119118" calcext:value-type="float">
            <text:p>0.0376883437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883697" calcext:value-type="float">
            <text:p>6.883697</text:p>
          </table:table-cell>
          <table:table-cell office:value-type="float" office:value="6.5548141915" calcext:value-type="float">
            <text:p>6.5548141915</text:p>
          </table:table-cell>
          <table:table-cell table:formula="of:=POWER([.C1063]-6.75;2)" office:value-type="float" office:value="0.0380974998397986" calcext:value-type="float">
            <text:p>0.0380974998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453576" calcext:value-type="float">
            <text:p>6.453576</text:p>
          </table:table-cell>
          <table:table-cell office:value-type="float" office:value="6.5528849277" calcext:value-type="float">
            <text:p>6.5528849277</text:p>
          </table:table-cell>
          <table:table-cell table:formula="of:=POWER([.C1064]-6.75;2)" office:value-type="float" office:value="0.0388543517278342" calcext:value-type="float">
            <text:p>0.0388543517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370564" calcext:value-type="float">
            <text:p>6.370564</text:p>
          </table:table-cell>
          <table:table-cell office:value-type="float" office:value="6.5523524468" calcext:value-type="float">
            <text:p>6.5523524468</text:p>
          </table:table-cell>
          <table:table-cell table:formula="of:=POWER([.C1065]-6.75;2)" office:value-type="float" office:value="0.0390645552859466" calcext:value-type="float">
            <text:p>0.0390645553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333298" calcext:value-type="float">
            <text:p>6.333298</text:p>
          </table:table-cell>
          <table:table-cell office:value-type="float" office:value="6.5520498766" calcext:value-type="float">
            <text:p>6.5520498766</text:p>
          </table:table-cell>
          <table:table-cell table:formula="of:=POWER([.C1066]-6.75;2)" office:value-type="float" office:value="0.0391842513540753" calcext:value-type="float">
            <text:p>0.0391842514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311189" calcext:value-type="float">
            <text:p>6.311189</text:p>
          </table:table-cell>
          <table:table-cell office:value-type="float" office:value="6.5518526255" calcext:value-type="float">
            <text:p>6.5518526255</text:p>
          </table:table-cell>
          <table:table-cell table:formula="of:=POWER([.C1067]-6.75;2)" office:value-type="float" office:value="0.0392623820212431" calcext:value-type="float">
            <text:p>0.039262382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296264" calcext:value-type="float">
            <text:p>6.296264</text:p>
          </table:table-cell>
          <table:table-cell office:value-type="float" office:value="6.5517262043" calcext:value-type="float">
            <text:p>6.5517262043</text:p>
          </table:table-cell>
          <table:table-cell table:formula="of:=POWER([.C1068]-6.75;2)" office:value-type="float" office:value="0.0393124980612855" calcext:value-type="float">
            <text:p>0.039312498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28569" calcext:value-type="float">
            <text:p>6.28569</text:p>
          </table:table-cell>
          <table:table-cell office:value-type="float" office:value="6.5516575574" calcext:value-type="float">
            <text:p>6.5516575574</text:p>
          </table:table-cell>
          <table:table-cell table:formula="of:=POWER([.C1069]-6.75;2)" office:value-type="float" office:value="0.0393397245365341" calcext:value-type="float">
            <text:p>0.0393397245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278362" calcext:value-type="float">
            <text:p>6.278362</text:p>
          </table:table-cell>
          <table:table-cell office:value-type="float" office:value="6.5516403915" calcext:value-type="float">
            <text:p>6.5516403915</text:p>
          </table:table-cell>
          <table:table-cell table:formula="of:=POWER([.C1070]-6.75;2)" office:value-type="float" office:value="0.0393465342842731" calcext:value-type="float">
            <text:p>0.0393465343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273875" calcext:value-type="float">
            <text:p>6.273875</text:p>
          </table:table-cell>
          <table:table-cell office:value-type="float" office:value="6.5516702851" calcext:value-type="float">
            <text:p>6.5516702851</text:p>
          </table:table-cell>
          <table:table-cell table:formula="of:=POWER([.C1071]-6.75;2)" office:value-type="float" office:value="0.0393346758123152" calcext:value-type="float">
            <text:p>0.0393346758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272134" calcext:value-type="float">
            <text:p>6.272134</text:p>
          </table:table-cell>
          <table:table-cell office:value-type="float" office:value="6.5517427362" calcext:value-type="float">
            <text:p>6.5517427362</text:p>
          </table:table-cell>
          <table:table-cell table:formula="of:=POWER([.C1072]-6.75;2)" office:value-type="float" office:value="0.039305942649463" calcext:value-type="float">
            <text:p>0.0393059426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273163" calcext:value-type="float">
            <text:p>6.273163</text:p>
          </table:table-cell>
          <table:table-cell office:value-type="float" office:value="6.5518522979" calcext:value-type="float">
            <text:p>6.5518522979</text:p>
          </table:table-cell>
          <table:table-cell table:formula="of:=POWER([.C1073]-6.75;2)" office:value-type="float" office:value="0.0392625118475103" calcext:value-type="float">
            <text:p>0.0392625118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276992" calcext:value-type="float">
            <text:p>6.276992</text:p>
          </table:table-cell>
          <table:table-cell office:value-type="float" office:value="6.5519923064" calcext:value-type="float">
            <text:p>6.5519923064</text:p>
          </table:table-cell>
          <table:table-cell table:formula="of:=POWER([.C1074]-6.75;2)" office:value-type="float" office:value="0.0392070467247915" calcext:value-type="float">
            <text:p>0.0392070467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283598" calcext:value-type="float">
            <text:p>6.283598</text:p>
          </table:table-cell>
          <table:table-cell office:value-type="float" office:value="6.5521550298" calcext:value-type="float">
            <text:p>6.5521550298</text:p>
          </table:table-cell>
          <table:table-cell table:formula="of:=POWER([.C1075]-6.75;2)" office:value-type="float" office:value="0.039142632233439" calcext:value-type="float">
            <text:p>0.0391426322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292866" calcext:value-type="float">
            <text:p>6.292866</text:p>
          </table:table-cell>
          <table:table-cell office:value-type="float" office:value="6.5523320128" calcext:value-type="float">
            <text:p>6.5523320128</text:p>
          </table:table-cell>
          <table:table-cell table:formula="of:=POWER([.C1076]-6.75;2)" office:value-type="float" office:value="0.0390726331636994" calcext:value-type="float">
            <text:p>0.0390726332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304574" calcext:value-type="float">
            <text:p>6.304574</text:p>
          </table:table-cell>
          <table:table-cell office:value-type="float" office:value="6.5525146085" calcext:value-type="float">
            <text:p>6.5525146085</text:p>
          </table:table-cell>
          <table:table-cell table:formula="of:=POWER([.C1077]-6.75;2)" office:value-type="float" office:value="0.0390004798559082" calcext:value-type="float">
            <text:p>0.0390004799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318402" calcext:value-type="float">
            <text:p>6.318402</text:p>
          </table:table-cell>
          <table:table-cell office:value-type="float" office:value="6.5526945489" calcext:value-type="float">
            <text:p>6.5526945489</text:p>
          </table:table-cell>
          <table:table-cell table:formula="of:=POWER([.C1078]-6.75;2)" office:value-type="float" office:value="0.0389294410337745" calcext:value-type="float">
            <text:p>0.03892944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333944" calcext:value-type="float">
            <text:p>6.333944</text:p>
          </table:table-cell>
          <table:table-cell office:value-type="float" office:value="6.5528644766" calcext:value-type="float">
            <text:p>6.5528644766</text:p>
          </table:table-cell>
          <table:table-cell table:formula="of:=POWER([.C1079]-6.75;2)" office:value-type="float" office:value="0.038862414586192" calcext:value-type="float">
            <text:p>0.0388624146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350748" calcext:value-type="float">
            <text:p>6.350748</text:p>
          </table:table-cell>
          <table:table-cell office:value-type="float" office:value="6.5530184255" calcext:value-type="float">
            <text:p>6.5530184255</text:p>
          </table:table-cell>
          <table:table-cell table:formula="of:=POWER([.C1080]-6.75;2)" office:value-type="float" office:value="0.0388017406924989" calcext:value-type="float">
            <text:p>0.0388017407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368345" calcext:value-type="float">
            <text:p>6.368345</text:p>
          </table:table-cell>
          <table:table-cell office:value-type="float" office:value="6.5531520979" calcext:value-type="float">
            <text:p>6.5531520979</text:p>
          </table:table-cell>
          <table:table-cell table:formula="of:=POWER([.C1081]-6.75;2)" office:value-type="float" office:value="0.0387490965611712" calcext:value-type="float">
            <text:p>0.0387490966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386292" calcext:value-type="float">
            <text:p>6.386292</text:p>
          </table:table-cell>
          <table:table-cell office:value-type="float" office:value="6.5532630085" calcext:value-type="float">
            <text:p>6.5532630085</text:p>
          </table:table-cell>
          <table:table-cell table:formula="of:=POWER([.C1082]-6.75;2)" office:value-type="float" office:value="0.038705443824471" calcext:value-type="float">
            <text:p>0.0387054438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404199" calcext:value-type="float">
            <text:p>6.404199</text:p>
          </table:table-cell>
          <table:table-cell office:value-type="float" office:value="6.5533504213" calcext:value-type="float">
            <text:p>6.5533504213</text:p>
          </table:table-cell>
          <table:table-cell table:formula="of:=POWER([.C1083]-6.75;2)" office:value-type="float" office:value="0.0386710568028874" calcext:value-type="float">
            <text:p>0.0386710568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42176" calcext:value-type="float">
            <text:p>6.42176</text:p>
          </table:table-cell>
          <table:table-cell office:value-type="float" office:value="6.5534151532" calcext:value-type="float">
            <text:p>6.5534151532</text:p>
          </table:table-cell>
          <table:table-cell table:formula="of:=POWER([.C1084]-6.75;2)" office:value-type="float" office:value="0.0386456019913796" calcext:value-type="float">
            <text:p>0.038645602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438763" calcext:value-type="float">
            <text:p>6.438763</text:p>
          </table:table-cell>
          <table:table-cell office:value-type="float" office:value="6.5534592511" calcext:value-type="float">
            <text:p>6.5534592511</text:p>
          </table:table-cell>
          <table:table-cell table:formula="of:=POWER([.C1085]-6.75;2)" office:value-type="float" office:value="0.038628265978173" calcext:value-type="float">
            <text:p>0.038628266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455096" calcext:value-type="float">
            <text:p>6.455096</text:p>
          </table:table-cell>
          <table:table-cell office:value-type="float" office:value="6.5534856" calcext:value-type="float">
            <text:p>6.5534856</text:p>
          </table:table-cell>
          <table:table-cell table:formula="of:=POWER([.C1086]-6.75;2)" office:value-type="float" office:value="0.0386179094073599" calcext:value-type="float">
            <text:p>0.0386179094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47074" calcext:value-type="float">
            <text:p>6.47074</text:p>
          </table:table-cell>
          <table:table-cell office:value-type="float" office:value="6.5534975191" calcext:value-type="float">
            <text:p>6.5534975191</text:p>
          </table:table-cell>
          <table:table-cell table:formula="of:=POWER([.C1087]-6.75;2)" office:value-type="float" office:value="0.0386132249998547" calcext:value-type="float">
            <text:p>0.038613225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485758" calcext:value-type="float">
            <text:p>6.485758</text:p>
          </table:table-cell>
          <table:table-cell office:value-type="float" office:value="6.5534984" calcext:value-type="float">
            <text:p>6.5534984</text:p>
          </table:table-cell>
          <table:table-cell table:formula="of:=POWER([.C1088]-6.75;2)" office:value-type="float" office:value="0.0386128788025601" calcext:value-type="float">
            <text:p>0.0386128788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500269" calcext:value-type="float">
            <text:p>6.500269</text:p>
          </table:table-cell>
          <table:table-cell office:value-type="float" office:value="6.5534913787" calcext:value-type="float">
            <text:p>6.5534913787</text:p>
          </table:table-cell>
          <table:table-cell table:formula="of:=POWER([.C1089]-6.75;2)" office:value-type="float" office:value="0.0386156382452266" calcext:value-type="float">
            <text:p>0.0386156382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514427" calcext:value-type="float">
            <text:p>6.514427</text:p>
          </table:table-cell>
          <table:table-cell office:value-type="float" office:value="6.5534791319" calcext:value-type="float">
            <text:p>6.5534791319</text:p>
          </table:table-cell>
          <table:table-cell table:formula="of:=POWER([.C1090]-6.75;2)" office:value-type="float" office:value="0.0386204515987777" calcext:value-type="float">
            <text:p>0.0386204516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528399" calcext:value-type="float">
            <text:p>6.528399</text:p>
          </table:table-cell>
          <table:table-cell office:value-type="float" office:value="6.5534637745" calcext:value-type="float">
            <text:p>6.5534637745</text:p>
          </table:table-cell>
          <table:table-cell table:formula="of:=POWER([.C1091]-6.75;2)" office:value-type="float" office:value="0.0386264879337869" calcext:value-type="float">
            <text:p>0.0386264879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54234" calcext:value-type="float">
            <text:p>6.54234</text:p>
          </table:table-cell>
          <table:table-cell office:value-type="float" office:value="6.553446817" calcext:value-type="float">
            <text:p>6.553446817</text:p>
          </table:table-cell>
          <table:table-cell table:formula="of:=POWER([.C1092]-6.75;2)" office:value-type="float" office:value="0.0386331537474314" calcext:value-type="float">
            <text:p>0.0386331537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556375" calcext:value-type="float">
            <text:p>6.556375</text:p>
          </table:table-cell>
          <table:table-cell office:value-type="float" office:value="6.5534292511" calcext:value-type="float">
            <text:p>6.5534292511</text:p>
          </table:table-cell>
          <table:table-cell table:formula="of:=POWER([.C1093]-6.75;2)" office:value-type="float" office:value="0.0386400593231069" calcext:value-type="float">
            <text:p>0.0386400593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570589" calcext:value-type="float">
            <text:p>6.570589</text:p>
          </table:table-cell>
          <table:table-cell office:value-type="float" office:value="6.5534116638" calcext:value-type="float">
            <text:p>6.5534116638</text:p>
          </table:table-cell>
          <table:table-cell table:formula="of:=POWER([.C1094]-6.75;2)" office:value-type="float" office:value="0.0386469739298841" calcext:value-type="float">
            <text:p>0.0386469739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585021" calcext:value-type="float">
            <text:p>6.585021</text:p>
          </table:table-cell>
          <table:table-cell office:value-type="float" office:value="6.5533943915" calcext:value-type="float">
            <text:p>6.5533943915</text:p>
          </table:table-cell>
          <table:table-cell table:formula="of:=POWER([.C1095]-6.75;2)" office:value-type="float" office:value="0.0386537652936551" calcext:value-type="float">
            <text:p>0.0386537653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599661" calcext:value-type="float">
            <text:p>6.599661</text:p>
          </table:table-cell>
          <table:table-cell office:value-type="float" office:value="6.5533776936" calcext:value-type="float">
            <text:p>6.5533776936</text:p>
          </table:table-cell>
          <table:table-cell table:formula="of:=POWER([.C1096]-6.75;2)" office:value-type="float" office:value="0.0386603313740555" calcext:value-type="float">
            <text:p>0.0386603314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61446" calcext:value-type="float">
            <text:p>6.61446</text:p>
          </table:table-cell>
          <table:table-cell office:value-type="float" office:value="6.5533618809" calcext:value-type="float">
            <text:p>6.5533618809</text:p>
          </table:table-cell>
          <table:table-cell table:formula="of:=POWER([.C1097]-6.75;2)" office:value-type="float" office:value="0.0386665498831859" calcext:value-type="float">
            <text:p>0.0386665499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629334" calcext:value-type="float">
            <text:p>6.629334</text:p>
          </table:table-cell>
          <table:table-cell office:value-type="float" office:value="6.5533474213" calcext:value-type="float">
            <text:p>6.5533474213</text:p>
          </table:table-cell>
          <table:table-cell table:formula="of:=POWER([.C1098]-6.75;2)" office:value-type="float" office:value="0.0386722367093598" calcext:value-type="float">
            <text:p>0.0386722367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644179" calcext:value-type="float">
            <text:p>6.644179</text:p>
          </table:table-cell>
          <table:table-cell office:value-type="float" office:value="6.5533350043" calcext:value-type="float">
            <text:p>6.5533350043</text:p>
          </table:table-cell>
          <table:table-cell table:formula="of:=POWER([.C1099]-6.75;2)" office:value-type="float" office:value="0.038677120533681" calcext:value-type="float">
            <text:p>0.0386771205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658886" calcext:value-type="float">
            <text:p>6.658886</text:p>
          </table:table-cell>
          <table:table-cell office:value-type="float" office:value="6.5533255277" calcext:value-type="float">
            <text:p>6.5533255277</text:p>
          </table:table-cell>
          <table:table-cell table:formula="of:=POWER([.C1100]-6.75;2)" office:value-type="float" office:value="0.0386808480544834" calcext:value-type="float">
            <text:p>0.0386808481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673351" calcext:value-type="float">
            <text:p>6.673351</text:p>
          </table:table-cell>
          <table:table-cell office:value-type="float" office:value="6.5533200298" calcext:value-type="float">
            <text:p>6.5533200298</text:p>
          </table:table-cell>
          <table:table-cell table:formula="of:=POWER([.C1101]-6.75;2)" office:value-type="float" office:value="0.0386830106778729" calcext:value-type="float">
            <text:p>0.0386830107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687486" calcext:value-type="float">
            <text:p>6.687486</text:p>
          </table:table-cell>
          <table:table-cell office:value-type="float" office:value="6.5533195787" calcext:value-type="float">
            <text:p>6.5533195787</text:p>
          </table:table-cell>
          <table:table-cell table:formula="of:=POWER([.C1102]-6.75;2)" office:value-type="float" office:value="0.0386831881227455" calcext:value-type="float">
            <text:p>0.038683188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701231" calcext:value-type="float">
            <text:p>6.701231</text:p>
          </table:table-cell>
          <table:table-cell office:value-type="float" office:value="6.5533251234" calcext:value-type="float">
            <text:p>6.5533251234</text:p>
          </table:table-cell>
          <table:table-cell table:formula="of:=POWER([.C1103]-6.75;2)" office:value-type="float" office:value="0.038681007085625" calcext:value-type="float">
            <text:p>0.0386810071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714553" calcext:value-type="float">
            <text:p>6.714553</text:p>
          </table:table-cell>
          <table:table-cell office:value-type="float" office:value="6.5533373106" calcext:value-type="float">
            <text:p>6.5533373106</text:p>
          </table:table-cell>
          <table:table-cell table:formula="of:=POWER([.C1104]-6.75;2)" office:value-type="float" office:value="0.0386762134020409" calcext:value-type="float">
            <text:p>0.0386762134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727448" calcext:value-type="float">
            <text:p>6.727448</text:p>
          </table:table-cell>
          <table:table-cell office:value-type="float" office:value="6.5533563191" calcext:value-type="float">
            <text:p>6.5533563191</text:p>
          </table:table-cell>
          <table:table-cell table:formula="of:=POWER([.C1105]-6.75;2)" office:value-type="float" office:value="0.0386687372379011" calcext:value-type="float">
            <text:p>0.0386687372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739937" calcext:value-type="float">
            <text:p>6.739937</text:p>
          </table:table-cell>
          <table:table-cell office:value-type="float" office:value="6.5533817106" calcext:value-type="float">
            <text:p>6.5533817106</text:p>
          </table:table-cell>
          <table:table-cell table:formula="of:=POWER([.C1106]-6.75;2)" office:value-type="float" office:value="0.0386587517265821" calcext:value-type="float">
            <text:p>0.0386587517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752055" calcext:value-type="float">
            <text:p>6.752055</text:p>
          </table:table-cell>
          <table:table-cell office:value-type="float" office:value="6.5534123191" calcext:value-type="float">
            <text:p>6.5534123191</text:p>
          </table:table-cell>
          <table:table-cell table:formula="of:=POWER([.C1107]-6.75;2)" office:value-type="float" office:value="0.0386467162816404" calcext:value-type="float">
            <text:p>0.0386467163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763846" calcext:value-type="float">
            <text:p>6.763846</text:p>
          </table:table-cell>
          <table:table-cell office:value-type="float" office:value="6.5534462128" calcext:value-type="float">
            <text:p>6.5534462128</text:p>
          </table:table-cell>
          <table:table-cell table:formula="of:=POWER([.C1108]-6.75;2)" office:value-type="float" office:value="0.0386333912626629" calcext:value-type="float">
            <text:p>0.0386333913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775344" calcext:value-type="float">
            <text:p>6.775344</text:p>
          </table:table-cell>
          <table:table-cell office:value-type="float" office:value="6.5534807021" calcext:value-type="float">
            <text:p>6.5534807021</text:p>
          </table:table-cell>
          <table:table-cell table:formula="of:=POWER([.C1109]-6.75;2)" office:value-type="float" office:value="0.038619834447109" calcext:value-type="float">
            <text:p>0.0386198344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786566" calcext:value-type="float">
            <text:p>6.786566</text:p>
          </table:table-cell>
          <table:table-cell office:value-type="float" office:value="6.5535124681" calcext:value-type="float">
            <text:p>6.5535124681</text:p>
          </table:table-cell>
          <table:table-cell table:formula="of:=POWER([.C1110]-6.75;2)" office:value-type="float" office:value="0.0386073501921535" calcext:value-type="float">
            <text:p>0.0386073502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797503" calcext:value-type="float">
            <text:p>6.797503</text:p>
          </table:table-cell>
          <table:table-cell office:value-type="float" office:value="6.5535377106" calcext:value-type="float">
            <text:p>6.5535377106</text:p>
          </table:table-cell>
          <table:table-cell table:formula="of:=POWER([.C1111]-6.75;2)" office:value-type="float" office:value="0.0385974311562895" calcext:value-type="float">
            <text:p>0.0385974312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808109" calcext:value-type="float">
            <text:p>6.808109</text:p>
          </table:table-cell>
          <table:table-cell office:value-type="float" office:value="6.5535523957" calcext:value-type="float">
            <text:p>6.5535523957</text:p>
          </table:table-cell>
          <table:table-cell table:formula="of:=POWER([.C1112]-6.75;2)" office:value-type="float" office:value="0.0385916612352095" calcext:value-type="float">
            <text:p>0.0385916612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818304" calcext:value-type="float">
            <text:p>6.818304</text:p>
          </table:table-cell>
          <table:table-cell office:value-type="float" office:value="6.5535525362" calcext:value-type="float">
            <text:p>6.5535525362</text:p>
          </table:table-cell>
          <table:table-cell table:formula="of:=POWER([.C1113]-6.75;2)" office:value-type="float" office:value="0.0385916060334524" calcext:value-type="float">
            <text:p>0.038591606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827975" calcext:value-type="float">
            <text:p>6.827975</text:p>
          </table:table-cell>
          <table:table-cell office:value-type="float" office:value="6.5535344681" calcext:value-type="float">
            <text:p>6.5535344681</text:p>
          </table:table-cell>
          <table:table-cell table:formula="of:=POWER([.C1114]-6.75;2)" office:value-type="float" office:value="0.0385987052247497" calcext:value-type="float">
            <text:p>0.0385987052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836981" calcext:value-type="float">
            <text:p>6.836981</text:p>
          </table:table-cell>
          <table:table-cell office:value-type="float" office:value="6.5534951149" calcext:value-type="float">
            <text:p>6.5534951149</text:p>
          </table:table-cell>
          <table:table-cell table:formula="of:=POWER([.C1115]-6.75;2)" office:value-type="float" office:value="0.038614169868164" calcext:value-type="float">
            <text:p>0.0386141699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845164" calcext:value-type="float">
            <text:p>6.845164</text:p>
          </table:table-cell>
          <table:table-cell office:value-type="float" office:value="6.5534322298" calcext:value-type="float">
            <text:p>6.5534322298</text:p>
          </table:table-cell>
          <table:table-cell table:formula="of:=POWER([.C1116]-6.75;2)" office:value-type="float" office:value="0.0386388882813999" calcext:value-type="float">
            <text:p>0.0386388883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852365" calcext:value-type="float">
            <text:p>6.852365</text:p>
          </table:table-cell>
          <table:table-cell office:value-type="float" office:value="6.5533445489" calcext:value-type="float">
            <text:p>6.5533445489</text:p>
          </table:table-cell>
          <table:table-cell table:formula="of:=POWER([.C1117]-6.75;2)" office:value-type="float" office:value="0.0386733664473444" calcext:value-type="float">
            <text:p>0.0386733664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858432" calcext:value-type="float">
            <text:p>6.858432</text:p>
          </table:table-cell>
          <table:table-cell office:value-type="float" office:value="6.5532318809" calcext:value-type="float">
            <text:p>6.5532318809</text:p>
          </table:table-cell>
          <table:table-cell table:formula="of:=POWER([.C1118]-6.75;2)" office:value-type="float" office:value="0.0387176926941517" calcext:value-type="float">
            <text:p>0.0387176927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863234" calcext:value-type="float">
            <text:p>6.863234</text:p>
          </table:table-cell>
          <table:table-cell office:value-type="float" office:value="6.5530950851" calcext:value-type="float">
            <text:p>6.5530950851</text:p>
          </table:table-cell>
          <table:table-cell table:formula="of:=POWER([.C1119]-6.75;2)" office:value-type="float" office:value="0.0387715455117763" calcext:value-type="float">
            <text:p>0.0387715455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866671" calcext:value-type="float">
            <text:p>6.866671</text:p>
          </table:table-cell>
          <table:table-cell office:value-type="float" office:value="6.5529360128" calcext:value-type="float">
            <text:p>6.5529360128</text:p>
          </table:table-cell>
          <table:table-cell table:formula="of:=POWER([.C1120]-6.75;2)" office:value-type="float" office:value="0.0388342150511617" calcext:value-type="float">
            <text:p>0.038834215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868681" calcext:value-type="float">
            <text:p>6.868681</text:p>
          </table:table-cell>
          <table:table-cell office:value-type="float" office:value="6.5527573404" calcext:value-type="float">
            <text:p>6.5527573404</text:p>
          </table:table-cell>
          <table:table-cell table:formula="of:=POWER([.C1121]-6.75;2)" office:value-type="float" office:value="0.0389046667660813" calcext:value-type="float">
            <text:p>0.0389046668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869241" calcext:value-type="float">
            <text:p>6.869241</text:p>
          </table:table-cell>
          <table:table-cell office:value-type="float" office:value="6.5525623617" calcext:value-type="float">
            <text:p>6.5525623617</text:p>
          </table:table-cell>
          <table:table-cell table:formula="of:=POWER([.C1122]-6.75;2)" office:value-type="float" office:value="0.0389816210174817" calcext:value-type="float">
            <text:p>0.038981621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868363" calcext:value-type="float">
            <text:p>6.868363</text:p>
          </table:table-cell>
          <table:table-cell office:value-type="float" office:value="6.5523547574" calcext:value-type="float">
            <text:p>6.5523547574</text:p>
          </table:table-cell>
          <table:table-cell table:formula="of:=POWER([.C1123]-6.75;2)" office:value-type="float" office:value="0.0390636419224129" calcext:value-type="float">
            <text:p>0.0390636419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866095" calcext:value-type="float">
            <text:p>6.866095</text:p>
          </table:table-cell>
          <table:table-cell office:value-type="float" office:value="6.5521383957" calcext:value-type="float">
            <text:p>6.5521383957</text:p>
          </table:table-cell>
          <table:table-cell table:formula="of:=POWER([.C1124]-6.75;2)" office:value-type="float" office:value="0.0391492144561697" calcext:value-type="float">
            <text:p>0.0391492145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862506" calcext:value-type="float">
            <text:p>6.862506</text:p>
          </table:table-cell>
          <table:table-cell office:value-type="float" office:value="6.5519170851" calcext:value-type="float">
            <text:p>6.5519170851</text:p>
          </table:table-cell>
          <table:table-cell table:formula="of:=POWER([.C1125]-6.75;2)" office:value-type="float" office:value="0.0392368411752805" calcext:value-type="float">
            <text:p>0.0392368412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857679" calcext:value-type="float">
            <text:p>6.857679</text:p>
          </table:table-cell>
          <table:table-cell office:value-type="float" office:value="6.5516944298" calcext:value-type="float">
            <text:p>6.5516944298</text:p>
          </table:table-cell>
          <table:table-cell table:formula="of:=POWER([.C1126]-6.75;2)" office:value-type="float" office:value="0.039325099172347" calcext:value-type="float">
            <text:p>0.0393250992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851705" calcext:value-type="float">
            <text:p>6.851705</text:p>
          </table:table-cell>
          <table:table-cell office:value-type="float" office:value="6.5514737064" calcext:value-type="float">
            <text:p>6.5514737064</text:p>
          </table:table-cell>
          <table:table-cell table:formula="of:=POWER([.C1127]-6.75;2)" office:value-type="float" office:value="0.0394126892505533" calcext:value-type="float">
            <text:p>0.0394126893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844672" calcext:value-type="float">
            <text:p>6.844672</text:p>
          </table:table-cell>
          <table:table-cell office:value-type="float" office:value="6.5512577915" calcext:value-type="float">
            <text:p>6.5512577915</text:p>
          </table:table-cell>
          <table:table-cell table:formula="of:=POWER([.C1128]-6.75;2)" office:value-type="float" office:value="0.0394984654394573" calcext:value-type="float">
            <text:p>0.0394984654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836657" calcext:value-type="float">
            <text:p>6.836657</text:p>
          </table:table-cell>
          <table:table-cell office:value-type="float" office:value="6.5510491234" calcext:value-type="float">
            <text:p>6.5510491234</text:p>
          </table:table-cell>
          <table:table-cell table:formula="of:=POWER([.C1129]-6.75;2)" office:value-type="float" office:value="0.0395814512999083" calcext:value-type="float">
            <text:p>0.0395814513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827728" calcext:value-type="float">
            <text:p>6.827728</text:p>
          </table:table-cell>
          <table:table-cell office:value-type="float" office:value="6.5508497362" calcext:value-type="float">
            <text:p>6.5508497362</text:p>
          </table:table-cell>
          <table:table-cell table:formula="of:=POWER([.C1130]-6.75;2)" office:value-type="float" office:value="0.0396608275716096" calcext:value-type="float">
            <text:p>0.0396608276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817937" calcext:value-type="float">
            <text:p>6.817937</text:p>
          </table:table-cell>
          <table:table-cell office:value-type="float" office:value="6.5506612766" calcext:value-type="float">
            <text:p>6.5506612766</text:p>
          </table:table-cell>
          <table:table-cell table:formula="of:=POWER([.C1131]-6.75;2)" office:value-type="float" office:value="0.0397359266467418" calcext:value-type="float">
            <text:p>0.0397359266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807325" calcext:value-type="float">
            <text:p>6.807325</text:p>
          </table:table-cell>
          <table:table-cell office:value-type="float" office:value="6.5504850681" calcext:value-type="float">
            <text:p>6.5504850681</text:p>
          </table:table-cell>
          <table:table-cell table:formula="of:=POWER([.C1132]-6.75;2)" office:value-type="float" office:value="0.0398062080510615" calcext:value-type="float">
            <text:p>0.0398062081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795923" calcext:value-type="float">
            <text:p>6.795923</text:p>
          </table:table-cell>
          <table:table-cell office:value-type="float" office:value="6.5503221745" calcext:value-type="float">
            <text:p>6.5503221745</text:p>
          </table:table-cell>
          <table:table-cell table:formula="of:=POWER([.C1133]-6.75;2)" office:value-type="float" office:value="0.0398712339964085" calcext:value-type="float">
            <text:p>0.039871234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78376" calcext:value-type="float">
            <text:p>6.78376</text:p>
          </table:table-cell>
          <table:table-cell office:value-type="float" office:value="6.5501734298" calcext:value-type="float">
            <text:p>6.5501734298</text:p>
          </table:table-cell>
          <table:table-cell table:formula="of:=POWER([.C1134]-6.75;2)" office:value-type="float" office:value="0.0399306581578955" calcext:value-type="float">
            <text:p>0.0399306582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770859" calcext:value-type="float">
            <text:p>6.770859</text:p>
          </table:table-cell>
          <table:table-cell office:value-type="float" office:value="6.5500394723" calcext:value-type="float">
            <text:p>6.5500394723</text:p>
          </table:table-cell>
          <table:table-cell table:formula="of:=POWER([.C1135]-6.75;2)" office:value-type="float" office:value="0.0399842126380625" calcext:value-type="float">
            <text:p>0.0399842126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757251" calcext:value-type="float">
            <text:p>6.757251</text:p>
          </table:table-cell>
          <table:table-cell office:value-type="float" office:value="6.5499208" calcext:value-type="float">
            <text:p>6.5499208</text:p>
          </table:table-cell>
          <table:table-cell table:formula="of:=POWER([.C1136]-6.75;2)" office:value-type="float" office:value="0.0400316862726401" calcext:value-type="float">
            <text:p>0.0400316863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742971" calcext:value-type="float">
            <text:p>6.742971</text:p>
          </table:table-cell>
          <table:table-cell office:value-type="float" office:value="6.5498177489" calcext:value-type="float">
            <text:p>6.5498177489</text:p>
          </table:table-cell>
          <table:table-cell table:formula="of:=POWER([.C1137]-6.75;2)" office:value-type="float" office:value="0.0400729336554635" calcext:value-type="float">
            <text:p>0.0400729337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728063" calcext:value-type="float">
            <text:p>6.728063</text:p>
          </table:table-cell>
          <table:table-cell office:value-type="float" office:value="6.5497305106" calcext:value-type="float">
            <text:p>6.5497305106</text:p>
          </table:table-cell>
          <table:table-cell table:formula="of:=POWER([.C1138]-6.75;2)" office:value-type="float" office:value="0.0401078683845368" calcext:value-type="float">
            <text:p>0.0401078684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712582" calcext:value-type="float">
            <text:p>6.712582</text:p>
          </table:table-cell>
          <table:table-cell office:value-type="float" office:value="6.5496591319" calcext:value-type="float">
            <text:p>6.5496591319</text:p>
          </table:table-cell>
          <table:table-cell table:formula="of:=POWER([.C1139]-6.75;2)" office:value-type="float" office:value="0.0401364634310615" calcext:value-type="float">
            <text:p>0.0401364634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696591" calcext:value-type="float">
            <text:p>6.696591</text:p>
          </table:table-cell>
          <table:table-cell office:value-type="float" office:value="6.5496035064" calcext:value-type="float">
            <text:p>6.5496035064</text:p>
          </table:table-cell>
          <table:table-cell table:formula="of:=POWER([.C1140]-6.75;2)" office:value-type="float" office:value="0.0401587546471747" calcext:value-type="float">
            <text:p>0.0401587546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680163" calcext:value-type="float">
            <text:p>6.680163</text:p>
          </table:table-cell>
          <table:table-cell office:value-type="float" office:value="6.5495633745" calcext:value-type="float">
            <text:p>6.5495633745</text:p>
          </table:table-cell>
          <table:table-cell table:formula="of:=POWER([.C1141]-6.75;2)" office:value-type="float" office:value="0.0401748408418273" calcext:value-type="float">
            <text:p>0.0401748408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663378" calcext:value-type="float">
            <text:p>6.663378</text:p>
          </table:table-cell>
          <table:table-cell office:value-type="float" office:value="6.5495383404" calcext:value-type="float">
            <text:p>6.5495383404</text:p>
          </table:table-cell>
          <table:table-cell table:formula="of:=POWER([.C1142]-6.75;2)" office:value-type="float" office:value="0.0401848769695863" calcext:value-type="float">
            <text:p>0.040184877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646321" calcext:value-type="float">
            <text:p>6.646321</text:p>
          </table:table-cell>
          <table:table-cell office:value-type="float" office:value="6.5495278638" calcext:value-type="float">
            <text:p>6.5495278638</text:p>
          </table:table-cell>
          <table:table-cell table:formula="of:=POWER([.C1143]-6.75;2)" office:value-type="float" office:value="0.0401890773925914" calcext:value-type="float">
            <text:p>0.0401890774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629076" calcext:value-type="float">
            <text:p>6.629076</text:p>
          </table:table-cell>
          <table:table-cell office:value-type="float" office:value="6.5495312936" calcext:value-type="float">
            <text:p>6.5495312936</text:p>
          </table:table-cell>
          <table:table-cell table:formula="of:=POWER([.C1144]-6.75;2)" office:value-type="float" office:value="0.0401877022456893" calcext:value-type="float">
            <text:p>0.0401877022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611728" calcext:value-type="float">
            <text:p>6.611728</text:p>
          </table:table-cell>
          <table:table-cell office:value-type="float" office:value="6.5495478851" calcext:value-type="float">
            <text:p>6.5495478851</text:p>
          </table:table-cell>
          <table:table-cell table:formula="of:=POWER([.C1145]-6.75;2)" office:value-type="float" office:value="0.0401810503678828" calcext:value-type="float">
            <text:p>0.0401810504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594354" calcext:value-type="float">
            <text:p>6.594354</text:p>
          </table:table-cell>
          <table:table-cell office:value-type="float" office:value="6.549576817" calcext:value-type="float">
            <text:p>6.549576817</text:p>
          </table:table-cell>
          <table:table-cell table:formula="of:=POWER([.C1146]-6.75;2)" office:value-type="float" office:value="0.0401694522838514" calcext:value-type="float">
            <text:p>0.0401694523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57702" calcext:value-type="float">
            <text:p>6.57702</text:p>
          </table:table-cell>
          <table:table-cell office:value-type="float" office:value="6.5496172298" calcext:value-type="float">
            <text:p>6.5496172298</text:p>
          </table:table-cell>
          <table:table-cell table:formula="of:=POWER([.C1147]-6.75;2)" office:value-type="float" office:value="0.040153254593026" calcext:value-type="float">
            <text:p>0.0401532546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559781" calcext:value-type="float">
            <text:p>6.559781</text:p>
          </table:table-cell>
          <table:table-cell office:value-type="float" office:value="6.549668234" calcext:value-type="float">
            <text:p>6.549668234</text:p>
          </table:table-cell>
          <table:table-cell table:formula="of:=POWER([.C1148]-6.75;2)" office:value-type="float" office:value="0.0401328164686786" calcext:value-type="float">
            <text:p>0.0401328165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542674" calcext:value-type="float">
            <text:p>6.542674</text:p>
          </table:table-cell>
          <table:table-cell office:value-type="float" office:value="6.5497289319" calcext:value-type="float">
            <text:p>6.5497289319</text:p>
          </table:table-cell>
          <table:table-cell table:formula="of:=POWER([.C1149]-6.75;2)" office:value-type="float" office:value="0.0401085007179149" calcext:value-type="float">
            <text:p>0.0401085007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525718" calcext:value-type="float">
            <text:p>6.525718</text:p>
          </table:table-cell>
          <table:table-cell office:value-type="float" office:value="6.5497984298" calcext:value-type="float">
            <text:p>6.5497984298</text:p>
          </table:table-cell>
          <table:table-cell table:formula="of:=POWER([.C1150]-6.75;2)" office:value-type="float" office:value="0.0400806687105455" calcext:value-type="float">
            <text:p>0.0400806687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508916" calcext:value-type="float">
            <text:p>6.508916</text:p>
          </table:table-cell>
          <table:table-cell office:value-type="float" office:value="6.5498758298" calcext:value-type="float">
            <text:p>6.5498758298</text:p>
          </table:table-cell>
          <table:table-cell table:formula="of:=POWER([.C1151]-6.75;2)" office:value-type="float" office:value="0.0400496834982384" calcext:value-type="float">
            <text:p>0.0400496835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492257" calcext:value-type="float">
            <text:p>6.492257</text:p>
          </table:table-cell>
          <table:table-cell office:value-type="float" office:value="6.5499602213" calcext:value-type="float">
            <text:p>6.5499602213</text:p>
          </table:table-cell>
          <table:table-cell table:formula="of:=POWER([.C1152]-6.75;2)" office:value-type="float" office:value="0.0400159130623449" calcext:value-type="float">
            <text:p>0.0400159131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475722" calcext:value-type="float">
            <text:p>6.475722</text:p>
          </table:table-cell>
          <table:table-cell office:value-type="float" office:value="6.5500506511" calcext:value-type="float">
            <text:p>6.5500506511</text:p>
          </table:table-cell>
          <table:table-cell table:formula="of:=POWER([.C1153]-6.75;2)" office:value-type="float" office:value="0.0399797421255338" calcext:value-type="float">
            <text:p>0.0399797421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45929" calcext:value-type="float">
            <text:p>6.45929</text:p>
          </table:table-cell>
          <table:table-cell office:value-type="float" office:value="6.5501460681" calcext:value-type="float">
            <text:p>6.5501460681</text:p>
          </table:table-cell>
          <table:table-cell table:formula="of:=POWER([.C1154]-6.75;2)" office:value-type="float" office:value="0.0399415940958898" calcext:value-type="float">
            <text:p>0.0399415941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442953" calcext:value-type="float">
            <text:p>6.442953</text:p>
          </table:table-cell>
          <table:table-cell office:value-type="float" office:value="6.5502452894" calcext:value-type="float">
            <text:p>6.5502452894</text:p>
          </table:table-cell>
          <table:table-cell table:formula="of:=POWER([.C1155]-6.75;2)" office:value-type="float" office:value="0.0399019444068896" calcext:value-type="float">
            <text:p>0.0399019444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426718" calcext:value-type="float">
            <text:p>6.426718</text:p>
          </table:table-cell>
          <table:table-cell office:value-type="float" office:value="6.5503469064" calcext:value-type="float">
            <text:p>6.5503469064</text:p>
          </table:table-cell>
          <table:table-cell table:formula="of:=POWER([.C1156]-6.75;2)" office:value-type="float" office:value="0.0398613577840505" calcext:value-type="float">
            <text:p>0.0398613578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410622" calcext:value-type="float">
            <text:p>6.410622</text:p>
          </table:table-cell>
          <table:table-cell office:value-type="float" office:value="6.5504492553" calcext:value-type="float">
            <text:p>6.5504492553</text:p>
          </table:table-cell>
          <table:table-cell table:formula="of:=POWER([.C1157]-6.75;2)" office:value-type="float" office:value="0.0398204997103245" calcext:value-type="float">
            <text:p>0.0398204997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394737" calcext:value-type="float">
            <text:p>6.394737</text:p>
          </table:table-cell>
          <table:table-cell office:value-type="float" office:value="6.5505503277" calcext:value-type="float">
            <text:p>6.5505503277</text:p>
          </table:table-cell>
          <table:table-cell table:formula="of:=POWER([.C1158]-6.75;2)" office:value-type="float" office:value="0.0397801717805774" calcext:value-type="float">
            <text:p>0.0397801718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379169" calcext:value-type="float">
            <text:p>6.379169</text:p>
          </table:table-cell>
          <table:table-cell office:value-type="float" office:value="6.5506477532" calcext:value-type="float">
            <text:p>6.5506477532</text:p>
          </table:table-cell>
          <table:table-cell table:formula="of:=POWER([.C1159]-6.75;2)" office:value-type="float" office:value="0.0397413183042082" calcext:value-type="float">
            <text:p>0.0397413183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364056" calcext:value-type="float">
            <text:p>6.364056</text:p>
          </table:table-cell>
          <table:table-cell office:value-type="float" office:value="6.5507387787" calcext:value-type="float">
            <text:p>6.5507387787</text:p>
          </table:table-cell>
          <table:table-cell table:formula="of:=POWER([.C1160]-6.75;2)" office:value-type="float" office:value="0.0397050343139678" calcext:value-type="float">
            <text:p>0.0397050343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349559" calcext:value-type="float">
            <text:p>6.349559</text:p>
          </table:table-cell>
          <table:table-cell office:value-type="float" office:value="6.5508203191" calcext:value-type="float">
            <text:p>6.5508203191</text:p>
          </table:table-cell>
          <table:table-cell table:formula="of:=POWER([.C1161]-6.75;2)" office:value-type="float" office:value="0.039672545283426" calcext:value-type="float">
            <text:p>0.0396725453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335846" calcext:value-type="float">
            <text:p>6.335846</text:p>
          </table:table-cell>
          <table:table-cell office:value-type="float" office:value="6.550889034" calcext:value-type="float">
            <text:p>6.550889034</text:p>
          </table:table-cell>
          <table:table-cell table:formula="of:=POWER([.C1162]-6.75;2)" office:value-type="float" office:value="0.0396451767814532" calcext:value-type="float">
            <text:p>0.0396451768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323073" calcext:value-type="float">
            <text:p>6.323073</text:p>
          </table:table-cell>
          <table:table-cell office:value-type="float" office:value="6.5509414638" calcext:value-type="float">
            <text:p>6.5509414638</text:p>
          </table:table-cell>
          <table:table-cell table:formula="of:=POWER([.C1163]-6.75;2)" office:value-type="float" office:value="0.0396243008340867" calcext:value-type="float">
            <text:p>0.0396243008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311359" calcext:value-type="float">
            <text:p>6.311359</text:p>
          </table:table-cell>
          <table:table-cell office:value-type="float" office:value="6.5509742298" calcext:value-type="float">
            <text:p>6.5509742298</text:p>
          </table:table-cell>
          <table:table-cell table:formula="of:=POWER([.C1164]-6.75;2)" office:value-type="float" office:value="0.0396112572037034" calcext:value-type="float">
            <text:p>0.0396112572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300767" calcext:value-type="float">
            <text:p>6.300767</text:p>
          </table:table-cell>
          <table:table-cell office:value-type="float" office:value="6.5509842723" calcext:value-type="float">
            <text:p>6.5509842723</text:p>
          </table:table-cell>
          <table:table-cell table:formula="of:=POWER([.C1165]-6.75;2)" office:value-type="float" office:value="0.0396072598719605" calcext:value-type="float">
            <text:p>0.0396072599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291281" calcext:value-type="float">
            <text:p>6.291281</text:p>
          </table:table-cell>
          <table:table-cell office:value-type="float" office:value="6.5509691191" calcext:value-type="float">
            <text:p>6.5509691191</text:p>
          </table:table-cell>
          <table:table-cell table:formula="of:=POWER([.C1166]-6.75;2)" office:value-type="float" office:value="0.0396132915518298" calcext:value-type="float">
            <text:p>0.0396132916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282795" calcext:value-type="float">
            <text:p>6.282795</text:p>
          </table:table-cell>
          <table:table-cell office:value-type="float" office:value="6.5509271787" calcext:value-type="float">
            <text:p>6.5509271787</text:p>
          </table:table-cell>
          <table:table-cell table:formula="of:=POWER([.C1167]-6.75;2)" office:value-type="float" office:value="0.0396299881803416" calcext:value-type="float">
            <text:p>0.0396299882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275099" calcext:value-type="float">
            <text:p>6.275099</text:p>
          </table:table-cell>
          <table:table-cell office:value-type="float" office:value="6.550858017" calcext:value-type="float">
            <text:p>6.550858017</text:p>
          </table:table-cell>
          <table:table-cell table:formula="of:=POWER([.C1168]-6.75;2)" office:value-type="float" office:value="0.0396575293931721" calcext:value-type="float">
            <text:p>0.0396575294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267878" calcext:value-type="float">
            <text:p>6.267878</text:p>
          </table:table-cell>
          <table:table-cell office:value-type="float" office:value="6.550762617" calcext:value-type="float">
            <text:p>6.550762617</text:p>
          </table:table-cell>
          <table:table-cell table:formula="of:=POWER([.C1169]-6.75;2)" office:value-type="float" office:value="0.0396955347846886" calcext:value-type="float">
            <text:p>0.0396955348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260708" calcext:value-type="float">
            <text:p>6.260708</text:p>
          </table:table-cell>
          <table:table-cell office:value-type="float" office:value="6.5506436043" calcext:value-type="float">
            <text:p>6.5506436043</text:p>
          </table:table-cell>
          <table:table-cell table:formula="of:=POWER([.C1170]-6.75;2)" office:value-type="float" office:value="0.0397429725064949" calcext:value-type="float">
            <text:p>0.0397429725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25305" calcext:value-type="float">
            <text:p>6.25305</text:p>
          </table:table-cell>
          <table:table-cell office:value-type="float" office:value="6.5505054043" calcext:value-type="float">
            <text:p>6.5505054043</text:p>
          </table:table-cell>
          <table:table-cell table:formula="of:=POWER([.C1171]-6.75;2)" office:value-type="float" office:value="0.0397980937135065" calcext:value-type="float">
            <text:p>0.0397980937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244223" calcext:value-type="float">
            <text:p>6.244223</text:p>
          </table:table-cell>
          <table:table-cell office:value-type="float" office:value="6.5503543745" calcext:value-type="float">
            <text:p>6.5503543745</text:p>
          </table:table-cell>
          <table:table-cell table:formula="of:=POWER([.C1172]-6.75;2)" office:value-type="float" office:value="0.0398583757812861" calcext:value-type="float">
            <text:p>0.0398583758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233331" calcext:value-type="float">
            <text:p>6.233331</text:p>
          </table:table-cell>
          <table:table-cell office:value-type="float" office:value="6.5501989404" calcext:value-type="float">
            <text:p>6.5501989404</text:p>
          </table:table-cell>
          <table:table-cell table:formula="of:=POWER([.C1173]-6.75;2)" office:value-type="float" office:value="0.0399204634172829" calcext:value-type="float">
            <text:p>0.0399204634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219092" calcext:value-type="float">
            <text:p>6.219092</text:p>
          </table:table-cell>
          <table:table-cell office:value-type="float" office:value="6.5500498043" calcext:value-type="float">
            <text:p>6.5500498043</text:p>
          </table:table-cell>
          <table:table-cell table:formula="of:=POWER([.C1174]-6.75;2)" office:value-type="float" office:value="0.0399800807604681" calcext:value-type="float">
            <text:p>0.0399800808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199413" calcext:value-type="float">
            <text:p>6.199413</text:p>
          </table:table-cell>
          <table:table-cell office:value-type="float" office:value="6.5499204553" calcext:value-type="float">
            <text:p>6.5499204553</text:p>
          </table:table-cell>
          <table:table-cell table:formula="of:=POWER([.C1175]-6.75;2)" office:value-type="float" office:value="0.0400318242073594" calcext:value-type="float">
            <text:p>0.0400318242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170248" calcext:value-type="float">
            <text:p>6.170248</text:p>
          </table:table-cell>
          <table:table-cell office:value-type="float" office:value="6.549828366" calcext:value-type="float">
            <text:p>6.549828366</text:p>
          </table:table-cell>
          <table:table-cell table:formula="of:=POWER([.C1176]-6.75;2)" office:value-type="float" office:value="0.04006868305823" calcext:value-type="float">
            <text:p>0.0400686831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122034" calcext:value-type="float">
            <text:p>6.122034</text:p>
          </table:table-cell>
          <table:table-cell office:value-type="float" office:value="6.5497982085" calcext:value-type="float">
            <text:p>6.5497982085</text:p>
          </table:table-cell>
          <table:table-cell table:formula="of:=POWER([.C1177]-6.75;2)" office:value-type="float" office:value="0.0400807573198093" calcext:value-type="float">
            <text:p>0.0400807573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024321" calcext:value-type="float">
            <text:p>6.024321</text:p>
          </table:table-cell>
          <table:table-cell office:value-type="float" office:value="6.5498709149" calcext:value-type="float">
            <text:p>6.5498709149</text:p>
          </table:table-cell>
          <table:table-cell table:formula="of:=POWER([.C1178]-6.75;2)" office:value-type="float" office:value="0.0400516507029632" calcext:value-type="float">
            <text:p>0.0400516507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.698187" calcext:value-type="float">
            <text:p>5.698187</text:p>
          </table:table-cell>
          <table:table-cell office:value-type="float" office:value="6.5501362043" calcext:value-type="float">
            <text:p>6.5501362043</text:p>
          </table:table-cell>
          <table:table-cell table:formula="of:=POWER([.C1179]-6.75;2)" office:value-type="float" office:value="0.0399455368316113" calcext:value-type="float">
            <text:p>0.0399455368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9.17338" calcext:value-type="float">
            <text:p>9.17338</text:p>
          </table:table-cell>
          <table:table-cell office:value-type="float" office:value="6.5509091617" calcext:value-type="float">
            <text:p>6.5509091617</text:p>
          </table:table-cell>
          <table:table-cell table:formula="of:=POWER([.C1180]-6.75;2)" office:value-type="float" office:value="0.0396371618949968" calcext:value-type="float">
            <text:p>0.0396371619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688358" calcext:value-type="float">
            <text:p>6.688358</text:p>
          </table:table-cell>
          <table:table-cell office:value-type="float" office:value="6.5421421532" calcext:value-type="float">
            <text:p>6.5421421532</text:p>
          </table:table-cell>
          <table:table-cell table:formula="of:=POWER([.C1181]-6.75;2)" office:value-type="float" office:value="0.0432048844763321" calcext:value-type="float">
            <text:p>0.0432048845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494617" calcext:value-type="float">
            <text:p>6.494617</text:p>
          </table:table-cell>
          <table:table-cell office:value-type="float" office:value="6.5411049191" calcext:value-type="float">
            <text:p>6.5411049191</text:p>
          </table:table-cell>
          <table:table-cell table:formula="of:=POWER([.C1182]-6.75;2)" office:value-type="float" office:value="0.0436371548242174" calcext:value-type="float">
            <text:p>0.0436371548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42096" calcext:value-type="float">
            <text:p>6.42096</text:p>
          </table:table-cell>
          <table:table-cell office:value-type="float" office:value="6.5405528426" calcext:value-type="float">
            <text:p>6.5405528426</text:p>
          </table:table-cell>
          <table:table-cell table:formula="of:=POWER([.C1183]-6.75;2)" office:value-type="float" office:value="0.0438681117429402" calcext:value-type="float">
            <text:p>0.0438681117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381575" calcext:value-type="float">
            <text:p>6.381575</text:p>
          </table:table-cell>
          <table:table-cell office:value-type="float" office:value="6.5401982213" calcext:value-type="float">
            <text:p>6.5401982213</text:p>
          </table:table-cell>
          <table:table-cell table:formula="of:=POWER([.C1184]-6.75;2)" office:value-type="float" office:value="0.0440167863456838" calcext:value-type="float">
            <text:p>0.0440167863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357159" calcext:value-type="float">
            <text:p>6.357159</text:p>
          </table:table-cell>
          <table:table-cell office:value-type="float" office:value="6.5399632681" calcext:value-type="float">
            <text:p>6.5399632681</text:p>
          </table:table-cell>
          <table:table-cell table:formula="of:=POWER([.C1185]-6.75;2)" office:value-type="float" office:value="0.0441154287472324" calcext:value-type="float">
            <text:p>0.0441154287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341006" calcext:value-type="float">
            <text:p>6.341006</text:p>
          </table:table-cell>
          <table:table-cell office:value-type="float" office:value="6.5398140468" calcext:value-type="float">
            <text:p>6.5398140468</text:p>
          </table:table-cell>
          <table:table-cell table:formula="of:=POWER([.C1186]-6.75;2)" office:value-type="float" office:value="0.0441781349225925" calcext:value-type="float">
            <text:p>0.0441781349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330212" calcext:value-type="float">
            <text:p>6.330212</text:p>
          </table:table-cell>
          <table:table-cell office:value-type="float" office:value="6.5397310128" calcext:value-type="float">
            <text:p>6.5397310128</text:p>
          </table:table-cell>
          <table:table-cell table:formula="of:=POWER([.C1187]-6.75;2)" office:value-type="float" office:value="0.0442130469781138" calcext:value-type="float">
            <text:p>0.044213047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323336" calcext:value-type="float">
            <text:p>6.323336</text:p>
          </table:table-cell>
          <table:table-cell office:value-type="float" office:value="6.5397005277" calcext:value-type="float">
            <text:p>6.5397005277</text:p>
          </table:table-cell>
          <table:table-cell table:formula="of:=POWER([.C1188]-6.75;2)" office:value-type="float" office:value="0.0442258680496585" calcext:value-type="float">
            <text:p>0.044225868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31959" calcext:value-type="float">
            <text:p>6.31959</text:p>
          </table:table-cell>
          <table:table-cell office:value-type="float" office:value="6.5397118" calcext:value-type="float">
            <text:p>6.5397118</text:p>
          </table:table-cell>
          <table:table-cell table:formula="of:=POWER([.C1189]-6.75;2)" office:value-type="float" office:value="0.04422112705924" calcext:value-type="float">
            <text:p>0.044221127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318512" calcext:value-type="float">
            <text:p>6.318512</text:p>
          </table:table-cell>
          <table:table-cell office:value-type="float" office:value="6.5397556553" calcext:value-type="float">
            <text:p>6.5397556553</text:p>
          </table:table-cell>
          <table:table-cell table:formula="of:=POWER([.C1190]-6.75;2)" office:value-type="float" office:value="0.0442026844783322" calcext:value-type="float">
            <text:p>0.0442026845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319812" calcext:value-type="float">
            <text:p>6.319812</text:p>
          </table:table-cell>
          <table:table-cell office:value-type="float" office:value="6.539824034" calcext:value-type="float">
            <text:p>6.539824034</text:p>
          </table:table-cell>
          <table:table-cell table:formula="of:=POWER([.C1191]-6.75;2)" office:value-type="float" office:value="0.044173936684033" calcext:value-type="float">
            <text:p>0.0441739367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323289" calcext:value-type="float">
            <text:p>6.323289</text:p>
          </table:table-cell>
          <table:table-cell office:value-type="float" office:value="6.5399097617" calcext:value-type="float">
            <text:p>6.5399097617</text:p>
          </table:table-cell>
          <table:table-cell table:formula="of:=POWER([.C1192]-6.75;2)" office:value-type="float" office:value="0.0441379082289509" calcext:value-type="float">
            <text:p>0.0441379082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328789" calcext:value-type="float">
            <text:p>6.328789</text:p>
          </table:table-cell>
          <table:table-cell office:value-type="float" office:value="6.5400065064" calcext:value-type="float">
            <text:p>6.5400065064</text:p>
          </table:table-cell>
          <table:table-cell table:formula="of:=POWER([.C1193]-6.75;2)" office:value-type="float" office:value="0.0440972673543332" calcext:value-type="float">
            <text:p>0.0440972674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336174" calcext:value-type="float">
            <text:p>6.336174</text:p>
          </table:table-cell>
          <table:table-cell office:value-type="float" office:value="6.5401087489" calcext:value-type="float">
            <text:p>6.5401087489</text:p>
          </table:table-cell>
          <table:table-cell table:formula="of:=POWER([.C1194]-6.75;2)" office:value-type="float" office:value="0.0440543372883233" calcext:value-type="float">
            <text:p>0.0440543373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345299" calcext:value-type="float">
            <text:p>6.345299</text:p>
          </table:table-cell>
          <table:table-cell office:value-type="float" office:value="6.5402117957" calcext:value-type="float">
            <text:p>6.5402117957</text:p>
          </table:table-cell>
          <table:table-cell table:formula="of:=POWER([.C1195]-6.75;2)" office:value-type="float" office:value="0.0440110906634184" calcext:value-type="float">
            <text:p>0.0440110907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356008" calcext:value-type="float">
            <text:p>6.356008</text:p>
          </table:table-cell>
          <table:table-cell office:value-type="float" office:value="6.5403118085" calcext:value-type="float">
            <text:p>6.5403118085</text:p>
          </table:table-cell>
          <table:table-cell table:formula="of:=POWER([.C1196]-6.75;2)" office:value-type="float" office:value="0.0439691376545406" calcext:value-type="float">
            <text:p>0.0439691377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368122" calcext:value-type="float">
            <text:p>6.368122</text:p>
          </table:table-cell>
          <table:table-cell office:value-type="float" office:value="6.540405783" calcext:value-type="float">
            <text:p>6.540405783</text:p>
          </table:table-cell>
          <table:table-cell table:formula="of:=POWER([.C1197]-6.75;2)" office:value-type="float" office:value="0.0439297357998432" calcext:value-type="float">
            <text:p>0.0439297358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381438" calcext:value-type="float">
            <text:p>6.381438</text:p>
          </table:table-cell>
          <table:table-cell office:value-type="float" office:value="6.5404915489" calcext:value-type="float">
            <text:p>6.5404915489</text:p>
          </table:table-cell>
          <table:table-cell table:formula="of:=POWER([.C1198]-6.75;2)" office:value-type="float" office:value="0.0438937910823209" calcext:value-type="float">
            <text:p>0.0438937911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395739" calcext:value-type="float">
            <text:p>6.395739</text:p>
          </table:table-cell>
          <table:table-cell office:value-type="float" office:value="6.5405677447" calcext:value-type="float">
            <text:p>6.5405677447</text:p>
          </table:table-cell>
          <table:table-cell table:formula="of:=POWER([.C1199]-6.75;2)" office:value-type="float" office:value="0.0438618695600445" calcext:value-type="float">
            <text:p>0.0438618696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410795" calcext:value-type="float">
            <text:p>6.410795</text:p>
          </table:table-cell>
          <table:table-cell office:value-type="float" office:value="6.5406337489" calcext:value-type="float">
            <text:p>6.5406337489</text:p>
          </table:table-cell>
          <table:table-cell table:formula="of:=POWER([.C1200]-6.75;2)" office:value-type="float" office:value="0.0438342270996681" calcext:value-type="float">
            <text:p>0.0438342271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426383" calcext:value-type="float">
            <text:p>6.426383</text:p>
          </table:table-cell>
          <table:table-cell office:value-type="float" office:value="6.5406896043" calcext:value-type="float">
            <text:p>6.5406896043</text:p>
          </table:table-cell>
          <table:table-cell table:formula="of:=POWER([.C1201]-6.75;2)" office:value-type="float" office:value="0.0438108417480907" calcext:value-type="float">
            <text:p>0.0438108417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442289" calcext:value-type="float">
            <text:p>6.442289</text:p>
          </table:table-cell>
          <table:table-cell office:value-type="float" office:value="6.5407358851" calcext:value-type="float">
            <text:p>6.5407358851</text:p>
          </table:table-cell>
          <table:table-cell table:formula="of:=POWER([.C1202]-6.75;2)" office:value-type="float" office:value="0.0437914697848803" calcext:value-type="float">
            <text:p>0.0437914698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458331" calcext:value-type="float">
            <text:p>6.458331</text:p>
          </table:table-cell>
          <table:table-cell office:value-type="float" office:value="6.5407735915" calcext:value-type="float">
            <text:p>6.5407735915</text:p>
          </table:table-cell>
          <table:table-cell table:formula="of:=POWER([.C1203]-6.75;2)" office:value-type="float" office:value="0.043775690013809" calcext:value-type="float">
            <text:p>0.04377569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474357" calcext:value-type="float">
            <text:p>6.474357</text:p>
          </table:table-cell>
          <table:table-cell office:value-type="float" office:value="6.5408039489" calcext:value-type="float">
            <text:p>6.5408039489</text:p>
          </table:table-cell>
          <table:table-cell table:formula="of:=POWER([.C1204]-6.75;2)" office:value-type="float" office:value="0.0437629877958339" calcext:value-type="float">
            <text:p>0.0437629878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490262" calcext:value-type="float">
            <text:p>6.490262</text:p>
          </table:table-cell>
          <table:table-cell office:value-type="float" office:value="6.5408282894" calcext:value-type="float">
            <text:p>6.5408282894</text:p>
          </table:table-cell>
          <table:table-cell table:formula="of:=POWER([.C1205]-6.75;2)" office:value-type="float" office:value="0.04375280451533" calcext:value-type="float">
            <text:p>0.0437528045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50598" calcext:value-type="float">
            <text:p>6.50598</text:p>
          </table:table-cell>
          <table:table-cell office:value-type="float" office:value="6.5408478723" calcext:value-type="float">
            <text:p>6.5408478723</text:p>
          </table:table-cell>
          <table:table-cell table:formula="of:=POWER([.C1206]-6.75;2)" office:value-type="float" office:value="0.0437446125214373" calcext:value-type="float">
            <text:p>0.0437446125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521485" calcext:value-type="float">
            <text:p>6.521485</text:p>
          </table:table-cell>
          <table:table-cell office:value-type="float" office:value="6.5408637702" calcext:value-type="float">
            <text:p>6.5408637702</text:p>
          </table:table-cell>
          <table:table-cell table:formula="of:=POWER([.C1207]-6.75;2)" office:value-type="float" office:value="0.0437379626149586" calcext:value-type="float">
            <text:p>0.0437379626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536787" calcext:value-type="float">
            <text:p>6.536787</text:p>
          </table:table-cell>
          <table:table-cell office:value-type="float" office:value="6.5408767915" calcext:value-type="float">
            <text:p>6.5408767915</text:p>
          </table:table-cell>
          <table:table-cell table:formula="of:=POWER([.C1208]-6.75;2)" office:value-type="float" office:value="0.0437325163333346" calcext:value-type="float">
            <text:p>0.0437325163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551911" calcext:value-type="float">
            <text:p>6.551911</text:p>
          </table:table-cell>
          <table:table-cell office:value-type="float" office:value="6.540887417" calcext:value-type="float">
            <text:p>6.540887417</text:p>
          </table:table-cell>
          <table:table-cell table:formula="of:=POWER([.C1209]-6.75;2)" office:value-type="float" office:value="0.0437280723689317" calcext:value-type="float">
            <text:p>0.0437280724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566898" calcext:value-type="float">
            <text:p>6.566898</text:p>
          </table:table-cell>
          <table:table-cell office:value-type="float" office:value="6.5408958553" calcext:value-type="float">
            <text:p>6.5408958553</text:p>
          </table:table-cell>
          <table:table-cell table:formula="of:=POWER([.C1210]-6.75;2)" office:value-type="float" office:value="0.0437245433307183" calcext:value-type="float">
            <text:p>0.0437245433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581781" calcext:value-type="float">
            <text:p>6.581781</text:p>
          </table:table-cell>
          <table:table-cell office:value-type="float" office:value="6.5409020596" calcext:value-type="float">
            <text:p>6.5409020596</text:p>
          </table:table-cell>
          <table:table-cell table:formula="of:=POWER([.C1211]-6.75;2)" office:value-type="float" office:value="0.0437219486795217" calcext:value-type="float">
            <text:p>0.0437219487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596584" calcext:value-type="float">
            <text:p>6.596584</text:p>
          </table:table-cell>
          <table:table-cell office:value-type="float" office:value="6.5409058723" calcext:value-type="float">
            <text:p>6.5409058723</text:p>
          </table:table-cell>
          <table:table-cell table:formula="of:=POWER([.C1212]-6.75;2)" office:value-type="float" office:value="0.043720354238624" calcext:value-type="float">
            <text:p>0.0437203542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611311" calcext:value-type="float">
            <text:p>6.611311</text:p>
          </table:table-cell>
          <table:table-cell office:value-type="float" office:value="6.5409071191" calcext:value-type="float">
            <text:p>6.5409071191</text:p>
          </table:table-cell>
          <table:table-cell table:formula="of:=POWER([.C1213]-6.75;2)" office:value-type="float" office:value="0.0437198328430616" calcext:value-type="float">
            <text:p>0.0437198328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625942" calcext:value-type="float">
            <text:p>6.625942</text:p>
          </table:table-cell>
          <table:table-cell office:value-type="float" office:value="6.5409057404" calcext:value-type="float">
            <text:p>6.5409057404</text:p>
          </table:table-cell>
          <table:table-cell table:formula="of:=POWER([.C1214]-6.75;2)" office:value-type="float" office:value="0.043720409397672" calcext:value-type="float">
            <text:p>0.0437204094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640437" calcext:value-type="float">
            <text:p>6.640437</text:p>
          </table:table-cell>
          <table:table-cell office:value-type="float" office:value="6.5409018936" calcext:value-type="float">
            <text:p>6.5409018936</text:p>
          </table:table-cell>
          <table:table-cell table:formula="of:=POWER([.C1215]-6.75;2)" office:value-type="float" office:value="0.0437220181000657" calcext:value-type="float">
            <text:p>0.0437220181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654739" calcext:value-type="float">
            <text:p>6.654739</text:p>
          </table:table-cell>
          <table:table-cell office:value-type="float" office:value="6.5408960213" calcext:value-type="float">
            <text:p>6.5408960213</text:p>
          </table:table-cell>
          <table:table-cell table:formula="of:=POWER([.C1216]-6.75;2)" office:value-type="float" office:value="0.04372447390817" calcext:value-type="float">
            <text:p>0.0437244739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668778" calcext:value-type="float">
            <text:p>6.668778</text:p>
          </table:table-cell>
          <table:table-cell office:value-type="float" office:value="6.5408888553" calcext:value-type="float">
            <text:p>6.5408888553</text:p>
          </table:table-cell>
          <table:table-cell table:formula="of:=POWER([.C1217]-6.75;2)" office:value-type="float" office:value="0.0437274708377442" calcext:value-type="float">
            <text:p>0.043727470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682484" calcext:value-type="float">
            <text:p>6.682484</text:p>
          </table:table-cell>
          <table:table-cell office:value-type="float" office:value="6.5408814" calcext:value-type="float">
            <text:p>6.5408814</text:p>
          </table:table-cell>
          <table:table-cell table:formula="of:=POWER([.C1218]-6.75;2)" office:value-type="float" office:value="0.04373058886596" calcext:value-type="float">
            <text:p>0.0437305889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695792" calcext:value-type="float">
            <text:p>6.695792</text:p>
          </table:table-cell>
          <table:table-cell office:value-type="float" office:value="6.5408748383" calcext:value-type="float">
            <text:p>6.5408748383</text:p>
          </table:table-cell>
          <table:table-cell table:formula="of:=POWER([.C1219]-6.75;2)" office:value-type="float" office:value="0.0437333332560513" calcext:value-type="float">
            <text:p>0.0437333333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708645" calcext:value-type="float">
            <text:p>6.708645</text:p>
          </table:table-cell>
          <table:table-cell office:value-type="float" office:value="6.5408704043" calcext:value-type="float">
            <text:p>6.5408704043</text:p>
          </table:table-cell>
          <table:table-cell table:formula="of:=POWER([.C1220]-6.75;2)" office:value-type="float" office:value="0.0437351877976456" calcext:value-type="float">
            <text:p>0.0437351878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721001" calcext:value-type="float">
            <text:p>6.721001</text:p>
          </table:table-cell>
          <table:table-cell office:value-type="float" office:value="6.5408692766" calcext:value-type="float">
            <text:p>6.5408692766</text:p>
          </table:table-cell>
          <table:table-cell table:formula="of:=POWER([.C1221]-6.75;2)" office:value-type="float" office:value="0.0437356594698071" calcext:value-type="float">
            <text:p>0.0437356595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73283" calcext:value-type="float">
            <text:p>6.73283</text:p>
          </table:table-cell>
          <table:table-cell office:value-type="float" office:value="6.5408724383" calcext:value-type="float">
            <text:p>6.5408724383</text:p>
          </table:table-cell>
          <table:table-cell table:formula="of:=POWER([.C1222]-6.75;2)" office:value-type="float" office:value="0.0437343370625873" calcext:value-type="float">
            <text:p>0.0437343371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744114" calcext:value-type="float">
            <text:p>6.744114</text:p>
          </table:table-cell>
          <table:table-cell office:value-type="float" office:value="6.5408805702" calcext:value-type="float">
            <text:p>6.5408805702</text:p>
          </table:table-cell>
          <table:table-cell table:formula="of:=POWER([.C1223]-6.75;2)" office:value-type="float" office:value="0.0437309359198773" calcext:value-type="float">
            <text:p>0.0437309359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754839" calcext:value-type="float">
            <text:p>6.754839</text:p>
          </table:table-cell>
          <table:table-cell office:value-type="float" office:value="6.540894" calcext:value-type="float">
            <text:p>6.540894</text:p>
          </table:table-cell>
          <table:table-cell table:formula="of:=POWER([.C1224]-6.75;2)" office:value-type="float" office:value="0.0437253192360001" calcext:value-type="float">
            <text:p>0.0437253192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764994" calcext:value-type="float">
            <text:p>6.764994</text:p>
          </table:table-cell>
          <table:table-cell office:value-type="float" office:value="6.5409126851" calcext:value-type="float">
            <text:p>6.5409126851</text:p>
          </table:table-cell>
          <table:table-cell table:formula="of:=POWER([.C1225]-6.75;2)" office:value-type="float" office:value="0.0437175052520916" calcext:value-type="float">
            <text:p>0.0437175053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774561" calcext:value-type="float">
            <text:p>6.774561</text:p>
          </table:table-cell>
          <table:table-cell office:value-type="float" office:value="6.5409362298" calcext:value-type="float">
            <text:p>6.5409362298</text:p>
          </table:table-cell>
          <table:table-cell table:formula="of:=POWER([.C1226]-6.75;2)" office:value-type="float" office:value="0.0437076600102385" calcext:value-type="float">
            <text:p>0.04370766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783512" calcext:value-type="float">
            <text:p>6.783512</text:p>
          </table:table-cell>
          <table:table-cell office:value-type="float" office:value="6.5409639872" calcext:value-type="float">
            <text:p>6.5409639872</text:p>
          </table:table-cell>
          <table:table-cell table:formula="of:=POWER([.C1227]-6.75;2)" office:value-type="float" office:value="0.0436960546473219" calcext:value-type="float">
            <text:p>0.0436960546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791812" calcext:value-type="float">
            <text:p>6.791812</text:p>
          </table:table-cell>
          <table:table-cell office:value-type="float" office:value="6.5409951489" calcext:value-type="float">
            <text:p>6.5409951489</text:p>
          </table:table-cell>
          <table:table-cell table:formula="of:=POWER([.C1228]-6.75;2)" office:value-type="float" office:value="0.043683027783333" calcext:value-type="float">
            <text:p>0.0436830278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799411" calcext:value-type="float">
            <text:p>6.799411</text:p>
          </table:table-cell>
          <table:table-cell office:value-type="float" office:value="6.5410288511" calcext:value-type="float">
            <text:p>6.5410288511</text:p>
          </table:table-cell>
          <table:table-cell table:formula="of:=POWER([.C1229]-6.75;2)" office:value-type="float" office:value="0.0436689410725859" calcext:value-type="float">
            <text:p>0.0436689411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806258" calcext:value-type="float">
            <text:p>6.806258</text:p>
          </table:table-cell>
          <table:table-cell office:value-type="float" office:value="6.5410642979" calcext:value-type="float">
            <text:p>6.5410642979</text:p>
          </table:table-cell>
          <table:table-cell table:formula="of:=POWER([.C1230]-6.75;2)" office:value-type="float" office:value="0.0436541276120199" calcext:value-type="float">
            <text:p>0.0436541276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812297" calcext:value-type="float">
            <text:p>6.812297</text:p>
          </table:table-cell>
          <table:table-cell office:value-type="float" office:value="6.5411008298" calcext:value-type="float">
            <text:p>6.5411008298</text:p>
          </table:table-cell>
          <table:table-cell table:formula="of:=POWER([.C1231]-6.75;2)" office:value-type="float" office:value="0.0436388633102484" calcext:value-type="float">
            <text:p>0.0436388633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81748" calcext:value-type="float">
            <text:p>6.81748</text:p>
          </table:table-cell>
          <table:table-cell office:value-type="float" office:value="6.5411379787" calcext:value-type="float">
            <text:p>6.5411379787</text:p>
          </table:table-cell>
          <table:table-cell table:formula="of:=POWER([.C1232]-6.75;2)" office:value-type="float" office:value="0.0436233439415216" calcext:value-type="float">
            <text:p>0.0436233439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821772" calcext:value-type="float">
            <text:p>6.821772</text:p>
          </table:table-cell>
          <table:table-cell office:value-type="float" office:value="6.5411754723" calcext:value-type="float">
            <text:p>6.5411754723</text:p>
          </table:table-cell>
          <table:table-cell table:formula="of:=POWER([.C1233]-6.75;2)" office:value-type="float" office:value="0.0436076833691281" calcext:value-type="float">
            <text:p>0.0436076834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825155" calcext:value-type="float">
            <text:p>6.825155</text:p>
          </table:table-cell>
          <table:table-cell office:value-type="float" office:value="6.5412131872" calcext:value-type="float">
            <text:p>6.5412131872</text:p>
          </table:table-cell>
          <table:table-cell table:formula="of:=POWER([.C1234]-6.75;2)" office:value-type="float" office:value="0.0435919331991821" calcext:value-type="float">
            <text:p>0.0435919332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827634" calcext:value-type="float">
            <text:p>6.827634</text:p>
          </table:table-cell>
          <table:table-cell office:value-type="float" office:value="6.5412510894" calcext:value-type="float">
            <text:p>6.5412510894</text:p>
          </table:table-cell>
          <table:table-cell table:formula="of:=POWER([.C1235]-6.75;2)" office:value-type="float" office:value="0.0435761076766867" calcext:value-type="float">
            <text:p>0.0435761077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829235" calcext:value-type="float">
            <text:p>6.829235</text:p>
          </table:table-cell>
          <table:table-cell office:value-type="float" office:value="6.5412891447" calcext:value-type="float">
            <text:p>6.5412891447</text:p>
          </table:table-cell>
          <table:table-cell table:formula="of:=POWER([.C1236]-6.75;2)" office:value-type="float" office:value="0.0435602211200574" calcext:value-type="float">
            <text:p>0.0435602211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830005" calcext:value-type="float">
            <text:p>6.830005</text:p>
          </table:table-cell>
          <table:table-cell office:value-type="float" office:value="6.5413272213" calcext:value-type="float">
            <text:p>6.5413272213</text:p>
          </table:table-cell>
          <table:table-cell table:formula="of:=POWER([.C1237]-6.75;2)" office:value-type="float" office:value="0.0435443285703794" calcext:value-type="float">
            <text:p>0.0435443286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830006" calcext:value-type="float">
            <text:p>6.830006</text:p>
          </table:table-cell>
          <table:table-cell office:value-type="float" office:value="6.541365" calcext:value-type="float">
            <text:p>6.541365</text:p>
          </table:table-cell>
          <table:table-cell table:formula="of:=POWER([.C1238]-6.75;2)" office:value-type="float" office:value="0.0435285632250001" calcext:value-type="float">
            <text:p>0.0435285632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829307" calcext:value-type="float">
            <text:p>6.829307</text:p>
          </table:table-cell>
          <table:table-cell office:value-type="float" office:value="6.5414019277" calcext:value-type="float">
            <text:p>6.5414019277</text:p>
          </table:table-cell>
          <table:table-cell table:formula="of:=POWER([.C1239]-6.75;2)" office:value-type="float" office:value="0.0435131557672761" calcext:value-type="float">
            <text:p>0.0435131558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827979" calcext:value-type="float">
            <text:p>6.827979</text:p>
          </table:table-cell>
          <table:table-cell office:value-type="float" office:value="6.5414371787" calcext:value-type="float">
            <text:p>6.5414371787</text:p>
          </table:table-cell>
          <table:table-cell table:formula="of:=POWER([.C1240]-6.75;2)" office:value-type="float" office:value="0.0434984504286158" calcext:value-type="float">
            <text:p>0.0434984504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826082" calcext:value-type="float">
            <text:p>6.826082</text:p>
          </table:table-cell>
          <table:table-cell office:value-type="float" office:value="6.5414696766" calcext:value-type="float">
            <text:p>6.5414696766</text:p>
          </table:table-cell>
          <table:table-cell table:formula="of:=POWER([.C1241]-6.75;2)" office:value-type="float" office:value="0.0434848957773085" calcext:value-type="float">
            <text:p>0.0434848958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823662" calcext:value-type="float">
            <text:p>6.823662</text:p>
          </table:table-cell>
          <table:table-cell office:value-type="float" office:value="6.5414981447" calcext:value-type="float">
            <text:p>6.5414981447</text:p>
          </table:table-cell>
          <table:table-cell table:formula="of:=POWER([.C1242]-6.75;2)" office:value-type="float" office:value="0.043473023663542" calcext:value-type="float">
            <text:p>0.0434730237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820743" calcext:value-type="float">
            <text:p>6.820743</text:p>
          </table:table-cell>
          <table:table-cell office:value-type="float" office:value="6.5415211872" calcext:value-type="float">
            <text:p>6.5415211872</text:p>
          </table:table-cell>
          <table:table-cell table:formula="of:=POWER([.C1243]-6.75;2)" office:value-type="float" office:value="0.0434634153864975" calcext:value-type="float">
            <text:p>0.0434634154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817327" calcext:value-type="float">
            <text:p>6.817327</text:p>
          </table:table-cell>
          <table:table-cell office:value-type="float" office:value="6.5415374" calcext:value-type="float">
            <text:p>6.5415374</text:p>
          </table:table-cell>
          <table:table-cell table:formula="of:=POWER([.C1244]-6.75;2)" office:value-type="float" office:value="0.0434566555987599" calcext:value-type="float">
            <text:p>0.0434566556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813392" calcext:value-type="float">
            <text:p>6.813392</text:p>
          </table:table-cell>
          <table:table-cell office:value-type="float" office:value="6.5415454766" calcext:value-type="float">
            <text:p>6.5415454766</text:p>
          </table:table-cell>
          <table:table-cell table:formula="of:=POWER([.C1245]-6.75;2)" office:value-type="float" office:value="0.0434532883259213" calcext:value-type="float">
            <text:p>0.0434532883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808898" calcext:value-type="float">
            <text:p>6.808898</text:p>
          </table:table-cell>
          <table:table-cell office:value-type="float" office:value="6.5415443362" calcext:value-type="float">
            <text:p>6.5415443362</text:p>
          </table:table-cell>
          <table:table-cell table:formula="of:=POWER([.C1246]-6.75;2)" office:value-type="float" office:value="0.0434537637702985" calcext:value-type="float">
            <text:p>0.0434537638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803788" calcext:value-type="float">
            <text:p>6.803788</text:p>
          </table:table-cell>
          <table:table-cell office:value-type="float" office:value="6.5415331915" calcext:value-type="float">
            <text:p>6.5415331915</text:p>
          </table:table-cell>
          <table:table-cell table:formula="of:=POWER([.C1247]-6.75;2)" office:value-type="float" office:value="0.0434584102461756" calcext:value-type="float">
            <text:p>0.0434584102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797999" calcext:value-type="float">
            <text:p>6.797999</text:p>
          </table:table-cell>
          <table:table-cell office:value-type="float" office:value="6.5415116468" calcext:value-type="float">
            <text:p>6.5415116468</text:p>
          </table:table-cell>
          <table:table-cell table:formula="of:=POWER([.C1248]-6.75;2)" office:value-type="float" office:value="0.0434673934200479" calcext:value-type="float">
            <text:p>0.0434673934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791464" calcext:value-type="float">
            <text:p>6.791464</text:p>
          </table:table-cell>
          <table:table-cell office:value-type="float" office:value="6.5414797277" calcext:value-type="float">
            <text:p>6.5414797277</text:p>
          </table:table-cell>
          <table:table-cell table:formula="of:=POWER([.C1249]-6.75;2)" office:value-type="float" office:value="0.0434807039600663" calcext:value-type="float">
            <text:p>0.043480704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784125" calcext:value-type="float">
            <text:p>6.784125</text:p>
          </table:table-cell>
          <table:table-cell office:value-type="float" office:value="6.5414379149" calcext:value-type="float">
            <text:p>6.5414379149</text:p>
          </table:table-cell>
          <table:table-cell table:formula="of:=POWER([.C1250]-6.75;2)" office:value-type="float" office:value="0.0434981433412595" calcext:value-type="float">
            <text:p>0.0434981433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775933" calcext:value-type="float">
            <text:p>6.775933</text:p>
          </table:table-cell>
          <table:table-cell office:value-type="float" office:value="6.5413871277" calcext:value-type="float">
            <text:p>6.5413871277</text:p>
          </table:table-cell>
          <table:table-cell table:formula="of:=POWER([.C1251]-6.75;2)" office:value-type="float" office:value="0.043519330489256" calcext:value-type="float">
            <text:p>0.0435193305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766855" calcext:value-type="float">
            <text:p>6.766855</text:p>
          </table:table-cell>
          <table:table-cell office:value-type="float" office:value="6.5413287021" calcext:value-type="float">
            <text:p>6.5413287021</text:p>
          </table:table-cell>
          <table:table-cell table:formula="of:=POWER([.C1252]-6.75;2)" office:value-type="float" office:value="0.0435437105672704" calcext:value-type="float">
            <text:p>0.0435437106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756877" calcext:value-type="float">
            <text:p>6.756877</text:p>
          </table:table-cell>
          <table:table-cell office:value-type="float" office:value="6.5412643489" calcext:value-type="float">
            <text:p>6.5412643489</text:p>
          </table:table-cell>
          <table:table-cell table:formula="of:=POWER([.C1253]-6.75;2)" office:value-type="float" office:value="0.0435705720401408" calcext:value-type="float">
            <text:p>0.043570572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746004" calcext:value-type="float">
            <text:p>6.746004</text:p>
          </table:table-cell>
          <table:table-cell office:value-type="float" office:value="6.5411961106" calcext:value-type="float">
            <text:p>6.5411961106</text:p>
          </table:table-cell>
          <table:table-cell table:formula="of:=POWER([.C1254]-6.75;2)" office:value-type="float" office:value="0.0435990642285676" calcext:value-type="float">
            <text:p>0.0435990642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73426" calcext:value-type="float">
            <text:p>6.73426</text:p>
          </table:table-cell>
          <table:table-cell office:value-type="float" office:value="6.5411262851" calcext:value-type="float">
            <text:p>6.5411262851</text:p>
          </table:table-cell>
          <table:table-cell table:formula="of:=POWER([.C1255]-6.75;2)" office:value-type="float" office:value="0.0436282287761266" calcext:value-type="float">
            <text:p>0.0436282288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721687" calcext:value-type="float">
            <text:p>6.721687</text:p>
          </table:table-cell>
          <table:table-cell office:value-type="float" office:value="6.5410573702" calcext:value-type="float">
            <text:p>6.5410573702</text:p>
          </table:table-cell>
          <table:table-cell table:formula="of:=POWER([.C1256]-6.75;2)" office:value-type="float" office:value="0.0436570225477399" calcext:value-type="float">
            <text:p>0.0436570225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708341" calcext:value-type="float">
            <text:p>6.708341</text:p>
          </table:table-cell>
          <table:table-cell office:value-type="float" office:value="6.540991983" calcext:value-type="float">
            <text:p>6.540991983</text:p>
          </table:table-cell>
          <table:table-cell table:formula="of:=POWER([.C1257]-6.75;2)" office:value-type="float" office:value="0.0436843511702724" calcext:value-type="float">
            <text:p>0.0436843512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694293" calcext:value-type="float">
            <text:p>6.694293</text:p>
          </table:table-cell>
          <table:table-cell office:value-type="float" office:value="6.5409327745" calcext:value-type="float">
            <text:p>6.5409327745</text:p>
          </table:table-cell>
          <table:table-cell table:formula="of:=POWER([.C1258]-6.75;2)" office:value-type="float" office:value="0.0437091047782679" calcext:value-type="float">
            <text:p>0.0437091048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679622" calcext:value-type="float">
            <text:p>6.679622</text:p>
          </table:table-cell>
          <table:table-cell office:value-type="float" office:value="6.5408823191" calcext:value-type="float">
            <text:p>6.5408823191</text:p>
          </table:table-cell>
          <table:table-cell table:formula="of:=POWER([.C1259]-6.75;2)" office:value-type="float" office:value="0.0437302044649944" calcext:value-type="float">
            <text:p>0.0437302045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664414" calcext:value-type="float">
            <text:p>6.664414</text:p>
          </table:table-cell>
          <table:table-cell office:value-type="float" office:value="6.5408430213" calcext:value-type="float">
            <text:p>6.5408430213</text:p>
          </table:table-cell>
          <table:table-cell table:formula="of:=POWER([.C1260]-6.75;2)" office:value-type="float" office:value="0.0437466417389124" calcext:value-type="float">
            <text:p>0.0437466417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648761" calcext:value-type="float">
            <text:p>6.648761</text:p>
          </table:table-cell>
          <table:table-cell office:value-type="float" office:value="6.5408169872" calcext:value-type="float">
            <text:p>6.5408169872</text:p>
          </table:table-cell>
          <table:table-cell table:formula="of:=POWER([.C1261]-6.75;2)" office:value-type="float" office:value="0.0437575328440848" calcext:value-type="float">
            <text:p>0.0437575328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632755" calcext:value-type="float">
            <text:p>6.632755</text:p>
          </table:table-cell>
          <table:table-cell office:value-type="float" office:value="6.5408058851" calcext:value-type="float">
            <text:p>6.5408058851</text:p>
          </table:table-cell>
          <table:table-cell table:formula="of:=POWER([.C1262]-6.75;2)" office:value-type="float" office:value="0.0437621777087943" calcext:value-type="float">
            <text:p>0.0437621777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616491" calcext:value-type="float">
            <text:p>6.616491</text:p>
          </table:table-cell>
          <table:table-cell office:value-type="float" office:value="6.5408108298" calcext:value-type="float">
            <text:p>6.5408108298</text:p>
          </table:table-cell>
          <table:table-cell table:formula="of:=POWER([.C1263]-6.75;2)" office:value-type="float" office:value="0.0437601089289646" calcext:value-type="float">
            <text:p>0.0437601089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600063" calcext:value-type="float">
            <text:p>6.600063</text:p>
          </table:table-cell>
          <table:table-cell office:value-type="float" office:value="6.5408322553" calcext:value-type="float">
            <text:p>6.5408322553</text:p>
          </table:table-cell>
          <table:table-cell table:formula="of:=POWER([.C1264]-6.75;2)" office:value-type="float" office:value="0.0437511454228845" calcext:value-type="float">
            <text:p>0.0437511454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583563" calcext:value-type="float">
            <text:p>6.583563</text:p>
          </table:table-cell>
          <table:table-cell office:value-type="float" office:value="6.5408698" calcext:value-type="float">
            <text:p>6.5408698</text:p>
          </table:table-cell>
          <table:table-cell table:formula="of:=POWER([.C1265]-6.75;2)" office:value-type="float" office:value="0.0437354405520399" calcext:value-type="float">
            <text:p>0.0437354406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56708" calcext:value-type="float">
            <text:p>6.56708</text:p>
          </table:table-cell>
          <table:table-cell office:value-type="float" office:value="6.5409222383" calcext:value-type="float">
            <text:p>6.5409222383</text:p>
          </table:table-cell>
          <table:table-cell table:formula="of:=POWER([.C1266]-6.75;2)" office:value-type="float" office:value="0.0437135104374819" calcext:value-type="float">
            <text:p>0.0437135104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5507" calcext:value-type="float">
            <text:p>6.5507</text:p>
          </table:table-cell>
          <table:table-cell office:value-type="float" office:value="6.5409874511" calcext:value-type="float">
            <text:p>6.5409874511</text:p>
          </table:table-cell>
          <table:table-cell table:formula="of:=POWER([.C1267]-6.75;2)" office:value-type="float" office:value="0.0436862455976747" calcext:value-type="float">
            <text:p>0.0436862456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534506" calcext:value-type="float">
            <text:p>6.534506</text:p>
          </table:table-cell>
          <table:table-cell office:value-type="float" office:value="6.5410624255" calcext:value-type="float">
            <text:p>6.5410624255</text:p>
          </table:table-cell>
          <table:table-cell table:formula="of:=POWER([.C1268]-6.75;2)" office:value-type="float" office:value="0.0436549100379431" calcext:value-type="float">
            <text:p>0.04365491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518574" calcext:value-type="float">
            <text:p>6.518574</text:p>
          </table:table-cell>
          <table:table-cell office:value-type="float" office:value="6.5411433447" calcext:value-type="float">
            <text:p>6.5411433447</text:p>
          </table:table-cell>
          <table:table-cell table:formula="of:=POWER([.C1269]-6.75;2)" office:value-type="float" office:value="0.043621102463103" calcext:value-type="float">
            <text:p>0.0436211025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502976" calcext:value-type="float">
            <text:p>6.502976</text:p>
          </table:table-cell>
          <table:table-cell office:value-type="float" office:value="6.5412257106" calcext:value-type="float">
            <text:p>6.5412257106</text:p>
          </table:table-cell>
          <table:table-cell table:formula="of:=POWER([.C1270]-6.75;2)" office:value-type="float" office:value="0.0435867039144749" calcext:value-type="float">
            <text:p>0.0435867039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487773" calcext:value-type="float">
            <text:p>6.487773</text:p>
          </table:table-cell>
          <table:table-cell office:value-type="float" office:value="6.5413045404" calcext:value-type="float">
            <text:p>6.5413045404</text:p>
          </table:table-cell>
          <table:table-cell table:formula="of:=POWER([.C1271]-6.75;2)" office:value-type="float" office:value="0.0435537948576554" calcext:value-type="float">
            <text:p>0.0435537949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473018" calcext:value-type="float">
            <text:p>6.473018</text:p>
          </table:table-cell>
          <table:table-cell office:value-type="float" office:value="6.5413746383" calcext:value-type="float">
            <text:p>6.5413746383</text:p>
          </table:table-cell>
          <table:table-cell table:formula="of:=POWER([.C1272]-6.75;2)" office:value-type="float" office:value="0.0435245415444559" calcext:value-type="float">
            <text:p>0.0435245415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458748" calcext:value-type="float">
            <text:p>6.458748</text:p>
          </table:table-cell>
          <table:table-cell office:value-type="float" office:value="6.5414308638" calcext:value-type="float">
            <text:p>6.5414308638</text:p>
          </table:table-cell>
          <table:table-cell table:formula="of:=POWER([.C1273]-6.75;2)" office:value-type="float" office:value="0.0435010845752139" calcext:value-type="float">
            <text:p>0.0435010846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444989" calcext:value-type="float">
            <text:p>6.444989</text:p>
          </table:table-cell>
          <table:table-cell office:value-type="float" office:value="6.5414684979" calcext:value-type="float">
            <text:p>6.5414684979</text:p>
          </table:table-cell>
          <table:table-cell table:formula="of:=POWER([.C1274]-6.75;2)" office:value-type="float" office:value="0.0434853873680821" calcext:value-type="float">
            <text:p>0.0434853874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431749" calcext:value-type="float">
            <text:p>6.431749</text:p>
          </table:table-cell>
          <table:table-cell office:value-type="float" office:value="6.5414835447" calcext:value-type="float">
            <text:p>6.5414835447</text:p>
          </table:table-cell>
          <table:table-cell table:formula="of:=POWER([.C1275]-6.75;2)" office:value-type="float" office:value="0.0434791121308768" calcext:value-type="float">
            <text:p>0.0434791121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419022" calcext:value-type="float">
            <text:p>6.419022</text:p>
          </table:table-cell>
          <table:table-cell office:value-type="float" office:value="6.5414730553" calcext:value-type="float">
            <text:p>6.5414730553</text:p>
          </table:table-cell>
          <table:table-cell table:formula="of:=POWER([.C1276]-6.75;2)" office:value-type="float" office:value="0.0434834866659169" calcext:value-type="float">
            <text:p>0.0434834867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406784" calcext:value-type="float">
            <text:p>6.406784</text:p>
          </table:table-cell>
          <table:table-cell office:value-type="float" office:value="6.5414354" calcext:value-type="float">
            <text:p>6.5414354</text:p>
          </table:table-cell>
          <table:table-cell table:formula="of:=POWER([.C1277]-6.75;2)" office:value-type="float" office:value="0.0434991923731599" calcext:value-type="float">
            <text:p>0.0434991924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395003" calcext:value-type="float">
            <text:p>6.395003</text:p>
          </table:table-cell>
          <table:table-cell office:value-type="float" office:value="6.5413704681" calcext:value-type="float">
            <text:p>6.5413704681</text:p>
          </table:table-cell>
          <table:table-cell table:formula="of:=POWER([.C1278]-6.75;2)" office:value-type="float" office:value="0.043526281580813" calcext:value-type="float">
            <text:p>0.043526281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383632" calcext:value-type="float">
            <text:p>6.383632</text:p>
          </table:table-cell>
          <table:table-cell office:value-type="float" office:value="6.5412797574" calcext:value-type="float">
            <text:p>6.5412797574</text:p>
          </table:table-cell>
          <table:table-cell table:formula="of:=POWER([.C1279]-6.75;2)" office:value-type="float" office:value="0.0435641396710029" calcext:value-type="float">
            <text:p>0.0435641397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372623" calcext:value-type="float">
            <text:p>6.372623</text:p>
          </table:table-cell>
          <table:table-cell office:value-type="float" office:value="6.5411664085" calcext:value-type="float">
            <text:p>6.5411664085</text:p>
          </table:table-cell>
          <table:table-cell table:formula="of:=POWER([.C1280]-6.75;2)" office:value-type="float" office:value="0.043611468938789" calcext:value-type="float">
            <text:p>0.0436114689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361921" calcext:value-type="float">
            <text:p>6.361921</text:p>
          </table:table-cell>
          <table:table-cell office:value-type="float" office:value="6.5410350894" calcext:value-type="float">
            <text:p>6.5410350894</text:p>
          </table:table-cell>
          <table:table-cell table:formula="of:=POWER([.C1281]-6.75;2)" office:value-type="float" office:value="0.0436663338620659" calcext:value-type="float">
            <text:p>0.0436663339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351474" calcext:value-type="float">
            <text:p>6.351474</text:p>
          </table:table-cell>
          <table:table-cell office:value-type="float" office:value="6.5408918213" calcext:value-type="float">
            <text:p>6.5408918213</text:p>
          </table:table-cell>
          <table:table-cell table:formula="of:=POWER([.C1282]-6.75;2)" office:value-type="float" office:value="0.0437262303992312" calcext:value-type="float">
            <text:p>0.0437262304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341235" calcext:value-type="float">
            <text:p>6.341235</text:p>
          </table:table-cell>
          <table:table-cell office:value-type="float" office:value="6.5407437319" calcext:value-type="float">
            <text:p>6.5407437319</text:p>
          </table:table-cell>
          <table:table-cell table:formula="of:=POWER([.C1283]-6.75;2)" office:value-type="float" office:value="0.043788185739139" calcext:value-type="float">
            <text:p>0.0437881857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331157" calcext:value-type="float">
            <text:p>6.331157</text:p>
          </table:table-cell>
          <table:table-cell office:value-type="float" office:value="6.540598766" calcext:value-type="float">
            <text:p>6.540598766</text:p>
          </table:table-cell>
          <table:table-cell table:formula="of:=POWER([.C1284]-6.75;2)" office:value-type="float" office:value="0.0438488768007226" calcext:value-type="float">
            <text:p>0.0438488768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3212" calcext:value-type="float">
            <text:p>6.3212</text:p>
          </table:table-cell>
          <table:table-cell office:value-type="float" office:value="6.5404654213" calcext:value-type="float">
            <text:p>6.5404654213</text:p>
          </table:table-cell>
          <table:table-cell table:formula="of:=POWER([.C1285]-6.75;2)" office:value-type="float" office:value="0.0439047396709863" calcext:value-type="float">
            <text:p>0.0439047397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311322" calcext:value-type="float">
            <text:p>6.311322</text:p>
          </table:table-cell>
          <table:table-cell office:value-type="float" office:value="6.5403525362" calcext:value-type="float">
            <text:p>6.5403525362</text:p>
          </table:table-cell>
          <table:table-cell table:formula="of:=POWER([.C1286]-6.75;2)" office:value-type="float" office:value="0.0439520590777722" calcext:value-type="float">
            <text:p>0.0439520591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301479" calcext:value-type="float">
            <text:p>6.301479</text:p>
          </table:table-cell>
          <table:table-cell office:value-type="float" office:value="6.5402691957" calcext:value-type="float">
            <text:p>6.5402691957</text:p>
          </table:table-cell>
          <table:table-cell table:formula="of:=POWER([.C1287]-6.75;2)" office:value-type="float" office:value="0.043987010272325" calcext:value-type="float">
            <text:p>0.0439870103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291613" calcext:value-type="float">
            <text:p>6.291613</text:p>
          </table:table-cell>
          <table:table-cell office:value-type="float" office:value="6.5402248085" calcext:value-type="float">
            <text:p>6.5402248085</text:p>
          </table:table-cell>
          <table:table-cell table:formula="of:=POWER([.C1288]-6.75;2)" office:value-type="float" office:value="0.0440056309688618" calcext:value-type="float">
            <text:p>0.044005631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281645" calcext:value-type="float">
            <text:p>6.281645</text:p>
          </table:table-cell>
          <table:table-cell office:value-type="float" office:value="6.5402294298" calcext:value-type="float">
            <text:p>6.5402294298</text:p>
          </table:table-cell>
          <table:table-cell table:formula="of:=POWER([.C1289]-6.75;2)" office:value-type="float" office:value="0.0440036921220331" calcext:value-type="float">
            <text:p>0.0440036921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271447" calcext:value-type="float">
            <text:p>6.271447</text:p>
          </table:table-cell>
          <table:table-cell office:value-type="float" office:value="6.5402944383" calcext:value-type="float">
            <text:p>6.5402944383</text:p>
          </table:table-cell>
          <table:table-cell table:formula="of:=POWER([.C1290]-6.75;2)" office:value-type="float" office:value="0.0439764226079125" calcext:value-type="float">
            <text:p>0.0439764226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260801" calcext:value-type="float">
            <text:p>6.260801</text:p>
          </table:table-cell>
          <table:table-cell office:value-type="float" office:value="6.5404337872" calcext:value-type="float">
            <text:p>6.5404337872</text:p>
          </table:table-cell>
          <table:table-cell table:formula="of:=POWER([.C1291]-6.75;2)" office:value-type="float" office:value="0.0439179975473351" calcext:value-type="float">
            <text:p>0.0439179975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249303" calcext:value-type="float">
            <text:p>6.249303</text:p>
          </table:table-cell>
          <table:table-cell office:value-type="float" office:value="6.5406662723" calcext:value-type="float">
            <text:p>6.5406662723</text:p>
          </table:table-cell>
          <table:table-cell table:formula="of:=POWER([.C1292]-6.75;2)" office:value-type="float" office:value="0.0438206095527777" calcext:value-type="float">
            <text:p>0.0438206096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236121" calcext:value-type="float">
            <text:p>6.236121</text:p>
          </table:table-cell>
          <table:table-cell office:value-type="float" office:value="6.5410198638" calcext:value-type="float">
            <text:p>6.5410198638</text:p>
          </table:table-cell>
          <table:table-cell table:formula="of:=POWER([.C1293]-6.75;2)" office:value-type="float" office:value="0.0436726973261706" calcext:value-type="float">
            <text:p>0.0436726973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219316" calcext:value-type="float">
            <text:p>6.219316</text:p>
          </table:table-cell>
          <table:table-cell office:value-type="float" office:value="6.5415411362" calcext:value-type="float">
            <text:p>6.5415411362</text:p>
          </table:table-cell>
          <table:table-cell table:formula="of:=POWER([.C1294]-6.75;2)" office:value-type="float" office:value="0.0434550978967869" calcext:value-type="float">
            <text:p>0.0434550979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193267" calcext:value-type="float">
            <text:p>6.193267</text:p>
          </table:table-cell>
          <table:table-cell office:value-type="float" office:value="6.5423194638" calcext:value-type="float">
            <text:p>6.5423194638</text:p>
          </table:table-cell>
          <table:table-cell table:formula="of:=POWER([.C1295]-6.75;2)" office:value-type="float" office:value="0.0431312051163194" calcext:value-type="float">
            <text:p>0.0431312051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133218" calcext:value-type="float">
            <text:p>6.133218</text:p>
          </table:table-cell>
          <table:table-cell office:value-type="float" office:value="6.5435683957" calcext:value-type="float">
            <text:p>6.5435683957</text:p>
          </table:table-cell>
          <table:table-cell table:formula="of:=POWER([.C1296]-6.75;2)" office:value-type="float" office:value="0.0426140072538716" calcext:value-type="float">
            <text:p>0.0426140073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5.502802" calcext:value-type="float">
            <text:p>5.502802</text:p>
          </table:table-cell>
          <table:table-cell office:value-type="float" office:value="6.5460760468" calcext:value-type="float">
            <text:p>6.5460760468</text:p>
          </table:table-cell>
          <table:table-cell table:formula="of:=POWER([.C1297]-6.75;2)" office:value-type="float" office:value="0.0415849786887159" calcext:value-type="float">
            <text:p>0.0415849787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43032" calcext:value-type="float">
            <text:p>6.43032</text:p>
          </table:table-cell>
          <table:table-cell office:value-type="float" office:value="6.5815222255" calcext:value-type="float">
            <text:p>6.5815222255</text:p>
          </table:table-cell>
          <table:table-cell table:formula="of:=POWER([.C1298]-6.75;2)" office:value-type="float" office:value="0.028384760500473" calcext:value-type="float">
            <text:p>0.0283847605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328443" calcext:value-type="float">
            <text:p>6.328443</text:p>
          </table:table-cell>
          <table:table-cell office:value-type="float" office:value="6.5783592894" calcext:value-type="float">
            <text:p>6.5783592894</text:p>
          </table:table-cell>
          <table:table-cell table:formula="of:=POWER([.C1299]-6.75;2)" office:value-type="float" office:value="0.029460533535273" calcext:value-type="float">
            <text:p>0.0294605335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29946" calcext:value-type="float">
            <text:p>6.29946</text:p>
          </table:table-cell>
          <table:table-cell office:value-type="float" office:value="6.5769380936" calcext:value-type="float">
            <text:p>6.5769380936</text:p>
          </table:table-cell>
          <table:table-cell table:formula="of:=POWER([.C1300]-6.75;2)" office:value-type="float" office:value="0.0299504234468024" calcext:value-type="float">
            <text:p>0.0299504234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286944" calcext:value-type="float">
            <text:p>6.286944</text:p>
          </table:table-cell>
          <table:table-cell office:value-type="float" office:value="6.576084834" calcext:value-type="float">
            <text:p>6.576084834</text:p>
          </table:table-cell>
          <table:table-cell table:formula="of:=POWER([.C1301]-6.75;2)" office:value-type="float" office:value="0.0302464849648077" calcext:value-type="float">
            <text:p>0.030246485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28148" calcext:value-type="float">
            <text:p>6.28148</text:p>
          </table:table-cell>
          <table:table-cell office:value-type="float" office:value="6.5755324" calcext:value-type="float">
            <text:p>6.5755324</text:p>
          </table:table-cell>
          <table:table-cell table:formula="of:=POWER([.C1302]-6.75;2)" office:value-type="float" office:value="0.0304389434497599" calcext:value-type="float">
            <text:p>0.0304389434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280132" calcext:value-type="float">
            <text:p>6.280132</text:p>
          </table:table-cell>
          <table:table-cell office:value-type="float" office:value="6.5751763872" calcext:value-type="float">
            <text:p>6.5751763872</text:p>
          </table:table-cell>
          <table:table-cell table:formula="of:=POWER([.C1303]-6.75;2)" office:value-type="float" office:value="0.0305632955924443" calcext:value-type="float">
            <text:p>0.0305632956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281656" calcext:value-type="float">
            <text:p>6.281656</text:p>
          </table:table-cell>
          <table:table-cell office:value-type="float" office:value="6.5749634" calcext:value-type="float">
            <text:p>6.5749634</text:p>
          </table:table-cell>
          <table:table-cell table:formula="of:=POWER([.C1304]-6.75;2)" office:value-type="float" office:value="0.0306378113395601" calcext:value-type="float">
            <text:p>0.0306378113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285387" calcext:value-type="float">
            <text:p>6.285387</text:p>
          </table:table-cell>
          <table:table-cell office:value-type="float" office:value="6.5748604638" calcext:value-type="float">
            <text:p>6.5748604638</text:p>
          </table:table-cell>
          <table:table-cell table:formula="of:=POWER([.C1305]-6.75;2)" office:value-type="float" office:value="0.030673857140351" calcext:value-type="float">
            <text:p>0.0306738571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290901" calcext:value-type="float">
            <text:p>6.290901</text:p>
          </table:table-cell>
          <table:table-cell office:value-type="float" office:value="6.5748439362" calcext:value-type="float">
            <text:p>6.5748439362</text:p>
          </table:table-cell>
          <table:table-cell table:formula="of:=POWER([.C1306]-6.75;2)" office:value-type="float" office:value="0.0306796466859098" calcext:value-type="float">
            <text:p>0.0306796467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297881" calcext:value-type="float">
            <text:p>6.297881</text:p>
          </table:table-cell>
          <table:table-cell office:value-type="float" office:value="6.5748948" calcext:value-type="float">
            <text:p>6.5748948</text:p>
          </table:table-cell>
          <table:table-cell table:formula="of:=POWER([.C1307]-6.75;2)" office:value-type="float" office:value="0.03066183106704" calcext:value-type="float">
            <text:p>0.0306618311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306065" calcext:value-type="float">
            <text:p>6.306065</text:p>
          </table:table-cell>
          <table:table-cell office:value-type="float" office:value="6.5749966043" calcext:value-type="float">
            <text:p>6.5749966043</text:p>
          </table:table-cell>
          <table:table-cell table:formula="of:=POWER([.C1308]-6.75;2)" office:value-type="float" office:value="0.0306261885065308" calcext:value-type="float">
            <text:p>0.0306261885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315232" calcext:value-type="float">
            <text:p>6.315232</text:p>
          </table:table-cell>
          <table:table-cell office:value-type="float" office:value="6.575134583" calcext:value-type="float">
            <text:p>6.575134583</text:p>
          </table:table-cell>
          <table:table-cell table:formula="of:=POWER([.C1309]-6.75;2)" office:value-type="float" office:value="0.0305779140625837" calcext:value-type="float">
            <text:p>0.0305779141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325189" calcext:value-type="float">
            <text:p>6.325189</text:p>
          </table:table-cell>
          <table:table-cell office:value-type="float" office:value="6.5752953745" calcext:value-type="float">
            <text:p>6.5752953745</text:p>
          </table:table-cell>
          <table:table-cell table:formula="of:=POWER([.C1310]-6.75;2)" office:value-type="float" office:value="0.0305217061710954" calcext:value-type="float">
            <text:p>0.0305217062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335776" calcext:value-type="float">
            <text:p>6.335776</text:p>
          </table:table-cell>
          <table:table-cell office:value-type="float" office:value="6.5754670723" calcext:value-type="float">
            <text:p>6.5754670723</text:p>
          </table:table-cell>
          <table:table-cell table:formula="of:=POWER([.C1311]-6.75;2)" office:value-type="float" office:value="0.0304617428515333" calcext:value-type="float">
            <text:p>0.0304617429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34686" calcext:value-type="float">
            <text:p>6.34686</text:p>
          </table:table-cell>
          <table:table-cell office:value-type="float" office:value="6.5756393957" calcext:value-type="float">
            <text:p>6.5756393957</text:p>
          </table:table-cell>
          <table:table-cell table:formula="of:=POWER([.C1312]-6.75;2)" office:value-type="float" office:value="0.0304016203318613" calcext:value-type="float">
            <text:p>0.0304016203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358335" calcext:value-type="float">
            <text:p>6.358335</text:p>
          </table:table-cell>
          <table:table-cell office:value-type="float" office:value="6.5758038766" calcext:value-type="float">
            <text:p>6.5758038766</text:p>
          </table:table-cell>
          <table:table-cell table:formula="of:=POWER([.C1313]-6.75;2)" office:value-type="float" office:value="0.030344289407588" calcext:value-type="float">
            <text:p>0.0303442894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370122" calcext:value-type="float">
            <text:p>6.370122</text:p>
          </table:table-cell>
          <table:table-cell office:value-type="float" office:value="6.5759540383" calcext:value-type="float">
            <text:p>6.5759540383</text:p>
          </table:table-cell>
          <table:table-cell table:formula="of:=POWER([.C1314]-6.75;2)" office:value-type="float" office:value="0.0302919967840779" calcext:value-type="float">
            <text:p>0.0302919968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382161" calcext:value-type="float">
            <text:p>6.382161</text:p>
          </table:table-cell>
          <table:table-cell office:value-type="float" office:value="6.5760854383" calcext:value-type="float">
            <text:p>6.5760854383</text:p>
          </table:table-cell>
          <table:table-cell table:formula="of:=POWER([.C1315]-6.75;2)" office:value-type="float" office:value="0.0302462747713032" calcext:value-type="float">
            <text:p>0.0302462748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394409" calcext:value-type="float">
            <text:p>6.394409</text:p>
          </table:table-cell>
          <table:table-cell office:value-type="float" office:value="6.5761956511" calcext:value-type="float">
            <text:p>6.5761956511</text:p>
          </table:table-cell>
          <table:table-cell table:formula="of:=POWER([.C1316]-6.75;2)" office:value-type="float" office:value="0.030207951696553" calcext:value-type="float">
            <text:p>0.0302079517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406834" calcext:value-type="float">
            <text:p>6.406834</text:p>
          </table:table-cell>
          <table:table-cell office:value-type="float" office:value="6.5762840979" calcext:value-type="float">
            <text:p>6.5762840979</text:p>
          </table:table-cell>
          <table:table-cell table:formula="of:=POWER([.C1317]-6.75;2)" office:value-type="float" office:value="0.0301772146424167" calcext:value-type="float">
            <text:p>0.0301772146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419411" calcext:value-type="float">
            <text:p>6.419411</text:p>
          </table:table-cell>
          <table:table-cell office:value-type="float" office:value="6.5763518" calcext:value-type="float">
            <text:p>6.5763518</text:p>
          </table:table-cell>
          <table:table-cell table:formula="of:=POWER([.C1318]-6.75;2)" office:value-type="float" office:value="0.0301536973632399" calcext:value-type="float">
            <text:p>0.0301536974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432123" calcext:value-type="float">
            <text:p>6.432123</text:p>
          </table:table-cell>
          <table:table-cell office:value-type="float" office:value="6.5764010426" calcext:value-type="float">
            <text:p>6.5764010426</text:p>
          </table:table-cell>
          <table:table-cell table:formula="of:=POWER([.C1319]-6.75;2)" office:value-type="float" office:value="0.0301365980103671" calcext:value-type="float">
            <text:p>0.030136598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444955" calcext:value-type="float">
            <text:p>6.444955</text:p>
          </table:table-cell>
          <table:table-cell office:value-type="float" office:value="6.5764349957" calcext:value-type="float">
            <text:p>6.5764349957</text:p>
          </table:table-cell>
          <table:table-cell table:formula="of:=POWER([.C1320]-6.75;2)" office:value-type="float" office:value="0.0301248107176591" calcext:value-type="float">
            <text:p>0.0301248107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457897" calcext:value-type="float">
            <text:p>6.457897</text:p>
          </table:table-cell>
          <table:table-cell office:value-type="float" office:value="6.5764573149" calcext:value-type="float">
            <text:p>6.5764573149</text:p>
          </table:table-cell>
          <table:table-cell table:formula="of:=POWER([.C1321]-6.75;2)" office:value-type="float" office:value="0.0301170635517178" calcext:value-type="float">
            <text:p>0.0301170636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470947" calcext:value-type="float">
            <text:p>6.470947</text:p>
          </table:table-cell>
          <table:table-cell office:value-type="float" office:value="6.5764717745" calcext:value-type="float">
            <text:p>6.5764717745</text:p>
          </table:table-cell>
          <table:table-cell table:formula="of:=POWER([.C1322]-6.75;2)" office:value-type="float" office:value="0.0301120450451789" calcext:value-type="float">
            <text:p>0.030112045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484108" calcext:value-type="float">
            <text:p>6.484108</text:p>
          </table:table-cell>
          <table:table-cell office:value-type="float" office:value="6.5764819447" calcext:value-type="float">
            <text:p>6.5764819447</text:p>
          </table:table-cell>
          <table:table-cell table:formula="of:=POWER([.C1323]-6.75;2)" office:value-type="float" office:value="0.0301085155150938" calcext:value-type="float">
            <text:p>0.0301085155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497391" calcext:value-type="float">
            <text:p>6.497391</text:p>
          </table:table-cell>
          <table:table-cell office:value-type="float" office:value="6.5764909362" calcext:value-type="float">
            <text:p>6.5764909362</text:p>
          </table:table-cell>
          <table:table-cell table:formula="of:=POWER([.C1324]-6.75;2)" office:value-type="float" office:value="0.0301053952207525" calcext:value-type="float">
            <text:p>0.0301053952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510818" calcext:value-type="float">
            <text:p>6.510818</text:p>
          </table:table-cell>
          <table:table-cell office:value-type="float" office:value="6.5765012298" calcext:value-type="float">
            <text:p>6.5765012298</text:p>
          </table:table-cell>
          <table:table-cell table:formula="of:=POWER([.C1325]-6.75;2)" office:value-type="float" office:value="0.0301018232609125" calcext:value-type="float">
            <text:p>0.0301018233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524414" calcext:value-type="float">
            <text:p>6.524414</text:p>
          </table:table-cell>
          <table:table-cell office:value-type="float" office:value="6.5765145872" calcext:value-type="float">
            <text:p>6.5765145872</text:p>
          </table:table-cell>
          <table:table-cell table:formula="of:=POWER([.C1326]-6.75;2)" office:value-type="float" office:value="0.0300971884543863" calcext:value-type="float">
            <text:p>0.0300971885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538212" calcext:value-type="float">
            <text:p>6.538212</text:p>
          </table:table-cell>
          <table:table-cell office:value-type="float" office:value="6.5765320596" calcext:value-type="float">
            <text:p>6.5765320596</text:p>
          </table:table-cell>
          <table:table-cell table:formula="of:=POWER([.C1327]-6.75;2)" office:value-type="float" office:value="0.030091126346618" calcext:value-type="float">
            <text:p>0.0300911263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552242" calcext:value-type="float">
            <text:p>6.552242</text:p>
          </table:table-cell>
          <table:table-cell office:value-type="float" office:value="6.5765540213" calcext:value-type="float">
            <text:p>6.5765540213</text:p>
          </table:table-cell>
          <table:table-cell table:formula="of:=POWER([.C1328]-6.75;2)" office:value-type="float" office:value="0.0300835075272009" calcext:value-type="float">
            <text:p>0.0300835075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56653" calcext:value-type="float">
            <text:p>6.56653</text:p>
          </table:table-cell>
          <table:table-cell office:value-type="float" office:value="6.5765802979" calcext:value-type="float">
            <text:p>6.5765802979</text:p>
          </table:table-cell>
          <table:table-cell table:formula="of:=POWER([.C1329]-6.75;2)" office:value-type="float" office:value="0.0300743930764529" calcext:value-type="float">
            <text:p>0.0300743931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581097" calcext:value-type="float">
            <text:p>6.581097</text:p>
          </table:table-cell>
          <table:table-cell office:value-type="float" office:value="6.5766102979" calcext:value-type="float">
            <text:p>6.5766102979</text:p>
          </table:table-cell>
          <table:table-cell table:formula="of:=POWER([.C1330]-6.75;2)" office:value-type="float" office:value="0.0300639887943266" calcext:value-type="float">
            <text:p>0.0300639888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595945" calcext:value-type="float">
            <text:p>6.595945</text:p>
          </table:table-cell>
          <table:table-cell office:value-type="float" office:value="6.5766431234" calcext:value-type="float">
            <text:p>6.5766431234</text:p>
          </table:table-cell>
          <table:table-cell table:formula="of:=POWER([.C1331]-6.75;2)" office:value-type="float" office:value="0.0300526066645075" calcext:value-type="float">
            <text:p>0.0300526067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611062" calcext:value-type="float">
            <text:p>6.611062</text:p>
          </table:table-cell>
          <table:table-cell office:value-type="float" office:value="6.5766777404" calcext:value-type="float">
            <text:p>6.5766777404</text:p>
          </table:table-cell>
          <table:table-cell table:formula="of:=POWER([.C1332]-6.75;2)" office:value-type="float" office:value="0.0300406056728498" calcext:value-type="float">
            <text:p>0.0300406057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626416" calcext:value-type="float">
            <text:p>6.626416</text:p>
          </table:table-cell>
          <table:table-cell office:value-type="float" office:value="6.5767130468" calcext:value-type="float">
            <text:p>6.5767130468</text:p>
          </table:table-cell>
          <table:table-cell table:formula="of:=POWER([.C1333]-6.75;2)" office:value-type="float" office:value="0.0300283681493389" calcext:value-type="float">
            <text:p>0.0300283681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641952" calcext:value-type="float">
            <text:p>6.641952</text:p>
          </table:table-cell>
          <table:table-cell office:value-type="float" office:value="6.5767479617" calcext:value-type="float">
            <text:p>6.5767479617</text:p>
          </table:table-cell>
          <table:table-cell table:formula="of:=POWER([.C1334]-6.75;2)" office:value-type="float" office:value="0.0300162687751047" calcext:value-type="float">
            <text:p>0.0300162688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657594" calcext:value-type="float">
            <text:p>6.657594</text:p>
          </table:table-cell>
          <table:table-cell office:value-type="float" office:value="6.5767814596" calcext:value-type="float">
            <text:p>6.5767814596</text:p>
          </table:table-cell>
          <table:table-cell table:formula="of:=POWER([.C1335]-6.75;2)" office:value-type="float" office:value="0.0300046627383063" calcext:value-type="float">
            <text:p>0.0300046627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673245" calcext:value-type="float">
            <text:p>6.673245</text:p>
          </table:table-cell>
          <table:table-cell office:value-type="float" office:value="6.5768125872" calcext:value-type="float">
            <text:p>6.5768125872</text:p>
          </table:table-cell>
          <table:table-cell table:formula="of:=POWER([.C1336]-6.75;2)" office:value-type="float" office:value="0.0299938799523576" calcext:value-type="float">
            <text:p>0.02999388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688789" calcext:value-type="float">
            <text:p>6.688789</text:p>
          </table:table-cell>
          <table:table-cell office:value-type="float" office:value="6.5768404553" calcext:value-type="float">
            <text:p>6.5768404553</text:p>
          </table:table-cell>
          <table:table-cell table:formula="of:=POWER([.C1337]-6.75;2)" office:value-type="float" office:value="0.0299842279207112" calcext:value-type="float">
            <text:p>0.0299842279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704095" calcext:value-type="float">
            <text:p>6.704095</text:p>
          </table:table-cell>
          <table:table-cell office:value-type="float" office:value="6.5768642298" calcext:value-type="float">
            <text:p>6.5768642298</text:p>
          </table:table-cell>
          <table:table-cell table:formula="of:=POWER([.C1338]-6.75;2)" office:value-type="float" office:value="0.0299759949227472" calcext:value-type="float">
            <text:p>0.0299759949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71902" calcext:value-type="float">
            <text:p>6.71902</text:p>
          </table:table-cell>
          <table:table-cell office:value-type="float" office:value="6.5768831319" calcext:value-type="float">
            <text:p>6.5768831319</text:p>
          </table:table-cell>
          <table:table-cell table:formula="of:=POWER([.C1339]-6.75;2)" office:value-type="float" office:value="0.0299694500207528" calcext:value-type="float">
            <text:p>0.02996945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733415" calcext:value-type="float">
            <text:p>6.733415</text:p>
          </table:table-cell>
          <table:table-cell office:value-type="float" office:value="6.5768964511" calcext:value-type="float">
            <text:p>6.5768964511</text:p>
          </table:table-cell>
          <table:table-cell table:formula="of:=POWER([.C1340]-6.75;2)" office:value-type="float" office:value="0.0299648386417748" calcext:value-type="float">
            <text:p>0.0299648386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74713" calcext:value-type="float">
            <text:p>6.74713</text:p>
          </table:table-cell>
          <table:table-cell office:value-type="float" office:value="6.5769035702" calcext:value-type="float">
            <text:p>6.5769035702</text:p>
          </table:table-cell>
          <table:table-cell table:formula="of:=POWER([.C1341]-6.75;2)" office:value-type="float" office:value="0.0299623740095064" calcext:value-type="float">
            <text:p>0.029962374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76002" calcext:value-type="float">
            <text:p>6.76002</text:p>
          </table:table-cell>
          <table:table-cell office:value-type="float" office:value="6.5769040213" calcext:value-type="float">
            <text:p>6.5769040213</text:p>
          </table:table-cell>
          <table:table-cell table:formula="of:=POWER([.C1342]-6.75;2)" office:value-type="float" office:value="0.0299622178421109" calcext:value-type="float">
            <text:p>0.0299622178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771951" calcext:value-type="float">
            <text:p>6.771951</text:p>
          </table:table-cell>
          <table:table-cell office:value-type="float" office:value="6.576897566" calcext:value-type="float">
            <text:p>6.576897566</text:p>
          </table:table-cell>
          <table:table-cell table:formula="of:=POWER([.C1343]-6.75;2)" office:value-type="float" office:value="0.0299644526567242" calcext:value-type="float">
            <text:p>0.0299644527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782809" calcext:value-type="float">
            <text:p>6.782809</text:p>
          </table:table-cell>
          <table:table-cell office:value-type="float" office:value="6.5768842511" calcext:value-type="float">
            <text:p>6.5768842511</text:p>
          </table:table-cell>
          <table:table-cell table:formula="of:=POWER([.C1344]-6.75;2)" office:value-type="float" office:value="0.0299690625172078" calcext:value-type="float">
            <text:p>0.0299690625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792498" calcext:value-type="float">
            <text:p>6.792498</text:p>
          </table:table-cell>
          <table:table-cell office:value-type="float" office:value="6.5768644766" calcext:value-type="float">
            <text:p>6.5768644766</text:p>
          </table:table-cell>
          <table:table-cell table:formula="of:=POWER([.C1345]-6.75;2)" office:value-type="float" office:value="0.029975909462992" calcext:value-type="float">
            <text:p>0.0299759095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800954" calcext:value-type="float">
            <text:p>6.800954</text:p>
          </table:table-cell>
          <table:table-cell office:value-type="float" office:value="6.5768390596" calcext:value-type="float">
            <text:p>6.5768390596</text:p>
          </table:table-cell>
          <table:table-cell table:formula="of:=POWER([.C1346]-6.75;2)" office:value-type="float" office:value="0.0299847112802123" calcext:value-type="float">
            <text:p>0.0299847113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808142" calcext:value-type="float">
            <text:p>6.808142</text:p>
          </table:table-cell>
          <table:table-cell office:value-type="float" office:value="6.5768092213" calcext:value-type="float">
            <text:p>6.5768092213</text:p>
          </table:table-cell>
          <table:table-cell table:formula="of:=POWER([.C1347]-6.75;2)" office:value-type="float" office:value="0.0299950458267125" calcext:value-type="float">
            <text:p>0.0299950458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814058" calcext:value-type="float">
            <text:p>6.814058</text:p>
          </table:table-cell>
          <table:table-cell office:value-type="float" office:value="6.5767765574" calcext:value-type="float">
            <text:p>6.5767765574</text:p>
          </table:table-cell>
          <table:table-cell table:formula="of:=POWER([.C1348]-6.75;2)" office:value-type="float" office:value="0.0300063610661956" calcext:value-type="float">
            <text:p>0.0300063611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818727" calcext:value-type="float">
            <text:p>6.818727</text:p>
          </table:table-cell>
          <table:table-cell office:value-type="float" office:value="6.5767429702" calcext:value-type="float">
            <text:p>6.5767429702</text:p>
          </table:table-cell>
          <table:table-cell table:formula="of:=POWER([.C1349]-6.75;2)" office:value-type="float" office:value="0.0300179983751182" calcext:value-type="float">
            <text:p>0.0300179984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822203" calcext:value-type="float">
            <text:p>6.822203</text:p>
          </table:table-cell>
          <table:table-cell office:value-type="float" office:value="6.5767105489" calcext:value-type="float">
            <text:p>6.5767105489</text:p>
          </table:table-cell>
          <table:table-cell table:formula="of:=POWER([.C1350]-6.75;2)" office:value-type="float" office:value="0.0300292338625391" calcext:value-type="float">
            <text:p>0.0300292339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824559" calcext:value-type="float">
            <text:p>6.824559</text:p>
          </table:table-cell>
          <table:table-cell office:value-type="float" office:value="6.576681417" calcext:value-type="float">
            <text:p>6.576681417</text:p>
          </table:table-cell>
          <table:table-cell table:formula="of:=POWER([.C1351]-6.75;2)" office:value-type="float" office:value="0.030039331213128" calcext:value-type="float">
            <text:p>0.0300393312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825888" calcext:value-type="float">
            <text:p>6.825888</text:p>
          </table:table-cell>
          <table:table-cell office:value-type="float" office:value="6.5766575745" calcext:value-type="float">
            <text:p>6.5766575745</text:p>
          </table:table-cell>
          <table:table-cell table:formula="of:=POWER([.C1352]-6.75;2)" office:value-type="float" office:value="0.0300475964782229" calcext:value-type="float">
            <text:p>0.0300475965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826285" calcext:value-type="float">
            <text:p>6.826285</text:p>
          </table:table-cell>
          <table:table-cell office:value-type="float" office:value="6.5766407191" calcext:value-type="float">
            <text:p>6.5766407191</text:p>
          </table:table-cell>
          <table:table-cell table:formula="of:=POWER([.C1353]-6.75;2)" office:value-type="float" office:value="0.030053440274165" calcext:value-type="float">
            <text:p>0.0300534403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825852" calcext:value-type="float">
            <text:p>6.825852</text:p>
          </table:table-cell>
          <table:table-cell office:value-type="float" office:value="6.5766321319" calcext:value-type="float">
            <text:p>6.5766321319</text:p>
          </table:table-cell>
          <table:table-cell table:formula="of:=POWER([.C1354]-6.75;2)" office:value-type="float" office:value="0.0300564176895389" calcext:value-type="float">
            <text:p>0.0300564177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824683" calcext:value-type="float">
            <text:p>6.824683</text:p>
          </table:table-cell>
          <table:table-cell office:value-type="float" office:value="6.5766325532" calcext:value-type="float">
            <text:p>6.5766325532</text:p>
          </table:table-cell>
          <table:table-cell table:formula="of:=POWER([.C1355]-6.75;2)" office:value-type="float" office:value="0.030056271609951" calcext:value-type="float">
            <text:p>0.0300562716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822861" calcext:value-type="float">
            <text:p>6.822861</text:p>
          </table:table-cell>
          <table:table-cell office:value-type="float" office:value="6.5766421404" calcext:value-type="float">
            <text:p>6.5766421404</text:p>
          </table:table-cell>
          <table:table-cell table:formula="of:=POWER([.C1356]-6.75;2)" office:value-type="float" office:value="0.0300529474850934" calcext:value-type="float">
            <text:p>0.0300529475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820454" calcext:value-type="float">
            <text:p>6.820454</text:p>
          </table:table-cell>
          <table:table-cell office:value-type="float" office:value="6.5766604723" calcext:value-type="float">
            <text:p>6.5766604723</text:p>
          </table:table-cell>
          <table:table-cell table:formula="of:=POWER([.C1357]-6.75;2)" office:value-type="float" office:value="0.0300465918632589" calcext:value-type="float">
            <text:p>0.0300465919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817518" calcext:value-type="float">
            <text:p>6.817518</text:p>
          </table:table-cell>
          <table:table-cell office:value-type="float" office:value="6.5766866085" calcext:value-type="float">
            <text:p>6.5766866085</text:p>
          </table:table-cell>
          <table:table-cell table:formula="of:=POWER([.C1358]-6.75;2)" office:value-type="float" office:value="0.0300375316732322" calcext:value-type="float">
            <text:p>0.0300375317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814087" calcext:value-type="float">
            <text:p>6.814087</text:p>
          </table:table-cell>
          <table:table-cell office:value-type="float" office:value="6.576719183" calcext:value-type="float">
            <text:p>6.576719183</text:p>
          </table:table-cell>
          <table:table-cell table:formula="of:=POWER([.C1359]-6.75;2)" office:value-type="float" office:value="0.0300262415401876" calcext:value-type="float">
            <text:p>0.0300262415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810182" calcext:value-type="float">
            <text:p>6.810182</text:p>
          </table:table-cell>
          <table:table-cell office:value-type="float" office:value="6.5767565532" calcext:value-type="float">
            <text:p>6.5767565532</text:p>
          </table:table-cell>
          <table:table-cell table:formula="of:=POWER([.C1360]-6.75;2)" office:value-type="float" office:value="0.0300132918591444" calcext:value-type="float">
            <text:p>0.0300132919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805809" calcext:value-type="float">
            <text:p>6.805809</text:p>
          </table:table-cell>
          <table:table-cell office:value-type="float" office:value="6.5767969574" calcext:value-type="float">
            <text:p>6.5767969574</text:p>
          </table:table-cell>
          <table:table-cell table:formula="of:=POWER([.C1361]-6.75;2)" office:value-type="float" office:value="0.0299992939658974" calcext:value-type="float">
            <text:p>0.029999294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800965" calcext:value-type="float">
            <text:p>6.800965</text:p>
          </table:table-cell>
          <table:table-cell office:value-type="float" office:value="6.5768386553" calcext:value-type="float">
            <text:p>6.5768386553</text:p>
          </table:table-cell>
          <table:table-cell table:formula="of:=POWER([.C1362]-6.75;2)" office:value-type="float" office:value="0.0299848512983124" calcext:value-type="float">
            <text:p>0.0299848513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795635" calcext:value-type="float">
            <text:p>6.795635</text:p>
          </table:table-cell>
          <table:table-cell office:value-type="float" office:value="6.5768800723" calcext:value-type="float">
            <text:p>6.5768800723</text:p>
          </table:table-cell>
          <table:table-cell table:formula="of:=POWER([.C1363]-6.75;2)" office:value-type="float" office:value="0.0299705093668533" calcext:value-type="float">
            <text:p>0.0299705094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789801" calcext:value-type="float">
            <text:p>6.789801</text:p>
          </table:table-cell>
          <table:table-cell office:value-type="float" office:value="6.5769199021" calcext:value-type="float">
            <text:p>6.5769199021</text:p>
          </table:table-cell>
          <table:table-cell table:formula="of:=POWER([.C1364]-6.75;2)" office:value-type="float" office:value="0.0299567202890735" calcext:value-type="float">
            <text:p>0.0299567203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78344" calcext:value-type="float">
            <text:p>6.78344</text:p>
          </table:table-cell>
          <table:table-cell office:value-type="float" office:value="6.5769571617" calcext:value-type="float">
            <text:p>6.5769571617</text:p>
          </table:table-cell>
          <table:table-cell table:formula="of:=POWER([.C1365]-6.75;2)" office:value-type="float" office:value="0.0299438238869199" calcext:value-type="float">
            <text:p>0.0299438239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776528" calcext:value-type="float">
            <text:p>6.776528</text:p>
          </table:table-cell>
          <table:table-cell office:value-type="float" office:value="6.5769912128" calcext:value-type="float">
            <text:p>6.5769912128</text:p>
          </table:table-cell>
          <table:table-cell table:formula="of:=POWER([.C1366]-6.75;2)" office:value-type="float" office:value="0.0299320404484148" calcext:value-type="float">
            <text:p>0.0299320404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769045" calcext:value-type="float">
            <text:p>6.769045</text:p>
          </table:table-cell>
          <table:table-cell office:value-type="float" office:value="6.5770217404" calcext:value-type="float">
            <text:p>6.5770217404</text:p>
          </table:table-cell>
          <table:table-cell table:formula="of:=POWER([.C1367]-6.75;2)" office:value-type="float" office:value="0.0299214782942449" calcext:value-type="float">
            <text:p>0.0299214783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760968" calcext:value-type="float">
            <text:p>6.760968</text:p>
          </table:table-cell>
          <table:table-cell office:value-type="float" office:value="6.5770486681" calcext:value-type="float">
            <text:p>6.5770486681</text:p>
          </table:table-cell>
          <table:table-cell table:formula="of:=POWER([.C1368]-6.75;2)" office:value-type="float" office:value="0.029912163205984" calcext:value-type="float">
            <text:p>0.0299121632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75228" calcext:value-type="float">
            <text:p>6.75228</text:p>
          </table:table-cell>
          <table:table-cell office:value-type="float" office:value="6.5770721106" calcext:value-type="float">
            <text:p>6.5770721106</text:p>
          </table:table-cell>
          <table:table-cell table:formula="of:=POWER([.C1369]-6.75;2)" office:value-type="float" office:value="0.0299040549323388" calcext:value-type="float">
            <text:p>0.0299040549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742971" calcext:value-type="float">
            <text:p>6.742971</text:p>
          </table:table-cell>
          <table:table-cell office:value-type="float" office:value="6.5770922596" calcext:value-type="float">
            <text:p>6.5770922596</text:p>
          </table:table-cell>
          <table:table-cell table:formula="of:=POWER([.C1370]-6.75;2)" office:value-type="float" office:value="0.0298970866902339" calcext:value-type="float">
            <text:p>0.0298970867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733034" calcext:value-type="float">
            <text:p>6.733034</text:p>
          </table:table-cell>
          <table:table-cell office:value-type="float" office:value="6.5771092936" calcext:value-type="float">
            <text:p>6.5771092936</text:p>
          </table:table-cell>
          <table:table-cell table:formula="of:=POWER([.C1371]-6.75;2)" office:value-type="float" office:value="0.0298911963594909" calcext:value-type="float">
            <text:p>0.0298911964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72247" calcext:value-type="float">
            <text:p>6.72247</text:p>
          </table:table-cell>
          <table:table-cell office:value-type="float" office:value="6.5771233106" calcext:value-type="float">
            <text:p>6.5771233106</text:p>
          </table:table-cell>
          <table:table-cell table:formula="of:=POWER([.C1372]-6.75;2)" office:value-type="float" office:value="0.029886349737904" calcext:value-type="float">
            <text:p>0.0298863497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711289" calcext:value-type="float">
            <text:p>6.711289</text:p>
          </table:table-cell>
          <table:table-cell office:value-type="float" office:value="6.5771342681" calcext:value-type="float">
            <text:p>6.5771342681</text:p>
          </table:table-cell>
          <table:table-cell table:formula="of:=POWER([.C1373]-6.75;2)" office:value-type="float" office:value="0.0298825612653227" calcext:value-type="float">
            <text:p>0.0298825613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69951" calcext:value-type="float">
            <text:p>6.69951</text:p>
          </table:table-cell>
          <table:table-cell office:value-type="float" office:value="6.5771419617" calcext:value-type="float">
            <text:p>6.5771419617</text:p>
          </table:table-cell>
          <table:table-cell table:formula="of:=POWER([.C1374]-6.75;2)" office:value-type="float" office:value="0.0298799014049243" calcext:value-type="float">
            <text:p>0.0298799014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68716" calcext:value-type="float">
            <text:p>6.68716</text:p>
          </table:table-cell>
          <table:table-cell office:value-type="float" office:value="6.577146034" calcext:value-type="float">
            <text:p>6.577146034</text:p>
          </table:table-cell>
          <table:table-cell table:formula="of:=POWER([.C1375]-6.75;2)" office:value-type="float" office:value="0.0298784935619291" calcext:value-type="float">
            <text:p>0.0298784936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67428" calcext:value-type="float">
            <text:p>6.67428</text:p>
          </table:table-cell>
          <table:table-cell office:value-type="float" office:value="6.5771460128" calcext:value-type="float">
            <text:p>6.5771460128</text:p>
          </table:table-cell>
          <table:table-cell table:formula="of:=POWER([.C1376]-6.75;2)" office:value-type="float" office:value="0.0298785008909377" calcext:value-type="float">
            <text:p>0.0298785009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660916" calcext:value-type="float">
            <text:p>6.660916</text:p>
          </table:table-cell>
          <table:table-cell office:value-type="float" office:value="6.5771413404" calcext:value-type="float">
            <text:p>6.5771413404</text:p>
          </table:table-cell>
          <table:table-cell table:formula="of:=POWER([.C1377]-6.75;2)" office:value-type="float" office:value="0.0298801161987087" calcext:value-type="float">
            <text:p>0.0298801162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647127" calcext:value-type="float">
            <text:p>6.647127</text:p>
          </table:table-cell>
          <table:table-cell office:value-type="float" office:value="6.5771314723" calcext:value-type="float">
            <text:p>6.5771314723</text:p>
          </table:table-cell>
          <table:table-cell table:formula="of:=POWER([.C1378]-6.75;2)" office:value-type="float" office:value="0.0298835278691658" calcext:value-type="float">
            <text:p>0.0298835279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632975" calcext:value-type="float">
            <text:p>6.632975</text:p>
          </table:table-cell>
          <table:table-cell office:value-type="float" office:value="6.5771159277" calcext:value-type="float">
            <text:p>6.5771159277</text:p>
          </table:table-cell>
          <table:table-cell table:formula="of:=POWER([.C1379]-6.75;2)" office:value-type="float" office:value="0.0298889024550318" calcext:value-type="float">
            <text:p>0.0298889025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618527" calcext:value-type="float">
            <text:p>6.618527</text:p>
          </table:table-cell>
          <table:table-cell office:value-type="float" office:value="6.5770943787" calcext:value-type="float">
            <text:p>6.5770943787</text:p>
          </table:table-cell>
          <table:table-cell table:formula="of:=POWER([.C1380]-6.75;2)" office:value-type="float" office:value="0.029896353877139" calcext:value-type="float">
            <text:p>0.0298963539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603851" calcext:value-type="float">
            <text:p>6.603851</text:p>
          </table:table-cell>
          <table:table-cell office:value-type="float" office:value="6.5770667106" calcext:value-type="float">
            <text:p>6.5770667106</text:p>
          </table:table-cell>
          <table:table-cell table:formula="of:=POWER([.C1381]-6.75;2)" office:value-type="float" office:value="0.029905922582704" calcext:value-type="float">
            <text:p>0.0299059226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589006" calcext:value-type="float">
            <text:p>6.589006</text:p>
          </table:table-cell>
          <table:table-cell office:value-type="float" office:value="6.5770330511" calcext:value-type="float">
            <text:p>6.5770330511</text:p>
          </table:table-cell>
          <table:table-cell table:formula="of:=POWER([.C1382]-6.75;2)" office:value-type="float" office:value="0.0299175654117752" calcext:value-type="float">
            <text:p>0.0299175654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574045" calcext:value-type="float">
            <text:p>6.574045</text:p>
          </table:table-cell>
          <table:table-cell office:value-type="float" office:value="6.576993817" calcext:value-type="float">
            <text:p>6.576993817</text:p>
          </table:table-cell>
          <table:table-cell table:formula="of:=POWER([.C1383]-6.75;2)" office:value-type="float" office:value="0.0299311393562295" calcext:value-type="float">
            <text:p>0.0299311394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559006" calcext:value-type="float">
            <text:p>6.559006</text:p>
          </table:table-cell>
          <table:table-cell office:value-type="float" office:value="6.5769496894" calcext:value-type="float">
            <text:p>6.5769496894</text:p>
          </table:table-cell>
          <table:table-cell table:formula="of:=POWER([.C1384]-6.75;2)" office:value-type="float" office:value="0.0299464099987564" calcext:value-type="float">
            <text:p>0.02994641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543907" calcext:value-type="float">
            <text:p>6.543907</text:p>
          </table:table-cell>
          <table:table-cell office:value-type="float" office:value="6.5769015957" calcext:value-type="float">
            <text:p>6.5769015957</text:p>
          </table:table-cell>
          <table:table-cell table:formula="of:=POWER([.C1385]-6.75;2)" office:value-type="float" office:value="0.0299630575712063" calcext:value-type="float">
            <text:p>0.0299630576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528748" calcext:value-type="float">
            <text:p>6.528748</text:p>
          </table:table-cell>
          <table:table-cell office:value-type="float" office:value="6.5768506596" calcext:value-type="float">
            <text:p>6.5768506596</text:p>
          </table:table-cell>
          <table:table-cell table:formula="of:=POWER([.C1386]-6.75;2)" office:value-type="float" office:value="0.0299806940809551" calcext:value-type="float">
            <text:p>0.0299806941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513508" calcext:value-type="float">
            <text:p>6.513508</text:p>
          </table:table-cell>
          <table:table-cell office:value-type="float" office:value="6.5767981234" calcext:value-type="float">
            <text:p>6.5767981234</text:p>
          </table:table-cell>
          <table:table-cell table:formula="of:=POWER([.C1387]-6.75;2)" office:value-type="float" office:value="0.0299988900577617" calcext:value-type="float">
            <text:p>0.0299988901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498145" calcext:value-type="float">
            <text:p>6.498145</text:p>
          </table:table-cell>
          <table:table-cell office:value-type="float" office:value="6.5767452638" calcext:value-type="float">
            <text:p>6.5767452638</text:p>
          </table:table-cell>
          <table:table-cell table:formula="of:=POWER([.C1388]-6.75;2)" office:value-type="float" office:value="0.0300172036157315" calcext:value-type="float">
            <text:p>0.0300172036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482607" calcext:value-type="float">
            <text:p>6.482607</text:p>
          </table:table-cell>
          <table:table-cell office:value-type="float" office:value="6.5766933277" calcext:value-type="float">
            <text:p>6.5766933277</text:p>
          </table:table-cell>
          <table:table-cell table:formula="of:=POWER([.C1389]-6.75;2)" office:value-type="float" office:value="0.0300352026636995" calcext:value-type="float">
            <text:p>0.0300352027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466833" calcext:value-type="float">
            <text:p>6.466833</text:p>
          </table:table-cell>
          <table:table-cell office:value-type="float" office:value="6.5766434426" calcext:value-type="float">
            <text:p>6.5766434426</text:p>
          </table:table-cell>
          <table:table-cell table:formula="of:=POWER([.C1390]-6.75;2)" office:value-type="float" office:value="0.0300524959935795" calcext:value-type="float">
            <text:p>0.03005249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45077" calcext:value-type="float">
            <text:p>6.45077</text:p>
          </table:table-cell>
          <table:table-cell office:value-type="float" office:value="6.576596583" calcext:value-type="float">
            <text:p>6.576596583</text:p>
          </table:table-cell>
          <table:table-cell table:formula="of:=POWER([.C1391]-6.75;2)" office:value-type="float" office:value="0.030068745027276" calcext:value-type="float">
            <text:p>0.030068745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434374" calcext:value-type="float">
            <text:p>6.434374</text:p>
          </table:table-cell>
          <table:table-cell office:value-type="float" office:value="6.5765535319" calcext:value-type="float">
            <text:p>6.5765535319</text:p>
          </table:table-cell>
          <table:table-cell table:formula="of:=POWER([.C1392]-6.75;2)" office:value-type="float" office:value="0.0300836772963643" calcext:value-type="float">
            <text:p>0.0300836773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417632" calcext:value-type="float">
            <text:p>6.417632</text:p>
          </table:table-cell>
          <table:table-cell office:value-type="float" office:value="6.5765149149" calcext:value-type="float">
            <text:p>6.5765149149</text:p>
          </table:table-cell>
          <table:table-cell table:formula="of:=POWER([.C1393]-6.75;2)" office:value-type="float" office:value="0.0300970747521543" calcext:value-type="float">
            <text:p>0.0300970748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40056" calcext:value-type="float">
            <text:p>6.40056</text:p>
          </table:table-cell>
          <table:table-cell office:value-type="float" office:value="6.576481234" calcext:value-type="float">
            <text:p>6.576481234</text:p>
          </table:table-cell>
          <table:table-cell table:formula="of:=POWER([.C1394]-6.75;2)" office:value-type="float" office:value="0.0301087621541627" calcext:value-type="float">
            <text:p>0.0301087622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383218" calcext:value-type="float">
            <text:p>6.383218</text:p>
          </table:table-cell>
          <table:table-cell office:value-type="float" office:value="6.5764529745" calcext:value-type="float">
            <text:p>6.5764529745</text:p>
          </table:table-cell>
          <table:table-cell table:formula="of:=POWER([.C1395]-6.75;2)" office:value-type="float" office:value="0.0301185700598975" calcext:value-type="float">
            <text:p>0.0301185701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365707" calcext:value-type="float">
            <text:p>6.365707</text:p>
          </table:table-cell>
          <table:table-cell office:value-type="float" office:value="6.5764306979" calcext:value-type="float">
            <text:p>6.5764306979</text:p>
          </table:table-cell>
          <table:table-cell table:formula="of:=POWER([.C1396]-6.75;2)" office:value-type="float" office:value="0.030126302631481" calcext:value-type="float">
            <text:p>0.0301263026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348167" calcext:value-type="float">
            <text:p>6.348167</text:p>
          </table:table-cell>
          <table:table-cell office:value-type="float" office:value="6.5764151702" calcext:value-type="float">
            <text:p>6.5764151702</text:p>
          </table:table-cell>
          <table:table-cell table:formula="of:=POWER([.C1397]-6.75;2)" office:value-type="float" office:value="0.030131693136695" calcext:value-type="float">
            <text:p>0.0301316931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330773" calcext:value-type="float">
            <text:p>6.330773</text:p>
          </table:table-cell>
          <table:table-cell office:value-type="float" office:value="6.5764074979" calcext:value-type="float">
            <text:p>6.5764074979</text:p>
          </table:table-cell>
          <table:table-cell table:formula="of:=POWER([.C1398]-6.75;2)" office:value-type="float" office:value="0.0301343567853385" calcext:value-type="float">
            <text:p>0.0301343568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313719" calcext:value-type="float">
            <text:p>6.313719</text:p>
          </table:table-cell>
          <table:table-cell office:value-type="float" office:value="6.5764091915" calcext:value-type="float">
            <text:p>6.5764091915</text:p>
          </table:table-cell>
          <table:table-cell table:formula="of:=POWER([.C1399]-6.75;2)" office:value-type="float" office:value="0.0301337687956837" calcext:value-type="float">
            <text:p>0.0301337688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297206" calcext:value-type="float">
            <text:p>6.297206</text:p>
          </table:table-cell>
          <table:table-cell office:value-type="float" office:value="6.5764222298" calcext:value-type="float">
            <text:p>6.5764222298</text:p>
          </table:table-cell>
          <table:table-cell table:formula="of:=POWER([.C1400]-6.75;2)" office:value-type="float" office:value="0.0301292423076039" calcext:value-type="float">
            <text:p>0.0301292423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281425" calcext:value-type="float">
            <text:p>6.281425</text:p>
          </table:table-cell>
          <table:table-cell office:value-type="float" office:value="6.5764490298" calcext:value-type="float">
            <text:p>6.5764490298</text:p>
          </table:table-cell>
          <table:table-cell table:formula="of:=POWER([.C1401]-6.75;2)" office:value-type="float" office:value="0.0301199392573613" calcext:value-type="float">
            <text:p>0.0301199393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266542" calcext:value-type="float">
            <text:p>6.266542</text:p>
          </table:table-cell>
          <table:table-cell office:value-type="float" office:value="6.5764923574" calcext:value-type="float">
            <text:p>6.5764923574</text:p>
          </table:table-cell>
          <table:table-cell table:formula="of:=POWER([.C1402]-6.75;2)" office:value-type="float" office:value="0.0301049020406092" calcext:value-type="float">
            <text:p>0.030104902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25268" calcext:value-type="float">
            <text:p>6.25268</text:p>
          </table:table-cell>
          <table:table-cell office:value-type="float" office:value="6.5765551447" calcext:value-type="float">
            <text:p>6.5765551447</text:p>
          </table:table-cell>
          <table:table-cell table:formula="of:=POWER([.C1403]-6.75;2)" office:value-type="float" office:value="0.0300831178300378" calcext:value-type="float">
            <text:p>0.0300831178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23991" calcext:value-type="float">
            <text:p>6.23991</text:p>
          </table:table-cell>
          <table:table-cell office:value-type="float" office:value="6.5766402468" calcext:value-type="float">
            <text:p>6.5766402468</text:p>
          </table:table-cell>
          <table:table-cell table:formula="of:=POWER([.C1404]-6.75;2)" office:value-type="float" office:value="0.0300536040295648" calcext:value-type="float">
            <text:p>0.030053604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228231" calcext:value-type="float">
            <text:p>6.228231</text:p>
          </table:table-cell>
          <table:table-cell office:value-type="float" office:value="6.5767501277" calcext:value-type="float">
            <text:p>6.5767501277</text:p>
          </table:table-cell>
          <table:table-cell table:formula="of:=POWER([.C1405]-6.75;2)" office:value-type="float" office:value="0.0300155182519662" calcext:value-type="float">
            <text:p>0.0300155183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217558" calcext:value-type="float">
            <text:p>6.217558</text:p>
          </table:table-cell>
          <table:table-cell office:value-type="float" office:value="6.5768865319" calcext:value-type="float">
            <text:p>6.5768865319</text:p>
          </table:table-cell>
          <table:table-cell table:formula="of:=POWER([.C1406]-6.75;2)" office:value-type="float" office:value="0.0299682728376099" calcext:value-type="float">
            <text:p>0.0299682728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207696" calcext:value-type="float">
            <text:p>6.207696</text:p>
          </table:table-cell>
          <table:table-cell office:value-type="float" office:value="6.5770501404" calcext:value-type="float">
            <text:p>6.5770501404</text:p>
          </table:table-cell>
          <table:table-cell table:formula="of:=POWER([.C1407]-6.75;2)" office:value-type="float" office:value="0.0299116539356597" calcext:value-type="float">
            <text:p>0.0299116539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198284" calcext:value-type="float">
            <text:p>6.198284</text:p>
          </table:table-cell>
          <table:table-cell office:value-type="float" office:value="6.577240234" calcext:value-type="float">
            <text:p>6.577240234</text:p>
          </table:table-cell>
          <table:table-cell table:formula="of:=POWER([.C1408]-6.75;2)" office:value-type="float" office:value="0.0298459367483749" calcext:value-type="float">
            <text:p>0.0298459367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188695" calcext:value-type="float">
            <text:p>6.188695</text:p>
          </table:table-cell>
          <table:table-cell office:value-type="float" office:value="6.577454434" calcext:value-type="float">
            <text:p>6.577454434</text:p>
          </table:table-cell>
          <table:table-cell table:formula="of:=POWER([.C1409]-6.75;2)" office:value-type="float" office:value="0.0297719723462604" calcext:value-type="float">
            <text:p>0.0297719723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177772" calcext:value-type="float">
            <text:p>6.177772</text:p>
          </table:table-cell>
          <table:table-cell office:value-type="float" office:value="6.5776883745" calcext:value-type="float">
            <text:p>6.5776883745</text:p>
          </table:table-cell>
          <table:table-cell table:formula="of:=POWER([.C1410]-6.75;2)" office:value-type="float" office:value="0.0296912962824522" calcext:value-type="float">
            <text:p>0.0296912963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163161" calcext:value-type="float">
            <text:p>6.163161</text:p>
          </table:table-cell>
          <table:table-cell office:value-type="float" office:value="6.5779352383" calcext:value-type="float">
            <text:p>6.5779352383</text:p>
          </table:table-cell>
          <table:table-cell table:formula="of:=POWER([.C1411]-6.75;2)" office:value-type="float" office:value="0.0296062822188777" calcext:value-type="float">
            <text:p>0.0296062822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13912" calcext:value-type="float">
            <text:p>6.13912</text:p>
          </table:table-cell>
          <table:table-cell office:value-type="float" office:value="6.5781844979" calcext:value-type="float">
            <text:p>6.5781844979</text:p>
          </table:table-cell>
          <table:table-cell table:formula="of:=POWER([.C1412]-6.75;2)" office:value-type="float" office:value="0.0295205667618752" calcext:value-type="float">
            <text:p>0.0295205668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086664" calcext:value-type="float">
            <text:p>6.086664</text:p>
          </table:table-cell>
          <table:table-cell office:value-type="float" office:value="6.5784171277" calcext:value-type="float">
            <text:p>6.5784171277</text:p>
          </table:table-cell>
          <table:table-cell table:formula="of:=POWER([.C1413]-6.75;2)" office:value-type="float" office:value="0.0294406820667182" calcext:value-type="float">
            <text:p>0.0294406821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5.879832" calcext:value-type="float">
            <text:p>5.879832</text:p>
          </table:table-cell>
          <table:table-cell office:value-type="float" office:value="6.5785784553" calcext:value-type="float">
            <text:p>6.5785784553</text:p>
          </table:table-cell>
          <table:table-cell table:formula="of:=POWER([.C1414]-6.75;2)" office:value-type="float" office:value="0.0293853459873342" calcext:value-type="float">
            <text:p>0.029385346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7.113133" calcext:value-type="float">
            <text:p>7.113133</text:p>
          </table:table-cell>
          <table:table-cell office:value-type="float" office:value="6.578120834" calcext:value-type="float">
            <text:p>6.578120834</text:p>
          </table:table-cell>
          <table:table-cell table:formula="of:=POWER([.C1415]-6.75;2)" office:value-type="float" office:value="0.0295424477048556" calcext:value-type="float">
            <text:p>0.0295424477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444608" calcext:value-type="float">
            <text:p>6.444608</text:p>
          </table:table-cell>
          <table:table-cell office:value-type="float" office:value="6.5770243021" calcext:value-type="float">
            <text:p>6.5770243021</text:p>
          </table:table-cell>
          <table:table-cell table:formula="of:=POWER([.C1416]-6.75;2)" office:value-type="float" office:value="0.0299205920639921" calcext:value-type="float">
            <text:p>0.0299205921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364879" calcext:value-type="float">
            <text:p>6.364879</text:p>
          </table:table-cell>
          <table:table-cell office:value-type="float" office:value="6.5772063489" calcext:value-type="float">
            <text:p>6.5772063489</text:p>
          </table:table-cell>
          <table:table-cell table:formula="of:=POWER([.C1417]-6.75;2)" office:value-type="float" office:value="0.0298576458604686" calcext:value-type="float">
            <text:p>0.0298576459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337624" calcext:value-type="float">
            <text:p>6.337624</text:p>
          </table:table-cell>
          <table:table-cell office:value-type="float" office:value="6.5774174723" calcext:value-type="float">
            <text:p>6.5774174723</text:p>
          </table:table-cell>
          <table:table-cell table:formula="of:=POWER([.C1418]-6.75;2)" office:value-type="float" office:value="0.0297847288673211" calcext:value-type="float">
            <text:p>0.0297847289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326361" calcext:value-type="float">
            <text:p>6.326361</text:p>
          </table:table-cell>
          <table:table-cell office:value-type="float" office:value="6.5776099489" calcext:value-type="float">
            <text:p>6.5776099489</text:p>
          </table:table-cell>
          <table:table-cell table:formula="of:=POWER([.C1419]-6.75;2)" office:value-type="float" office:value="0.0297183297182606" calcext:value-type="float">
            <text:p>0.0297183297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322092" calcext:value-type="float">
            <text:p>6.322092</text:p>
          </table:table-cell>
          <table:table-cell office:value-type="float" office:value="6.5777741149" calcext:value-type="float">
            <text:p>6.5777741149</text:p>
          </table:table-cell>
          <table:table-cell table:formula="of:=POWER([.C1420]-6.75;2)" office:value-type="float" office:value="0.0296617554984783" calcext:value-type="float">
            <text:p>0.0296617555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321493" calcext:value-type="float">
            <text:p>6.321493</text:p>
          </table:table-cell>
          <table:table-cell office:value-type="float" office:value="6.5779075915" calcext:value-type="float">
            <text:p>6.5779075915</text:p>
          </table:table-cell>
          <table:table-cell table:formula="of:=POWER([.C1421]-6.75;2)" office:value-type="float" office:value="0.0296157970633309" calcext:value-type="float">
            <text:p>0.0296157971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323048" calcext:value-type="float">
            <text:p>6.323048</text:p>
          </table:table-cell>
          <table:table-cell office:value-type="float" office:value="6.5780109319" calcext:value-type="float">
            <text:p>6.5780109319</text:p>
          </table:table-cell>
          <table:table-cell table:formula="of:=POWER([.C1422]-6.75;2)" office:value-type="float" office:value="0.0295802395459065" calcext:value-type="float">
            <text:p>0.0295802395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325985" calcext:value-type="float">
            <text:p>6.325985</text:p>
          </table:table-cell>
          <table:table-cell office:value-type="float" office:value="6.578086434" calcext:value-type="float">
            <text:p>6.578086434</text:p>
          </table:table-cell>
          <table:table-cell table:formula="of:=POWER([.C1423]-6.75;2)" office:value-type="float" office:value="0.0295542741748363" calcext:value-type="float">
            <text:p>0.0295542742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329896" calcext:value-type="float">
            <text:p>6.329896</text:p>
          </table:table-cell>
          <table:table-cell office:value-type="float" office:value="6.5781375362" calcext:value-type="float">
            <text:p>6.5781375362</text:p>
          </table:table-cell>
          <table:table-cell table:formula="of:=POWER([.C1424]-6.75;2)" office:value-type="float" office:value="0.0295367064634064" calcext:value-type="float">
            <text:p>0.0295367065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334581" calcext:value-type="float">
            <text:p>6.334581</text:p>
          </table:table-cell>
          <table:table-cell office:value-type="float" office:value="6.578168383" calcext:value-type="float">
            <text:p>6.578168383</text:p>
          </table:table-cell>
          <table:table-cell table:formula="of:=POWER([.C1425]-6.75;2)" office:value-type="float" office:value="0.0295261046008346" calcext:value-type="float">
            <text:p>0.0295261046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339958" calcext:value-type="float">
            <text:p>6.339958</text:p>
          </table:table-cell>
          <table:table-cell office:value-type="float" office:value="6.5781834" calcext:value-type="float">
            <text:p>6.5781834</text:p>
          </table:table-cell>
          <table:table-cell table:formula="of:=POWER([.C1426]-6.75;2)" office:value-type="float" office:value="0.0295209440355599" calcext:value-type="float">
            <text:p>0.029520944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346024" calcext:value-type="float">
            <text:p>6.346024</text:p>
          </table:table-cell>
          <table:table-cell office:value-type="float" office:value="6.5781869702" calcext:value-type="float">
            <text:p>6.5781869702</text:p>
          </table:table-cell>
          <table:table-cell table:formula="of:=POWER([.C1427]-6.75;2)" office:value-type="float" office:value="0.0295197172090557" calcext:value-type="float">
            <text:p>0.0295197172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352816" calcext:value-type="float">
            <text:p>6.352816</text:p>
          </table:table-cell>
          <table:table-cell office:value-type="float" office:value="6.5781831319" calcext:value-type="float">
            <text:p>6.5781831319</text:p>
          </table:table-cell>
          <table:table-cell table:formula="of:=POWER([.C1428]-6.75;2)" office:value-type="float" office:value="0.0295210361636927" calcext:value-type="float">
            <text:p>0.0295210362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36039" calcext:value-type="float">
            <text:p>6.36039</text:p>
          </table:table-cell>
          <table:table-cell office:value-type="float" office:value="6.5781753872" calcext:value-type="float">
            <text:p>6.5781753872</text:p>
          </table:table-cell>
          <table:table-cell table:formula="of:=POWER([.C1429]-6.75;2)" office:value-type="float" office:value="0.0295236975638699" calcext:value-type="float">
            <text:p>0.0295236976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368802" calcext:value-type="float">
            <text:p>6.368802</text:p>
          </table:table-cell>
          <table:table-cell office:value-type="float" office:value="6.5781665617" calcext:value-type="float">
            <text:p>6.5781665617</text:p>
          </table:table-cell>
          <table:table-cell table:formula="of:=POWER([.C1430]-6.75;2)" office:value-type="float" office:value="0.029526730518" calcext:value-type="float">
            <text:p>0.0295267305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378092" calcext:value-type="float">
            <text:p>6.378092</text:p>
          </table:table-cell>
          <table:table-cell office:value-type="float" office:value="6.5781587745" calcext:value-type="float">
            <text:p>6.5781587745</text:p>
          </table:table-cell>
          <table:table-cell table:formula="of:=POWER([.C1431]-6.75;2)" office:value-type="float" office:value="0.0295294067813417" calcext:value-type="float">
            <text:p>0.0295294068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388277" calcext:value-type="float">
            <text:p>6.388277</text:p>
          </table:table-cell>
          <table:table-cell office:value-type="float" office:value="6.5781534596" calcext:value-type="float">
            <text:p>6.5781534596</text:p>
          </table:table-cell>
          <table:table-cell table:formula="of:=POWER([.C1432]-6.75;2)" office:value-type="float" office:value="0.0295312334474488" calcext:value-type="float">
            <text:p>0.0295312334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399344" calcext:value-type="float">
            <text:p>6.399344</text:p>
          </table:table-cell>
          <table:table-cell office:value-type="float" office:value="6.5781514681" calcext:value-type="float">
            <text:p>6.5781514681</text:p>
          </table:table-cell>
          <table:table-cell table:formula="of:=POWER([.C1433]-6.75;2)" office:value-type="float" office:value="0.0295319179161854" calcext:value-type="float">
            <text:p>0.0295319179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41125" calcext:value-type="float">
            <text:p>6.41125</text:p>
          </table:table-cell>
          <table:table-cell office:value-type="float" office:value="6.578153183" calcext:value-type="float">
            <text:p>6.578153183</text:p>
          </table:table-cell>
          <table:table-cell table:formula="of:=POWER([.C1434]-6.75;2)" office:value-type="float" office:value="0.0295313285130313" calcext:value-type="float">
            <text:p>0.0295313285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423921" calcext:value-type="float">
            <text:p>6.423921</text:p>
          </table:table-cell>
          <table:table-cell office:value-type="float" office:value="6.5781586681" calcext:value-type="float">
            <text:p>6.5781586681</text:p>
          </table:table-cell>
          <table:table-cell table:formula="of:=POWER([.C1435]-6.75;2)" office:value-type="float" office:value="0.0295294433491658" calcext:value-type="float">
            <text:p>0.0295294433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437259" calcext:value-type="float">
            <text:p>6.437259</text:p>
          </table:table-cell>
          <table:table-cell office:value-type="float" office:value="6.5781678213" calcext:value-type="float">
            <text:p>6.5781678213</text:p>
          </table:table-cell>
          <table:table-cell table:formula="of:=POWER([.C1436]-6.75;2)" office:value-type="float" office:value="0.0295262976367887" calcext:value-type="float">
            <text:p>0.0295262976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45115" calcext:value-type="float">
            <text:p>6.45115</text:p>
          </table:table-cell>
          <table:table-cell office:value-type="float" office:value="6.5781804979" calcext:value-type="float">
            <text:p>6.5781804979</text:p>
          </table:table-cell>
          <table:table-cell table:formula="of:=POWER([.C1437]-6.75;2)" office:value-type="float" office:value="0.0295219413018919" calcext:value-type="float">
            <text:p>0.0295219413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465465" calcext:value-type="float">
            <text:p>6.465465</text:p>
          </table:table-cell>
          <table:table-cell office:value-type="float" office:value="6.5781966128" calcext:value-type="float">
            <text:p>6.5781966128</text:p>
          </table:table-cell>
          <table:table-cell table:formula="of:=POWER([.C1438]-6.75;2)" office:value-type="float" office:value="0.029516403853393" calcext:value-type="float">
            <text:p>0.0295164039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480077" calcext:value-type="float">
            <text:p>6.480077</text:p>
          </table:table-cell>
          <table:table-cell office:value-type="float" office:value="6.5782162213" calcext:value-type="float">
            <text:p>6.5782162213</text:p>
          </table:table-cell>
          <table:table-cell table:formula="of:=POWER([.C1439]-6.75;2)" office:value-type="float" office:value="0.0295096666244506" calcext:value-type="float">
            <text:p>0.0295096666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494864" calcext:value-type="float">
            <text:p>6.494864</text:p>
          </table:table-cell>
          <table:table-cell office:value-type="float" office:value="6.5782395319" calcext:value-type="float">
            <text:p>6.5782395319</text:p>
          </table:table-cell>
          <table:table-cell table:formula="of:=POWER([.C1440]-6.75;2)" office:value-type="float" office:value="0.0295016584019313" calcext:value-type="float">
            <text:p>0.0295016584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509716" calcext:value-type="float">
            <text:p>6.509716</text:p>
          </table:table-cell>
          <table:table-cell office:value-type="float" office:value="6.5782668894" calcext:value-type="float">
            <text:p>6.5782668894</text:p>
          </table:table-cell>
          <table:table-cell table:formula="of:=POWER([.C1441]-6.75;2)" office:value-type="float" office:value="0.0294922612763518" calcext:value-type="float">
            <text:p>0.0294922613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524545" calcext:value-type="float">
            <text:p>6.524545</text:p>
          </table:table-cell>
          <table:table-cell office:value-type="float" office:value="6.5782987362" calcext:value-type="float">
            <text:p>6.5782987362</text:p>
          </table:table-cell>
          <table:table-cell table:formula="of:=POWER([.C1442]-6.75;2)" office:value-type="float" office:value="0.0294813239905172" calcext:value-type="float">
            <text:p>0.029481324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539284" calcext:value-type="float">
            <text:p>6.539284</text:p>
          </table:table-cell>
          <table:table-cell office:value-type="float" office:value="6.5783355234" calcext:value-type="float">
            <text:p>6.5783355234</text:p>
          </table:table-cell>
          <table:table-cell table:formula="of:=POWER([.C1443]-6.75;2)" office:value-type="float" office:value="0.029468692526352" calcext:value-type="float">
            <text:p>0.0294686925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553894" calcext:value-type="float">
            <text:p>6.553894</text:p>
          </table:table-cell>
          <table:table-cell office:value-type="float" office:value="6.5783776255" calcext:value-type="float">
            <text:p>6.5783776255</text:p>
          </table:table-cell>
          <table:table-cell table:formula="of:=POWER([.C1444]-6.75;2)" office:value-type="float" office:value="0.0294542394290183" calcext:value-type="float">
            <text:p>0.0294542394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568356" calcext:value-type="float">
            <text:p>6.568356</text:p>
          </table:table-cell>
          <table:table-cell office:value-type="float" office:value="6.578425217" calcext:value-type="float">
            <text:p>6.578425217</text:p>
          </table:table-cell>
          <table:table-cell table:formula="of:=POWER([.C1445]-6.75;2)" office:value-type="float" office:value="0.029437906161497" calcext:value-type="float">
            <text:p>0.0294379062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582677" calcext:value-type="float">
            <text:p>6.582677</text:p>
          </table:table-cell>
          <table:table-cell office:value-type="float" office:value="6.5784782128" calcext:value-type="float">
            <text:p>6.5784782128</text:p>
          </table:table-cell>
          <table:table-cell table:formula="of:=POWER([.C1446]-6.75;2)" office:value-type="float" office:value="0.029419723484282" calcext:value-type="float">
            <text:p>0.0294197235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596877" calcext:value-type="float">
            <text:p>6.596877</text:p>
          </table:table-cell>
          <table:table-cell office:value-type="float" office:value="6.578536166" calcext:value-type="float">
            <text:p>6.578536166</text:p>
          </table:table-cell>
          <table:table-cell table:formula="of:=POWER([.C1447]-6.75;2)" office:value-type="float" office:value="0.0293998463699795" calcext:value-type="float">
            <text:p>0.0293998464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610987" calcext:value-type="float">
            <text:p>6.610987</text:p>
          </table:table-cell>
          <table:table-cell office:value-type="float" office:value="6.578598234" calcext:value-type="float">
            <text:p>6.578598234</text:p>
          </table:table-cell>
          <table:table-cell table:formula="of:=POWER([.C1448]-6.75;2)" office:value-type="float" office:value="0.0293785653879187" calcext:value-type="float">
            <text:p>0.0293785654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625038" calcext:value-type="float">
            <text:p>6.625038</text:p>
          </table:table-cell>
          <table:table-cell office:value-type="float" office:value="6.5786631745" calcext:value-type="float">
            <text:p>6.5786631745</text:p>
          </table:table-cell>
          <table:table-cell table:formula="of:=POWER([.C1449]-6.75;2)" office:value-type="float" office:value="0.0293563077724175" calcext:value-type="float">
            <text:p>0.0293563078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639057" calcext:value-type="float">
            <text:p>6.639057</text:p>
          </table:table-cell>
          <table:table-cell office:value-type="float" office:value="6.5787293745" calcext:value-type="float">
            <text:p>6.5787293745</text:p>
          </table:table-cell>
          <table:table-cell table:formula="of:=POWER([.C1450]-6.75;2)" office:value-type="float" office:value="0.0293336271591613" calcext:value-type="float">
            <text:p>0.029333627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653055" calcext:value-type="float">
            <text:p>6.653055</text:p>
          </table:table-cell>
          <table:table-cell office:value-type="float" office:value="6.5787949149" calcext:value-type="float">
            <text:p>6.5787949149</text:p>
          </table:table-cell>
          <table:table-cell table:formula="of:=POWER([.C1451]-6.75;2)" office:value-type="float" office:value="0.0293111811640984" calcext:value-type="float">
            <text:p>0.0293111812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667026" calcext:value-type="float">
            <text:p>6.667026</text:p>
          </table:table-cell>
          <table:table-cell office:value-type="float" office:value="6.5788576851" calcext:value-type="float">
            <text:p>6.5788576851</text:p>
          </table:table-cell>
          <table:table-cell table:formula="of:=POWER([.C1452]-6.75;2)" office:value-type="float" office:value="0.0292896919493308" calcext:value-type="float">
            <text:p>0.0292896919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680942" calcext:value-type="float">
            <text:p>6.680942</text:p>
          </table:table-cell>
          <table:table-cell office:value-type="float" office:value="6.5789155106" calcext:value-type="float">
            <text:p>6.5789155106</text:p>
          </table:table-cell>
          <table:table-cell table:formula="of:=POWER([.C1453]-6.75;2)" office:value-type="float" office:value="0.0292699025132587" calcext:value-type="float">
            <text:p>0.0292699025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69475" calcext:value-type="float">
            <text:p>6.69475</text:p>
          </table:table-cell>
          <table:table-cell office:value-type="float" office:value="6.5789662894" calcext:value-type="float">
            <text:p>6.5789662894</text:p>
          </table:table-cell>
          <table:table-cell table:formula="of:=POWER([.C1454]-6.75;2)" office:value-type="float" office:value="0.0292525301616045" calcext:value-type="float">
            <text:p>0.0292525302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70838" calcext:value-type="float">
            <text:p>6.70838</text:p>
          </table:table-cell>
          <table:table-cell office:value-type="float" office:value="6.5790081532" calcext:value-type="float">
            <text:p>6.5790081532</text:p>
          </table:table-cell>
          <table:table-cell table:formula="of:=POWER([.C1455]-6.75;2)" office:value-type="float" office:value="0.0292382116720746" calcext:value-type="float">
            <text:p>0.0292382117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721744" calcext:value-type="float">
            <text:p>6.721744</text:p>
          </table:table-cell>
          <table:table-cell office:value-type="float" office:value="6.579039583" calcext:value-type="float">
            <text:p>6.579039583</text:p>
          </table:table-cell>
          <table:table-cell table:formula="of:=POWER([.C1456]-6.75;2)" office:value-type="float" office:value="0.0292274641808138" calcext:value-type="float">
            <text:p>0.0292274642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734741" calcext:value-type="float">
            <text:p>6.734741</text:p>
          </table:table-cell>
          <table:table-cell office:value-type="float" office:value="6.5790595149" calcext:value-type="float">
            <text:p>6.5790595149</text:p>
          </table:table-cell>
          <table:table-cell table:formula="of:=POWER([.C1457]-6.75;2)" office:value-type="float" office:value="0.0292206494462233" calcext:value-type="float">
            <text:p>0.0292206494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74727" calcext:value-type="float">
            <text:p>6.74727</text:p>
          </table:table-cell>
          <table:table-cell office:value-type="float" office:value="6.5790674298" calcext:value-type="float">
            <text:p>6.5790674298</text:p>
          </table:table-cell>
          <table:table-cell table:formula="of:=POWER([.C1458]-6.75;2)" office:value-type="float" office:value="0.0292179435551778" calcext:value-type="float">
            <text:p>0.0292179436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75923" calcext:value-type="float">
            <text:p>6.75923</text:p>
          </table:table-cell>
          <table:table-cell office:value-type="float" office:value="6.5790633745" calcext:value-type="float">
            <text:p>6.5790633745</text:p>
          </table:table-cell>
          <table:table-cell table:formula="of:=POWER([.C1459]-6.75;2)" office:value-type="float" office:value="0.0292193299373271" calcext:value-type="float">
            <text:p>0.0292193299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770527" calcext:value-type="float">
            <text:p>6.770527</text:p>
          </table:table-cell>
          <table:table-cell office:value-type="float" office:value="6.5790479489" calcext:value-type="float">
            <text:p>6.5790479489</text:p>
          </table:table-cell>
          <table:table-cell table:formula="of:=POWER([.C1460]-6.75;2)" office:value-type="float" office:value="0.0292246037752972" calcext:value-type="float">
            <text:p>0.0292246038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781084" calcext:value-type="float">
            <text:p>6.781084</text:p>
          </table:table-cell>
          <table:table-cell office:value-type="float" office:value="6.5790222638" calcext:value-type="float">
            <text:p>6.5790222638</text:p>
          </table:table-cell>
          <table:table-cell table:formula="of:=POWER([.C1461]-6.75;2)" office:value-type="float" office:value="0.0292333862760769" calcext:value-type="float">
            <text:p>0.0292333863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790835" calcext:value-type="float">
            <text:p>6.790835</text:p>
          </table:table-cell>
          <table:table-cell office:value-type="float" office:value="6.5789878383" calcext:value-type="float">
            <text:p>6.5789878383</text:p>
          </table:table-cell>
          <table:table-cell table:formula="of:=POWER([.C1462]-6.75;2)" office:value-type="float" office:value="0.029245159449307" calcext:value-type="float">
            <text:p>0.0292451594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799732" calcext:value-type="float">
            <text:p>6.799732</text:p>
          </table:table-cell>
          <table:table-cell office:value-type="float" office:value="6.5789465021" calcext:value-type="float">
            <text:p>6.5789465021</text:p>
          </table:table-cell>
          <table:table-cell table:formula="of:=POWER([.C1463]-6.75;2)" office:value-type="float" office:value="0.0292592991438253" calcext:value-type="float">
            <text:p>0.0292592991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807741" calcext:value-type="float">
            <text:p>6.807741</text:p>
          </table:table-cell>
          <table:table-cell office:value-type="float" office:value="6.5789002553" calcext:value-type="float">
            <text:p>6.5789002553</text:p>
          </table:table-cell>
          <table:table-cell table:formula="of:=POWER([.C1464]-6.75;2)" office:value-type="float" office:value="0.0292751226364053" calcext:value-type="float">
            <text:p>0.029275122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814843" calcext:value-type="float">
            <text:p>6.814843</text:p>
          </table:table-cell>
          <table:table-cell office:value-type="float" office:value="6.5788511532" calcext:value-type="float">
            <text:p>6.5788511532</text:p>
          </table:table-cell>
          <table:table-cell table:formula="of:=POWER([.C1465]-6.75;2)" office:value-type="float" office:value="0.0292919277609697" calcext:value-type="float">
            <text:p>0.0292919278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821027" calcext:value-type="float">
            <text:p>6.821027</text:p>
          </table:table-cell>
          <table:table-cell office:value-type="float" office:value="6.5788011702" calcext:value-type="float">
            <text:p>6.5788011702</text:p>
          </table:table-cell>
          <table:table-cell table:formula="of:=POWER([.C1466]-6.75;2)" office:value-type="float" office:value="0.0293090393248893" calcext:value-type="float">
            <text:p>0.0293090393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826291" calcext:value-type="float">
            <text:p>6.826291</text:p>
          </table:table-cell>
          <table:table-cell office:value-type="float" office:value="6.5787521234" calcext:value-type="float">
            <text:p>6.5787521234</text:p>
          </table:table-cell>
          <table:table-cell table:formula="of:=POWER([.C1467]-6.75;2)" office:value-type="float" office:value="0.0293258352400088" calcext:value-type="float">
            <text:p>0.0293258352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830635" calcext:value-type="float">
            <text:p>6.830635</text:p>
          </table:table-cell>
          <table:table-cell office:value-type="float" office:value="6.578705583" calcext:value-type="float">
            <text:p>6.578705583</text:p>
          </table:table-cell>
          <table:table-cell table:formula="of:=POWER([.C1468]-6.75;2)" office:value-type="float" office:value="0.02934177729537" calcext:value-type="float">
            <text:p>0.0293417773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834062" calcext:value-type="float">
            <text:p>6.834062</text:p>
          </table:table-cell>
          <table:table-cell office:value-type="float" office:value="6.5786628468" calcext:value-type="float">
            <text:p>6.5786628468</text:p>
          </table:table-cell>
          <table:table-cell table:formula="of:=POWER([.C1469]-6.75;2)" office:value-type="float" office:value="0.0293564200666801" calcext:value-type="float">
            <text:p>0.0293564201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836577" calcext:value-type="float">
            <text:p>6.836577</text:p>
          </table:table-cell>
          <table:table-cell office:value-type="float" office:value="6.5786249404" calcext:value-type="float">
            <text:p>6.5786249404</text:p>
          </table:table-cell>
          <table:table-cell table:formula="of:=POWER([.C1470]-6.75;2)" office:value-type="float" office:value="0.0293694110529035" calcext:value-type="float">
            <text:p>0.0293694111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838183" calcext:value-type="float">
            <text:p>6.838183</text:p>
          </table:table-cell>
          <table:table-cell office:value-type="float" office:value="6.5785926213" calcext:value-type="float">
            <text:p>6.5785926213</text:p>
          </table:table-cell>
          <table:table-cell table:formula="of:=POWER([.C1471]-6.75;2)" office:value-type="float" office:value="0.0293804894728051" calcext:value-type="float">
            <text:p>0.0293804895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838883" calcext:value-type="float">
            <text:p>6.838883</text:p>
          </table:table-cell>
          <table:table-cell office:value-type="float" office:value="6.578566434" calcext:value-type="float">
            <text:p>6.578566434</text:p>
          </table:table-cell>
          <table:table-cell table:formula="of:=POWER([.C1472]-6.75;2)" office:value-type="float" office:value="0.0293894675514764" calcext:value-type="float">
            <text:p>0.0293894676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838684" calcext:value-type="float">
            <text:p>6.838684</text:p>
          </table:table-cell>
          <table:table-cell office:value-type="float" office:value="6.5785467532" calcext:value-type="float">
            <text:p>6.5785467532</text:p>
          </table:table-cell>
          <table:table-cell table:formula="of:=POWER([.C1473]-6.75;2)" office:value-type="float" office:value="0.0293962158382616" calcext:value-type="float">
            <text:p>0.0293962158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837591" calcext:value-type="float">
            <text:p>6.837591</text:p>
          </table:table-cell>
          <table:table-cell office:value-type="float" office:value="6.5785338255" calcext:value-type="float">
            <text:p>6.5785338255</text:p>
          </table:table-cell>
          <table:table-cell table:formula="of:=POWER([.C1474]-6.75;2)" office:value-type="float" office:value="0.0294006489976644" calcext:value-type="float">
            <text:p>0.029400649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835616" calcext:value-type="float">
            <text:p>6.835616</text:p>
          </table:table-cell>
          <table:table-cell office:value-type="float" office:value="6.5785278255" calcext:value-type="float">
            <text:p>6.5785278255</text:p>
          </table:table-cell>
          <table:table-cell table:formula="of:=POWER([.C1475]-6.75;2)" office:value-type="float" office:value="0.0294027066277584" calcext:value-type="float">
            <text:p>0.0294027066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832772" calcext:value-type="float">
            <text:p>6.832772</text:p>
          </table:table-cell>
          <table:table-cell office:value-type="float" office:value="6.5785288638" calcext:value-type="float">
            <text:p>6.5785288638</text:p>
          </table:table-cell>
          <table:table-cell table:formula="of:=POWER([.C1476]-6.75;2)" office:value-type="float" office:value="0.029402350549719" calcext:value-type="float">
            <text:p>0.0294023505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829077" calcext:value-type="float">
            <text:p>6.829077</text:p>
          </table:table-cell>
          <table:table-cell office:value-type="float" office:value="6.5785369957" calcext:value-type="float">
            <text:p>6.5785369957</text:p>
          </table:table-cell>
          <table:table-cell table:formula="of:=POWER([.C1477]-6.75;2)" office:value-type="float" office:value="0.0293995618435817" calcext:value-type="float">
            <text:p>0.0293995618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824553" calcext:value-type="float">
            <text:p>6.824553</text:p>
          </table:table-cell>
          <table:table-cell office:value-type="float" office:value="6.5785522213" calcext:value-type="float">
            <text:p>6.5785522213</text:p>
          </table:table-cell>
          <table:table-cell table:formula="of:=POWER([.C1478]-6.75;2)" office:value-type="float" office:value="0.0293943408211642" calcext:value-type="float">
            <text:p>0.0293943408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819225" calcext:value-type="float">
            <text:p>6.819225</text:p>
          </table:table-cell>
          <table:table-cell office:value-type="float" office:value="6.5785744511" calcext:value-type="float">
            <text:p>6.5785744511</text:p>
          </table:table-cell>
          <table:table-cell table:formula="of:=POWER([.C1479]-6.75;2)" office:value-type="float" office:value="0.0293867188156664" calcext:value-type="float">
            <text:p>0.0293867188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813124" calcext:value-type="float">
            <text:p>6.813124</text:p>
          </table:table-cell>
          <table:table-cell office:value-type="float" office:value="6.5786034894" calcext:value-type="float">
            <text:p>6.5786034894</text:p>
          </table:table-cell>
          <table:table-cell table:formula="of:=POWER([.C1480]-6.75;2)" office:value-type="float" office:value="0.029376763845856" calcext:value-type="float">
            <text:p>0.0293767638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806279" calcext:value-type="float">
            <text:p>6.806279</text:p>
          </table:table-cell>
          <table:table-cell office:value-type="float" office:value="6.5786389872" calcext:value-type="float">
            <text:p>6.5786389872</text:p>
          </table:table-cell>
          <table:table-cell table:formula="of:=POWER([.C1481]-6.75;2)" office:value-type="float" office:value="0.0293645967078419" calcext:value-type="float">
            <text:p>0.0293645967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798725" calcext:value-type="float">
            <text:p>6.798725</text:p>
          </table:table-cell>
          <table:table-cell office:value-type="float" office:value="6.578680434" calcext:value-type="float">
            <text:p>6.578680434</text:p>
          </table:table-cell>
          <table:table-cell table:formula="of:=POWER([.C1482]-6.75;2)" office:value-type="float" office:value="0.0293503936944284" calcext:value-type="float">
            <text:p>0.0293503937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790498" calcext:value-type="float">
            <text:p>6.790498</text:p>
          </table:table-cell>
          <table:table-cell office:value-type="float" office:value="6.5787271234" calcext:value-type="float">
            <text:p>6.5787271234</text:p>
          </table:table-cell>
          <table:table-cell table:formula="of:=POWER([.C1483]-6.75;2)" office:value-type="float" office:value="0.0293343982588388" calcext:value-type="float">
            <text:p>0.0293343983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781638" calcext:value-type="float">
            <text:p>6.781638</text:p>
          </table:table-cell>
          <table:table-cell office:value-type="float" office:value="6.5787781489" calcext:value-type="float">
            <text:p>6.5787781489</text:p>
          </table:table-cell>
          <table:table-cell table:formula="of:=POWER([.C1484]-6.75;2)" office:value-type="float" office:value="0.0293169222941107" calcext:value-type="float">
            <text:p>0.0293169223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77219" calcext:value-type="float">
            <text:p>6.77219</text:p>
          </table:table-cell>
          <table:table-cell office:value-type="float" office:value="6.5788324128" calcext:value-type="float">
            <text:p>6.5788324128</text:p>
          </table:table-cell>
          <table:table-cell table:formula="of:=POWER([.C1485]-6.75;2)" office:value-type="float" office:value="0.0292983429078697" calcext:value-type="float">
            <text:p>0.0292983429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762203" calcext:value-type="float">
            <text:p>6.762203</text:p>
          </table:table-cell>
          <table:table-cell office:value-type="float" office:value="6.578888617" calcext:value-type="float">
            <text:p>6.578888617</text:p>
          </table:table-cell>
          <table:table-cell table:formula="of:=POWER([.C1486]-6.75;2)" office:value-type="float" office:value="0.0292791053921725" calcext:value-type="float">
            <text:p>0.0292791054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751732" calcext:value-type="float">
            <text:p>6.751732</text:p>
          </table:table-cell>
          <table:table-cell office:value-type="float" office:value="6.5789452894" calcext:value-type="float">
            <text:p>6.5789452894</text:p>
          </table:table-cell>
          <table:table-cell table:formula="of:=POWER([.C1487]-6.75;2)" office:value-type="float" office:value="0.0292597140184498" calcext:value-type="float">
            <text:p>0.029259714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740841" calcext:value-type="float">
            <text:p>6.740841</text:p>
          </table:table-cell>
          <table:table-cell office:value-type="float" office:value="6.5790008" calcext:value-type="float">
            <text:p>6.5790008</text:p>
          </table:table-cell>
          <table:table-cell table:formula="of:=POWER([.C1488]-6.75;2)" office:value-type="float" office:value="0.0292407264006399" calcext:value-type="float">
            <text:p>0.0292407264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729595" calcext:value-type="float">
            <text:p>6.729595</text:p>
          </table:table-cell>
          <table:table-cell office:value-type="float" office:value="6.579053366" calcext:value-type="float">
            <text:p>6.579053366</text:p>
          </table:table-cell>
          <table:table-cell table:formula="of:=POWER([.C1489]-6.75;2)" office:value-type="float" office:value="0.0292227516759299" calcext:value-type="float">
            <text:p>0.0292227517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718065" calcext:value-type="float">
            <text:p>6.718065</text:p>
          </table:table-cell>
          <table:table-cell office:value-type="float" office:value="6.5791011064" calcext:value-type="float">
            <text:p>6.5791011064</text:p>
          </table:table-cell>
          <table:table-cell table:formula="of:=POWER([.C1490]-6.75;2)" office:value-type="float" office:value="0.0292064318337043" calcext:value-type="float">
            <text:p>0.0292064318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706321" calcext:value-type="float">
            <text:p>6.706321</text:p>
          </table:table-cell>
          <table:table-cell office:value-type="float" office:value="6.5791420511" calcext:value-type="float">
            <text:p>6.5791420511</text:p>
          </table:table-cell>
          <table:table-cell table:formula="of:=POWER([.C1491]-6.75;2)" office:value-type="float" office:value="0.0291924387023151" calcext:value-type="float">
            <text:p>0.0291924387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694427" calcext:value-type="float">
            <text:p>6.694427</text:p>
          </table:table-cell>
          <table:table-cell office:value-type="float" office:value="6.5791742" calcext:value-type="float">
            <text:p>6.5791742</text:p>
          </table:table-cell>
          <table:table-cell table:formula="of:=POWER([.C1492]-6.75;2)" office:value-type="float" office:value="0.0291814539456401" calcext:value-type="float">
            <text:p>0.0291814539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682436" calcext:value-type="float">
            <text:p>6.682436</text:p>
          </table:table-cell>
          <table:table-cell office:value-type="float" office:value="6.5791955957" calcext:value-type="float">
            <text:p>6.5791955957</text:p>
          </table:table-cell>
          <table:table-cell table:formula="of:=POWER([.C1493]-6.75;2)" office:value-type="float" office:value="0.0291741445282779" calcext:value-type="float">
            <text:p>0.0291741445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670387" calcext:value-type="float">
            <text:p>6.670387</text:p>
          </table:table-cell>
          <table:table-cell office:value-type="float" office:value="6.5792044128" calcext:value-type="float">
            <text:p>6.5792044128</text:p>
          </table:table-cell>
          <table:table-cell table:formula="of:=POWER([.C1494]-6.75;2)" office:value-type="float" office:value="0.0291711326069927" calcext:value-type="float">
            <text:p>0.0291711326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658296" calcext:value-type="float">
            <text:p>6.658296</text:p>
          </table:table-cell>
          <table:table-cell office:value-type="float" office:value="6.5791990596" calcext:value-type="float">
            <text:p>6.5791990596</text:p>
          </table:table-cell>
          <table:table-cell table:formula="of:=POWER([.C1495]-6.75;2)" office:value-type="float" office:value="0.0291729612415242" calcext:value-type="float">
            <text:p>0.0291729612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646152" calcext:value-type="float">
            <text:p>6.646152</text:p>
          </table:table-cell>
          <table:table-cell office:value-type="float" office:value="6.5791783191" calcext:value-type="float">
            <text:p>6.5791783191</text:p>
          </table:table-cell>
          <table:table-cell table:formula="of:=POWER([.C1496]-6.75;2)" office:value-type="float" office:value="0.0291800466655013" calcext:value-type="float">
            <text:p>0.0291800467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633917" calcext:value-type="float">
            <text:p>6.633917</text:p>
          </table:table-cell>
          <table:table-cell office:value-type="float" office:value="6.5791414894" calcext:value-type="float">
            <text:p>6.5791414894</text:p>
          </table:table-cell>
          <table:table-cell table:formula="of:=POWER([.C1497]-6.75;2)" office:value-type="float" office:value="0.0291926306444505" calcext:value-type="float">
            <text:p>0.0291926306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621526" calcext:value-type="float">
            <text:p>6.621526</text:p>
          </table:table-cell>
          <table:table-cell office:value-type="float" office:value="6.5790885277" calcext:value-type="float">
            <text:p>6.5790885277</text:p>
          </table:table-cell>
          <table:table-cell table:formula="of:=POWER([.C1498]-6.75;2)" office:value-type="float" office:value="0.0292107313637538" calcext:value-type="float">
            <text:p>0.0292107314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608886" calcext:value-type="float">
            <text:p>6.608886</text:p>
          </table:table-cell>
          <table:table-cell office:value-type="float" office:value="6.579020166" calcext:value-type="float">
            <text:p>6.579020166</text:p>
          </table:table-cell>
          <table:table-cell table:formula="of:=POWER([.C1499]-6.75;2)" office:value-type="float" office:value="0.0292341036346675" calcext:value-type="float">
            <text:p>0.0292341036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595886" calcext:value-type="float">
            <text:p>6.595886</text:p>
          </table:table-cell>
          <table:table-cell office:value-type="float" office:value="6.5789380426" calcext:value-type="float">
            <text:p>6.5789380426</text:p>
          </table:table-cell>
          <table:table-cell table:formula="of:=POWER([.C1500]-6.75;2)" office:value-type="float" office:value="0.0292621932695194" calcext:value-type="float">
            <text:p>0.0292621933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582405" calcext:value-type="float">
            <text:p>6.582405</text:p>
          </table:table-cell>
          <table:table-cell office:value-type="float" office:value="6.5788447319" calcext:value-type="float">
            <text:p>6.5788447319</text:p>
          </table:table-cell>
          <table:table-cell table:formula="of:=POWER([.C1501]-6.75;2)" office:value-type="float" office:value="0.0292941257983828" calcext:value-type="float">
            <text:p>0.0292941258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568319" calcext:value-type="float">
            <text:p>6.568319</text:p>
          </table:table-cell>
          <table:table-cell office:value-type="float" office:value="6.5787437574" calcext:value-type="float">
            <text:p>6.5787437574</text:p>
          </table:table-cell>
          <table:table-cell table:formula="of:=POWER([.C1502]-6.75;2)" office:value-type="float" office:value="0.0293287006294701" calcext:value-type="float">
            <text:p>0.0293287006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553522" calcext:value-type="float">
            <text:p>6.553522</text:p>
          </table:table-cell>
          <table:table-cell office:value-type="float" office:value="6.5786395362" calcext:value-type="float">
            <text:p>6.5786395362</text:p>
          </table:table-cell>
          <table:table-cell table:formula="of:=POWER([.C1503]-6.75;2)" office:value-type="float" office:value="0.0293644085537512" calcext:value-type="float">
            <text:p>0.0293644086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53793" calcext:value-type="float">
            <text:p>6.53793</text:p>
          </table:table-cell>
          <table:table-cell office:value-type="float" office:value="6.578537217" calcext:value-type="float">
            <text:p>6.578537217</text:p>
          </table:table-cell>
          <table:table-cell table:formula="of:=POWER([.C1504]-6.75;2)" office:value-type="float" office:value="0.0293994859541051" calcext:value-type="float">
            <text:p>0.029399486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521501" calcext:value-type="float">
            <text:p>6.521501</text:p>
          </table:table-cell>
          <table:table-cell office:value-type="float" office:value="6.5784425106" calcext:value-type="float">
            <text:p>6.5784425106</text:p>
          </table:table-cell>
          <table:table-cell table:formula="of:=POWER([.C1505]-6.75;2)" office:value-type="float" office:value="0.029431972169231" calcext:value-type="float">
            <text:p>0.0294319722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504246" calcext:value-type="float">
            <text:p>6.504246</text:p>
          </table:table-cell>
          <table:table-cell office:value-type="float" office:value="6.5783614085" calcext:value-type="float">
            <text:p>6.5783614085</text:p>
          </table:table-cell>
          <table:table-cell table:formula="of:=POWER([.C1506]-6.75;2)" office:value-type="float" office:value="0.0294598060921038" calcext:value-type="float">
            <text:p>0.0294598061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486231" calcext:value-type="float">
            <text:p>6.486231</text:p>
          </table:table-cell>
          <table:table-cell office:value-type="float" office:value="6.5782998723" calcext:value-type="float">
            <text:p>6.5782998723</text:p>
          </table:table-cell>
          <table:table-cell table:formula="of:=POWER([.C1507]-6.75;2)" office:value-type="float" office:value="0.0294809338521964" calcext:value-type="float">
            <text:p>0.0294809339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467592" calcext:value-type="float">
            <text:p>6.467592</text:p>
          </table:table-cell>
          <table:table-cell office:value-type="float" office:value="6.5782635064" calcext:value-type="float">
            <text:p>6.5782635064</text:p>
          </table:table-cell>
          <table:table-cell table:formula="of:=POWER([.C1508]-6.75;2)" office:value-type="float" office:value="0.0294934232340229" calcext:value-type="float">
            <text:p>0.0294934232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448525" calcext:value-type="float">
            <text:p>6.448525</text:p>
          </table:table-cell>
          <table:table-cell office:value-type="float" office:value="6.5782572" calcext:value-type="float">
            <text:p>6.5782572</text:p>
          </table:table-cell>
          <table:table-cell table:formula="of:=POWER([.C1509]-6.75;2)" office:value-type="float" office:value="0.0294955893518399" calcext:value-type="float">
            <text:p>0.0294955894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429284" calcext:value-type="float">
            <text:p>6.429284</text:p>
          </table:table-cell>
          <table:table-cell office:value-type="float" office:value="6.5782848128" calcext:value-type="float">
            <text:p>6.5782848128</text:p>
          </table:table-cell>
          <table:table-cell table:formula="of:=POWER([.C1510]-6.75;2)" office:value-type="float" office:value="0.0294861055151311" calcext:value-type="float">
            <text:p>0.0294861055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410173" calcext:value-type="float">
            <text:p>6.410173</text:p>
          </table:table-cell>
          <table:table-cell office:value-type="float" office:value="6.5783488681" calcext:value-type="float">
            <text:p>6.5783488681</text:p>
          </table:table-cell>
          <table:table-cell table:formula="of:=POWER([.C1511]-6.75;2)" office:value-type="float" office:value="0.0294641110825512" calcext:value-type="float">
            <text:p>0.0294641111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391525" calcext:value-type="float">
            <text:p>6.391525</text:p>
          </table:table-cell>
          <table:table-cell office:value-type="float" office:value="6.5784503106" calcext:value-type="float">
            <text:p>6.5784503106</text:p>
          </table:table-cell>
          <table:table-cell table:formula="of:=POWER([.C1512]-6.75;2)" office:value-type="float" office:value="0.0294292959332364" calcext:value-type="float">
            <text:p>0.0294292959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373686" calcext:value-type="float">
            <text:p>6.373686</text:p>
          </table:table-cell>
          <table:table-cell office:value-type="float" office:value="6.5785883489" calcext:value-type="float">
            <text:p>6.5785883489</text:p>
          </table:table-cell>
          <table:table-cell table:formula="of:=POWER([.C1513]-6.75;2)" office:value-type="float" office:value="0.029381954132828" calcext:value-type="float">
            <text:p>0.0293819541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356995" calcext:value-type="float">
            <text:p>6.356995</text:p>
          </table:table-cell>
          <table:table-cell office:value-type="float" office:value="6.5787603617" calcext:value-type="float">
            <text:p>6.5787603617</text:p>
          </table:table-cell>
          <table:table-cell table:formula="of:=POWER([.C1514]-6.75;2)" office:value-type="float" office:value="0.0293230137251149" calcext:value-type="float">
            <text:p>0.0293230137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341763" calcext:value-type="float">
            <text:p>6.341763</text:p>
          </table:table-cell>
          <table:table-cell office:value-type="float" office:value="6.5789618894" calcext:value-type="float">
            <text:p>6.5789618894</text:p>
          </table:table-cell>
          <table:table-cell table:formula="of:=POWER([.C1515]-6.75;2)" office:value-type="float" office:value="0.0292540352776177" calcext:value-type="float">
            <text:p>0.0292540353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328253" calcext:value-type="float">
            <text:p>6.328253</text:p>
          </table:table-cell>
          <table:table-cell office:value-type="float" office:value="6.5791867021" calcext:value-type="float">
            <text:p>6.5791867021</text:p>
          </table:table-cell>
          <table:table-cell table:formula="of:=POWER([.C1516]-6.75;2)" office:value-type="float" office:value="0.029177182739474" calcext:value-type="float">
            <text:p>0.0291771827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316673" calcext:value-type="float">
            <text:p>6.316673</text:p>
          </table:table-cell>
          <table:table-cell office:value-type="float" office:value="6.5794269574" calcext:value-type="float">
            <text:p>6.5794269574</text:p>
          </table:table-cell>
          <table:table-cell table:formula="of:=POWER([.C1517]-6.75;2)" office:value-type="float" office:value="0.0290951628618214" calcext:value-type="float">
            <text:p>0.0290951629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307168" calcext:value-type="float">
            <text:p>6.307168</text:p>
          </table:table-cell>
          <table:table-cell office:value-type="float" office:value="6.579673366" calcext:value-type="float">
            <text:p>6.579673366</text:p>
          </table:table-cell>
          <table:table-cell table:formula="of:=POWER([.C1518]-6.75;2)" office:value-type="float" office:value="0.02901116224977" calcext:value-type="float">
            <text:p>0.0290111622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299821" calcext:value-type="float">
            <text:p>6.299821</text:p>
          </table:table-cell>
          <table:table-cell office:value-type="float" office:value="6.5799154085" calcext:value-type="float">
            <text:p>6.5799154085</text:p>
          </table:table-cell>
          <table:table-cell table:formula="of:=POWER([.C1519]-6.75;2)" office:value-type="float" office:value="0.0289287682657219" calcext:value-type="float">
            <text:p>0.0289287683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294672" calcext:value-type="float">
            <text:p>6.294672</text:p>
          </table:table-cell>
          <table:table-cell office:value-type="float" office:value="6.5801415106" calcext:value-type="float">
            <text:p>6.5801415106</text:p>
          </table:table-cell>
          <table:table-cell table:formula="of:=POWER([.C1520]-6.75;2)" office:value-type="float" office:value="0.02885190642125" calcext:value-type="float">
            <text:p>0.0288519064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291737" calcext:value-type="float">
            <text:p>6.291737</text:p>
          </table:table-cell>
          <table:table-cell office:value-type="float" office:value="6.5803391489" calcext:value-type="float">
            <text:p>6.5803391489</text:p>
          </table:table-cell>
          <table:table-cell table:formula="of:=POWER([.C1521]-6.75;2)" office:value-type="float" office:value="0.0287848043959763" calcext:value-type="float">
            <text:p>0.0287848044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291048" calcext:value-type="float">
            <text:p>6.291048</text:p>
          </table:table-cell>
          <table:table-cell office:value-type="float" office:value="6.5804948426" calcext:value-type="float">
            <text:p>6.5804948426</text:p>
          </table:table-cell>
          <table:table-cell table:formula="of:=POWER([.C1522]-6.75;2)" office:value-type="float" office:value="0.0287319983851987" calcext:value-type="float">
            <text:p>0.0287319984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292699" calcext:value-type="float">
            <text:p>6.292699</text:p>
          </table:table-cell>
          <table:table-cell office:value-type="float" office:value="6.5805939021" calcext:value-type="float">
            <text:p>6.5805939021</text:p>
          </table:table-cell>
          <table:table-cell table:formula="of:=POWER([.C1523]-6.75;2)" office:value-type="float" office:value="0.0286984260057043" calcext:value-type="float">
            <text:p>0.028698426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296922" calcext:value-type="float">
            <text:p>6.296922</text:p>
          </table:table-cell>
          <table:table-cell office:value-type="float" office:value="6.5806198681" calcext:value-type="float">
            <text:p>6.5806198681</text:p>
          </table:table-cell>
          <table:table-cell table:formula="of:=POWER([.C1524]-6.75;2)" office:value-type="float" office:value="0.0286896290824613" calcext:value-type="float">
            <text:p>0.0286896291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304194" calcext:value-type="float">
            <text:p>6.304194</text:p>
          </table:table-cell>
          <table:table-cell office:value-type="float" office:value="6.580553366" calcext:value-type="float">
            <text:p>6.580553366</text:p>
          </table:table-cell>
          <table:table-cell table:formula="of:=POWER([.C1525]-6.75;2)" office:value-type="float" office:value="0.0287121617739299" calcext:value-type="float">
            <text:p>0.0287121618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315435" calcext:value-type="float">
            <text:p>6.315435</text:p>
          </table:table-cell>
          <table:table-cell office:value-type="float" office:value="6.5803700255" calcext:value-type="float">
            <text:p>6.5803700255</text:p>
          </table:table-cell>
          <table:table-cell table:formula="of:=POWER([.C1526]-6.75;2)" office:value-type="float" office:value="0.0287743282488707" calcext:value-type="float">
            <text:p>0.0287743282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332397" calcext:value-type="float">
            <text:p>6.332397</text:p>
          </table:table-cell>
          <table:table-cell office:value-type="float" office:value="6.5800365447" calcext:value-type="float">
            <text:p>6.5800365447</text:p>
          </table:table-cell>
          <table:table-cell table:formula="of:=POWER([.C1527]-6.75;2)" office:value-type="float" office:value="0.0288875761375149" calcext:value-type="float">
            <text:p>0.0288875761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35862" calcext:value-type="float">
            <text:p>6.35862</text:p>
          </table:table-cell>
          <table:table-cell office:value-type="float" office:value="6.5795028128" calcext:value-type="float">
            <text:p>6.5795028128</text:p>
          </table:table-cell>
          <table:table-cell table:formula="of:=POWER([.C1528]-6.75;2)" office:value-type="float" office:value="0.0290692908431117" calcext:value-type="float">
            <text:p>0.0290692908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402223" calcext:value-type="float">
            <text:p>6.402223</text:p>
          </table:table-cell>
          <table:table-cell office:value-type="float" office:value="6.5786840596" calcext:value-type="float">
            <text:p>6.5786840596</text:p>
          </table:table-cell>
          <table:table-cell table:formula="of:=POWER([.C1529]-6.75;2)" office:value-type="float" office:value="0.0293491514351362" calcext:value-type="float">
            <text:p>0.0293491514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486766" calcext:value-type="float">
            <text:p>6.486766</text:p>
          </table:table-cell>
          <table:table-cell office:value-type="float" office:value="6.5774124638" calcext:value-type="float">
            <text:p>6.5774124638</text:p>
          </table:table-cell>
          <table:table-cell table:formula="of:=POWER([.C1530]-6.75;2)" office:value-type="float" office:value="0.0297864576515863" calcext:value-type="float">
            <text:p>0.0297864577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722516" calcext:value-type="float">
            <text:p>6.722516</text:p>
          </table:table-cell>
          <table:table-cell office:value-type="float" office:value="6.5752603745" calcext:value-type="float">
            <text:p>6.5752603745</text:p>
          </table:table-cell>
          <table:table-cell table:formula="of:=POWER([.C1531]-6.75;2)" office:value-type="float" office:value="0.0305339367198802" calcext:value-type="float">
            <text:p>0.0305339367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3.832654" calcext:value-type="float">
            <text:p>13.832654</text:p>
          </table:table-cell>
          <table:table-cell office:value-type="float" office:value="6.5703294809" calcext:value-type="float">
            <text:p>6.5703294809</text:p>
          </table:table-cell>
          <table:table-cell table:formula="of:=POWER([.C1532]-6.75;2)" office:value-type="float" office:value="0.0322814954336635" calcext:value-type="float">
            <text:p>0.0322814954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5.68703" calcext:value-type="float">
            <text:p>5.68703</text:p>
          </table:table-cell>
          <table:table-cell office:value-type="float" office:value="6.5484384255" calcext:value-type="float">
            <text:p>6.5484384255</text:p>
          </table:table-cell>
          <table:table-cell table:formula="of:=POWER([.C1533]-6.75;2)" office:value-type="float" office:value="0.0406270683149192" calcext:value-type="float">
            <text:p>0.0406270683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5.994462" calcext:value-type="float">
            <text:p>5.994462</text:p>
          </table:table-cell>
          <table:table-cell office:value-type="float" office:value="6.5527851191" calcext:value-type="float">
            <text:p>6.5527851191</text:p>
          </table:table-cell>
          <table:table-cell table:formula="of:=POWER([.C1534]-6.75;2)" office:value-type="float" office:value="0.0388937092484011" calcext:value-type="float">
            <text:p>0.0388937092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098944" calcext:value-type="float">
            <text:p>6.098944</text:p>
          </table:table-cell>
          <table:table-cell office:value-type="float" office:value="6.5549403489" calcext:value-type="float">
            <text:p>6.5549403489</text:p>
          </table:table-cell>
          <table:table-cell table:formula="of:=POWER([.C1535]-6.75;2)" office:value-type="float" office:value="0.0380482674872538" calcext:value-type="float">
            <text:p>0.0380482675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157122" calcext:value-type="float">
            <text:p>6.157122</text:p>
          </table:table-cell>
          <table:table-cell office:value-type="float" office:value="6.5562958553" calcext:value-type="float">
            <text:p>6.5562958553</text:p>
          </table:table-cell>
          <table:table-cell table:formula="of:=POWER([.C1536]-6.75;2)" office:value-type="float" office:value="0.0375212956739585" calcext:value-type="float">
            <text:p>0.0375212957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197817" calcext:value-type="float">
            <text:p>6.197817</text:p>
          </table:table-cell>
          <table:table-cell office:value-type="float" office:value="6.5572051702" calcext:value-type="float">
            <text:p>6.5572051702</text:p>
          </table:table-cell>
          <table:table-cell table:formula="of:=POWER([.C1537]-6.75;2)" office:value-type="float" office:value="0.0371698463976111" calcext:value-type="float">
            <text:p>0.0371698464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23008" calcext:value-type="float">
            <text:p>6.23008</text:p>
          </table:table-cell>
          <table:table-cell office:value-type="float" office:value="6.5578123191" calcext:value-type="float">
            <text:p>6.5578123191</text:p>
          </table:table-cell>
          <table:table-cell table:formula="of:=POWER([.C1538]-6.75;2)" office:value-type="float" office:value="0.0369361046897202" calcext:value-type="float">
            <text:p>0.0369361047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257466" calcext:value-type="float">
            <text:p>6.257466</text:p>
          </table:table-cell>
          <table:table-cell office:value-type="float" office:value="6.5581922766" calcext:value-type="float">
            <text:p>6.5581922766</text:p>
          </table:table-cell>
          <table:table-cell table:formula="of:=POWER([.C1539]-6.75;2)" office:value-type="float" office:value="0.036790202755891" calcext:value-type="float">
            <text:p>0.0367902028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281503" calcext:value-type="float">
            <text:p>6.281503</text:p>
          </table:table-cell>
          <table:table-cell office:value-type="float" office:value="6.5583917532" calcext:value-type="float">
            <text:p>6.5583917532</text:p>
          </table:table-cell>
          <table:table-cell table:formula="of:=POWER([.C1540]-6.75;2)" office:value-type="float" office:value="0.0367137202417695" calcext:value-type="float">
            <text:p>0.0367137202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302854" calcext:value-type="float">
            <text:p>6.302854</text:p>
          </table:table-cell>
          <table:table-cell office:value-type="float" office:value="6.5584446894" calcext:value-type="float">
            <text:p>6.5584446894</text:p>
          </table:table-cell>
          <table:table-cell table:formula="of:=POWER([.C1541]-6.75;2)" office:value-type="float" office:value="0.0366934370190625" calcext:value-type="float">
            <text:p>0.036693437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321805" calcext:value-type="float">
            <text:p>6.321805</text:p>
          </table:table-cell>
          <table:table-cell office:value-type="float" office:value="6.5583790255" calcext:value-type="float">
            <text:p>6.5583790255</text:p>
          </table:table-cell>
          <table:table-cell table:formula="of:=POWER([.C1542]-6.75;2)" office:value-type="float" office:value="0.0367185978683297" calcext:value-type="float">
            <text:p>0.0367185979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33849" calcext:value-type="float">
            <text:p>6.33849</text:p>
          </table:table-cell>
          <table:table-cell office:value-type="float" office:value="6.5582198085" calcext:value-type="float">
            <text:p>6.5582198085</text:p>
          </table:table-cell>
          <table:table-cell table:formula="of:=POWER([.C1543]-6.75;2)" office:value-type="float" office:value="0.0367796418517768" calcext:value-type="float">
            <text:p>0.0367796419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353018" calcext:value-type="float">
            <text:p>6.353018</text:p>
          </table:table-cell>
          <table:table-cell office:value-type="float" office:value="6.5579905574" calcext:value-type="float">
            <text:p>6.5579905574</text:p>
          </table:table-cell>
          <table:table-cell table:formula="of:=POWER([.C1544]-6.75;2)" office:value-type="float" office:value="0.0368676260475626" calcext:value-type="float">
            <text:p>0.036867626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365538" calcext:value-type="float">
            <text:p>6.365538</text:p>
          </table:table-cell>
          <table:table-cell office:value-type="float" office:value="6.5577136255" calcext:value-type="float">
            <text:p>6.5577136255</text:p>
          </table:table-cell>
          <table:table-cell table:formula="of:=POWER([.C1545]-6.75;2)" office:value-type="float" office:value="0.0369740498183543" calcext:value-type="float">
            <text:p>0.0369740498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376272" calcext:value-type="float">
            <text:p>6.376272</text:p>
          </table:table-cell>
          <table:table-cell office:value-type="float" office:value="6.5574100553" calcext:value-type="float">
            <text:p>6.5574100553</text:p>
          </table:table-cell>
          <table:table-cell table:formula="of:=POWER([.C1546]-6.75;2)" office:value-type="float" office:value="0.037090886799549" calcext:value-type="float">
            <text:p>0.0370908868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385513" calcext:value-type="float">
            <text:p>6.385513</text:p>
          </table:table-cell>
          <table:table-cell office:value-type="float" office:value="6.5570991149" calcext:value-type="float">
            <text:p>6.5570991149</text:p>
          </table:table-cell>
          <table:table-cell table:formula="of:=POWER([.C1547]-6.75;2)" office:value-type="float" office:value="0.0372107514723635" calcext:value-type="float">
            <text:p>0.0372107515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393623" calcext:value-type="float">
            <text:p>6.393623</text:p>
          </table:table-cell>
          <table:table-cell office:value-type="float" office:value="6.5567977745" calcext:value-type="float">
            <text:p>6.5567977745</text:p>
          </table:table-cell>
          <table:table-cell table:formula="of:=POWER([.C1548]-6.75;2)" office:value-type="float" office:value="0.037327099938153" calcext:value-type="float">
            <text:p>0.0373270999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401001" calcext:value-type="float">
            <text:p>6.401001</text:p>
          </table:table-cell>
          <table:table-cell office:value-type="float" office:value="6.5565201915" calcext:value-type="float">
            <text:p>6.5565201915</text:p>
          </table:table-cell>
          <table:table-cell table:formula="of:=POWER([.C1549]-6.75;2)" office:value-type="float" office:value="0.0374344362971968" calcext:value-type="float">
            <text:p>0.0374344363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408061" calcext:value-type="float">
            <text:p>6.408061</text:p>
          </table:table-cell>
          <table:table-cell office:value-type="float" office:value="6.5562773362" calcext:value-type="float">
            <text:p>6.5562773362</text:p>
          </table:table-cell>
          <table:table-cell table:formula="of:=POWER([.C1550]-6.75;2)" office:value-type="float" office:value="0.0375284704697678" calcext:value-type="float">
            <text:p>0.0375284705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415194" calcext:value-type="float">
            <text:p>6.415194</text:p>
          </table:table-cell>
          <table:table-cell office:value-type="float" office:value="6.5560767872" calcext:value-type="float">
            <text:p>6.5560767872</text:p>
          </table:table-cell>
          <table:table-cell table:formula="of:=POWER([.C1551]-6.75;2)" office:value-type="float" office:value="0.037606212462674" calcext:value-type="float">
            <text:p>0.0376062125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422744" calcext:value-type="float">
            <text:p>6.422744</text:p>
          </table:table-cell>
          <table:table-cell office:value-type="float" office:value="6.555922783" calcext:value-type="float">
            <text:p>6.555922783</text:p>
          </table:table-cell>
          <table:table-cell table:formula="of:=POWER([.C1552]-6.75;2)" office:value-type="float" office:value="0.0376659661584652" calcext:value-type="float">
            <text:p>0.0376659662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430983" calcext:value-type="float">
            <text:p>6.430983</text:p>
          </table:table-cell>
          <table:table-cell office:value-type="float" office:value="6.5558164468" calcext:value-type="float">
            <text:p>6.5558164468</text:p>
          </table:table-cell>
          <table:table-cell table:formula="of:=POWER([.C1553]-6.75;2)" office:value-type="float" office:value="0.0377072523333773" calcext:value-type="float">
            <text:p>0.0377072523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440102" calcext:value-type="float">
            <text:p>6.440102</text:p>
          </table:table-cell>
          <table:table-cell office:value-type="float" office:value="6.5557562255" calcext:value-type="float">
            <text:p>6.5557562255</text:p>
          </table:table-cell>
          <table:table-cell table:formula="of:=POWER([.C1554]-6.75;2)" office:value-type="float" office:value="0.037730643932007" calcext:value-type="float">
            <text:p>0.0377306439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4502" calcext:value-type="float">
            <text:p>6.4502</text:p>
          </table:table-cell>
          <table:table-cell office:value-type="float" office:value="6.5557384255" calcext:value-type="float">
            <text:p>6.5557384255</text:p>
          </table:table-cell>
          <table:table-cell table:formula="of:=POWER([.C1555]-6.75;2)" office:value-type="float" office:value="0.0377375593272192" calcext:value-type="float">
            <text:p>0.0377375593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461295" calcext:value-type="float">
            <text:p>6.461295</text:p>
          </table:table-cell>
          <table:table-cell office:value-type="float" office:value="6.5557578596" calcext:value-type="float">
            <text:p>6.5557578596</text:p>
          </table:table-cell>
          <table:table-cell table:formula="of:=POWER([.C1556]-6.75;2)" office:value-type="float" office:value="0.0377300091071733" calcext:value-type="float">
            <text:p>0.0377300091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473337" calcext:value-type="float">
            <text:p>6.473337</text:p>
          </table:table-cell>
          <table:table-cell office:value-type="float" office:value="6.5558084596" calcext:value-type="float">
            <text:p>6.5558084596</text:p>
          </table:table-cell>
          <table:table-cell table:formula="of:=POWER([.C1557]-6.75;2)" office:value-type="float" office:value="0.0377103543629249" calcext:value-type="float">
            <text:p>0.0377103544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486221" calcext:value-type="float">
            <text:p>6.486221</text:p>
          </table:table-cell>
          <table:table-cell office:value-type="float" office:value="6.5558838511" calcext:value-type="float">
            <text:p>6.5558838511</text:p>
          </table:table-cell>
          <table:table-cell table:formula="of:=POWER([.C1558]-6.75;2)" office:value-type="float" office:value="0.037681079263767" calcext:value-type="float">
            <text:p>0.0376810793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49981" calcext:value-type="float">
            <text:p>6.49981</text:p>
          </table:table-cell>
          <table:table-cell office:value-type="float" office:value="6.555977834" calcext:value-type="float">
            <text:p>6.555977834</text:p>
          </table:table-cell>
          <table:table-cell table:formula="of:=POWER([.C1559]-6.75;2)" office:value-type="float" office:value="0.0376446008993315" calcext:value-type="float">
            <text:p>0.0376446009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513957" calcext:value-type="float">
            <text:p>6.513957</text:p>
          </table:table-cell>
          <table:table-cell office:value-type="float" office:value="6.5560847489" calcext:value-type="float">
            <text:p>6.5560847489</text:p>
          </table:table-cell>
          <table:table-cell table:formula="of:=POWER([.C1560]-6.75;2)" office:value-type="float" office:value="0.037603124609176" calcext:value-type="float">
            <text:p>0.0376031246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52852" calcext:value-type="float">
            <text:p>6.52852</text:p>
          </table:table-cell>
          <table:table-cell office:value-type="float" office:value="6.5561996894" calcext:value-type="float">
            <text:p>6.5561996894</text:p>
          </table:table-cell>
          <table:table-cell table:formula="of:=POWER([.C1561]-6.75;2)" office:value-type="float" office:value="0.0375585603886566" calcext:value-type="float">
            <text:p>0.0375585604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543373" calcext:value-type="float">
            <text:p>6.543373</text:p>
          </table:table-cell>
          <table:table-cell office:value-type="float" office:value="6.5563185915" calcext:value-type="float">
            <text:p>6.5563185915</text:p>
          </table:table-cell>
          <table:table-cell table:formula="of:=POWER([.C1562]-6.75;2)" office:value-type="float" office:value="0.0375124879985438" calcext:value-type="float">
            <text:p>0.037512488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558417" calcext:value-type="float">
            <text:p>6.558417</text:p>
          </table:table-cell>
          <table:table-cell office:value-type="float" office:value="6.5564382426" calcext:value-type="float">
            <text:p>6.5564382426</text:p>
          </table:table-cell>
          <table:table-cell table:formula="of:=POWER([.C1563]-6.75;2)" office:value-type="float" office:value="0.0374661539277766" calcext:value-type="float">
            <text:p>0.0374661539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57358" calcext:value-type="float">
            <text:p>6.57358</text:p>
          </table:table-cell>
          <table:table-cell office:value-type="float" office:value="6.5565561745" calcext:value-type="float">
            <text:p>6.5565561745</text:p>
          </table:table-cell>
          <table:table-cell table:formula="of:=POWER([.C1564]-6.75;2)" office:value-type="float" office:value="0.0374205136240745" calcext:value-type="float">
            <text:p>0.0374205136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588811" calcext:value-type="float">
            <text:p>6.588811</text:p>
          </table:table-cell>
          <table:table-cell office:value-type="float" office:value="6.5566705277" calcext:value-type="float">
            <text:p>6.5566705277</text:p>
          </table:table-cell>
          <table:table-cell table:formula="of:=POWER([.C1565]-6.75;2)" office:value-type="float" office:value="0.0373762848597966" calcext:value-type="float">
            <text:p>0.0373762849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60408" calcext:value-type="float">
            <text:p>6.60408</text:p>
          </table:table-cell>
          <table:table-cell office:value-type="float" office:value="6.5567799191" calcext:value-type="float">
            <text:p>6.5567799191</text:p>
          </table:table-cell>
          <table:table-cell table:formula="of:=POWER([.C1566]-6.75;2)" office:value-type="float" office:value="0.0373339996630024" calcext:value-type="float">
            <text:p>0.0373339997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619359" calcext:value-type="float">
            <text:p>6.619359</text:p>
          </table:table-cell>
          <table:table-cell office:value-type="float" office:value="6.5568832681" calcext:value-type="float">
            <text:p>6.5568832681</text:p>
          </table:table-cell>
          <table:table-cell table:formula="of:=POWER([.C1567]-6.75;2)" office:value-type="float" office:value="0.0372940721397365" calcext:value-type="float">
            <text:p>0.0372940721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634621" calcext:value-type="float">
            <text:p>6.634621</text:p>
          </table:table-cell>
          <table:table-cell office:value-type="float" office:value="6.5569797191" calcext:value-type="float">
            <text:p>6.5569797191</text:p>
          </table:table-cell>
          <table:table-cell table:formula="of:=POWER([.C1568]-6.75;2)" office:value-type="float" office:value="0.0372568288387149" calcext:value-type="float">
            <text:p>0.0372568288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649824" calcext:value-type="float">
            <text:p>6.649824</text:p>
          </table:table-cell>
          <table:table-cell office:value-type="float" office:value="6.5570685489" calcext:value-type="float">
            <text:p>6.5570685489</text:p>
          </table:table-cell>
          <table:table-cell table:formula="of:=POWER([.C1569]-6.75;2)" office:value-type="float" office:value="0.0372225448235516" calcext:value-type="float">
            <text:p>0.0372225448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664909" calcext:value-type="float">
            <text:p>6.664909</text:p>
          </table:table-cell>
          <table:table-cell office:value-type="float" office:value="6.5571491702" calcext:value-type="float">
            <text:p>6.5571491702</text:p>
          </table:table-cell>
          <table:table-cell table:formula="of:=POWER([.C1570]-6.75;2)" office:value-type="float" office:value="0.0371914425545487" calcext:value-type="float">
            <text:p>0.0371914426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679794" calcext:value-type="float">
            <text:p>6.679794</text:p>
          </table:table-cell>
          <table:table-cell office:value-type="float" office:value="6.5572211489" calcext:value-type="float">
            <text:p>6.5572211489</text:p>
          </table:table-cell>
          <table:table-cell table:formula="of:=POWER([.C1571]-6.75;2)" office:value-type="float" office:value="0.0371636854314359" calcext:value-type="float">
            <text:p>0.0371636854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694376" calcext:value-type="float">
            <text:p>6.694376</text:p>
          </table:table-cell>
          <table:table-cell office:value-type="float" office:value="6.5572842553" calcext:value-type="float">
            <text:p>6.5572842553</text:p>
          </table:table-cell>
          <table:table-cell table:formula="of:=POWER([.C1572]-6.75;2)" office:value-type="float" office:value="0.0371393582552756" calcext:value-type="float">
            <text:p>0.0371393583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708537" calcext:value-type="float">
            <text:p>6.708537</text:p>
          </table:table-cell>
          <table:table-cell office:value-type="float" office:value="6.5573385532" calcext:value-type="float">
            <text:p>6.5573385532</text:p>
          </table:table-cell>
          <table:table-cell table:formula="of:=POWER([.C1573]-6.75;2)" office:value-type="float" office:value="0.0371184330830692" calcext:value-type="float">
            <text:p>0.0371184331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72215" calcext:value-type="float">
            <text:p>6.72215</text:p>
          </table:table-cell>
          <table:table-cell office:value-type="float" office:value="6.5573844681" calcext:value-type="float">
            <text:p>6.5573844681</text:p>
          </table:table-cell>
          <table:table-cell table:formula="of:=POWER([.C1574]-6.75;2)" office:value-type="float" office:value="0.0371007431291198" calcext:value-type="float">
            <text:p>0.0371007431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735088" calcext:value-type="float">
            <text:p>6.735088</text:p>
          </table:table-cell>
          <table:table-cell office:value-type="float" office:value="6.5574228638" calcext:value-type="float">
            <text:p>6.5574228638</text:p>
          </table:table-cell>
          <table:table-cell table:formula="of:=POWER([.C1575]-6.75;2)" office:value-type="float" office:value="0.0370859533869932" calcext:value-type="float">
            <text:p>0.0370859534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747236" calcext:value-type="float">
            <text:p>6.747236</text:p>
          </table:table-cell>
          <table:table-cell office:value-type="float" office:value="6.5574550723" calcext:value-type="float">
            <text:p>6.5574550723</text:p>
          </table:table-cell>
          <table:table-cell table:formula="of:=POWER([.C1576]-6.75;2)" office:value-type="float" office:value="0.0370735491829983" calcext:value-type="float">
            <text:p>0.0370735492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758503" calcext:value-type="float">
            <text:p>6.758503</text:p>
          </table:table-cell>
          <table:table-cell office:value-type="float" office:value="6.5574829191" calcext:value-type="float">
            <text:p>6.5574829191</text:p>
          </table:table-cell>
          <table:table-cell table:formula="of:=POWER([.C1577]-6.75;2)" office:value-type="float" office:value="0.0370628264382572" calcext:value-type="float">
            <text:p>0.0370628264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768822" calcext:value-type="float">
            <text:p>6.768822</text:p>
          </table:table-cell>
          <table:table-cell office:value-type="float" office:value="6.5575086638" calcext:value-type="float">
            <text:p>6.5575086638</text:p>
          </table:table-cell>
          <table:table-cell table:formula="of:=POWER([.C1578]-6.75;2)" office:value-type="float" office:value="0.0370529145120614" calcext:value-type="float">
            <text:p>0.0370529145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778162" calcext:value-type="float">
            <text:p>6.778162</text:p>
          </table:table-cell>
          <table:table-cell office:value-type="float" office:value="6.5575349532" calcext:value-type="float">
            <text:p>6.5575349532</text:p>
          </table:table-cell>
          <table:table-cell table:formula="of:=POWER([.C1579]-6.75;2)" office:value-type="float" office:value="0.0370427942397261" calcext:value-type="float">
            <text:p>0.0370427942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786525" calcext:value-type="float">
            <text:p>6.786525</text:p>
          </table:table-cell>
          <table:table-cell office:value-type="float" office:value="6.5575647064" calcext:value-type="float">
            <text:p>6.5575647064</text:p>
          </table:table-cell>
          <table:table-cell table:formula="of:=POWER([.C1580]-6.75;2)" office:value-type="float" office:value="0.0370313422229182" calcext:value-type="float">
            <text:p>0.0370313422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793942" calcext:value-type="float">
            <text:p>6.793942</text:p>
          </table:table-cell>
          <table:table-cell office:value-type="float" office:value="6.557600983" calcext:value-type="float">
            <text:p>6.557600983</text:p>
          </table:table-cell>
          <table:table-cell table:formula="of:=POWER([.C1581]-6.75;2)" office:value-type="float" office:value="0.0370173817425661" calcext:value-type="float">
            <text:p>0.0370173817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800466" calcext:value-type="float">
            <text:p>6.800466</text:p>
          </table:table-cell>
          <table:table-cell office:value-type="float" office:value="6.5576468298" calcext:value-type="float">
            <text:p>6.5576468298</text:p>
          </table:table-cell>
          <table:table-cell table:formula="of:=POWER([.C1582]-6.75;2)" office:value-type="float" office:value="0.03699974208599" calcext:value-type="float">
            <text:p>0.0369997421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806165" calcext:value-type="float">
            <text:p>6.806165</text:p>
          </table:table-cell>
          <table:table-cell office:value-type="float" office:value="6.5577051447" calcext:value-type="float">
            <text:p>6.5577051447</text:p>
          </table:table-cell>
          <table:table-cell table:formula="of:=POWER([.C1583]-6.75;2)" office:value-type="float" office:value="0.036977311374848" calcext:value-type="float">
            <text:p>0.0369773114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811108" calcext:value-type="float">
            <text:p>6.811108</text:p>
          </table:table-cell>
          <table:table-cell office:value-type="float" office:value="6.5577785021" calcext:value-type="float">
            <text:p>6.5577785021</text:p>
          </table:table-cell>
          <table:table-cell table:formula="of:=POWER([.C1584]-6.75;2)" office:value-type="float" office:value="0.0369491042549198" calcext:value-type="float">
            <text:p>0.0369491043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815357" calcext:value-type="float">
            <text:p>6.815357</text:p>
          </table:table-cell>
          <table:table-cell office:value-type="float" office:value="6.5578690213" calcext:value-type="float">
            <text:p>6.5578690213</text:p>
          </table:table-cell>
          <table:table-cell table:formula="of:=POWER([.C1585]-6.75;2)" office:value-type="float" office:value="0.0369143129762198" calcext:value-type="float">
            <text:p>0.036914313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818956" calcext:value-type="float">
            <text:p>6.818956</text:p>
          </table:table-cell>
          <table:table-cell office:value-type="float" office:value="6.5579782468" calcext:value-type="float">
            <text:p>6.5579782468</text:p>
          </table:table-cell>
          <table:table-cell table:formula="of:=POWER([.C1586]-6.75;2)" office:value-type="float" office:value="0.0368723537020016" calcext:value-type="float">
            <text:p>0.0368723537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821927" calcext:value-type="float">
            <text:p>6.821927</text:p>
          </table:table-cell>
          <table:table-cell office:value-type="float" office:value="6.5581070426" calcext:value-type="float">
            <text:p>6.5581070426</text:p>
          </table:table-cell>
          <table:table-cell table:formula="of:=POWER([.C1587]-6.75;2)" office:value-type="float" office:value="0.0368229070997183" calcext:value-type="float">
            <text:p>0.0368229071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824267" calcext:value-type="float">
            <text:p>6.824267</text:p>
          </table:table-cell>
          <table:table-cell office:value-type="float" office:value="6.5582555106" calcext:value-type="float">
            <text:p>6.5582555106</text:p>
          </table:table-cell>
          <table:table-cell table:formula="of:=POWER([.C1588]-6.75;2)" office:value-type="float" office:value="0.0367659492152665" calcext:value-type="float">
            <text:p>0.0367659492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825951" calcext:value-type="float">
            <text:p>6.825951</text:p>
          </table:table-cell>
          <table:table-cell office:value-type="float" office:value="6.5584229532" calcext:value-type="float">
            <text:p>6.5584229532</text:p>
          </table:table-cell>
          <table:table-cell table:formula="of:=POWER([.C1589]-6.75;2)" office:value-type="float" office:value="0.0367017648606094" calcext:value-type="float">
            <text:p>0.0367017649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826936" calcext:value-type="float">
            <text:p>6.826936</text:p>
          </table:table-cell>
          <table:table-cell office:value-type="float" office:value="6.5586078383" calcext:value-type="float">
            <text:p>6.5586078383</text:p>
          </table:table-cell>
          <table:table-cell table:formula="of:=POWER([.C1590]-6.75;2)" office:value-type="float" office:value="0.0366309595601988" calcext:value-type="float">
            <text:p>0.0366309596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827169" calcext:value-type="float">
            <text:p>6.827169</text:p>
          </table:table-cell>
          <table:table-cell office:value-type="float" office:value="6.558807817" calcext:value-type="float">
            <text:p>6.558807817</text:p>
          </table:table-cell>
          <table:table-cell table:formula="of:=POWER([.C1591]-6.75;2)" office:value-type="float" office:value="0.0365544508403055" calcext:value-type="float">
            <text:p>0.0365544508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826596" calcext:value-type="float">
            <text:p>6.826596</text:p>
          </table:table-cell>
          <table:table-cell office:value-type="float" office:value="6.559019766" calcext:value-type="float">
            <text:p>6.559019766</text:p>
          </table:table-cell>
          <table:table-cell table:formula="of:=POWER([.C1592]-6.75;2)" office:value-type="float" office:value="0.0364734497786946" calcext:value-type="float">
            <text:p>0.0364734498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825173" calcext:value-type="float">
            <text:p>6.825173</text:p>
          </table:table-cell>
          <table:table-cell office:value-type="float" office:value="6.5592398851" calcext:value-type="float">
            <text:p>6.5592398851</text:p>
          </table:table-cell>
          <table:table-cell table:formula="of:=POWER([.C1593]-6.75;2)" office:value-type="float" office:value="0.0363894214366611" calcext:value-type="float">
            <text:p>0.0363894214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822869" calcext:value-type="float">
            <text:p>6.822869</text:p>
          </table:table-cell>
          <table:table-cell office:value-type="float" office:value="6.5594638043" calcext:value-type="float">
            <text:p>6.5594638043</text:p>
          </table:table-cell>
          <table:table-cell table:formula="of:=POWER([.C1594]-6.75;2)" office:value-type="float" office:value="0.0363040418718287" calcext:value-type="float">
            <text:p>0.0363040419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819677" calcext:value-type="float">
            <text:p>6.819677</text:p>
          </table:table-cell>
          <table:table-cell office:value-type="float" office:value="6.5596867617" calcext:value-type="float">
            <text:p>6.5596867617</text:p>
          </table:table-cell>
          <table:table-cell table:formula="of:=POWER([.C1595]-6.75;2)" office:value-type="float" office:value="0.0362191286722325" calcext:value-type="float">
            <text:p>0.0362191287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815608" calcext:value-type="float">
            <text:p>6.815608</text:p>
          </table:table-cell>
          <table:table-cell office:value-type="float" office:value="6.5599037915" calcext:value-type="float">
            <text:p>6.5599037915</text:p>
          </table:table-cell>
          <table:table-cell table:formula="of:=POWER([.C1596]-6.75;2)" office:value-type="float" office:value="0.0361365684860755" calcext:value-type="float">
            <text:p>0.0361365685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810698" calcext:value-type="float">
            <text:p>6.810698</text:p>
          </table:table-cell>
          <table:table-cell office:value-type="float" office:value="6.560109966" calcext:value-type="float">
            <text:p>6.560109966</text:p>
          </table:table-cell>
          <table:table-cell table:formula="of:=POWER([.C1597]-6.75;2)" office:value-type="float" office:value="0.0360582250125213" calcext:value-type="float">
            <text:p>0.036058225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804995" calcext:value-type="float">
            <text:p>6.804995</text:p>
          </table:table-cell>
          <table:table-cell office:value-type="float" office:value="6.5603006298" calcext:value-type="float">
            <text:p>6.5603006298</text:p>
          </table:table-cell>
          <table:table-cell table:formula="of:=POWER([.C1598]-6.75;2)" office:value-type="float" office:value="0.0359858510542765" calcext:value-type="float">
            <text:p>0.0359858511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798557" calcext:value-type="float">
            <text:p>6.798557</text:p>
          </table:table-cell>
          <table:table-cell office:value-type="float" office:value="6.5604716511" calcext:value-type="float">
            <text:p>6.5604716511</text:p>
          </table:table-cell>
          <table:table-cell table:formula="of:=POWER([.C1599]-6.75;2)" office:value-type="float" office:value="0.03592099503676" calcext:value-type="float">
            <text:p>0.035920995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791442" calcext:value-type="float">
            <text:p>6.791442</text:p>
          </table:table-cell>
          <table:table-cell office:value-type="float" office:value="6.5606196511" calcext:value-type="float">
            <text:p>6.5606196511</text:p>
          </table:table-cell>
          <table:table-cell table:formula="of:=POWER([.C1600]-6.75;2)" office:value-type="float" office:value="0.0358649165494859" calcext:value-type="float">
            <text:p>0.0358649165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783702" calcext:value-type="float">
            <text:p>6.783702</text:p>
          </table:table-cell>
          <table:table-cell office:value-type="float" office:value="6.5607421957" calcext:value-type="float">
            <text:p>6.5607421957</text:p>
          </table:table-cell>
          <table:table-cell table:formula="of:=POWER([.C1601]-6.75;2)" office:value-type="float" office:value="0.0358185164884572" calcext:value-type="float">
            <text:p>0.0358185165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775373" calcext:value-type="float">
            <text:p>6.775373</text:p>
          </table:table-cell>
          <table:table-cell office:value-type="float" office:value="6.5608379234" calcext:value-type="float">
            <text:p>6.5608379234</text:p>
          </table:table-cell>
          <table:table-cell table:formula="of:=POWER([.C1602]-6.75;2)" office:value-type="float" office:value="0.0357822912236242" calcext:value-type="float">
            <text:p>0.0357822912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766477" calcext:value-type="float">
            <text:p>6.766477</text:p>
          </table:table-cell>
          <table:table-cell office:value-type="float" office:value="6.5609066298" calcext:value-type="float">
            <text:p>6.5609066298</text:p>
          </table:table-cell>
          <table:table-cell table:formula="of:=POWER([.C1603]-6.75;2)" office:value-type="float" office:value="0.0357563026535943" calcext:value-type="float">
            <text:p>0.0357563027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757015" calcext:value-type="float">
            <text:p>6.757015</text:p>
          </table:table-cell>
          <table:table-cell office:value-type="float" office:value="6.5609492255" calcext:value-type="float">
            <text:p>6.5609492255</text:p>
          </table:table-cell>
          <table:table-cell table:formula="of:=POWER([.C1604]-6.75;2)" office:value-type="float" office:value="0.0357401953390499" calcext:value-type="float">
            <text:p>0.0357401953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746974" calcext:value-type="float">
            <text:p>6.746974</text:p>
          </table:table-cell>
          <table:table-cell office:value-type="float" office:value="6.5609676596" calcext:value-type="float">
            <text:p>6.5609676596</text:p>
          </table:table-cell>
          <table:table-cell table:formula="of:=POWER([.C1605]-6.75;2)" office:value-type="float" office:value="0.0357332257171014" calcext:value-type="float">
            <text:p>0.0357332257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736328" calcext:value-type="float">
            <text:p>6.736328</text:p>
          </table:table-cell>
          <table:table-cell office:value-type="float" office:value="6.5609647277" calcext:value-type="float">
            <text:p>6.5609647277</text:p>
          </table:table-cell>
          <table:table-cell table:formula="of:=POWER([.C1606]-6.75;2)" office:value-type="float" office:value="0.0357343341735351" calcext:value-type="float">
            <text:p>0.0357343342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725045" calcext:value-type="float">
            <text:p>6.725045</text:p>
          </table:table-cell>
          <table:table-cell office:value-type="float" office:value="6.5609438426" calcext:value-type="float">
            <text:p>6.5609438426</text:p>
          </table:table-cell>
          <table:table-cell table:formula="of:=POWER([.C1607]-6.75;2)" office:value-type="float" office:value="0.0357422306508534" calcext:value-type="float">
            <text:p>0.0357422307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713097" calcext:value-type="float">
            <text:p>6.713097</text:p>
          </table:table-cell>
          <table:table-cell office:value-type="float" office:value="6.560908766" calcext:value-type="float">
            <text:p>6.560908766</text:p>
          </table:table-cell>
          <table:table-cell table:formula="of:=POWER([.C1608]-6.75;2)" office:value-type="float" office:value="0.0357554947756428" calcext:value-type="float">
            <text:p>0.0357554948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700467" calcext:value-type="float">
            <text:p>6.700467</text:p>
          </table:table-cell>
          <table:table-cell office:value-type="float" office:value="6.5608633064" calcext:value-type="float">
            <text:p>6.5608633064</text:p>
          </table:table-cell>
          <table:table-cell table:formula="of:=POWER([.C1609]-6.75;2)" office:value-type="float" office:value="0.0357726888659403" calcext:value-type="float">
            <text:p>0.0357726889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687155" calcext:value-type="float">
            <text:p>6.687155</text:p>
          </table:table-cell>
          <table:table-cell office:value-type="float" office:value="6.5608110298" calcext:value-type="float">
            <text:p>6.5608110298</text:p>
          </table:table-cell>
          <table:table-cell table:formula="of:=POWER([.C1610]-6.75;2)" office:value-type="float" office:value="0.0357924664453365" calcext:value-type="float">
            <text:p>0.0357924664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673182" calcext:value-type="float">
            <text:p>6.673182</text:p>
          </table:table-cell>
          <table:table-cell office:value-type="float" office:value="6.560755017" calcext:value-type="float">
            <text:p>6.560755017</text:p>
          </table:table-cell>
          <table:table-cell table:formula="of:=POWER([.C1611]-6.75;2)" office:value-type="float" office:value="0.0358136635906703" calcext:value-type="float">
            <text:p>0.0358136636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658597" calcext:value-type="float">
            <text:p>6.658597</text:p>
          </table:table-cell>
          <table:table-cell office:value-type="float" office:value="6.5606976809" calcext:value-type="float">
            <text:p>6.5606976809</text:p>
          </table:table-cell>
          <table:table-cell table:formula="of:=POWER([.C1612]-6.75;2)" office:value-type="float" office:value="0.0358353680166383" calcext:value-type="float">
            <text:p>0.035835368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643474" calcext:value-type="float">
            <text:p>6.643474</text:p>
          </table:table-cell>
          <table:table-cell office:value-type="float" office:value="6.560640634" calcext:value-type="float">
            <text:p>6.560640634</text:p>
          </table:table-cell>
          <table:table-cell table:formula="of:=POWER([.C1613]-6.75;2)" office:value-type="float" office:value="0.0358569694919218" calcext:value-type="float">
            <text:p>0.0358569695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627911" calcext:value-type="float">
            <text:p>6.627911</text:p>
          </table:table-cell>
          <table:table-cell office:value-type="float" office:value="6.5605846553" calcext:value-type="float">
            <text:p>6.5605846553</text:p>
          </table:table-cell>
          <table:table-cell table:formula="of:=POWER([.C1614]-6.75;2)" office:value-type="float" office:value="0.03587817280782" calcext:value-type="float">
            <text:p>0.0358781728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612025" calcext:value-type="float">
            <text:p>6.612025</text:p>
          </table:table-cell>
          <table:table-cell office:value-type="float" office:value="6.5605297319" calcext:value-type="float">
            <text:p>6.5605297319</text:p>
          </table:table-cell>
          <table:table-cell table:formula="of:=POWER([.C1615]-6.75;2)" office:value-type="float" office:value="0.0358989824938859" calcext:value-type="float">
            <text:p>0.0358989825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595941" calcext:value-type="float">
            <text:p>6.595941</text:p>
          </table:table-cell>
          <table:table-cell office:value-type="float" office:value="6.5604751787" calcext:value-type="float">
            <text:p>6.5604751787</text:p>
          </table:table-cell>
          <table:table-cell table:formula="of:=POWER([.C1616]-6.75;2)" office:value-type="float" office:value="0.0359196578887969" calcext:value-type="float">
            <text:p>0.0359196579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579786" calcext:value-type="float">
            <text:p>6.579786</text:p>
          </table:table-cell>
          <table:table-cell office:value-type="float" office:value="6.5604198468" calcext:value-type="float">
            <text:p>6.5604198468</text:p>
          </table:table-cell>
          <table:table-cell table:formula="of:=POWER([.C1617]-6.75;2)" office:value-type="float" office:value="0.0359406344873353" calcext:value-type="float">
            <text:p>0.0359406345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563675" calcext:value-type="float">
            <text:p>6.563675</text:p>
          </table:table-cell>
          <table:table-cell office:value-type="float" office:value="6.5603623702" calcext:value-type="float">
            <text:p>6.5603623702</text:p>
          </table:table-cell>
          <table:table-cell table:formula="of:=POWER([.C1618]-6.75;2)" office:value-type="float" office:value="0.0359624306361618" calcext:value-type="float">
            <text:p>0.0359624306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547704" calcext:value-type="float">
            <text:p>6.547704</text:p>
          </table:table-cell>
          <table:table-cell office:value-type="float" office:value="6.5603014553" calcext:value-type="float">
            <text:p>6.5603014553</text:p>
          </table:table-cell>
          <table:table-cell table:formula="of:=POWER([.C1619]-6.75;2)" office:value-type="float" office:value="0.0359855378612978" calcext:value-type="float">
            <text:p>0.0359855379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531937" calcext:value-type="float">
            <text:p>6.531937</text:p>
          </table:table-cell>
          <table:table-cell office:value-type="float" office:value="6.560236183" calcext:value-type="float">
            <text:p>6.560236183</text:p>
          </table:table-cell>
          <table:table-cell table:formula="of:=POWER([.C1620]-6.75;2)" office:value-type="float" office:value="0.0360103062424096" calcext:value-type="float">
            <text:p>0.0360103062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516402" calcext:value-type="float">
            <text:p>6.516402</text:p>
          </table:table-cell>
          <table:table-cell office:value-type="float" office:value="6.5601663234" calcext:value-type="float">
            <text:p>6.5601663234</text:p>
          </table:table-cell>
          <table:table-cell table:formula="of:=POWER([.C1621]-6.75;2)" office:value-type="float" office:value="0.0360368247714734" calcext:value-type="float">
            <text:p>0.0360368248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501086" calcext:value-type="float">
            <text:p>6.501086</text:p>
          </table:table-cell>
          <table:table-cell office:value-type="float" office:value="6.560092583" calcext:value-type="float">
            <text:p>6.560092583</text:p>
          </table:table-cell>
          <table:table-cell table:formula="of:=POWER([.C1622]-6.75;2)" office:value-type="float" office:value="0.0360648270316118" calcext:value-type="float">
            <text:p>0.036064827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48594" calcext:value-type="float">
            <text:p>6.48594</text:p>
          </table:table-cell>
          <table:table-cell office:value-type="float" office:value="6.560016817" calcext:value-type="float">
            <text:p>6.560016817</text:p>
          </table:table-cell>
          <table:table-cell table:formula="of:=POWER([.C1623]-6.75;2)" office:value-type="float" office:value="0.0360936098228114" calcext:value-type="float">
            <text:p>0.0360936098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470884" calcext:value-type="float">
            <text:p>6.470884</text:p>
          </table:table-cell>
          <table:table-cell office:value-type="float" office:value="6.5599421319" calcext:value-type="float">
            <text:p>6.5599421319</text:p>
          </table:table-cell>
          <table:table-cell table:formula="of:=POWER([.C1624]-6.75;2)" office:value-type="float" office:value="0.0361219932267171" calcext:value-type="float">
            <text:p>0.0361219932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455821" calcext:value-type="float">
            <text:p>6.455821</text:p>
          </table:table-cell>
          <table:table-cell office:value-type="float" office:value="6.5598728851" calcext:value-type="float">
            <text:p>6.5598728851</text:p>
          </table:table-cell>
          <table:table-cell table:formula="of:=POWER([.C1625]-6.75;2)" office:value-type="float" office:value="0.0361483198201978" calcext:value-type="float">
            <text:p>0.0361483198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440653" calcext:value-type="float">
            <text:p>6.440653</text:p>
          </table:table-cell>
          <table:table-cell office:value-type="float" office:value="6.5598145362" calcext:value-type="float">
            <text:p>6.5598145362</text:p>
          </table:table-cell>
          <table:table-cell table:formula="of:=POWER([.C1626]-6.75;2)" office:value-type="float" office:value="0.036170510640821" calcext:value-type="float">
            <text:p>0.0361705106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425299" calcext:value-type="float">
            <text:p>6.425299</text:p>
          </table:table-cell>
          <table:table-cell office:value-type="float" office:value="6.5597733745" calcext:value-type="float">
            <text:p>6.5597733745</text:p>
          </table:table-cell>
          <table:table-cell table:formula="of:=POWER([.C1627]-6.75;2)" office:value-type="float" office:value="0.0361861690491173" calcext:value-type="float">
            <text:p>0.036186169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409717" calcext:value-type="float">
            <text:p>6.409717</text:p>
          </table:table-cell>
          <table:table-cell office:value-type="float" office:value="6.5597561021" calcext:value-type="float">
            <text:p>6.5597561021</text:p>
          </table:table-cell>
          <table:table-cell table:formula="of:=POWER([.C1628]-6.75;2)" office:value-type="float" office:value="0.0361927406881857" calcext:value-type="float">
            <text:p>0.0361927407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393919" calcext:value-type="float">
            <text:p>6.393919</text:p>
          </table:table-cell>
          <table:table-cell office:value-type="float" office:value="6.5597692809" calcext:value-type="float">
            <text:p>6.5597692809</text:p>
          </table:table-cell>
          <table:table-cell table:formula="of:=POWER([.C1629]-6.75;2)" office:value-type="float" office:value="0.036187726489303" calcext:value-type="float">
            <text:p>0.0361877265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377983" calcext:value-type="float">
            <text:p>6.377983</text:p>
          </table:table-cell>
          <table:table-cell office:value-type="float" office:value="6.5598187149" calcext:value-type="float">
            <text:p>6.5598187149</text:p>
          </table:table-cell>
          <table:table-cell table:formula="of:=POWER([.C1630]-6.75;2)" office:value-type="float" office:value="0.0361689212022873" calcext:value-type="float">
            <text:p>0.0361689212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362058" calcext:value-type="float">
            <text:p>6.362058</text:p>
          </table:table-cell>
          <table:table-cell office:value-type="float" office:value="6.559908783" calcext:value-type="float">
            <text:p>6.559908783</text:p>
          </table:table-cell>
          <table:table-cell table:formula="of:=POWER([.C1631]-6.75;2)" office:value-type="float" office:value="0.0361346707805411" calcext:value-type="float">
            <text:p>0.0361346708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346364" calcext:value-type="float">
            <text:p>6.346364</text:p>
          </table:table-cell>
          <table:table-cell office:value-type="float" office:value="6.5600418085" calcext:value-type="float">
            <text:p>6.5600418085</text:p>
          </table:table-cell>
          <table:table-cell table:formula="of:=POWER([.C1632]-6.75;2)" office:value-type="float" office:value="0.0360841145179506" calcext:value-type="float">
            <text:p>0.0360841145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331171" calcext:value-type="float">
            <text:p>6.331171</text:p>
          </table:table-cell>
          <table:table-cell office:value-type="float" office:value="6.5602174638" calcext:value-type="float">
            <text:p>6.5602174638</text:p>
          </table:table-cell>
          <table:table-cell table:formula="of:=POWER([.C1633]-6.75;2)" office:value-type="float" office:value="0.0360174110465043" calcext:value-type="float">
            <text:p>0.036017411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316783" calcext:value-type="float">
            <text:p>6.316783</text:p>
          </table:table-cell>
          <table:table-cell office:value-type="float" office:value="6.5604323787" calcext:value-type="float">
            <text:p>6.5604323787</text:p>
          </table:table-cell>
          <table:table-cell table:formula="of:=POWER([.C1634]-6.75;2)" office:value-type="float" office:value="0.0359358830453403" calcext:value-type="float">
            <text:p>0.035935883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303504" calcext:value-type="float">
            <text:p>6.303504</text:p>
          </table:table-cell>
          <table:table-cell office:value-type="float" office:value="6.5606798851" calcext:value-type="float">
            <text:p>6.5606798851</text:p>
          </table:table-cell>
          <table:table-cell table:formula="of:=POWER([.C1635]-6.75;2)" office:value-type="float" office:value="0.0358421059057492" calcext:value-type="float">
            <text:p>0.0358421059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291607" calcext:value-type="float">
            <text:p>6.291607</text:p>
          </table:table-cell>
          <table:table-cell office:value-type="float" office:value="6.5609500213" calcext:value-type="float">
            <text:p>6.5609500213</text:p>
          </table:table-cell>
          <table:table-cell table:formula="of:=POWER([.C1636]-6.75;2)" office:value-type="float" office:value="0.0357398944464704" calcext:value-type="float">
            <text:p>0.0357398944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281297" calcext:value-type="float">
            <text:p>6.281297</text:p>
          </table:table-cell>
          <table:table-cell office:value-type="float" office:value="6.5612297234" calcext:value-type="float">
            <text:p>6.5612297234</text:p>
          </table:table-cell>
          <table:table-cell table:formula="of:=POWER([.C1637]-6.75;2)" office:value-type="float" office:value="0.0356342173276404" calcext:value-type="float">
            <text:p>0.0356342173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272679" calcext:value-type="float">
            <text:p>6.272679</text:p>
          </table:table-cell>
          <table:table-cell office:value-type="float" office:value="6.5615032383" calcext:value-type="float">
            <text:p>6.5615032383</text:p>
          </table:table-cell>
          <table:table-cell table:formula="of:=POWER([.C1638]-6.75;2)" office:value-type="float" office:value="0.0355310291713865" calcext:value-type="float">
            <text:p>0.0355310292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265732" calcext:value-type="float">
            <text:p>6.265732</text:p>
          </table:table-cell>
          <table:table-cell office:value-type="float" office:value="6.5617526596" calcext:value-type="float">
            <text:p>6.5617526596</text:p>
          </table:table-cell>
          <table:table-cell table:formula="of:=POWER([.C1639]-6.75;2)" office:value-type="float" office:value="0.0354370611676736" calcext:value-type="float">
            <text:p>0.0354370612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260286" calcext:value-type="float">
            <text:p>6.260286</text:p>
          </table:table-cell>
          <table:table-cell office:value-type="float" office:value="6.5619584979" calcext:value-type="float">
            <text:p>6.5619584979</text:p>
          </table:table-cell>
          <table:table-cell table:formula="of:=POWER([.C1640]-6.75;2)" office:value-type="float" office:value="0.0353596065120243" calcext:value-type="float">
            <text:p>0.0353596065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256006" calcext:value-type="float">
            <text:p>6.256006</text:p>
          </table:table-cell>
          <table:table-cell office:value-type="float" office:value="6.562100166" calcext:value-type="float">
            <text:p>6.562100166</text:p>
          </table:table-cell>
          <table:table-cell table:formula="of:=POWER([.C1641]-6.75;2)" office:value-type="float" office:value="0.0353063476172274" calcext:value-type="float">
            <text:p>0.0353063476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252368" calcext:value-type="float">
            <text:p>6.252368</text:p>
          </table:table-cell>
          <table:table-cell office:value-type="float" office:value="6.5621561277" calcext:value-type="float">
            <text:p>6.5621561277</text:p>
          </table:table-cell>
          <table:table-cell table:formula="of:=POWER([.C1642]-6.75;2)" office:value-type="float" office:value="0.0352853203606588" calcext:value-type="float">
            <text:p>0.0352853204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248621" calcext:value-type="float">
            <text:p>6.248621</text:p>
          </table:table-cell>
          <table:table-cell office:value-type="float" office:value="6.5621034553" calcext:value-type="float">
            <text:p>6.5621034553</text:p>
          </table:table-cell>
          <table:table-cell table:formula="of:=POWER([.C1643]-6.75;2)" office:value-type="float" office:value="0.0353051115101991" calcext:value-type="float">
            <text:p>0.0353051115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243671" calcext:value-type="float">
            <text:p>6.243671</text:p>
          </table:table-cell>
          <table:table-cell office:value-type="float" office:value="6.5619160766" calcext:value-type="float">
            <text:p>6.5619160766</text:p>
          </table:table-cell>
          <table:table-cell table:formula="of:=POWER([.C1644]-6.75;2)" office:value-type="float" office:value="0.035375562241537" calcext:value-type="float">
            <text:p>0.0353755622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235785" calcext:value-type="float">
            <text:p>6.235785</text:p>
          </table:table-cell>
          <table:table-cell office:value-type="float" office:value="6.561560417" calcext:value-type="float">
            <text:p>6.561560417</text:p>
          </table:table-cell>
          <table:table-cell table:formula="of:=POWER([.C1645]-6.75;2)" office:value-type="float" office:value="0.0355094764412139" calcext:value-type="float">
            <text:p>0.0355094764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221737" calcext:value-type="float">
            <text:p>6.221737</text:p>
          </table:table-cell>
          <table:table-cell office:value-type="float" office:value="6.5609845404" calcext:value-type="float">
            <text:p>6.5609845404</text:p>
          </table:table-cell>
          <table:table-cell table:formula="of:=POWER([.C1646]-6.75;2)" office:value-type="float" office:value="0.0357268439677993" calcext:value-type="float">
            <text:p>0.035726844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193788" calcext:value-type="float">
            <text:p>6.193788</text:p>
          </table:table-cell>
          <table:table-cell office:value-type="float" office:value="6.5600875277" calcext:value-type="float">
            <text:p>6.5600875277</text:p>
          </table:table-cell>
          <table:table-cell table:formula="of:=POWER([.C1647]-6.75;2)" office:value-type="float" office:value="0.0360667471350981" calcext:value-type="float">
            <text:p>0.0360667471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124576" calcext:value-type="float">
            <text:p>6.124576</text:p>
          </table:table-cell>
          <table:table-cell office:value-type="float" office:value="6.5586064128" calcext:value-type="float">
            <text:p>6.5586064128</text:p>
          </table:table-cell>
          <table:table-cell table:formula="of:=POWER([.C1648]-6.75;2)" office:value-type="float" office:value="0.0366315052212841" calcext:value-type="float">
            <text:p>0.0366315052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5.772291" calcext:value-type="float">
            <text:p>5.772291</text:p>
          </table:table-cell>
          <table:table-cell office:value-type="float" office:value="6.5553629745" calcext:value-type="float">
            <text:p>6.5553629745</text:p>
          </table:table-cell>
          <table:table-cell table:formula="of:=POWER([.C1649]-6.75;2)" office:value-type="float" office:value="0.0378835716954875" calcext:value-type="float">
            <text:p>0.0378835717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855448" calcext:value-type="float">
            <text:p>6.855448</text:p>
          </table:table-cell>
          <table:table-cell office:value-type="float" office:value="6.5536186213" calcext:value-type="float">
            <text:p>6.5536186213</text:p>
          </table:table-cell>
          <table:table-cell table:formula="of:=POWER([.C1650]-6.75;2)" office:value-type="float" office:value="0.0385656459001128" calcext:value-type="float">
            <text:p>0.038565645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487389" calcext:value-type="float">
            <text:p>6.487389</text:p>
          </table:table-cell>
          <table:table-cell office:value-type="float" office:value="6.5545670723" calcext:value-type="float">
            <text:p>6.5545670723</text:p>
          </table:table-cell>
          <table:table-cell table:formula="of:=POWER([.C1651]-6.75;2)" office:value-type="float" office:value="0.0381940292293933" calcext:value-type="float">
            <text:p>0.0381940292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414493" calcext:value-type="float">
            <text:p>6.414493</text:p>
          </table:table-cell>
          <table:table-cell office:value-type="float" office:value="6.5553135489" calcext:value-type="float">
            <text:p>6.5553135489</text:p>
          </table:table-cell>
          <table:table-cell table:formula="of:=POWER([.C1652]-6.75;2)" office:value-type="float" office:value="0.0379028142419127" calcext:value-type="float">
            <text:p>0.0379028142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382856" calcext:value-type="float">
            <text:p>6.382856</text:p>
          </table:table-cell>
          <table:table-cell office:value-type="float" office:value="6.555745817" calcext:value-type="float">
            <text:p>6.555745817</text:p>
          </table:table-cell>
          <table:table-cell table:formula="of:=POWER([.C1653]-6.75;2)" office:value-type="float" office:value="0.0377346876129975" calcext:value-type="float">
            <text:p>0.0377346876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36494" calcext:value-type="float">
            <text:p>6.36494</text:p>
          </table:table-cell>
          <table:table-cell office:value-type="float" office:value="6.5559890766" calcext:value-type="float">
            <text:p>6.5559890766</text:p>
          </table:table-cell>
          <table:table-cell table:formula="of:=POWER([.C1654]-6.75;2)" office:value-type="float" office:value="0.0376402383985209" calcext:value-type="float">
            <text:p>0.0376402384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353459" calcext:value-type="float">
            <text:p>6.353459</text:p>
          </table:table-cell>
          <table:table-cell office:value-type="float" office:value="6.5561123319" calcext:value-type="float">
            <text:p>6.5561123319</text:p>
          </table:table-cell>
          <table:table-cell table:formula="of:=POWER([.C1655]-6.75;2)" office:value-type="float" office:value="0.0375924278412559" calcext:value-type="float">
            <text:p>0.0375924278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345778" calcext:value-type="float">
            <text:p>6.345778</text:p>
          </table:table-cell>
          <table:table-cell office:value-type="float" office:value="6.5561571106" calcext:value-type="float">
            <text:p>6.5561571106</text:p>
          </table:table-cell>
          <table:table-cell table:formula="of:=POWER([.C1656]-6.75;2)" office:value-type="float" office:value="0.0375750657709406" calcext:value-type="float">
            <text:p>0.0375750658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340791" calcext:value-type="float">
            <text:p>6.340791</text:p>
          </table:table-cell>
          <table:table-cell office:value-type="float" office:value="6.5561508596" calcext:value-type="float">
            <text:p>6.5561508596</text:p>
          </table:table-cell>
          <table:table-cell table:formula="of:=POWER([.C1657]-6.75;2)" office:value-type="float" office:value="0.037577489233819" calcext:value-type="float">
            <text:p>0.0375774892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337994" calcext:value-type="float">
            <text:p>6.337994</text:p>
          </table:table-cell>
          <table:table-cell office:value-type="float" office:value="6.5561128809" calcext:value-type="float">
            <text:p>6.5561128809</text:p>
          </table:table-cell>
          <table:table-cell table:formula="of:=POWER([.C1658]-6.75;2)" office:value-type="float" office:value="0.0375922149528977" calcext:value-type="float">
            <text:p>0.037592215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337145" calcext:value-type="float">
            <text:p>6.337145</text:p>
          </table:table-cell>
          <table:table-cell office:value-type="float" office:value="6.5560572511" calcext:value-type="float">
            <text:p>6.5560572511</text:p>
          </table:table-cell>
          <table:table-cell table:formula="of:=POWER([.C1659]-6.75;2)" office:value-type="float" office:value="0.0376137898508883" calcext:value-type="float">
            <text:p>0.0376137899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33811" calcext:value-type="float">
            <text:p>6.33811</text:p>
          </table:table-cell>
          <table:table-cell office:value-type="float" office:value="6.5559943872" calcext:value-type="float">
            <text:p>6.5559943872</text:p>
          </table:table-cell>
          <table:table-cell table:formula="of:=POWER([.C1660]-6.75;2)" office:value-type="float" office:value="0.0376381777979035" calcext:value-type="float">
            <text:p>0.0376381778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340797" calcext:value-type="float">
            <text:p>6.340797</text:p>
          </table:table-cell>
          <table:table-cell office:value-type="float" office:value="6.5559320043" calcext:value-type="float">
            <text:p>6.5559320043</text:p>
          </table:table-cell>
          <table:table-cell table:formula="of:=POWER([.C1661]-6.75;2)" office:value-type="float" office:value="0.0376623869550153" calcext:value-type="float">
            <text:p>0.037662387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345122" calcext:value-type="float">
            <text:p>6.345122</text:p>
          </table:table-cell>
          <table:table-cell office:value-type="float" office:value="6.5558757234" calcext:value-type="float">
            <text:p>6.5558757234</text:p>
          </table:table-cell>
          <table:table-cell table:formula="of:=POWER([.C1662]-6.75;2)" office:value-type="float" office:value="0.0376842347654734" calcext:value-type="float">
            <text:p>0.0376842348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350996" calcext:value-type="float">
            <text:p>6.350996</text:p>
          </table:table-cell>
          <table:table-cell office:value-type="float" office:value="6.5558295021" calcext:value-type="float">
            <text:p>6.5558295021</text:p>
          </table:table-cell>
          <table:table-cell table:formula="of:=POWER([.C1663]-6.75;2)" office:value-type="float" office:value="0.0377021822547339" calcext:value-type="float">
            <text:p>0.0377021823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358316" calcext:value-type="float">
            <text:p>6.358316</text:p>
          </table:table-cell>
          <table:table-cell office:value-type="float" office:value="6.5557959191" calcext:value-type="float">
            <text:p>6.5557959191</text:p>
          </table:table-cell>
          <table:table-cell table:formula="of:=POWER([.C1664]-6.75;2)" office:value-type="float" office:value="0.0377152250382136" calcext:value-type="float">
            <text:p>0.037715225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366972" calcext:value-type="float">
            <text:p>6.366972</text:p>
          </table:table-cell>
          <table:table-cell office:value-type="float" office:value="6.5557764383" calcext:value-type="float">
            <text:p>6.5557764383</text:p>
          </table:table-cell>
          <table:table-cell table:formula="of:=POWER([.C1665]-6.75;2)" office:value-type="float" office:value="0.0377227919194338" calcext:value-type="float">
            <text:p>0.0377227919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376843" calcext:value-type="float">
            <text:p>6.376843</text:p>
          </table:table-cell>
          <table:table-cell office:value-type="float" office:value="6.555771566" calcext:value-type="float">
            <text:p>6.555771566</text:p>
          </table:table-cell>
          <table:table-cell table:formula="of:=POWER([.C1666]-6.75;2)" office:value-type="float" office:value="0.0377246845740924" calcext:value-type="float">
            <text:p>0.0377246846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387809" calcext:value-type="float">
            <text:p>6.387809</text:p>
          </table:table-cell>
          <table:table-cell office:value-type="float" office:value="6.555781017" calcext:value-type="float">
            <text:p>6.555781017</text:p>
          </table:table-cell>
          <table:table-cell table:formula="of:=POWER([.C1667]-6.75;2)" office:value-type="float" office:value="0.0377210133575542" calcext:value-type="float">
            <text:p>0.0377210134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399747" calcext:value-type="float">
            <text:p>6.399747</text:p>
          </table:table-cell>
          <table:table-cell office:value-type="float" office:value="6.5558038426" calcext:value-type="float">
            <text:p>6.5558038426</text:p>
          </table:table-cell>
          <table:table-cell table:formula="of:=POWER([.C1668]-6.75;2)" office:value-type="float" office:value="0.0377121475489257" calcext:value-type="float">
            <text:p>0.0377121475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412539" calcext:value-type="float">
            <text:p>6.412539</text:p>
          </table:table-cell>
          <table:table-cell office:value-type="float" office:value="6.5558385617" calcext:value-type="float">
            <text:p>6.5558385617</text:p>
          </table:table-cell>
          <table:table-cell table:formula="of:=POWER([.C1669]-6.75;2)" office:value-type="float" office:value="0.0376986641227247" calcext:value-type="float">
            <text:p>0.0376986641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426072" calcext:value-type="float">
            <text:p>6.426072</text:p>
          </table:table-cell>
          <table:table-cell office:value-type="float" office:value="6.5558832766" calcext:value-type="float">
            <text:p>6.5558832766</text:p>
          </table:table-cell>
          <table:table-cell table:formula="of:=POWER([.C1670]-6.75;2)" office:value-type="float" office:value="0.037681302303552" calcext:value-type="float">
            <text:p>0.0376813023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440238" calcext:value-type="float">
            <text:p>6.440238</text:p>
          </table:table-cell>
          <table:table-cell office:value-type="float" office:value="6.5559358128" calcext:value-type="float">
            <text:p>6.5559358128</text:p>
          </table:table-cell>
          <table:table-cell table:formula="of:=POWER([.C1671]-6.75;2)" office:value-type="float" office:value="0.0376609087535968" calcext:value-type="float">
            <text:p>0.0376609088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454937" calcext:value-type="float">
            <text:p>6.454937</text:p>
          </table:table-cell>
          <table:table-cell office:value-type="float" office:value="6.5559938468" calcext:value-type="float">
            <text:p>6.5559938468</text:p>
          </table:table-cell>
          <table:table-cell table:formula="of:=POWER([.C1672]-6.75;2)" office:value-type="float" office:value="0.0376383874794619" calcext:value-type="float">
            <text:p>0.0376383875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470073" calcext:value-type="float">
            <text:p>6.470073</text:p>
          </table:table-cell>
          <table:table-cell office:value-type="float" office:value="6.5560550468" calcext:value-type="float">
            <text:p>6.5560550468</text:p>
          </table:table-cell>
          <table:table-cell table:formula="of:=POWER([.C1673]-6.75;2)" office:value-type="float" office:value="0.0376146448717502" calcext:value-type="float">
            <text:p>0.0376146449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485555" calcext:value-type="float">
            <text:p>6.485555</text:p>
          </table:table-cell>
          <table:table-cell office:value-type="float" office:value="6.5561172128" calcext:value-type="float">
            <text:p>6.5561172128</text:p>
          </table:table-cell>
          <table:table-cell table:formula="of:=POWER([.C1674]-6.75;2)" office:value-type="float" office:value="0.0375905351724404" calcext:value-type="float">
            <text:p>0.0375905352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01293" calcext:value-type="float">
            <text:p>6.501293</text:p>
          </table:table-cell>
          <table:table-cell office:value-type="float" office:value="6.5561783957" calcext:value-type="float">
            <text:p>6.5561783957</text:p>
          </table:table-cell>
          <table:table-cell table:formula="of:=POWER([.C1675]-6.75;2)" office:value-type="float" office:value="0.0375668142934258" calcext:value-type="float">
            <text:p>0.0375668143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5172" calcext:value-type="float">
            <text:p>6.5172</text:p>
          </table:table-cell>
          <table:table-cell office:value-type="float" office:value="6.5562370298" calcext:value-type="float">
            <text:p>6.5562370298</text:p>
          </table:table-cell>
          <table:table-cell table:formula="of:=POWER([.C1676]-6.75;2)" office:value-type="float" office:value="0.037544088620726" calcext:value-type="float">
            <text:p>0.0375440886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53319" calcext:value-type="float">
            <text:p>6.53319</text:p>
          </table:table-cell>
          <table:table-cell office:value-type="float" office:value="6.5562920128" calcext:value-type="float">
            <text:p>6.5562920128</text:p>
          </table:table-cell>
          <table:table-cell table:formula="of:=POWER([.C1677]-6.75;2)" office:value-type="float" office:value="0.0375227843050753" calcext:value-type="float">
            <text:p>0.0375227843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549178" calcext:value-type="float">
            <text:p>6.549178</text:p>
          </table:table-cell>
          <table:table-cell office:value-type="float" office:value="6.5563427702" calcext:value-type="float">
            <text:p>6.5563427702</text:p>
          </table:table-cell>
          <table:table-cell table:formula="of:=POWER([.C1678]-6.75;2)" office:value-type="float" office:value="0.0375031226538101" calcext:value-type="float">
            <text:p>0.0375031227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565078" calcext:value-type="float">
            <text:p>6.565078</text:p>
          </table:table-cell>
          <table:table-cell office:value-type="float" office:value="6.5563892638" calcext:value-type="float">
            <text:p>6.5563892638</text:p>
          </table:table-cell>
          <table:table-cell table:formula="of:=POWER([.C1679]-6.75;2)" office:value-type="float" office:value="0.037485117171906" calcext:value-type="float">
            <text:p>0.0374851172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58081" calcext:value-type="float">
            <text:p>6.58081</text:p>
          </table:table-cell>
          <table:table-cell office:value-type="float" office:value="6.5564319787" calcext:value-type="float">
            <text:p>6.5564319787</text:p>
          </table:table-cell>
          <table:table-cell table:formula="of:=POWER([.C1680]-6.75;2)" office:value-type="float" office:value="0.0374685788699972" calcext:value-type="float">
            <text:p>0.0374685789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596296" calcext:value-type="float">
            <text:p>6.596296</text:p>
          </table:table-cell>
          <table:table-cell office:value-type="float" office:value="6.556471834" calcext:value-type="float">
            <text:p>6.556471834</text:p>
          </table:table-cell>
          <table:table-cell table:formula="of:=POWER([.C1681]-6.75;2)" office:value-type="float" office:value="0.0374531510353236" calcext:value-type="float">
            <text:p>0.037453151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611463" calcext:value-type="float">
            <text:p>6.611463</text:p>
          </table:table-cell>
          <table:table-cell office:value-type="float" office:value="6.5565100894" calcext:value-type="float">
            <text:p>6.5565100894</text:p>
          </table:table-cell>
          <table:table-cell table:formula="of:=POWER([.C1682]-6.75;2)" office:value-type="float" office:value="0.0374383455039961" calcext:value-type="float">
            <text:p>0.0374383455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626248" calcext:value-type="float">
            <text:p>6.626248</text:p>
          </table:table-cell>
          <table:table-cell office:value-type="float" office:value="6.5565481957" calcext:value-type="float">
            <text:p>6.5565481957</text:p>
          </table:table-cell>
          <table:table-cell table:formula="of:=POWER([.C1683]-6.75;2)" office:value-type="float" office:value="0.0374236005869257" calcext:value-type="float">
            <text:p>0.0374236006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640595" calcext:value-type="float">
            <text:p>6.640595</text:p>
          </table:table-cell>
          <table:table-cell office:value-type="float" office:value="6.5565876298" calcext:value-type="float">
            <text:p>6.5565876298</text:p>
          </table:table-cell>
          <table:table-cell table:formula="of:=POWER([.C1684]-6.75;2)" office:value-type="float" office:value="0.0374083449463818" calcext:value-type="float">
            <text:p>0.0374083449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654459" calcext:value-type="float">
            <text:p>6.654459</text:p>
          </table:table-cell>
          <table:table-cell office:value-type="float" office:value="6.5566297532" calcext:value-type="float">
            <text:p>6.5566297532</text:p>
          </table:table-cell>
          <table:table-cell table:formula="of:=POWER([.C1685]-6.75;2)" office:value-type="float" office:value="0.0373920523474928" calcext:value-type="float">
            <text:p>0.0373920523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667806" calcext:value-type="float">
            <text:p>6.667806</text:p>
          </table:table-cell>
          <table:table-cell office:value-type="float" office:value="6.5566756511" calcext:value-type="float">
            <text:p>6.5566756511</text:p>
          </table:table-cell>
          <table:table-cell table:formula="of:=POWER([.C1686]-6.75;2)" office:value-type="float" office:value="0.037374303877609" calcext:value-type="float">
            <text:p>0.0373743039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680615" calcext:value-type="float">
            <text:p>6.680615</text:p>
          </table:table-cell>
          <table:table-cell office:value-type="float" office:value="6.556726017" calcext:value-type="float">
            <text:p>6.556726017</text:p>
          </table:table-cell>
          <table:table-cell table:formula="of:=POWER([.C1687]-6.75;2)" office:value-type="float" office:value="0.0373548325046843" calcext:value-type="float">
            <text:p>0.0373548325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692875" calcext:value-type="float">
            <text:p>6.692875</text:p>
          </table:table-cell>
          <table:table-cell office:value-type="float" office:value="6.5567810894" calcext:value-type="float">
            <text:p>6.5567810894</text:p>
          </table:table-cell>
          <table:table-cell table:formula="of:=POWER([.C1688]-6.75;2)" office:value-type="float" office:value="0.0373335474134507" calcext:value-type="float">
            <text:p>0.0373335474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704588" calcext:value-type="float">
            <text:p>6.704588</text:p>
          </table:table-cell>
          <table:table-cell office:value-type="float" office:value="6.5568406128" calcext:value-type="float">
            <text:p>6.5568406128</text:p>
          </table:table-cell>
          <table:table-cell table:formula="of:=POWER([.C1689]-6.75;2)" office:value-type="float" office:value="0.0373105488634794" calcext:value-type="float">
            <text:p>0.0373105489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715766" calcext:value-type="float">
            <text:p>6.715766</text:p>
          </table:table-cell>
          <table:table-cell office:value-type="float" office:value="6.5569038638" calcext:value-type="float">
            <text:p>6.5569038638</text:p>
          </table:table-cell>
          <table:table-cell table:formula="of:=POWER([.C1690]-6.75;2)" office:value-type="float" office:value="0.0372861178153691" calcext:value-type="float">
            <text:p>0.0372861178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726428" calcext:value-type="float">
            <text:p>6.726428</text:p>
          </table:table-cell>
          <table:table-cell office:value-type="float" office:value="6.5569697149" calcext:value-type="float">
            <text:p>6.5569697149</text:p>
          </table:table-cell>
          <table:table-cell table:formula="of:=POWER([.C1691]-6.75;2)" office:value-type="float" office:value="0.0372606909657872" calcext:value-type="float">
            <text:p>0.037260691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736601" calcext:value-type="float">
            <text:p>6.736601</text:p>
          </table:table-cell>
          <table:table-cell office:value-type="float" office:value="6.5570367447" calcext:value-type="float">
            <text:p>6.5570367447</text:p>
          </table:table-cell>
          <table:table-cell table:formula="of:=POWER([.C1692]-6.75;2)" office:value-type="float" office:value="0.0372348178959732" calcext:value-type="float">
            <text:p>0.0372348179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746317" calcext:value-type="float">
            <text:p>6.746317</text:p>
          </table:table-cell>
          <table:table-cell office:value-type="float" office:value="6.5571033532" calcext:value-type="float">
            <text:p>6.5571033532</text:p>
          </table:table-cell>
          <table:table-cell table:formula="of:=POWER([.C1693]-6.75;2)" office:value-type="float" office:value="0.0372091163466838" calcext:value-type="float">
            <text:p>0.0372091163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755605" calcext:value-type="float">
            <text:p>6.755605</text:p>
          </table:table-cell>
          <table:table-cell office:value-type="float" office:value="6.5571678766" calcext:value-type="float">
            <text:p>6.5571678766</text:p>
          </table:table-cell>
          <table:table-cell table:formula="of:=POWER([.C1694]-6.75;2)" office:value-type="float" office:value="0.0371842278149527" calcext:value-type="float">
            <text:p>0.0371842278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764491" calcext:value-type="float">
            <text:p>6.764491</text:p>
          </table:table-cell>
          <table:table-cell office:value-type="float" office:value="6.5572287362" calcext:value-type="float">
            <text:p>6.5572287362</text:p>
          </table:table-cell>
          <table:table-cell table:formula="of:=POWER([.C1695]-6.75;2)" office:value-type="float" office:value="0.0371607601470492" calcext:value-type="float">
            <text:p>0.0371607601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772994" calcext:value-type="float">
            <text:p>6.772994</text:p>
          </table:table-cell>
          <table:table-cell office:value-type="float" office:value="6.5572845277" calcext:value-type="float">
            <text:p>6.5572845277</text:p>
          </table:table-cell>
          <table:table-cell table:formula="of:=POWER([.C1696]-6.75;2)" office:value-type="float" office:value="0.037139253263812" calcext:value-type="float">
            <text:p>0.0371392533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781121" calcext:value-type="float">
            <text:p>6.781121</text:p>
          </table:table-cell>
          <table:table-cell office:value-type="float" office:value="6.5573341106" calcext:value-type="float">
            <text:p>6.5573341106</text:p>
          </table:table-cell>
          <table:table-cell table:formula="of:=POWER([.C1697]-6.75;2)" office:value-type="float" office:value="0.0371201449382929" calcext:value-type="float">
            <text:p>0.0371201449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788864" calcext:value-type="float">
            <text:p>6.788864</text:p>
          </table:table-cell>
          <table:table-cell office:value-type="float" office:value="6.5573766468" calcext:value-type="float">
            <text:p>6.5573766468</text:p>
          </table:table-cell>
          <table:table-cell table:formula="of:=POWER([.C1698]-6.75;2)" office:value-type="float" office:value="0.037103756198012" calcext:value-type="float">
            <text:p>0.0371037562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796202" calcext:value-type="float">
            <text:p>6.796202</text:p>
          </table:table-cell>
          <table:table-cell office:value-type="float" office:value="6.557411634" calcext:value-type="float">
            <text:p>6.557411634</text:p>
          </table:table-cell>
          <table:table-cell table:formula="of:=POWER([.C1699]-6.75;2)" office:value-type="float" office:value="0.0370902787185499" calcext:value-type="float">
            <text:p>0.0370902787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803097" calcext:value-type="float">
            <text:p>6.803097</text:p>
          </table:table-cell>
          <table:table-cell office:value-type="float" office:value="6.5574388936" calcext:value-type="float">
            <text:p>6.5574388936</text:p>
          </table:table-cell>
          <table:table-cell table:formula="of:=POWER([.C1700]-6.75;2)" office:value-type="float" office:value="0.0370797796979923" calcext:value-type="float">
            <text:p>0.0370797797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809501" calcext:value-type="float">
            <text:p>6.809501</text:p>
          </table:table-cell>
          <table:table-cell office:value-type="float" office:value="6.5574585404" calcext:value-type="float">
            <text:p>6.5574585404</text:p>
          </table:table-cell>
          <table:table-cell table:formula="of:=POWER([.C1701]-6.75;2)" office:value-type="float" office:value="0.0370722136648985" calcext:value-type="float">
            <text:p>0.0370722137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815354" calcext:value-type="float">
            <text:p>6.815354</text:p>
          </table:table-cell>
          <table:table-cell office:value-type="float" office:value="6.5574709277" calcext:value-type="float">
            <text:p>6.5574709277</text:p>
          </table:table-cell>
          <table:table-cell table:formula="of:=POWER([.C1702]-6.75;2)" office:value-type="float" office:value="0.0370674436806987" calcext:value-type="float">
            <text:p>0.0370674437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820592" calcext:value-type="float">
            <text:p>6.820592</text:p>
          </table:table-cell>
          <table:table-cell office:value-type="float" office:value="6.5574766043" calcext:value-type="float">
            <text:p>6.5574766043</text:p>
          </table:table-cell>
          <table:table-cell table:formula="of:=POWER([.C1703]-6.75;2)" office:value-type="float" office:value="0.0370652578918589" calcext:value-type="float">
            <text:p>0.0370652579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825154" calcext:value-type="float">
            <text:p>6.825154</text:p>
          </table:table-cell>
          <table:table-cell office:value-type="float" office:value="6.5574762553" calcext:value-type="float">
            <text:p>6.5574762553</text:p>
          </table:table-cell>
          <table:table-cell table:formula="of:=POWER([.C1704]-6.75;2)" office:value-type="float" office:value="0.0370653922733107" calcext:value-type="float">
            <text:p>0.0370653923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828982" calcext:value-type="float">
            <text:p>6.828982</text:p>
          </table:table-cell>
          <table:table-cell office:value-type="float" office:value="6.5574706255" calcext:value-type="float">
            <text:p>6.5574706255</text:p>
          </table:table-cell>
          <table:table-cell table:formula="of:=POWER([.C1705]-6.75;2)" office:value-type="float" office:value="0.0370675600453614" calcext:value-type="float">
            <text:p>0.03706756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832029" calcext:value-type="float">
            <text:p>6.832029</text:p>
          </table:table-cell>
          <table:table-cell office:value-type="float" office:value="6.5574604894" calcext:value-type="float">
            <text:p>6.5574604894</text:p>
          </table:table-cell>
          <table:table-cell table:formula="of:=POWER([.C1706]-6.75;2)" office:value-type="float" office:value="0.0370714631420874" calcext:value-type="float">
            <text:p>0.0370714631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834258" calcext:value-type="float">
            <text:p>6.834258</text:p>
          </table:table-cell>
          <table:table-cell office:value-type="float" office:value="6.5574466043" calcext:value-type="float">
            <text:p>6.5574466043</text:p>
          </table:table-cell>
          <table:table-cell table:formula="of:=POWER([.C1707]-6.75;2)" office:value-type="float" office:value="0.0370768101956008" calcext:value-type="float">
            <text:p>0.0370768102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835646" calcext:value-type="float">
            <text:p>6.835646</text:p>
          </table:table-cell>
          <table:table-cell office:value-type="float" office:value="6.5574296766" calcext:value-type="float">
            <text:p>6.5574296766</text:p>
          </table:table-cell>
          <table:table-cell table:formula="of:=POWER([.C1708]-6.75;2)" office:value-type="float" office:value="0.0370833294543806" calcext:value-type="float">
            <text:p>0.0370833295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836181" calcext:value-type="float">
            <text:p>6.836181</text:p>
          </table:table-cell>
          <table:table-cell office:value-type="float" office:value="6.5574103489" calcext:value-type="float">
            <text:p>6.5574103489</text:p>
          </table:table-cell>
          <table:table-cell table:formula="of:=POWER([.C1709]-6.75;2)" office:value-type="float" office:value="0.0370907737108196" calcext:value-type="float">
            <text:p>0.0370907737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83586" calcext:value-type="float">
            <text:p>6.83586</text:p>
          </table:table-cell>
          <table:table-cell office:value-type="float" office:value="6.5573891872" calcext:value-type="float">
            <text:p>6.5573891872</text:p>
          </table:table-cell>
          <table:table-cell table:formula="of:=POWER([.C1710]-6.75;2)" office:value-type="float" office:value="0.0370989252074766" calcext:value-type="float">
            <text:p>0.0370989252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834683" calcext:value-type="float">
            <text:p>6.834683</text:p>
          </table:table-cell>
          <table:table-cell office:value-type="float" office:value="6.5573666766" calcext:value-type="float">
            <text:p>6.5573666766</text:p>
          </table:table-cell>
          <table:table-cell table:formula="of:=POWER([.C1711]-6.75;2)" office:value-type="float" office:value="0.037107597284129" calcext:value-type="float">
            <text:p>0.0371075973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832655" calcext:value-type="float">
            <text:p>6.832655</text:p>
          </table:table-cell>
          <table:table-cell office:value-type="float" office:value="6.5573432596" calcext:value-type="float">
            <text:p>6.5573432596</text:p>
          </table:table-cell>
          <table:table-cell table:formula="of:=POWER([.C1712]-6.75;2)" office:value-type="float" office:value="0.0371166196215531" calcext:value-type="float">
            <text:p>0.0371166196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829777" calcext:value-type="float">
            <text:p>6.829777</text:p>
          </table:table-cell>
          <table:table-cell office:value-type="float" office:value="6.5573193106" calcext:value-type="float">
            <text:p>6.5573193106</text:p>
          </table:table-cell>
          <table:table-cell table:formula="of:=POWER([.C1713]-6.75;2)" office:value-type="float" office:value="0.0371258480676591" calcext:value-type="float">
            <text:p>0.0371258481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826049" calcext:value-type="float">
            <text:p>6.826049</text:p>
          </table:table-cell>
          <table:table-cell office:value-type="float" office:value="6.5572951872" calcext:value-type="float">
            <text:p>6.5572951872</text:p>
          </table:table-cell>
          <table:table-cell table:formula="of:=POWER([.C1714]-6.75;2)" office:value-type="float" office:value="0.0371351448762829" calcext:value-type="float">
            <text:p>0.0371351449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821466" calcext:value-type="float">
            <text:p>6.821466</text:p>
          </table:table-cell>
          <table:table-cell office:value-type="float" office:value="6.5572712128" calcext:value-type="float">
            <text:p>6.5572712128</text:p>
          </table:table-cell>
          <table:table-cell table:formula="of:=POWER([.C1715]-6.75;2)" office:value-type="float" office:value="0.0371443854155829" calcext:value-type="float">
            <text:p>0.0371443854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816019" calcext:value-type="float">
            <text:p>6.816019</text:p>
          </table:table-cell>
          <table:table-cell office:value-type="float" office:value="6.5572476979" calcext:value-type="float">
            <text:p>6.5572476979</text:p>
          </table:table-cell>
          <table:table-cell table:formula="of:=POWER([.C1716]-6.75;2)" office:value-type="float" office:value="0.0371534499648495" calcext:value-type="float">
            <text:p>0.03715345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809697" calcext:value-type="float">
            <text:p>6.809697</text:p>
          </table:table-cell>
          <table:table-cell office:value-type="float" office:value="6.5572249362" calcext:value-type="float">
            <text:p>6.5572249362</text:p>
          </table:table-cell>
          <table:table-cell table:formula="of:=POWER([.C1717]-6.75;2)" office:value-type="float" office:value="0.0371622252230941" calcext:value-type="float">
            <text:p>0.0371622252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802489" calcext:value-type="float">
            <text:p>6.802489</text:p>
          </table:table-cell>
          <table:table-cell office:value-type="float" office:value="6.5572032043" calcext:value-type="float">
            <text:p>6.5572032043</text:p>
          </table:table-cell>
          <table:table-cell table:formula="of:=POWER([.C1718]-6.75;2)" office:value-type="float" office:value="0.0371706044321874" calcext:value-type="float">
            <text:p>0.0371706044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79439" calcext:value-type="float">
            <text:p>6.79439</text:p>
          </table:table-cell>
          <table:table-cell office:value-type="float" office:value="6.5571827404" calcext:value-type="float">
            <text:p>6.5571827404</text:p>
          </table:table-cell>
          <table:table-cell table:formula="of:=POWER([.C1719]-6.75;2)" office:value-type="float" office:value="0.0371784955996538" calcext:value-type="float">
            <text:p>0.0371784956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785398" calcext:value-type="float">
            <text:p>6.785398</text:p>
          </table:table-cell>
          <table:table-cell office:value-type="float" office:value="6.5571637234" calcext:value-type="float">
            <text:p>6.5571637234</text:p>
          </table:table-cell>
          <table:table-cell table:formula="of:=POWER([.C1720]-6.75;2)" office:value-type="float" office:value="0.0371858295729515" calcext:value-type="float">
            <text:p>0.0371858296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775521" calcext:value-type="float">
            <text:p>6.775521</text:p>
          </table:table-cell>
          <table:table-cell office:value-type="float" office:value="6.5571462596" calcext:value-type="float">
            <text:p>6.5571462596</text:p>
          </table:table-cell>
          <table:table-cell table:formula="of:=POWER([.C1721]-6.75;2)" office:value-type="float" office:value="0.0371925651862707" calcext:value-type="float">
            <text:p>0.0371925652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764777" calcext:value-type="float">
            <text:p>6.764777</text:p>
          </table:table-cell>
          <table:table-cell office:value-type="float" office:value="6.5571303617" calcext:value-type="float">
            <text:p>6.5571303617</text:p>
          </table:table-cell>
          <table:table-cell table:formula="of:=POWER([.C1722]-6.75;2)" office:value-type="float" office:value="0.037198697377973" calcext:value-type="float">
            <text:p>0.0371986974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753194" calcext:value-type="float">
            <text:p>6.753194</text:p>
          </table:table-cell>
          <table:table-cell office:value-type="float" office:value="6.5571159447" calcext:value-type="float">
            <text:p>6.5571159447</text:p>
          </table:table-cell>
          <table:table-cell table:formula="of:=POWER([.C1723]-6.75;2)" office:value-type="float" office:value="0.0372042587889736" calcext:value-type="float">
            <text:p>0.0372042588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740814" calcext:value-type="float">
            <text:p>6.740814</text:p>
          </table:table-cell>
          <table:table-cell office:value-type="float" office:value="6.5571028255" calcext:value-type="float">
            <text:p>6.5571028255</text:p>
          </table:table-cell>
          <table:table-cell table:formula="of:=POWER([.C1724]-6.75;2)" office:value-type="float" office:value="0.0372093199300833" calcext:value-type="float">
            <text:p>0.0372093199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727687" calcext:value-type="float">
            <text:p>6.727687</text:p>
          </table:table-cell>
          <table:table-cell office:value-type="float" office:value="6.5570907277" calcext:value-type="float">
            <text:p>6.5570907277</text:p>
          </table:table-cell>
          <table:table-cell table:formula="of:=POWER([.C1725]-6.75;2)" office:value-type="float" office:value="0.0372139873393154" calcext:value-type="float">
            <text:p>0.0372139873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713876" calcext:value-type="float">
            <text:p>6.713876</text:p>
          </table:table-cell>
          <table:table-cell office:value-type="float" office:value="6.5570793234" calcext:value-type="float">
            <text:p>6.5570793234</text:p>
          </table:table-cell>
          <table:table-cell table:formula="of:=POWER([.C1726]-6.75;2)" office:value-type="float" office:value="0.0372183874598018" calcext:value-type="float">
            <text:p>0.0372183875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699455" calcext:value-type="float">
            <text:p>6.699455</text:p>
          </table:table-cell>
          <table:table-cell office:value-type="float" office:value="6.5570682468" calcext:value-type="float">
            <text:p>6.5570682468</text:p>
          </table:table-cell>
          <table:table-cell table:formula="of:=POWER([.C1727]-6.75;2)" office:value-type="float" office:value="0.0372226613928257" calcext:value-type="float">
            <text:p>0.0372226614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684508" calcext:value-type="float">
            <text:p>6.684508</text:p>
          </table:table-cell>
          <table:table-cell office:value-type="float" office:value="6.5570571447" calcext:value-type="float">
            <text:p>6.5570571447</text:p>
          </table:table-cell>
          <table:table-cell table:formula="of:=POWER([.C1728]-6.75;2)" office:value-type="float" office:value="0.0372269454113168" calcext:value-type="float">
            <text:p>0.037226945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669129" calcext:value-type="float">
            <text:p>6.669129</text:p>
          </table:table-cell>
          <table:table-cell office:value-type="float" office:value="6.5570457064" calcext:value-type="float">
            <text:p>6.5570457064</text:p>
          </table:table-cell>
          <table:table-cell table:formula="of:=POWER([.C1729]-6.75;2)" office:value-type="float" office:value="0.0372313594186749" calcext:value-type="float">
            <text:p>0.0372313594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653422" calcext:value-type="float">
            <text:p>6.653422</text:p>
          </table:table-cell>
          <table:table-cell office:value-type="float" office:value="6.5570337021" calcext:value-type="float">
            <text:p>6.5570337021</text:p>
          </table:table-cell>
          <table:table-cell table:formula="of:=POWER([.C1730]-6.75;2)" office:value-type="float" office:value="0.0372359921252315" calcext:value-type="float">
            <text:p>0.0372359921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637497" calcext:value-type="float">
            <text:p>6.637497</text:p>
          </table:table-cell>
          <table:table-cell office:value-type="float" office:value="6.5570209915" calcext:value-type="float">
            <text:p>6.5570209915</text:p>
          </table:table-cell>
          <table:table-cell table:formula="of:=POWER([.C1731]-6.75;2)" office:value-type="float" office:value="0.0372408977216431" calcext:value-type="float">
            <text:p>0.0372408977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621471" calcext:value-type="float">
            <text:p>6.621471</text:p>
          </table:table-cell>
          <table:table-cell office:value-type="float" office:value="6.5570075532" calcext:value-type="float">
            <text:p>6.5570075532</text:p>
          </table:table-cell>
          <table:table-cell table:formula="of:=POWER([.C1732]-6.75;2)" office:value-type="float" office:value="0.0372460845218508" calcext:value-type="float">
            <text:p>0.0372460845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605461" calcext:value-type="float">
            <text:p>6.605461</text:p>
          </table:table-cell>
          <table:table-cell office:value-type="float" office:value="6.5569934596" calcext:value-type="float">
            <text:p>6.5569934596</text:p>
          </table:table-cell>
          <table:table-cell table:formula="of:=POWER([.C1733]-6.75;2)" office:value-type="float" office:value="0.0372515246371768" calcext:value-type="float">
            <text:p>0.0372515246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589587" calcext:value-type="float">
            <text:p>6.589587</text:p>
          </table:table-cell>
          <table:table-cell office:value-type="float" office:value="6.5569788638" calcext:value-type="float">
            <text:p>6.5569788638</text:p>
          </table:table-cell>
          <table:table-cell table:formula="of:=POWER([.C1734]-6.75;2)" office:value-type="float" office:value="0.0372571590199388" calcext:value-type="float">
            <text:p>0.037257159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573958" calcext:value-type="float">
            <text:p>6.573958</text:p>
          </table:table-cell>
          <table:table-cell office:value-type="float" office:value="6.5569639319" calcext:value-type="float">
            <text:p>6.5569639319</text:p>
          </table:table-cell>
          <table:table-cell table:formula="of:=POWER([.C1735]-6.75;2)" office:value-type="float" office:value="0.0372629235875077" calcext:value-type="float">
            <text:p>0.0372629236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558676" calcext:value-type="float">
            <text:p>6.558676</text:p>
          </table:table-cell>
          <table:table-cell office:value-type="float" office:value="6.556948817" calcext:value-type="float">
            <text:p>6.556948817</text:p>
          </table:table-cell>
          <table:table-cell table:formula="of:=POWER([.C1736]-6.75;2)" office:value-type="float" office:value="0.0372687592576994" calcext:value-type="float">
            <text:p>0.0372687593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543827" calcext:value-type="float">
            <text:p>6.543827</text:p>
          </table:table-cell>
          <table:table-cell office:value-type="float" office:value="6.556933583" calcext:value-type="float">
            <text:p>6.556933583</text:p>
          </table:table-cell>
          <table:table-cell table:formula="of:=POWER([.C1737]-6.75;2)" office:value-type="float" office:value="0.0372746413732178" calcext:value-type="float">
            <text:p>0.0372746414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529477" calcext:value-type="float">
            <text:p>6.529477</text:p>
          </table:table-cell>
          <table:table-cell office:value-type="float" office:value="6.5569181362" calcext:value-type="float">
            <text:p>6.5569181362</text:p>
          </table:table-cell>
          <table:table-cell table:formula="of:=POWER([.C1738]-6.75;2)" office:value-type="float" office:value="0.0372806061284817" calcext:value-type="float">
            <text:p>0.0372806061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515674" calcext:value-type="float">
            <text:p>6.515674</text:p>
          </table:table-cell>
          <table:table-cell office:value-type="float" office:value="6.5569021702" calcext:value-type="float">
            <text:p>6.5569021702</text:p>
          </table:table-cell>
          <table:table-cell table:formula="of:=POWER([.C1739]-6.75;2)" office:value-type="float" office:value="0.0372867718734698" calcext:value-type="float">
            <text:p>0.0372867719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502442" calcext:value-type="float">
            <text:p>6.502442</text:p>
          </table:table-cell>
          <table:table-cell office:value-type="float" office:value="6.5568851234" calcext:value-type="float">
            <text:p>6.5568851234</text:p>
          </table:table-cell>
          <table:table-cell table:formula="of:=POWER([.C1740]-6.75;2)" office:value-type="float" office:value="0.0372933555642333" calcext:value-type="float">
            <text:p>0.0372933556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489785" calcext:value-type="float">
            <text:p>6.489785</text:p>
          </table:table-cell>
          <table:table-cell office:value-type="float" office:value="6.5568661447" calcext:value-type="float">
            <text:p>6.5568661447</text:p>
          </table:table-cell>
          <table:table-cell table:formula="of:=POWER([.C1741]-6.75;2)" office:value-type="float" office:value="0.0373006860630414" calcext:value-type="float">
            <text:p>0.0373006861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477685" calcext:value-type="float">
            <text:p>6.477685</text:p>
          </table:table-cell>
          <table:table-cell office:value-type="float" office:value="6.5568440851" calcext:value-type="float">
            <text:p>6.5568440851</text:p>
          </table:table-cell>
          <table:table-cell table:formula="of:=POWER([.C1742]-6.75;2)" office:value-type="float" office:value="0.0373092074608561" calcext:value-type="float">
            <text:p>0.0373092075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46611" calcext:value-type="float">
            <text:p>6.46611</text:p>
          </table:table-cell>
          <table:table-cell office:value-type="float" office:value="6.5568175532" calcext:value-type="float">
            <text:p>6.5568175532</text:p>
          </table:table-cell>
          <table:table-cell table:formula="of:=POWER([.C1743]-6.75;2)" office:value-type="float" office:value="0.0373194577516348" calcext:value-type="float">
            <text:p>0.0373194578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455014" calcext:value-type="float">
            <text:p>6.455014</text:p>
          </table:table-cell>
          <table:table-cell office:value-type="float" office:value="6.5567849532" calcext:value-type="float">
            <text:p>6.5567849532</text:p>
          </table:table-cell>
          <table:table-cell table:formula="of:=POWER([.C1744]-6.75;2)" office:value-type="float" office:value="0.0373320543099261" calcext:value-type="float">
            <text:p>0.0373320543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444337" calcext:value-type="float">
            <text:p>6.444337</text:p>
          </table:table-cell>
          <table:table-cell office:value-type="float" office:value="6.5567445957" calcext:value-type="float">
            <text:p>6.5567445957</text:p>
          </table:table-cell>
          <table:table-cell table:formula="of:=POWER([.C1745]-6.75;2)" office:value-type="float" office:value="0.0373476512911566" calcext:value-type="float">
            <text:p>0.0373476513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434012" calcext:value-type="float">
            <text:p>6.434012</text:p>
          </table:table-cell>
          <table:table-cell office:value-type="float" office:value="6.5566948383" calcext:value-type="float">
            <text:p>6.5566948383</text:p>
          </table:table-cell>
          <table:table-cell table:formula="of:=POWER([.C1746]-6.75;2)" office:value-type="float" office:value="0.037366885539863" calcext:value-type="float">
            <text:p>0.0373668855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423964" calcext:value-type="float">
            <text:p>6.423964</text:p>
          </table:table-cell>
          <table:table-cell office:value-type="float" office:value="6.5566342553" calcext:value-type="float">
            <text:p>6.5566342553</text:p>
          </table:table-cell>
          <table:table-cell table:formula="of:=POWER([.C1747]-6.75;2)" office:value-type="float" office:value="0.0373903112233857" calcext:value-type="float">
            <text:p>0.0373903112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414109" calcext:value-type="float">
            <text:p>6.414109</text:p>
          </table:table-cell>
          <table:table-cell office:value-type="float" office:value="6.5565618298" calcext:value-type="float">
            <text:p>6.5565618298</text:p>
          </table:table-cell>
          <table:table-cell table:formula="of:=POWER([.C1748]-6.75;2)" office:value-type="float" office:value="0.0374183256903243" calcext:value-type="float">
            <text:p>0.0374183257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404354" calcext:value-type="float">
            <text:p>6.404354</text:p>
          </table:table-cell>
          <table:table-cell office:value-type="float" office:value="6.556477166" calcext:value-type="float">
            <text:p>6.556477166</text:p>
          </table:table-cell>
          <table:table-cell table:formula="of:=POWER([.C1749]-6.75;2)" office:value-type="float" office:value="0.0374510872793913" calcext:value-type="float">
            <text:p>0.0374510873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394594" calcext:value-type="float">
            <text:p>6.394594</text:p>
          </table:table-cell>
          <table:table-cell office:value-type="float" office:value="6.5563807106" calcext:value-type="float">
            <text:p>6.5563807106</text:p>
          </table:table-cell>
          <table:table-cell table:formula="of:=POWER([.C1750]-6.75;2)" office:value-type="float" office:value="0.0374884292277609" calcext:value-type="float">
            <text:p>0.0374884292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384713" calcext:value-type="float">
            <text:p>6.384713</text:p>
          </table:table-cell>
          <table:table-cell office:value-type="float" office:value="6.5562739702" calcext:value-type="float">
            <text:p>6.5562739702</text:p>
          </table:table-cell>
          <table:table-cell table:formula="of:=POWER([.C1751]-6.75;2)" office:value-type="float" office:value="0.0375297746220703" calcext:value-type="float">
            <text:p>0.0375297746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374579" calcext:value-type="float">
            <text:p>6.374579</text:p>
          </table:table-cell>
          <table:table-cell office:value-type="float" office:value="6.5561596766" calcext:value-type="float">
            <text:p>6.5561596766</text:p>
          </table:table-cell>
          <table:table-cell table:formula="of:=POWER([.C1752]-6.75;2)" office:value-type="float" office:value="0.0375740709758165" calcext:value-type="float">
            <text:p>0.03757407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364048" calcext:value-type="float">
            <text:p>6.364048</text:p>
          </table:table-cell>
          <table:table-cell office:value-type="float" office:value="6.5560419787" calcext:value-type="float">
            <text:p>6.5560419787</text:p>
          </table:table-cell>
          <table:table-cell table:formula="of:=POWER([.C1753]-6.75;2)" office:value-type="float" office:value="0.0376197140266114" calcext:value-type="float">
            <text:p>0.037619714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352955" calcext:value-type="float">
            <text:p>6.352955</text:p>
          </table:table-cell>
          <table:table-cell office:value-type="float" office:value="6.5559265277" calcext:value-type="float">
            <text:p>6.5559265277</text:p>
          </table:table-cell>
          <table:table-cell table:formula="of:=POWER([.C1754]-6.75;2)" office:value-type="float" office:value="0.0376645126505787" calcext:value-type="float">
            <text:p>0.0376645127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341117" calcext:value-type="float">
            <text:p>6.341117</text:p>
          </table:table-cell>
          <table:table-cell office:value-type="float" office:value="6.5558206085" calcext:value-type="float">
            <text:p>6.5558206085</text:p>
          </table:table-cell>
          <table:table-cell table:formula="of:=POWER([.C1755]-6.75;2)" office:value-type="float" office:value="0.0377056360833101" calcext:value-type="float">
            <text:p>0.0377056361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328325" calcext:value-type="float">
            <text:p>6.328325</text:p>
          </table:table-cell>
          <table:table-cell office:value-type="float" office:value="6.5557332213" calcext:value-type="float">
            <text:p>6.5557332213</text:p>
          </table:table-cell>
          <table:table-cell table:formula="of:=POWER([.C1756]-6.75;2)" office:value-type="float" office:value="0.0377395813064749" calcext:value-type="float">
            <text:p>0.0377395813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314327" calcext:value-type="float">
            <text:p>6.314327</text:p>
          </table:table-cell>
          <table:table-cell office:value-type="float" office:value="6.5556751787" calcext:value-type="float">
            <text:p>6.5556751787</text:p>
          </table:table-cell>
          <table:table-cell table:formula="of:=POWER([.C1757]-6.75;2)" office:value-type="float" office:value="0.0377621361732771" calcext:value-type="float">
            <text:p>0.0377621362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298801" calcext:value-type="float">
            <text:p>6.298801</text:p>
          </table:table-cell>
          <table:table-cell office:value-type="float" office:value="6.5556593532" calcext:value-type="float">
            <text:p>6.5556593532</text:p>
          </table:table-cell>
          <table:table-cell table:formula="of:=POWER([.C1758]-6.75;2)" office:value-type="float" office:value="0.0377682869986422" calcext:value-type="float">
            <text:p>0.037768287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281294" calcext:value-type="float">
            <text:p>6.281294</text:p>
          </table:table-cell>
          <table:table-cell office:value-type="float" office:value="6.5557010936" calcext:value-type="float">
            <text:p>6.5557010936</text:p>
          </table:table-cell>
          <table:table-cell table:formula="of:=POWER([.C1759]-6.75;2)" office:value-type="float" office:value="0.0377520650282361" calcext:value-type="float">
            <text:p>0.037752065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261109" calcext:value-type="float">
            <text:p>6.261109</text:p>
          </table:table-cell>
          <table:table-cell office:value-type="float" office:value="6.5558191106" calcext:value-type="float">
            <text:p>6.5558191106</text:p>
          </table:table-cell>
          <table:table-cell table:formula="of:=POWER([.C1760]-6.75;2)" office:value-type="float" office:value="0.0377062178081751" calcext:value-type="float">
            <text:p>0.0377062178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237067" calcext:value-type="float">
            <text:p>6.237067</text:p>
          </table:table-cell>
          <table:table-cell office:value-type="float" office:value="6.5560372" calcext:value-type="float">
            <text:p>6.5560372</text:p>
          </table:table-cell>
          <table:table-cell table:formula="of:=POWER([.C1761]-6.75;2)" office:value-type="float" office:value="0.0376215677838398" calcext:value-type="float">
            <text:p>0.0376215678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20697" calcext:value-type="float">
            <text:p>6.20697</text:p>
          </table:table-cell>
          <table:table-cell office:value-type="float" office:value="6.5563877532" calcext:value-type="float">
            <text:p>6.5563877532</text:p>
          </table:table-cell>
          <table:table-cell table:formula="of:=POWER([.C1762]-6.75;2)" office:value-type="float" office:value="0.0374857021109441" calcext:value-type="float">
            <text:p>0.0374857021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166213" calcext:value-type="float">
            <text:p>6.166213</text:p>
          </table:table-cell>
          <table:table-cell office:value-type="float" office:value="6.5569193745" calcext:value-type="float">
            <text:p>6.5569193745</text:p>
          </table:table-cell>
          <table:table-cell table:formula="of:=POWER([.C1763]-6.75;2)" office:value-type="float" office:value="0.0372801279434714" calcext:value-type="float">
            <text:p>0.0372801279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103398" calcext:value-type="float">
            <text:p>6.103398</text:p>
          </table:table-cell>
          <table:table-cell office:value-type="float" office:value="6.5577155191" calcext:value-type="float">
            <text:p>6.5577155191</text:p>
          </table:table-cell>
          <table:table-cell table:formula="of:=POWER([.C1764]-6.75;2)" office:value-type="float" office:value="0.0369733215949824" calcext:value-type="float">
            <text:p>0.0369733216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5.981025" calcext:value-type="float">
            <text:p>5.981025</text:p>
          </table:table-cell>
          <table:table-cell office:value-type="float" office:value="6.5589501362" calcext:value-type="float">
            <text:p>6.5589501362</text:p>
          </table:table-cell>
          <table:table-cell table:formula="of:=POWER([.C1765]-6.75;2)" office:value-type="float" office:value="0.0365000504579985" calcext:value-type="float">
            <text:p>0.0365000505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5.563756" calcext:value-type="float">
            <text:p>5.563756</text:p>
          </table:table-cell>
          <table:table-cell office:value-type="float" office:value="6.5611288596" calcext:value-type="float">
            <text:p>6.5611288596</text:p>
          </table:table-cell>
          <table:table-cell table:formula="of:=POWER([.C1766]-6.75;2)" office:value-type="float" office:value="0.0356723076759965" calcext:value-type="float">
            <text:p>0.0356723077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8.688256" calcext:value-type="float">
            <text:p>8.688256</text:p>
          </table:table-cell>
          <table:table-cell office:value-type="float" office:value="6.5653911368" calcext:value-type="float">
            <text:p>6.5653911368</text:p>
          </table:table-cell>
          <table:table-cell table:formula="of:=POWER([.C1767]-6.75;2)" office:value-type="float" office:value="0.0340804323719964" calcext:value-type="float">
            <text:p>0.0340804324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708503" calcext:value-type="float">
            <text:p>6.708503</text:p>
          </table:table-cell>
          <table:table-cell office:value-type="float" office:value="6.5562801288" calcext:value-type="float">
            <text:p>6.5562801288</text:p>
          </table:table-cell>
          <table:table-cell table:formula="of:=POWER([.C1768]-6.75;2)" office:value-type="float" office:value="0.0375273884977445" calcext:value-type="float">
            <text:p>0.0375273885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500941" calcext:value-type="float">
            <text:p>6.500941</text:p>
          </table:table-cell>
          <table:table-cell office:value-type="float" office:value="6.5556239957" calcext:value-type="float">
            <text:p>6.5556239957</text:p>
          </table:table-cell>
          <table:table-cell table:formula="of:=POWER([.C1769]-6.75;2)" office:value-type="float" office:value="0.0377820310476338" calcext:value-type="float">
            <text:p>0.037782031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417488" calcext:value-type="float">
            <text:p>6.417488</text:p>
          </table:table-cell>
          <table:table-cell office:value-type="float" office:value="6.5558607186" calcext:value-type="float">
            <text:p>6.5558607186</text:p>
          </table:table-cell>
          <table:table-cell table:formula="of:=POWER([.C1770]-6.75;2)" office:value-type="float" office:value="0.0376900605825084" calcext:value-type="float">
            <text:p>0.0376900606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370811" calcext:value-type="float">
            <text:p>6.370811</text:p>
          </table:table-cell>
          <table:table-cell office:value-type="float" office:value="6.5564623391" calcext:value-type="float">
            <text:p>6.5564623391</text:p>
          </table:table-cell>
          <table:table-cell table:formula="of:=POWER([.C1771]-6.75;2)" office:value-type="float" office:value="0.0374568261866433" calcext:value-type="float">
            <text:p>0.0374568262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340497" calcext:value-type="float">
            <text:p>6.340497</text:p>
          </table:table-cell>
          <table:table-cell office:value-type="float" office:value="6.5572730437" calcext:value-type="float">
            <text:p>6.5572730437</text:p>
          </table:table-cell>
          <table:table-cell table:formula="of:=POWER([.C1772]-6.75;2)" office:value-type="float" office:value="0.0371436796846619" calcext:value-type="float">
            <text:p>0.0371436797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31937" calcext:value-type="float">
            <text:p>6.31937</text:p>
          </table:table-cell>
          <table:table-cell office:value-type="float" office:value="6.5582238158" calcext:value-type="float">
            <text:p>6.5582238158</text:p>
          </table:table-cell>
          <table:table-cell table:formula="of:=POWER([.C1773]-6.75;2)" office:value-type="float" office:value="0.0367781048263124" calcext:value-type="float">
            <text:p>0.0367781048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304343" calcext:value-type="float">
            <text:p>6.304343</text:p>
          </table:table-cell>
          <table:table-cell office:value-type="float" office:value="6.5592760352" calcext:value-type="float">
            <text:p>6.5592760352</text:p>
          </table:table-cell>
          <table:table-cell table:formula="of:=POWER([.C1774]-6.75;2)" office:value-type="float" office:value="0.0363756307490317" calcext:value-type="float">
            <text:p>0.0363756307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293943" calcext:value-type="float">
            <text:p>6.293943</text:p>
          </table:table-cell>
          <table:table-cell office:value-type="float" office:value="6.5604040575" calcext:value-type="float">
            <text:p>6.5604040575</text:p>
          </table:table-cell>
          <table:table-cell table:formula="of:=POWER([.C1775]-6.75;2)" office:value-type="float" office:value="0.0359466214124635" calcext:value-type="float">
            <text:p>0.0359466214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287423" calcext:value-type="float">
            <text:p>6.287423</text:p>
          </table:table-cell>
          <table:table-cell office:value-type="float" office:value="6.5615883289" calcext:value-type="float">
            <text:p>6.5615883289</text:p>
          </table:table-cell>
          <table:table-cell table:formula="of:=POWER([.C1776]-6.75;2)" office:value-type="float" office:value="0.0354989578066945" calcext:value-type="float">
            <text:p>0.0354989578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284389" calcext:value-type="float">
            <text:p>6.284389</text:p>
          </table:table-cell>
          <table:table-cell office:value-type="float" office:value="6.5628122813" calcext:value-type="float">
            <text:p>6.5628122813</text:p>
          </table:table-cell>
          <table:table-cell table:formula="of:=POWER([.C1777]-6.75;2)" office:value-type="float" office:value="0.0350392420321102" calcext:value-type="float">
            <text:p>0.035039242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284616" calcext:value-type="float">
            <text:p>6.284616</text:p>
          </table:table-cell>
          <table:table-cell office:value-type="float" office:value="6.5640608161" calcext:value-type="float">
            <text:p>6.5640608161</text:p>
          </table:table-cell>
          <table:table-cell table:formula="of:=POWER([.C1778]-6.75;2)" office:value-type="float" office:value="0.0345733801093982" calcext:value-type="float">
            <text:p>0.0345733801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287939" calcext:value-type="float">
            <text:p>6.287939</text:p>
          </table:table-cell>
          <table:table-cell office:value-type="float" office:value="6.5653195766" calcext:value-type="float">
            <text:p>6.5653195766</text:p>
          </table:table-cell>
          <table:table-cell table:formula="of:=POWER([.C1779]-6.75;2)" office:value-type="float" office:value="0.0341068587872032" calcext:value-type="float">
            <text:p>0.0341068588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294199" calcext:value-type="float">
            <text:p>6.294199</text:p>
          </table:table-cell>
          <table:table-cell office:value-type="float" office:value="6.5665746923" calcext:value-type="float">
            <text:p>6.5665746923</text:p>
          </table:table-cell>
          <table:table-cell table:formula="of:=POWER([.C1780]-6.75;2)" office:value-type="float" office:value="0.0336448435048398" calcext:value-type="float">
            <text:p>0.0336448435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303201" calcext:value-type="float">
            <text:p>6.303201</text:p>
          </table:table-cell>
          <table:table-cell office:value-type="float" office:value="6.5678127636" calcext:value-type="float">
            <text:p>6.5678127636</text:p>
          </table:table-cell>
          <table:table-cell table:formula="of:=POWER([.C1781]-6.75;2)" office:value-type="float" office:value="0.0331921891070694" calcext:value-type="float">
            <text:p>0.0331921891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314698" calcext:value-type="float">
            <text:p>6.314698</text:p>
          </table:table-cell>
          <table:table-cell office:value-type="float" office:value="6.5690210365" calcext:value-type="float">
            <text:p>6.5690210365</text:p>
          </table:table-cell>
          <table:table-cell table:formula="of:=POWER([.C1782]-6.75;2)" office:value-type="float" office:value="0.0327533852295344" calcext:value-type="float">
            <text:p>0.0327533852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328391" calcext:value-type="float">
            <text:p>6.328391</text:p>
          </table:table-cell>
          <table:table-cell office:value-type="float" office:value="6.570187656" calcext:value-type="float">
            <text:p>6.570187656</text:p>
          </table:table-cell>
          <table:table-cell table:formula="of:=POWER([.C1783]-6.75;2)" office:value-type="float" office:value="0.0323324790547744" calcext:value-type="float">
            <text:p>0.0323324791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34393" calcext:value-type="float">
            <text:p>6.34393</text:p>
          </table:table-cell>
          <table:table-cell office:value-type="float" office:value="6.5713019263" calcext:value-type="float">
            <text:p>6.5713019263</text:p>
          </table:table-cell>
          <table:table-cell table:formula="of:=POWER([.C1784]-6.75;2)" office:value-type="float" office:value="0.0319330015440905" calcext:value-type="float">
            <text:p>0.0319330015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360932" calcext:value-type="float">
            <text:p>6.360932</text:p>
          </table:table-cell>
          <table:table-cell office:value-type="float" office:value="6.5723545741" calcext:value-type="float">
            <text:p>6.5723545741</text:p>
          </table:table-cell>
          <table:table-cell table:formula="of:=POWER([.C1785]-6.75;2)" office:value-type="float" office:value="0.0315578973431923" calcext:value-type="float">
            <text:p>0.0315578973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379003" calcext:value-type="float">
            <text:p>6.379003</text:p>
          </table:table-cell>
          <table:table-cell office:value-type="float" office:value="6.5733379349" calcext:value-type="float">
            <text:p>6.5733379349</text:p>
          </table:table-cell>
          <table:table-cell table:formula="of:=POWER([.C1786]-6.75;2)" office:value-type="float" office:value="0.0312094852453968" calcext:value-type="float">
            <text:p>0.0312094852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397755" calcext:value-type="float">
            <text:p>6.397755</text:p>
          </table:table-cell>
          <table:table-cell office:value-type="float" office:value="6.5742460421" calcext:value-type="float">
            <text:p>6.5742460421</text:p>
          </table:table-cell>
          <table:table-cell table:formula="of:=POWER([.C1787]-6.75;2)" office:value-type="float" office:value="0.0308894537175148" calcext:value-type="float">
            <text:p>0.0308894537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416831" calcext:value-type="float">
            <text:p>6.416831</text:p>
          </table:table-cell>
          <table:table-cell office:value-type="float" office:value="6.5750746385" calcext:value-type="float">
            <text:p>6.5750746385</text:p>
          </table:table-cell>
          <table:table-cell table:formula="of:=POWER([.C1788]-6.75;2)" office:value-type="float" office:value="0.0305988820959056" calcext:value-type="float">
            <text:p>0.0305988821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435919" calcext:value-type="float">
            <text:p>6.435919</text:p>
          </table:table-cell>
          <table:table-cell office:value-type="float" office:value="6.5758210708" calcext:value-type="float">
            <text:p>6.5758210708</text:p>
          </table:table-cell>
          <table:table-cell table:formula="of:=POWER([.C1789]-6.75;2)" office:value-type="float" office:value="0.0303382993772586" calcext:value-type="float">
            <text:p>0.0303382994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454767" calcext:value-type="float">
            <text:p>6.454767</text:p>
          </table:table-cell>
          <table:table-cell office:value-type="float" office:value="6.5764841137" calcext:value-type="float">
            <text:p>6.5764841137</text:p>
          </table:table-cell>
          <table:table-cell table:formula="of:=POWER([.C1790]-6.75;2)" office:value-type="float" office:value="0.0301077627984744" calcext:value-type="float">
            <text:p>0.0301077628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473186" calcext:value-type="float">
            <text:p>6.473186</text:p>
          </table:table-cell>
          <table:table-cell office:value-type="float" office:value="6.577063719" calcext:value-type="float">
            <text:p>6.577063719</text:p>
          </table:table-cell>
          <table:table-cell table:formula="of:=POWER([.C1791]-6.75;2)" office:value-type="float" office:value="0.029906957286111" calcext:value-type="float">
            <text:p>0.0299069573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491054" calcext:value-type="float">
            <text:p>6.491054</text:p>
          </table:table-cell>
          <table:table-cell office:value-type="float" office:value="6.5775607416" calcext:value-type="float">
            <text:p>6.5775607416</text:p>
          </table:table-cell>
          <table:table-cell table:formula="of:=POWER([.C1792]-6.75;2)" office:value-type="float" office:value="0.0297352978375419" calcext:value-type="float">
            <text:p>0.0297352978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508307" calcext:value-type="float">
            <text:p>6.508307</text:p>
          </table:table-cell>
          <table:table-cell office:value-type="float" office:value="6.5779766394" calcext:value-type="float">
            <text:p>6.5779766394</text:p>
          </table:table-cell>
          <table:table-cell table:formula="of:=POWER([.C1793]-6.75;2)" office:value-type="float" office:value="0.0295920365921176" calcext:value-type="float">
            <text:p>0.0295920366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524935" calcext:value-type="float">
            <text:p>6.524935</text:p>
          </table:table-cell>
          <table:table-cell office:value-type="float" office:value="6.5783132077" calcext:value-type="float">
            <text:p>6.5783132077</text:p>
          </table:table-cell>
          <table:table-cell table:formula="of:=POWER([.C1794]-6.75;2)" office:value-type="float" office:value="0.0294763546502634" calcext:value-type="float">
            <text:p>0.0294763547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540968" calcext:value-type="float">
            <text:p>6.540968</text:p>
          </table:table-cell>
          <table:table-cell office:value-type="float" office:value="6.5785723252" calcext:value-type="float">
            <text:p>6.5785723252</text:p>
          </table:table-cell>
          <table:table-cell table:formula="of:=POWER([.C1795]-6.75;2)" office:value-type="float" office:value="0.0293874476873347" calcext:value-type="float">
            <text:p>0.0293874477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556462" calcext:value-type="float">
            <text:p>6.556462</text:p>
          </table:table-cell>
          <table:table-cell office:value-type="float" office:value="6.578755761" calcext:value-type="float">
            <text:p>6.578755761</text:p>
          </table:table-cell>
          <table:table-cell table:formula="of:=POWER([.C1796]-6.75;2)" office:value-type="float" office:value="0.0293245893906891" calcext:value-type="float">
            <text:p>0.0293245894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571491" calcext:value-type="float">
            <text:p>6.571491</text:p>
          </table:table-cell>
          <table:table-cell office:value-type="float" office:value="6.5788650441" calcext:value-type="float">
            <text:p>6.5788650441</text:p>
          </table:table-cell>
          <table:table-cell table:formula="of:=POWER([.C1797]-6.75;2)" office:value-type="float" office:value="0.0292871731308948" calcext:value-type="float">
            <text:p>0.0292871731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586131" calcext:value-type="float">
            <text:p>6.586131</text:p>
          </table:table-cell>
          <table:table-cell office:value-type="float" office:value="6.5789013695" calcext:value-type="float">
            <text:p>6.5789013695</text:p>
          </table:table-cell>
          <table:table-cell table:formula="of:=POWER([.C1798]-6.75;2)" office:value-type="float" office:value="0.0292747413589754" calcext:value-type="float">
            <text:p>0.0292747414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600453" calcext:value-type="float">
            <text:p>6.600453</text:p>
          </table:table-cell>
          <table:table-cell office:value-type="float" office:value="6.5788655792" calcext:value-type="float">
            <text:p>6.5788655792</text:p>
          </table:table-cell>
          <table:table-cell table:formula="of:=POWER([.C1799]-6.75;2)" office:value-type="float" office:value="0.0292869899825513" calcext:value-type="float">
            <text:p>0.02928699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614518" calcext:value-type="float">
            <text:p>6.614518</text:p>
          </table:table-cell>
          <table:table-cell office:value-type="float" office:value="6.5787581791" calcext:value-type="float">
            <text:p>6.5787581791</text:p>
          </table:table-cell>
          <table:table-cell table:formula="of:=POWER([.C1800]-6.75;2)" office:value-type="float" office:value="0.0293237612251476" calcext:value-type="float">
            <text:p>0.0293237612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628367" calcext:value-type="float">
            <text:p>6.628367</text:p>
          </table:table-cell>
          <table:table-cell office:value-type="float" office:value="6.57857938" calcext:value-type="float">
            <text:p>6.57857938</text:p>
          </table:table-cell>
          <table:table-cell table:formula="of:=POWER([.C1801]-6.75;2)" office:value-type="float" office:value="0.0293850289611844" calcext:value-type="float">
            <text:p>0.029385029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642025" calcext:value-type="float">
            <text:p>6.642025</text:p>
          </table:table-cell>
          <table:table-cell office:value-type="float" office:value="6.578329191" calcext:value-type="float">
            <text:p>6.578329191</text:p>
          </table:table-cell>
          <table:table-cell table:formula="of:=POWER([.C1802]-6.75;2)" office:value-type="float" office:value="0.0294708666627145" calcext:value-type="float">
            <text:p>0.0294708667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655496" calcext:value-type="float">
            <text:p>6.655496</text:p>
          </table:table-cell>
          <table:table-cell office:value-type="float" office:value="6.5780074949" calcext:value-type="float">
            <text:p>6.5780074949</text:p>
          </table:table-cell>
          <table:table-cell table:formula="of:=POWER([.C1803]-6.75;2)" office:value-type="float" office:value="0.0295814218105737" calcext:value-type="float">
            <text:p>0.0295814218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66877" calcext:value-type="float">
            <text:p>6.66877</text:p>
          </table:table-cell>
          <table:table-cell office:value-type="float" office:value="6.5776141523" calcext:value-type="float">
            <text:p>6.5776141523</text:p>
          </table:table-cell>
          <table:table-cell table:formula="of:=POWER([.C1804]-6.75;2)" office:value-type="float" office:value="0.0297168804872477" calcext:value-type="float">
            <text:p>0.0297168805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681824" calcext:value-type="float">
            <text:p>6.681824</text:p>
          </table:table-cell>
          <table:table-cell office:value-type="float" office:value="6.5771490714" calcext:value-type="float">
            <text:p>6.5771490714</text:p>
          </table:table-cell>
          <table:table-cell table:formula="of:=POWER([.C1805]-6.75;2)" office:value-type="float" office:value="0.0298774435178823" calcext:value-type="float">
            <text:p>0.0298774435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694624" calcext:value-type="float">
            <text:p>6.694624</text:p>
          </table:table-cell>
          <table:table-cell office:value-type="float" office:value="6.5766122769" calcext:value-type="float">
            <text:p>6.5766122769</text:p>
          </table:table-cell>
          <table:table-cell table:formula="of:=POWER([.C1806]-6.75;2)" office:value-type="float" office:value="0.0300633025218024" calcext:value-type="float">
            <text:p>0.0300633025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707136" calcext:value-type="float">
            <text:p>6.707136</text:p>
          </table:table-cell>
          <table:table-cell office:value-type="float" office:value="6.5760039691" calcext:value-type="float">
            <text:p>6.5760039691</text:p>
          </table:table-cell>
          <table:table-cell table:formula="of:=POWER([.C1807]-6.75;2)" office:value-type="float" office:value="0.0302746187689537" calcext:value-type="float">
            <text:p>0.0302746188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719327" calcext:value-type="float">
            <text:p>6.719327</text:p>
          </table:table-cell>
          <table:table-cell office:value-type="float" office:value="6.5753245285" calcext:value-type="float">
            <text:p>6.5753245285</text:p>
          </table:table-cell>
          <table:table-cell table:formula="of:=POWER([.C1808]-6.75;2)" office:value-type="float" office:value="0.0305115203437472" calcext:value-type="float">
            <text:p>0.0305115203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731173" calcext:value-type="float">
            <text:p>6.731173</text:p>
          </table:table-cell>
          <table:table-cell office:value-type="float" office:value="6.5745745156" calcext:value-type="float">
            <text:p>6.5745745156</text:p>
          </table:table-cell>
          <table:table-cell table:formula="of:=POWER([.C1809]-6.75;2)" office:value-type="float" office:value="0.0307741005769746" calcext:value-type="float">
            <text:p>0.0307741006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742657" calcext:value-type="float">
            <text:p>6.742657</text:p>
          </table:table-cell>
          <table:table-cell office:value-type="float" office:value="6.5737546283" calcext:value-type="float">
            <text:p>6.5737546283</text:p>
          </table:table-cell>
          <table:table-cell table:formula="of:=POWER([.C1810]-6.75;2)" office:value-type="float" office:value="0.0310624310456713" calcext:value-type="float">
            <text:p>0.031062431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75378" calcext:value-type="float">
            <text:p>6.75378</text:p>
          </table:table-cell>
          <table:table-cell office:value-type="float" office:value="6.5728656684" calcext:value-type="float">
            <text:p>6.5728656684</text:p>
          </table:table-cell>
          <table:table-cell table:formula="of:=POWER([.C1811]-6.75;2)" office:value-type="float" office:value="0.0313765714313786" calcext:value-type="float">
            <text:p>0.0313765714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764553" calcext:value-type="float">
            <text:p>6.764553</text:p>
          </table:table-cell>
          <table:table-cell office:value-type="float" office:value="6.5719084497" calcext:value-type="float">
            <text:p>6.5719084497</text:p>
          </table:table-cell>
          <table:table-cell table:formula="of:=POWER([.C1812]-6.75;2)" office:value-type="float" office:value="0.0317166002882573" calcext:value-type="float">
            <text:p>0.0317166003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775" calcext:value-type="float">
            <text:p>6.775</text:p>
          </table:table-cell>
          <table:table-cell office:value-type="float" office:value="6.5708837447" calcext:value-type="float">
            <text:p>6.5708837447</text:p>
          </table:table-cell>
          <table:table-cell table:formula="of:=POWER([.C1813]-6.75;2)" office:value-type="float" office:value="0.0320826329126949" calcext:value-type="float">
            <text:p>0.0320826329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785154" calcext:value-type="float">
            <text:p>6.785154</text:p>
          </table:table-cell>
          <table:table-cell office:value-type="float" office:value="6.5697922139" calcext:value-type="float">
            <text:p>6.5697922139</text:p>
          </table:table-cell>
          <table:table-cell table:formula="of:=POWER([.C1814]-6.75;2)" office:value-type="float" office:value="0.0324748461710635" calcext:value-type="float">
            <text:p>0.0324748462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79505" calcext:value-type="float">
            <text:p>6.79505</text:p>
          </table:table-cell>
          <table:table-cell office:value-type="float" office:value="6.5686343548" calcext:value-type="float">
            <text:p>6.5686343548</text:p>
          </table:table-cell>
          <table:table-cell table:formula="of:=POWER([.C1815]-6.75;2)" office:value-type="float" office:value="0.0328934972588122" calcext:value-type="float">
            <text:p>0.0328934973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804716" calcext:value-type="float">
            <text:p>6.804716</text:p>
          </table:table-cell>
          <table:table-cell office:value-type="float" office:value="6.5674104865" calcext:value-type="float">
            <text:p>6.5674104865</text:p>
          </table:table-cell>
          <table:table-cell table:formula="of:=POWER([.C1816]-6.75;2)" office:value-type="float" office:value="0.0333389304401667" calcext:value-type="float">
            <text:p>0.0333389304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81417" calcext:value-type="float">
            <text:p>6.81417</text:p>
          </table:table-cell>
          <table:table-cell office:value-type="float" office:value="6.5661207826" calcext:value-type="float">
            <text:p>6.5661207826</text:p>
          </table:table-cell>
          <table:table-cell table:formula="of:=POWER([.C1817]-6.75;2)" office:value-type="float" office:value="0.0338115665916366" calcext:value-type="float">
            <text:p>0.0338115666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823404" calcext:value-type="float">
            <text:p>6.823404</text:p>
          </table:table-cell>
          <table:table-cell office:value-type="float" office:value="6.5647653224" calcext:value-type="float">
            <text:p>6.5647653224</text:p>
          </table:table-cell>
          <table:table-cell table:formula="of:=POWER([.C1818]-6.75;2)" office:value-type="float" office:value="0.0343118857855761" calcext:value-type="float">
            <text:p>0.0343118858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83238" calcext:value-type="float">
            <text:p>6.83238</text:p>
          </table:table-cell>
          <table:table-cell office:value-type="float" office:value="6.5633442308" calcext:value-type="float">
            <text:p>6.5633442308</text:p>
          </table:table-cell>
          <table:table-cell table:formula="of:=POWER([.C1819]-6.75;2)" office:value-type="float" office:value="0.0348403761756436" calcext:value-type="float">
            <text:p>0.0348403762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841025" calcext:value-type="float">
            <text:p>6.841025</text:p>
          </table:table-cell>
          <table:table-cell office:value-type="float" office:value="6.5618578453" calcext:value-type="float">
            <text:p>6.5618578453</text:p>
          </table:table-cell>
          <table:table-cell table:formula="of:=POWER([.C1820]-6.75;2)" office:value-type="float" office:value="0.0353974703751585" calcext:value-type="float">
            <text:p>0.0353974704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849223" calcext:value-type="float">
            <text:p>6.849223</text:p>
          </table:table-cell>
          <table:table-cell office:value-type="float" office:value="6.5603069167" calcext:value-type="float">
            <text:p>6.5603069167</text:p>
          </table:table-cell>
          <table:table-cell table:formula="of:=POWER([.C1821]-6.75;2)" office:value-type="float" office:value="0.0359834658518607" calcext:value-type="float">
            <text:p>0.0359834659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856817" calcext:value-type="float">
            <text:p>6.856817</text:p>
          </table:table-cell>
          <table:table-cell office:value-type="float" office:value="6.5586928603" calcext:value-type="float">
            <text:p>6.5586928603</text:p>
          </table:table-cell>
          <table:table-cell table:formula="of:=POWER([.C1822]-6.75;2)" office:value-type="float" office:value="0.0365984217001954" calcext:value-type="float">
            <text:p>0.0365984217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863616" calcext:value-type="float">
            <text:p>6.863616</text:p>
          </table:table-cell>
          <table:table-cell office:value-type="float" office:value="6.5570180056" calcext:value-type="float">
            <text:p>6.5570180056</text:p>
          </table:table-cell>
          <table:table-cell table:formula="of:=POWER([.C1823]-6.75;2)" office:value-type="float" office:value="0.0372420501626017" calcext:value-type="float">
            <text:p>0.0372420502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869399" calcext:value-type="float">
            <text:p>6.869399</text:p>
          </table:table-cell>
          <table:table-cell office:value-type="float" office:value="6.5552858136" calcext:value-type="float">
            <text:p>6.5552858136</text:p>
          </table:table-cell>
          <table:table-cell table:formula="of:=POWER([.C1824]-6.75;2)" office:value-type="float" office:value="0.0379136143854138" calcext:value-type="float">
            <text:p>0.0379136144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873931" calcext:value-type="float">
            <text:p>6.873931</text:p>
          </table:table-cell>
          <table:table-cell office:value-type="float" office:value="6.5535010795" calcext:value-type="float">
            <text:p>6.5535010795</text:p>
          </table:table-cell>
          <table:table-cell table:formula="of:=POWER([.C1825]-6.75;2)" office:value-type="float" office:value="0.0386118257576653" calcext:value-type="float">
            <text:p>0.0386118258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876977" calcext:value-type="float">
            <text:p>6.876977</text:p>
          </table:table-cell>
          <table:table-cell office:value-type="float" office:value="6.5516700514" calcext:value-type="float">
            <text:p>6.5516700514</text:p>
          </table:table-cell>
          <table:table-cell table:formula="of:=POWER([.C1826]-6.75;2)" office:value-type="float" office:value="0.0393347685116785" calcext:value-type="float">
            <text:p>0.0393347685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878324" calcext:value-type="float">
            <text:p>6.878324</text:p>
          </table:table-cell>
          <table:table-cell office:value-type="float" office:value="6.5498004713" calcext:value-type="float">
            <text:p>6.5498004713</text:p>
          </table:table-cell>
          <table:table-cell table:formula="of:=POWER([.C1827]-6.75;2)" office:value-type="float" office:value="0.040079851291702" calcext:value-type="float">
            <text:p>0.0400798513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877794" calcext:value-type="float">
            <text:p>6.877794</text:p>
          </table:table-cell>
          <table:table-cell office:value-type="float" office:value="6.5479014913" calcext:value-type="float">
            <text:p>6.5479014913</text:p>
          </table:table-cell>
          <table:table-cell table:formula="of:=POWER([.C1828]-6.75;2)" office:value-type="float" office:value="0.0408438072187639" calcext:value-type="float">
            <text:p>0.0408438072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875264" calcext:value-type="float">
            <text:p>6.875264</text:p>
          </table:table-cell>
          <table:table-cell office:value-type="float" office:value="6.5459835116" calcext:value-type="float">
            <text:p>6.5459835116</text:p>
          </table:table-cell>
          <table:table-cell table:formula="of:=POWER([.C1829]-6.75;2)" office:value-type="float" office:value="0.0416227275390672" calcext:value-type="float">
            <text:p>0.0416227275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870679" calcext:value-type="float">
            <text:p>6.870679</text:p>
          </table:table-cell>
          <table:table-cell office:value-type="float" office:value="6.5440578947" calcext:value-type="float">
            <text:p>6.5440578947</text:p>
          </table:table-cell>
          <table:table-cell table:formula="of:=POWER([.C1830]-6.75;2)" office:value-type="float" office:value="0.0424121507353963" calcext:value-type="float">
            <text:p>0.0424121507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864059" calcext:value-type="float">
            <text:p>6.864059</text:p>
          </table:table-cell>
          <table:table-cell office:value-type="float" office:value="6.5421365941" calcext:value-type="float">
            <text:p>6.5421365941</text:p>
          </table:table-cell>
          <table:table-cell table:formula="of:=POWER([.C1831]-6.75;2)" office:value-type="float" office:value="0.043207195512348" calcext:value-type="float">
            <text:p>0.0432071955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855504" calcext:value-type="float">
            <text:p>6.855504</text:p>
          </table:table-cell>
          <table:table-cell office:value-type="float" office:value="6.5402317278" calcext:value-type="float">
            <text:p>6.5402317278</text:p>
          </table:table-cell>
          <table:table-cell table:formula="of:=POWER([.C1832]-6.75;2)" office:value-type="float" office:value="0.0440027280217732" calcext:value-type="float">
            <text:p>0.044002728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845185" calcext:value-type="float">
            <text:p>6.845185</text:p>
          </table:table-cell>
          <table:table-cell office:value-type="float" office:value="6.5383551071" calcext:value-type="float">
            <text:p>6.5383551071</text:p>
          </table:table-cell>
          <table:table-cell table:formula="of:=POWER([.C1833]-6.75;2)" office:value-type="float" office:value="0.0447935606906524" calcext:value-type="float">
            <text:p>0.0447935607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833337" calcext:value-type="float">
            <text:p>6.833337</text:p>
          </table:table-cell>
          <table:table-cell office:value-type="float" office:value="6.5365178024" calcext:value-type="float">
            <text:p>6.5365178024</text:p>
          </table:table-cell>
          <table:table-cell table:formula="of:=POWER([.C1834]-6.75;2)" office:value-type="float" office:value="0.0455746486921256" calcext:value-type="float">
            <text:p>0.0455746487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82024" calcext:value-type="float">
            <text:p>6.82024</text:p>
          </table:table-cell>
          <table:table-cell office:value-type="float" office:value="6.5347297349" calcext:value-type="float">
            <text:p>6.5347297349</text:p>
          </table:table-cell>
          <table:table-cell table:formula="of:=POWER([.C1835]-6.75;2)" office:value-type="float" office:value="0.0463412870362243" calcext:value-type="float">
            <text:p>0.046341287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806198" calcext:value-type="float">
            <text:p>6.806198</text:p>
          </table:table-cell>
          <table:table-cell office:value-type="float" office:value="6.5329993697" calcext:value-type="float">
            <text:p>6.5329993697</text:p>
          </table:table-cell>
          <table:table-cell table:formula="of:=POWER([.C1836]-6.75;2)" office:value-type="float" office:value="0.0470892735505974" calcext:value-type="float">
            <text:p>0.0470892736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791519" calcext:value-type="float">
            <text:p>6.791519</text:p>
          </table:table-cell>
          <table:table-cell office:value-type="float" office:value="6.5313335244" calcext:value-type="float">
            <text:p>6.5313335244</text:p>
          </table:table-cell>
          <table:table-cell table:formula="of:=POWER([.C1837]-6.75;2)" office:value-type="float" office:value="0.0478150275513254" calcext:value-type="float">
            <text:p>0.0478150276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776487" calcext:value-type="float">
            <text:p>6.776487</text:p>
          </table:table-cell>
          <table:table-cell office:value-type="float" office:value="6.5297372945" calcext:value-type="float">
            <text:p>6.5297372945</text:p>
          </table:table-cell>
          <table:table-cell table:formula="of:=POWER([.C1838]-6.75;2)" office:value-type="float" office:value="0.0485156594341796" calcext:value-type="float">
            <text:p>0.0485156594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761347" calcext:value-type="float">
            <text:p>6.761347</text:p>
          </table:table-cell>
          <table:table-cell office:value-type="float" office:value="6.5282141481" calcext:value-type="float">
            <text:p>6.5282141481</text:p>
          </table:table-cell>
          <table:table-cell table:formula="of:=POWER([.C1839]-6.75;2)" office:value-type="float" office:value="0.0491889641030087" calcext:value-type="float">
            <text:p>0.0491889641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746285" calcext:value-type="float">
            <text:p>6.746285</text:p>
          </table:table-cell>
          <table:table-cell office:value-type="float" office:value="6.526766118" calcext:value-type="float">
            <text:p>6.526766118</text:p>
          </table:table-cell>
          <table:table-cell table:formula="of:=POWER([.C1840]-6.75;2)" office:value-type="float" office:value="0.0498333660727898" calcext:value-type="float">
            <text:p>0.0498333661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73142" calcext:value-type="float">
            <text:p>6.73142</text:p>
          </table:table-cell>
          <table:table-cell office:value-type="float" office:value="6.525394125" calcext:value-type="float">
            <text:p>6.525394125</text:p>
          </table:table-cell>
          <table:table-cell table:formula="of:=POWER([.C1841]-6.75;2)" office:value-type="float" office:value="0.0504477990845156" calcext:value-type="float">
            <text:p>0.0504477991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716802" calcext:value-type="float">
            <text:p>6.716802</text:p>
          </table:table-cell>
          <table:table-cell office:value-type="float" office:value="6.5240983648" calcext:value-type="float">
            <text:p>6.5240983648</text:p>
          </table:table-cell>
          <table:table-cell table:formula="of:=POWER([.C1842]-6.75;2)" office:value-type="float" office:value="0.0510315487860337" calcext:value-type="float">
            <text:p>0.0510315488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702414" calcext:value-type="float">
            <text:p>6.702414</text:p>
          </table:table-cell>
          <table:table-cell office:value-type="float" office:value="6.5228787215" calcext:value-type="float">
            <text:p>6.5228787215</text:p>
          </table:table-cell>
          <table:table-cell table:formula="of:=POWER([.C1843]-6.75;2)" office:value-type="float" office:value="0.0515840751474747" calcext:value-type="float">
            <text:p>0.0515840751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688182" calcext:value-type="float">
            <text:p>6.688182</text:p>
          </table:table-cell>
          <table:table-cell office:value-type="float" office:value="6.5217351847" calcext:value-type="float">
            <text:p>6.5217351847</text:p>
          </table:table-cell>
          <table:table-cell table:formula="of:=POWER([.C1844]-6.75;2)" office:value-type="float" office:value="0.0521048259039432" calcext:value-type="float">
            <text:p>0.0521048259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673992" calcext:value-type="float">
            <text:p>6.673992</text:p>
          </table:table-cell>
          <table:table-cell office:value-type="float" office:value="6.5206682179" calcext:value-type="float">
            <text:p>6.5206682179</text:p>
          </table:table-cell>
          <table:table-cell table:formula="of:=POWER([.C1845]-6.75;2)" office:value-type="float" office:value="0.0525930662811619" calcext:value-type="float">
            <text:p>0.0525930663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659708" calcext:value-type="float">
            <text:p>6.659708</text:p>
          </table:table-cell>
          <table:table-cell office:value-type="float" office:value="6.5196790323" calcext:value-type="float">
            <text:p>6.5196790323</text:p>
          </table:table-cell>
          <table:table-cell table:formula="of:=POWER([.C1846]-6.75;2)" office:value-type="float" office:value="0.0530477481622644" calcext:value-type="float">
            <text:p>0.0530477482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645191" calcext:value-type="float">
            <text:p>6.645191</text:p>
          </table:table-cell>
          <table:table-cell office:value-type="float" office:value="6.5187697532" calcext:value-type="float">
            <text:p>6.5187697532</text:p>
          </table:table-cell>
          <table:table-cell table:formula="of:=POWER([.C1847]-6.75;2)" office:value-type="float" office:value="0.0534674270351889" calcext:value-type="float">
            <text:p>0.053467427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630319" calcext:value-type="float">
            <text:p>6.630319</text:p>
          </table:table-cell>
          <table:table-cell office:value-type="float" office:value="6.5179434706" calcext:value-type="float">
            <text:p>6.5179434706</text:p>
          </table:table-cell>
          <table:table-cell table:formula="of:=POWER([.C1848]-6.75;2)" office:value-type="float" office:value="0.0538502328371732" calcext:value-type="float">
            <text:p>0.0538502328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615004" calcext:value-type="float">
            <text:p>6.615004</text:p>
          </table:table-cell>
          <table:table-cell office:value-type="float" office:value="6.5172041579" calcext:value-type="float">
            <text:p>6.5172041579</text:p>
          </table:table-cell>
          <table:table-cell table:formula="of:=POWER([.C1849]-6.75;2)" office:value-type="float" office:value="0.0541939040990481" calcext:value-type="float">
            <text:p>0.0541939041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599205" calcext:value-type="float">
            <text:p>6.599205</text:p>
          </table:table-cell>
          <table:table-cell office:value-type="float" office:value="6.5165564768" calcext:value-type="float">
            <text:p>6.5165564768</text:p>
          </table:table-cell>
          <table:table-cell table:formula="of:=POWER([.C1850]-6.75;2)" office:value-type="float" office:value="0.054495878524029" calcext:value-type="float">
            <text:p>0.0544958785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582938" calcext:value-type="float">
            <text:p>6.582938</text:p>
          </table:table-cell>
          <table:table-cell office:value-type="float" office:value="6.5160054867" calcext:value-type="float">
            <text:p>6.5160054867</text:p>
          </table:table-cell>
          <table:table-cell table:formula="of:=POWER([.C1851]-6.75;2)" office:value-type="float" office:value="0.0547534322545038" calcext:value-type="float">
            <text:p>0.0547534323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566279" calcext:value-type="float">
            <text:p>6.566279</text:p>
          </table:table-cell>
          <table:table-cell office:value-type="float" office:value="6.5155562752" calcext:value-type="float">
            <text:p>6.5155562752</text:p>
          </table:table-cell>
          <table:table-cell table:formula="of:=POWER([.C1852]-6.75;2)" office:value-type="float" office:value="0.0549638600980982" calcext:value-type="float">
            <text:p>0.0549638601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6.5152135541" calcext:value-type="float">
            <text:p>6.5152135541</text:p>
          </table:table-cell>
          <table:table-cell table:formula="of:=POWER([.C1853]-6.75;2)" office:value-type="float" office:value="0.0551246751783537" calcext:value-type="float">
            <text:p>0.0551246752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532365" calcext:value-type="float">
            <text:p>6.532365</text:p>
          </table:table-cell>
          <table:table-cell office:value-type="float" office:value="6.5149812653" calcext:value-type="float">
            <text:p>6.5149812653</text:p>
          </table:table-cell>
          <table:table-cell table:formula="of:=POWER([.C1854]-6.75;2)" office:value-type="float" office:value="0.0552338056599888" calcext:value-type="float">
            <text:p>0.0552338057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51552" calcext:value-type="float">
            <text:p>6.51552</text:p>
          </table:table-cell>
          <table:table-cell office:value-type="float" office:value="6.5148621986" calcext:value-type="float">
            <text:p>6.5148621986</text:p>
          </table:table-cell>
          <table:table-cell table:formula="of:=POWER([.C1855]-6.75;2)" office:value-type="float" office:value="0.0552897856472257" calcext:value-type="float">
            <text:p>0.0552897856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499073" calcext:value-type="float">
            <text:p>6.499073</text:p>
          </table:table-cell>
          <table:table-cell office:value-type="float" office:value="6.5148576621" calcext:value-type="float">
            <text:p>6.5148576621</text:p>
          </table:table-cell>
          <table:table-cell table:formula="of:=POWER([.C1856]-6.75;2)" office:value-type="float" office:value="0.0552919190730779" calcext:value-type="float">
            <text:p>0.0552919191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483281" calcext:value-type="float">
            <text:p>6.483281</text:p>
          </table:table-cell>
          <table:table-cell office:value-type="float" office:value="6.5149672778" calcext:value-type="float">
            <text:p>6.5149672778</text:p>
          </table:table-cell>
          <table:table-cell table:formula="of:=POWER([.C1857]-6.75;2)" office:value-type="float" office:value="0.0552403805047422" calcext:value-type="float">
            <text:p>0.0552403805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468389" calcext:value-type="float">
            <text:p>6.468389</text:p>
          </table:table-cell>
          <table:table-cell office:value-type="float" office:value="6.5151888601" calcext:value-type="float">
            <text:p>6.5151888601</text:p>
          </table:table-cell>
          <table:table-cell table:formula="of:=POWER([.C1858]-6.75;2)" office:value-type="float" office:value="0.0551362714211372" calcext:value-type="float">
            <text:p>0.0551362714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454611" calcext:value-type="float">
            <text:p>6.454611</text:p>
          </table:table-cell>
          <table:table-cell office:value-type="float" office:value="6.5155184366" calcext:value-type="float">
            <text:p>6.5155184366</text:p>
          </table:table-cell>
          <table:table-cell table:formula="of:=POWER([.C1859]-6.75;2)" office:value-type="float" office:value="0.0549816035745083" calcext:value-type="float">
            <text:p>0.0549816036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442109" calcext:value-type="float">
            <text:p>6.442109</text:p>
          </table:table-cell>
          <table:table-cell office:value-type="float" office:value="6.5159504043" calcext:value-type="float">
            <text:p>6.5159504043</text:p>
          </table:table-cell>
          <table:table-cell table:formula="of:=POWER([.C1860]-6.75;2)" office:value-type="float" office:value="0.0547792132473335" calcext:value-type="float">
            <text:p>0.0547792132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43098" calcext:value-type="float">
            <text:p>6.43098</text:p>
          </table:table-cell>
          <table:table-cell office:value-type="float" office:value="6.5164778429" calcext:value-type="float">
            <text:p>6.5164778429</text:p>
          </table:table-cell>
          <table:table-cell table:formula="of:=POWER([.C1861]-6.75;2)" office:value-type="float" office:value="0.0545325978566372" calcext:value-type="float">
            <text:p>0.0545325979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42124" calcext:value-type="float">
            <text:p>6.42124</text:p>
          </table:table-cell>
          <table:table-cell office:value-type="float" office:value="6.5170929353" calcext:value-type="float">
            <text:p>6.5170929353</text:p>
          </table:table-cell>
          <table:table-cell table:formula="of:=POWER([.C1862]-6.75;2)" office:value-type="float" office:value="0.05424570078717" calcext:value-type="float">
            <text:p>0.0542457008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412814" calcext:value-type="float">
            <text:p>6.412814</text:p>
          </table:table-cell>
          <table:table-cell office:value-type="float" office:value="6.5177875217" calcext:value-type="float">
            <text:p>6.5177875217</text:p>
          </table:table-cell>
          <table:table-cell table:formula="of:=POWER([.C1863]-6.75;2)" office:value-type="float" office:value="0.053922635078228" calcext:value-type="float">
            <text:p>0.0539226351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405536" calcext:value-type="float">
            <text:p>6.405536</text:p>
          </table:table-cell>
          <table:table-cell office:value-type="float" office:value="6.5185537518" calcext:value-type="float">
            <text:p>6.5185537518</text:p>
          </table:table-cell>
          <table:table-cell table:formula="of:=POWER([.C1864]-6.75;2)" office:value-type="float" office:value="0.0535673658058561" calcext:value-type="float">
            <text:p>0.0535673658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399149" calcext:value-type="float">
            <text:p>6.399149</text:p>
          </table:table-cell>
          <table:table-cell office:value-type="float" office:value="6.5193847647" calcext:value-type="float">
            <text:p>6.5193847647</text:p>
          </table:table-cell>
          <table:table-cell table:formula="of:=POWER([.C1865]-6.75;2)" office:value-type="float" office:value="0.0531833867524744" calcext:value-type="float">
            <text:p>0.0531833868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393319" calcext:value-type="float">
            <text:p>6.393319</text:p>
          </table:table-cell>
          <table:table-cell office:value-type="float" office:value="6.5202754" calcext:value-type="float">
            <text:p>6.5202754</text:p>
          </table:table-cell>
          <table:table-cell table:formula="of:=POWER([.C1866]-6.75;2)" office:value-type="float" office:value="0.05277339184516" calcext:value-type="float">
            <text:p>0.0527733918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387643" calcext:value-type="float">
            <text:p>6.387643</text:p>
          </table:table-cell>
          <table:table-cell office:value-type="float" office:value="6.5212228358" calcext:value-type="float">
            <text:p>6.5212228358</text:p>
          </table:table-cell>
          <table:table-cell table:formula="of:=POWER([.C1867]-6.75;2)" office:value-type="float" office:value="0.0523389908593939" calcext:value-type="float">
            <text:p>0.0523389909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381676" calcext:value-type="float">
            <text:p>6.381676</text:p>
          </table:table-cell>
          <table:table-cell office:value-type="float" office:value="6.5222271955" calcext:value-type="float">
            <text:p>6.5222271955</text:p>
          </table:table-cell>
          <table:table-cell table:formula="of:=POWER([.C1868]-6.75;2)" office:value-type="float" office:value="0.0518804504697951" calcext:value-type="float">
            <text:p>0.0518804505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374947" calcext:value-type="float">
            <text:p>6.374947</text:p>
          </table:table-cell>
          <table:table-cell office:value-type="float" office:value="6.5232919773" calcext:value-type="float">
            <text:p>6.5232919773</text:p>
          </table:table-cell>
          <table:table-cell table:formula="of:=POWER([.C1869]-6.75;2)" office:value-type="float" office:value="0.0513965275565439" calcext:value-type="float">
            <text:p>0.0513965276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366986" calcext:value-type="float">
            <text:p>6.366986</text:p>
          </table:table-cell>
          <table:table-cell office:value-type="float" office:value="6.5244243817" calcext:value-type="float">
            <text:p>6.5244243817</text:p>
          </table:table-cell>
          <table:table-cell table:formula="of:=POWER([.C1870]-6.75;2)" office:value-type="float" office:value="0.0508843595714272" calcext:value-type="float">
            <text:p>0.0508843596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357337" calcext:value-type="float">
            <text:p>6.357337</text:p>
          </table:table-cell>
          <table:table-cell office:value-type="float" office:value="6.5256354462" calcext:value-type="float">
            <text:p>6.5256354462</text:p>
          </table:table-cell>
          <table:table-cell table:formula="of:=POWER([.C1871]-6.75;2)" office:value-type="float" office:value="0.0503394530018731" calcext:value-type="float">
            <text:p>0.050339453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345573" calcext:value-type="float">
            <text:p>6.345573</text:p>
          </table:table-cell>
          <table:table-cell office:value-type="float" office:value="6.5269400853" calcext:value-type="float">
            <text:p>6.5269400853</text:p>
          </table:table-cell>
          <table:table-cell table:formula="of:=POWER([.C1872]-6.75;2)" office:value-type="float" office:value="0.0497557255459714" calcext:value-type="float">
            <text:p>0.0497557255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331293" calcext:value-type="float">
            <text:p>6.331293</text:p>
          </table:table-cell>
          <table:table-cell office:value-type="float" office:value="6.5283570156" calcext:value-type="float">
            <text:p>6.5283570156</text:p>
          </table:table-cell>
          <table:table-cell table:formula="of:=POWER([.C1873]-6.75;2)" office:value-type="float" office:value="0.0491256125337386" calcext:value-type="float">
            <text:p>0.0491256125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314104" calcext:value-type="float">
            <text:p>6.314104</text:p>
          </table:table-cell>
          <table:table-cell office:value-type="float" office:value="6.5299087008" calcext:value-type="float">
            <text:p>6.5299087008</text:p>
          </table:table-cell>
          <table:table-cell table:formula="of:=POWER([.C1874]-6.75;2)" office:value-type="float" office:value="0.0484401799835439" calcext:value-type="float">
            <text:p>0.04844018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293578" calcext:value-type="float">
            <text:p>6.293578</text:p>
          </table:table-cell>
          <table:table-cell office:value-type="float" office:value="6.5316214365" calcext:value-type="float">
            <text:p>6.5316214365</text:p>
          </table:table-cell>
          <table:table-cell table:formula="of:=POWER([.C1875]-6.75;2)" office:value-type="float" office:value="0.0476891969963235" calcext:value-type="float">
            <text:p>0.047689197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269157" calcext:value-type="float">
            <text:p>6.269157</text:p>
          </table:table-cell>
          <table:table-cell office:value-type="float" office:value="6.533525784" calcext:value-type="float">
            <text:p>6.533525784</text:p>
          </table:table-cell>
          <table:table-cell table:formula="of:=POWER([.C1876]-6.75;2)" office:value-type="float" office:value="0.0468610861928146" calcext:value-type="float">
            <text:p>0.0468610862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23999" calcext:value-type="float">
            <text:p>6.23999</text:p>
          </table:table-cell>
          <table:table-cell office:value-type="float" office:value="6.5356577903" calcext:value-type="float">
            <text:p>6.5356577903</text:p>
          </table:table-cell>
          <table:table-cell table:formula="of:=POWER([.C1877]-6.75;2)" office:value-type="float" office:value="0.0459425828590787" calcext:value-type="float">
            <text:p>0.0459425829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204587" calcext:value-type="float">
            <text:p>6.204587</text:p>
          </table:table-cell>
          <table:table-cell office:value-type="float" office:value="6.5380615935" calcext:value-type="float">
            <text:p>6.5380615935</text:p>
          </table:table-cell>
          <table:table-cell table:formula="of:=POWER([.C1878]-6.75;2)" office:value-type="float" office:value="0.0449178881497592" calcext:value-type="float">
            <text:p>0.0449178881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160091" calcext:value-type="float">
            <text:p>6.160091</text:p>
          </table:table-cell>
          <table:table-cell office:value-type="float" office:value="6.5407949918" calcext:value-type="float">
            <text:p>6.5407949918</text:p>
          </table:table-cell>
          <table:table-cell table:formula="of:=POWER([.C1879]-6.75;2)" office:value-type="float" office:value="0.0437667354559619" calcext:value-type="float">
            <text:p>0.0437667355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100454" calcext:value-type="float">
            <text:p>6.100454</text:p>
          </table:table-cell>
          <table:table-cell office:value-type="float" office:value="6.5439413058" calcext:value-type="float">
            <text:p>6.5439413058</text:p>
          </table:table-cell>
          <table:table-cell table:formula="of:=POWER([.C1880]-6.75;2)" office:value-type="float" office:value="0.0424601854554092" calcext:value-type="float">
            <text:p>0.0424601855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010939" calcext:value-type="float">
            <text:p>6.010939</text:p>
          </table:table-cell>
          <table:table-cell office:value-type="float" office:value="6.5476370333" calcext:value-type="float">
            <text:p>6.5476370333</text:p>
          </table:table-cell>
          <table:table-cell table:formula="of:=POWER([.C1881]-6.75;2)" office:value-type="float" office:value="0.0409507702916253" calcext:value-type="float">
            <text:p>0.0409507703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5.845726" calcext:value-type="float">
            <text:p>5.845726</text:p>
          </table:table-cell>
          <table:table-cell office:value-type="float" office:value="6.5521471008" calcext:value-type="float">
            <text:p>6.5521471008</text:p>
          </table:table-cell>
          <table:table-cell table:formula="of:=POWER([.C1882]-6.75;2)" office:value-type="float" office:value="0.0391457697218453" calcext:value-type="float">
            <text:p>0.0391457697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5.362368" calcext:value-type="float">
            <text:p>5.362368</text:p>
          </table:table-cell>
          <table:table-cell office:value-type="float" office:value="6.5581337203" calcext:value-type="float">
            <text:p>6.5581337203</text:p>
          </table:table-cell>
          <table:table-cell table:formula="of:=POWER([.C1883]-6.75;2)" office:value-type="float" office:value="0.0368126692859187" calcext:value-type="float">
            <text:p>0.0368126693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5.362368" calcext:value-type="float">
            <text:p>5.362368</text:p>
          </table:table-cell>
          <table:table-cell office:value-type="float" office:value="6.5683539402" calcext:value-type="float">
            <text:p>6.5683539402</text:p>
          </table:table-cell>
          <table:table-cell table:formula="of:=POWER([.C1884]-6.75;2)" office:value-type="float" office:value="0.0329952910408653" calcext:value-type="float">
            <text:p>0.032995291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7.078334" calcext:value-type="float">
            <text:p>7.078334</text:p>
          </table:table-cell>
          <table:table-cell office:value-type="float" office:value="6.5787503707" calcext:value-type="float">
            <text:p>6.5787503707</text:p>
          </table:table-cell>
          <table:table-cell table:formula="of:=POWER([.C1885]-6.75;2)" office:value-type="float" office:value="0.0293264355353874" calcext:value-type="float">
            <text:p>0.0293264355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662811" calcext:value-type="float">
            <text:p>6.662811</text:p>
          </table:table-cell>
          <table:table-cell office:value-type="float" office:value="6.5744061652" calcext:value-type="float">
            <text:p>6.5744061652</text:p>
          </table:table-cell>
          <table:table-cell table:formula="of:=POWER([.C1886]-6.75;2)" office:value-type="float" office:value="0.0308331948197697" calcext:value-type="float">
            <text:p>0.0308331948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516076" calcext:value-type="float">
            <text:p>6.516076</text:p>
          </table:table-cell>
          <table:table-cell office:value-type="float" office:value="6.5736306842" calcext:value-type="float">
            <text:p>6.5736306842</text:p>
          </table:table-cell>
          <table:table-cell table:formula="of:=POWER([.C1887]-6.75;2)" office:value-type="float" office:value="0.03110613555576" calcext:value-type="float">
            <text:p>0.0311061356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440022" calcext:value-type="float">
            <text:p>6.440022</text:p>
          </table:table-cell>
          <table:table-cell office:value-type="float" office:value="6.5741400177" calcext:value-type="float">
            <text:p>6.5741400177</text:p>
          </table:table-cell>
          <table:table-cell table:formula="of:=POWER([.C1888]-6.75;2)" office:value-type="float" office:value="0.0309267333745565" calcext:value-type="float">
            <text:p>0.0309267334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393905" calcext:value-type="float">
            <text:p>6.393905</text:p>
          </table:table-cell>
          <table:table-cell office:value-type="float" office:value="6.5753375" calcext:value-type="float">
            <text:p>6.5753375</text:p>
          </table:table-cell>
          <table:table-cell table:formula="of:=POWER([.C1889]-6.75;2)" office:value-type="float" office:value="0.0305069889062501" calcext:value-type="float">
            <text:p>0.0305069889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363982" calcext:value-type="float">
            <text:p>6.363982</text:p>
          </table:table-cell>
          <table:table-cell office:value-type="float" office:value="6.576972027" calcext:value-type="float">
            <text:p>6.576972027</text:p>
          </table:table-cell>
          <table:table-cell table:formula="of:=POWER([.C1890]-6.75;2)" office:value-type="float" office:value="0.0299386794404887" calcext:value-type="float">
            <text:p>0.0299386794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344309" calcext:value-type="float">
            <text:p>6.344309</text:p>
          </table:table-cell>
          <table:table-cell office:value-type="float" office:value="6.5789083" calcext:value-type="float">
            <text:p>6.5789083</text:p>
          </table:table-cell>
          <table:table-cell table:formula="of:=POWER([.C1891]-6.75;2)" office:value-type="float" office:value="0.0292723698088899" calcext:value-type="float">
            <text:p>0.0292723698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331866" calcext:value-type="float">
            <text:p>6.331866</text:p>
          </table:table-cell>
          <table:table-cell office:value-type="float" office:value="6.5810605872" calcext:value-type="float">
            <text:p>6.5810605872</text:p>
          </table:table-cell>
          <table:table-cell table:formula="of:=POWER([.C1892]-6.75;2)" office:value-type="float" office:value="0.0285405251972089" calcext:value-type="float">
            <text:p>0.0285405252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324921" calcext:value-type="float">
            <text:p>6.324921</text:p>
          </table:table-cell>
          <table:table-cell office:value-type="float" office:value="6.5833679444" calcext:value-type="float">
            <text:p>6.5833679444</text:p>
          </table:table-cell>
          <table:table-cell table:formula="of:=POWER([.C1893]-6.75;2)" office:value-type="float" office:value="0.0277662419534815" calcext:value-type="float">
            <text:p>0.027766242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322372" calcext:value-type="float">
            <text:p>6.322372</text:p>
          </table:table-cell>
          <table:table-cell office:value-type="float" office:value="6.5857833364" calcext:value-type="float">
            <text:p>6.5857833364</text:p>
          </table:table-cell>
          <table:table-cell table:formula="of:=POWER([.C1894]-6.75;2)" office:value-type="float" office:value="0.0269671126039154" calcext:value-type="float">
            <text:p>0.0269671126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32345" calcext:value-type="float">
            <text:p>6.32345</text:p>
          </table:table-cell>
          <table:table-cell office:value-type="float" office:value="6.5882683491" calcext:value-type="float">
            <text:p>6.5882683491</text:p>
          </table:table-cell>
          <table:table-cell table:formula="of:=POWER([.C1895]-6.75;2)" office:value-type="float" office:value="0.0261571269028395" calcext:value-type="float">
            <text:p>0.0261571269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327571" calcext:value-type="float">
            <text:p>6.327571</text:p>
          </table:table-cell>
          <table:table-cell office:value-type="float" office:value="6.5907904286" calcext:value-type="float">
            <text:p>6.5907904286</text:p>
          </table:table-cell>
          <table:table-cell table:formula="of:=POWER([.C1896]-6.75;2)" office:value-type="float" office:value="0.0253476876253717" calcext:value-type="float">
            <text:p>0.0253476876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33426" calcext:value-type="float">
            <text:p>6.33426</text:p>
          </table:table-cell>
          <table:table-cell office:value-type="float" office:value="6.5933213846" calcext:value-type="float">
            <text:p>6.5933213846</text:p>
          </table:table-cell>
          <table:table-cell table:formula="of:=POWER([.C1897]-6.75;2)" office:value-type="float" office:value="0.024548188523661" calcext:value-type="float">
            <text:p>0.0245481885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343104" calcext:value-type="float">
            <text:p>6.343104</text:p>
          </table:table-cell>
          <table:table-cell office:value-type="float" office:value="6.5958365437" calcext:value-type="float">
            <text:p>6.5958365437</text:p>
          </table:table-cell>
          <table:table-cell table:formula="of:=POWER([.C1898]-6.75;2)" office:value-type="float" office:value="0.023766371258362" calcext:value-type="float">
            <text:p>0.0237663713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353738" calcext:value-type="float">
            <text:p>6.353738</text:p>
          </table:table-cell>
          <table:table-cell office:value-type="float" office:value="6.5983143137" calcext:value-type="float">
            <text:p>6.5983143137</text:p>
          </table:table-cell>
          <table:table-cell table:formula="of:=POWER([.C1899]-6.75;2)" office:value-type="float" office:value="0.0230085474283021" calcext:value-type="float">
            <text:p>0.0230085474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365827" calcext:value-type="float">
            <text:p>6.365827</text:p>
          </table:table-cell>
          <table:table-cell office:value-type="float" office:value="6.6007358614" calcext:value-type="float">
            <text:p>6.6007358614</text:p>
          </table:table-cell>
          <table:table-cell table:formula="of:=POWER([.C1900]-6.75;2)" office:value-type="float" office:value="0.0222797830719999" calcext:value-type="float">
            <text:p>0.0222797831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379064" calcext:value-type="float">
            <text:p>6.379064</text:p>
          </table:table-cell>
          <table:table-cell office:value-type="float" office:value="6.60308495" calcext:value-type="float">
            <text:p>6.60308495</text:p>
          </table:table-cell>
          <table:table-cell table:formula="of:=POWER([.C1901]-6.75;2)" office:value-type="float" office:value="0.0215840319165024" calcext:value-type="float">
            <text:p>0.0215840319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393173" calcext:value-type="float">
            <text:p>6.393173</text:p>
          </table:table-cell>
          <table:table-cell office:value-type="float" office:value="6.6053477879" calcext:value-type="float">
            <text:p>6.6053477879</text:p>
          </table:table-cell>
          <table:table-cell table:formula="of:=POWER([.C1902]-6.75;2)" office:value-type="float" office:value="0.0209242624654235" calcext:value-type="float">
            <text:p>0.0209242625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407906" calcext:value-type="float">
            <text:p>6.407906</text:p>
          </table:table-cell>
          <table:table-cell office:value-type="float" office:value="6.6075128367" calcext:value-type="float">
            <text:p>6.6075128367</text:p>
          </table:table-cell>
          <table:table-cell table:formula="of:=POWER([.C1903]-6.75;2)" office:value-type="float" office:value="0.0203025917052809" calcext:value-type="float">
            <text:p>0.0203025917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423047" calcext:value-type="float">
            <text:p>6.423047</text:p>
          </table:table-cell>
          <table:table-cell office:value-type="float" office:value="6.6095706392" calcext:value-type="float">
            <text:p>6.6095706392</text:p>
          </table:table-cell>
          <table:table-cell table:formula="of:=POWER([.C1904]-6.75;2)" office:value-type="float" office:value="0.0197204053746965" calcext:value-type="float">
            <text:p>0.0197204054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438418" calcext:value-type="float">
            <text:p>6.438418</text:p>
          </table:table-cell>
          <table:table-cell office:value-type="float" office:value="6.6115135938" calcext:value-type="float">
            <text:p>6.6115135938</text:p>
          </table:table-cell>
          <table:table-cell table:formula="of:=POWER([.C1905]-6.75;2)" office:value-type="float" office:value="0.0191784847021915" calcext:value-type="float">
            <text:p>0.0191784847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453876" calcext:value-type="float">
            <text:p>6.453876</text:p>
          </table:table-cell>
          <table:table-cell office:value-type="float" office:value="6.6133356526" calcext:value-type="float">
            <text:p>6.6133356526</text:p>
          </table:table-cell>
          <table:table-cell table:formula="of:=POWER([.C1906]-6.75;2)" office:value-type="float" office:value="0.0186771438502679" calcext:value-type="float">
            <text:p>0.0186771439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469319" calcext:value-type="float">
            <text:p>6.469319</text:p>
          </table:table-cell>
          <table:table-cell office:value-type="float" office:value="6.6150320319" calcext:value-type="float">
            <text:p>6.6150320319</text:p>
          </table:table-cell>
          <table:table-cell table:formula="of:=POWER([.C1907]-6.75;2)" office:value-type="float" office:value="0.0182163524130426" calcext:value-type="float">
            <text:p>0.0182163524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484682" calcext:value-type="float">
            <text:p>6.484682</text:p>
          </table:table-cell>
          <table:table-cell office:value-type="float" office:value="6.6165988387" calcext:value-type="float">
            <text:p>6.6165988387</text:p>
          </table:table-cell>
          <table:table-cell table:formula="of:=POWER([.C1908]-6.75;2)" office:value-type="float" office:value="0.0177958698361887" calcext:value-type="float">
            <text:p>0.0177958698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499933" calcext:value-type="float">
            <text:p>6.499933</text:p>
          </table:table-cell>
          <table:table-cell office:value-type="float" office:value="6.6180327174" calcext:value-type="float">
            <text:p>6.6180327174</text:p>
          </table:table-cell>
          <table:table-cell table:formula="of:=POWER([.C1909]-6.75;2)" office:value-type="float" office:value="0.0174153636768282" calcext:value-type="float">
            <text:p>0.0174153637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515072" calcext:value-type="float">
            <text:p>6.515072</text:p>
          </table:table-cell>
          <table:table-cell office:value-type="float" office:value="6.6193305165" calcext:value-type="float">
            <text:p>6.6193305165</text:p>
          </table:table-cell>
          <table:table-cell table:formula="of:=POWER([.C1910]-6.75;2)" office:value-type="float" office:value="0.0170745139181568" calcext:value-type="float">
            <text:p>0.0170745139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530121" calcext:value-type="float">
            <text:p>6.530121</text:p>
          </table:table-cell>
          <table:table-cell office:value-type="float" office:value="6.6204889444" calcext:value-type="float">
            <text:p>6.6204889444</text:p>
          </table:table-cell>
          <table:table-cell table:formula="of:=POWER([.C1911]-6.75;2)" office:value-type="float" office:value="0.0167731135226263" calcext:value-type="float">
            <text:p>0.0167731135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545118" calcext:value-type="float">
            <text:p>6.545118</text:p>
          </table:table-cell>
          <table:table-cell office:value-type="float" office:value="6.6215043146" calcext:value-type="float">
            <text:p>6.6215043146</text:p>
          </table:table-cell>
          <table:table-cell table:formula="of:=POWER([.C1912]-6.75;2)" office:value-type="float" office:value="0.0165111411664157" calcext:value-type="float">
            <text:p>0.0165111412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560104" calcext:value-type="float">
            <text:p>6.560104</text:p>
          </table:table-cell>
          <table:table-cell office:value-type="float" office:value="6.6223723409" calcext:value-type="float">
            <text:p>6.6223723409</text:p>
          </table:table-cell>
          <table:table-cell table:formula="of:=POWER([.C1913]-6.75;2)" office:value-type="float" office:value="0.0162888193673458" calcext:value-type="float">
            <text:p>0.0162888194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575116" calcext:value-type="float">
            <text:p>6.575116</text:p>
          </table:table-cell>
          <table:table-cell office:value-type="float" office:value="6.623088069" calcext:value-type="float">
            <text:p>6.623088069</text:p>
          </table:table-cell>
          <table:table-cell table:formula="of:=POWER([.C1914]-6.75;2)" office:value-type="float" office:value="0.0161066382301489" calcext:value-type="float">
            <text:p>0.0161066382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590176" calcext:value-type="float">
            <text:p>6.590176</text:p>
          </table:table-cell>
          <table:table-cell office:value-type="float" office:value="6.6236458837" calcext:value-type="float">
            <text:p>6.6236458837</text:p>
          </table:table-cell>
          <table:table-cell table:formula="of:=POWER([.C1915]-6.75;2)" office:value-type="float" office:value="0.0159653627059539" calcext:value-type="float">
            <text:p>0.0159653627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605286" calcext:value-type="float">
            <text:p>6.605286</text:p>
          </table:table-cell>
          <table:table-cell office:value-type="float" office:value="6.6240396471" calcext:value-type="float">
            <text:p>6.6240396471</text:p>
          </table:table-cell>
          <table:table-cell table:formula="of:=POWER([.C1916]-6.75;2)" office:value-type="float" office:value="0.0158660105026925" calcext:value-type="float">
            <text:p>0.0158660105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620418" calcext:value-type="float">
            <text:p>6.620418</text:p>
          </table:table-cell>
          <table:table-cell office:value-type="float" office:value="6.6242629048" calcext:value-type="float">
            <text:p>6.6242629048</text:p>
          </table:table-cell>
          <table:table-cell table:formula="of:=POWER([.C1917]-6.75;2)" office:value-type="float" office:value="0.0158098171093338" calcext:value-type="float">
            <text:p>0.0158098171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635515" calcext:value-type="float">
            <text:p>6.635515</text:p>
          </table:table-cell>
          <table:table-cell office:value-type="float" office:value="6.6243092289" calcext:value-type="float">
            <text:p>6.6243092289</text:p>
          </table:table-cell>
          <table:table-cell table:formula="of:=POWER([.C1918]-6.75;2)" office:value-type="float" office:value="0.0157981699397127" calcext:value-type="float">
            <text:p>0.0157981699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650494" calcext:value-type="float">
            <text:p>6.650494</text:p>
          </table:table-cell>
          <table:table-cell office:value-type="float" office:value="6.6241725732" calcext:value-type="float">
            <text:p>6.6241725732</text:p>
          </table:table-cell>
          <table:table-cell table:formula="of:=POWER([.C1919]-6.75;2)" office:value-type="float" office:value="0.0158325413351093" calcext:value-type="float">
            <text:p>0.0158325413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665245" calcext:value-type="float">
            <text:p>6.665245</text:p>
          </table:table-cell>
          <table:table-cell office:value-type="float" office:value="6.6238476173" calcext:value-type="float">
            <text:p>6.6238476173</text:p>
          </table:table-cell>
          <table:table-cell table:formula="of:=POWER([.C1920]-6.75;2)" office:value-type="float" office:value="0.0159144236608872" calcext:value-type="float">
            <text:p>0.0159144237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679642" calcext:value-type="float">
            <text:p>6.679642</text:p>
          </table:table-cell>
          <table:table-cell office:value-type="float" office:value="6.62333015" calcext:value-type="float">
            <text:p>6.62333015</text:p>
          </table:table-cell>
          <table:table-cell table:formula="of:=POWER([.C1921]-6.75;2)" office:value-type="float" office:value="0.0160452508990225" calcext:value-type="float">
            <text:p>0.0160452509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693557" calcext:value-type="float">
            <text:p>6.693557</text:p>
          </table:table-cell>
          <table:table-cell office:value-type="float" office:value="6.6226173418" calcext:value-type="float">
            <text:p>6.6226173418</text:p>
          </table:table-cell>
          <table:table-cell table:formula="of:=POWER([.C1922]-6.75;2)" office:value-type="float" office:value="0.0162263416100981" calcext:value-type="float">
            <text:p>0.0162263416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706863" calcext:value-type="float">
            <text:p>6.706863</text:p>
          </table:table-cell>
          <table:table-cell office:value-type="float" office:value="6.621707859" calcext:value-type="float">
            <text:p>6.621707859</text:p>
          </table:table-cell>
          <table:table-cell table:formula="of:=POWER([.C1923]-6.75;2)" office:value-type="float" office:value="0.0164588734423639" calcext:value-type="float">
            <text:p>0.0164588734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719452" calcext:value-type="float">
            <text:p>6.719452</text:p>
          </table:table-cell>
          <table:table-cell office:value-type="float" office:value="6.6206019481" calcext:value-type="float">
            <text:p>6.6206019481</text:p>
          </table:table-cell>
          <table:table-cell table:formula="of:=POWER([.C1924]-6.75;2)" office:value-type="float" office:value="0.0167438558355151" calcext:value-type="float">
            <text:p>0.0167438558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731241" calcext:value-type="float">
            <text:p>6.731241</text:p>
          </table:table-cell>
          <table:table-cell office:value-type="float" office:value="6.6193012895" calcext:value-type="float">
            <text:p>6.6193012895</text:p>
          </table:table-cell>
          <table:table-cell table:formula="of:=POWER([.C1925]-6.75;2)" office:value-type="float" office:value="0.0170821529263628" calcext:value-type="float">
            <text:p>0.0170821529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74218" calcext:value-type="float">
            <text:p>6.74218</text:p>
          </table:table-cell>
          <table:table-cell office:value-type="float" office:value="6.61780876" calcext:value-type="float">
            <text:p>6.61780876</text:p>
          </table:table-cell>
          <table:table-cell table:formula="of:=POWER([.C1926]-6.75;2)" office:value-type="float" office:value="0.0174745239327376" calcext:value-type="float">
            <text:p>0.0174745239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752254" calcext:value-type="float">
            <text:p>6.752254</text:p>
          </table:table-cell>
          <table:table-cell office:value-type="float" office:value="6.6161280676" calcext:value-type="float">
            <text:p>6.6161280676</text:p>
          </table:table-cell>
          <table:table-cell table:formula="of:=POWER([.C1927]-6.75;2)" office:value-type="float" office:value="0.0179216942845102" calcext:value-type="float">
            <text:p>0.0179216943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76148" calcext:value-type="float">
            <text:p>6.76148</text:p>
          </table:table-cell>
          <table:table-cell office:value-type="float" office:value="6.6142633288" calcext:value-type="float">
            <text:p>6.6142633288</text:p>
          </table:table-cell>
          <table:table-cell table:formula="of:=POWER([.C1928]-6.75;2)" office:value-type="float" office:value="0.0184244439084569" calcext:value-type="float">
            <text:p>0.0184244439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769907" calcext:value-type="float">
            <text:p>6.769907</text:p>
          </table:table-cell>
          <table:table-cell office:value-type="float" office:value="6.6122186528" calcext:value-type="float">
            <text:p>6.6122186528</text:p>
          </table:table-cell>
          <table:table-cell table:formula="of:=POWER([.C1929]-6.75;2)" office:value-type="float" office:value="0.0189836996362469" calcext:value-type="float">
            <text:p>0.0189836996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777602" calcext:value-type="float">
            <text:p>6.777602</text:p>
          </table:table-cell>
          <table:table-cell office:value-type="float" office:value="6.6099976901" calcext:value-type="float">
            <text:p>6.6099976901</text:p>
          </table:table-cell>
          <table:table-cell table:formula="of:=POWER([.C1930]-6.75;2)" office:value-type="float" office:value="0.0196006467773356" calcext:value-type="float">
            <text:p>0.0196006468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784646" calcext:value-type="float">
            <text:p>6.784646</text:p>
          </table:table-cell>
          <table:table-cell office:value-type="float" office:value="6.6076033429" calcext:value-type="float">
            <text:p>6.6076033429</text:p>
          </table:table-cell>
          <table:table-cell table:formula="of:=POWER([.C1931]-6.75;2)" office:value-type="float" office:value="0.020276807953255" calcext:value-type="float">
            <text:p>0.020276808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791117" calcext:value-type="float">
            <text:p>6.791117</text:p>
          </table:table-cell>
          <table:table-cell office:value-type="float" office:value="6.6050375072" calcext:value-type="float">
            <text:p>6.6050375072</text:p>
          </table:table-cell>
          <table:table-cell table:formula="of:=POWER([.C1932]-6.75;2)" office:value-type="float" office:value="0.0210141243187899" calcext:value-type="float">
            <text:p>0.0210141243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797086" calcext:value-type="float">
            <text:p>6.797086</text:p>
          </table:table-cell>
          <table:table-cell office:value-type="float" office:value="6.6023010441" calcext:value-type="float">
            <text:p>6.6023010441</text:p>
          </table:table-cell>
          <table:table-cell table:formula="of:=POWER([.C1933]-6.75;2)" office:value-type="float" office:value="0.0218149815739502" calcext:value-type="float">
            <text:p>0.0218149816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802608" calcext:value-type="float">
            <text:p>6.802608</text:p>
          </table:table-cell>
          <table:table-cell office:value-type="float" office:value="6.599393806" calcext:value-type="float">
            <text:p>6.599393806</text:p>
          </table:table-cell>
          <table:table-cell table:formula="of:=POWER([.C1934]-6.75;2)" office:value-type="float" office:value="0.0226822256711656" calcext:value-type="float">
            <text:p>0.0226822257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807714" calcext:value-type="float">
            <text:p>6.807714</text:p>
          </table:table-cell>
          <table:table-cell office:value-type="float" office:value="6.596314803" calcext:value-type="float">
            <text:p>6.596314803</text:p>
          </table:table-cell>
          <table:table-cell table:formula="of:=POWER([.C1935]-6.75;2)" office:value-type="float" office:value="0.0236191397769287" calcext:value-type="float">
            <text:p>0.0236191398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812412" calcext:value-type="float">
            <text:p>6.812412</text:p>
          </table:table-cell>
          <table:table-cell office:value-type="float" office:value="6.5930625077" calcext:value-type="float">
            <text:p>6.5930625077</text:p>
          </table:table-cell>
          <table:table-cell table:formula="of:=POWER([.C1936]-6.75;2)" office:value-type="float" office:value="0.0246293764894125" calcext:value-type="float">
            <text:p>0.0246293765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816688" calcext:value-type="float">
            <text:p>6.816688</text:p>
          </table:table-cell>
          <table:table-cell office:value-type="float" office:value="6.5896351719" calcext:value-type="float">
            <text:p>6.5896351719</text:p>
          </table:table-cell>
          <table:table-cell table:formula="of:=POWER([.C1937]-6.75;2)" office:value-type="float" office:value="0.0257168780915424" calcext:value-type="float">
            <text:p>0.0257168781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82051" calcext:value-type="float">
            <text:p>6.82051</text:p>
          </table:table-cell>
          <table:table-cell office:value-type="float" office:value="6.5860311587" calcext:value-type="float">
            <text:p>6.5860311587</text:p>
          </table:table-cell>
          <table:table-cell table:formula="of:=POWER([.C1938]-6.75;2)" office:value-type="float" office:value="0.0268857809172646" calcext:value-type="float">
            <text:p>0.0268857809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823831" calcext:value-type="float">
            <text:p>6.823831</text:p>
          </table:table-cell>
          <table:table-cell office:value-type="float" office:value="6.5822492419" calcext:value-type="float">
            <text:p>6.5822492419</text:p>
          </table:table-cell>
          <table:table-cell table:formula="of:=POWER([.C1939]-6.75;2)" office:value-type="float" office:value="0.0281403168431248" calcext:value-type="float">
            <text:p>0.0281403168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8266" calcext:value-type="float">
            <text:p>6.8266</text:p>
          </table:table-cell>
          <table:table-cell office:value-type="float" office:value="6.5782888852" calcext:value-type="float">
            <text:p>6.5782888852</text:p>
          </table:table-cell>
          <table:table-cell table:formula="of:=POWER([.C1940]-6.75;2)" office:value-type="float" office:value="0.0294847069458587" calcext:value-type="float">
            <text:p>0.0294847069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828766" calcext:value-type="float">
            <text:p>6.828766</text:p>
          </table:table-cell>
          <table:table-cell office:value-type="float" office:value="6.5741503667" calcext:value-type="float">
            <text:p>6.5741503667</text:p>
          </table:table-cell>
          <table:table-cell table:formula="of:=POWER([.C1941]-6.75;2)" office:value-type="float" office:value="0.0309230935317446" calcext:value-type="float">
            <text:p>0.0309230935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83028" calcext:value-type="float">
            <text:p>6.83028</text:p>
          </table:table-cell>
          <table:table-cell office:value-type="float" office:value="6.5698348475" calcext:value-type="float">
            <text:p>6.5698348475</text:p>
          </table:table-cell>
          <table:table-cell table:formula="of:=POWER([.C1942]-6.75;2)" office:value-type="float" office:value="0.0324594821753482" calcext:value-type="float">
            <text:p>0.0324594822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831104" calcext:value-type="float">
            <text:p>6.831104</text:p>
          </table:table-cell>
          <table:table-cell office:value-type="float" office:value="6.5653444138" calcext:value-type="float">
            <text:p>6.5653444138</text:p>
          </table:table-cell>
          <table:table-cell table:formula="of:=POWER([.C1943]-6.75;2)" office:value-type="float" office:value="0.0340976855148656" calcext:value-type="float">
            <text:p>0.0340976855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831208" calcext:value-type="float">
            <text:p>6.831208</text:p>
          </table:table-cell>
          <table:table-cell office:value-type="float" office:value="6.5606819649" calcext:value-type="float">
            <text:p>6.5606819649</text:p>
          </table:table-cell>
          <table:table-cell table:formula="of:=POWER([.C1944]-6.75;2)" office:value-type="float" office:value="0.035841318414125" calcext:value-type="float">
            <text:p>0.0358413184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83057" calcext:value-type="float">
            <text:p>6.83057</text:p>
          </table:table-cell>
          <table:table-cell office:value-type="float" office:value="6.5558511429" calcext:value-type="float">
            <text:p>6.5558511429</text:p>
          </table:table-cell>
          <table:table-cell table:formula="of:=POWER([.C1945]-6.75;2)" office:value-type="float" office:value="0.0376937787132362" calcext:value-type="float">
            <text:p>0.0376937787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82918" calcext:value-type="float">
            <text:p>6.82918</text:p>
          </table:table-cell>
          <table:table-cell office:value-type="float" office:value="6.5508562545" calcext:value-type="float">
            <text:p>6.5508562545</text:p>
          </table:table-cell>
          <table:table-cell table:formula="of:=POWER([.C1946]-6.75;2)" office:value-type="float" office:value="0.0396582313717687" calcext:value-type="float">
            <text:p>0.0396582314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827027" calcext:value-type="float">
            <text:p>6.827027</text:p>
          </table:table-cell>
          <table:table-cell office:value-type="float" office:value="6.5457021111" calcext:value-type="float">
            <text:p>6.5457021111</text:p>
          </table:table-cell>
          <table:table-cell table:formula="of:=POWER([.C1947]-6.75;2)" office:value-type="float" office:value="0.0417376274089968" calcext:value-type="float">
            <text:p>0.0417376274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824108" calcext:value-type="float">
            <text:p>6.824108</text:p>
          </table:table-cell>
          <table:table-cell office:value-type="float" office:value="6.5403940943" calcext:value-type="float">
            <text:p>6.5403940943</text:p>
          </table:table-cell>
          <table:table-cell table:formula="of:=POWER([.C1948]-6.75;2)" office:value-type="float" office:value="0.0439346357043174" calcext:value-type="float">
            <text:p>0.0439346357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820415" calcext:value-type="float">
            <text:p>6.820415</text:p>
          </table:table-cell>
          <table:table-cell office:value-type="float" office:value="6.5349380577" calcext:value-type="float">
            <text:p>6.5349380577</text:p>
          </table:table-cell>
          <table:table-cell table:formula="of:=POWER([.C1949]-6.75;2)" office:value-type="float" office:value="0.0462516390258486" calcext:value-type="float">
            <text:p>0.046251639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81594" calcext:value-type="float">
            <text:p>6.81594</text:p>
          </table:table-cell>
          <table:table-cell office:value-type="float" office:value="6.5293404706" calcext:value-type="float">
            <text:p>6.5293404706</text:p>
          </table:table-cell>
          <table:table-cell table:formula="of:=POWER([.C1950]-6.75;2)" office:value-type="float" office:value="0.0486906279150294" calcext:value-type="float">
            <text:p>0.0486906279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81067" calcext:value-type="float">
            <text:p>6.81067</text:p>
          </table:table-cell>
          <table:table-cell office:value-type="float" office:value="6.52360848" calcext:value-type="float">
            <text:p>6.52360848</text:p>
          </table:table-cell>
          <table:table-cell table:formula="of:=POWER([.C1951]-6.75;2)" office:value-type="float" office:value="0.0512531203279104" calcext:value-type="float">
            <text:p>0.0512531203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80459" calcext:value-type="float">
            <text:p>6.80459</text:p>
          </table:table-cell>
          <table:table-cell office:value-type="float" office:value="6.5177500816" calcext:value-type="float">
            <text:p>6.5177500816</text:p>
          </table:table-cell>
          <table:table-cell table:formula="of:=POWER([.C1952]-6.75;2)" office:value-type="float" office:value="0.0539400245968066" calcext:value-type="float">
            <text:p>0.0539400246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79768" calcext:value-type="float">
            <text:p>6.79768</text:p>
          </table:table-cell>
          <table:table-cell office:value-type="float" office:value="6.51177425" calcext:value-type="float">
            <text:p>6.51177425</text:p>
          </table:table-cell>
          <table:table-cell table:formula="of:=POWER([.C1953]-6.75;2)" office:value-type="float" office:value="0.0567515079630624" calcext:value-type="float">
            <text:p>0.056751508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789921" calcext:value-type="float">
            <text:p>6.789921</text:p>
          </table:table-cell>
          <table:table-cell office:value-type="float" office:value="6.5056911489" calcext:value-type="float">
            <text:p>6.5056911489</text:p>
          </table:table-cell>
          <table:table-cell table:formula="of:=POWER([.C1954]-6.75;2)" office:value-type="float" office:value="0.0596868147258018" calcext:value-type="float">
            <text:p>0.0596868147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781294" calcext:value-type="float">
            <text:p>6.781294</text:p>
          </table:table-cell>
          <table:table-cell office:value-type="float" office:value="6.4995122391" calcext:value-type="float">
            <text:p>6.4995122391</text:p>
          </table:table-cell>
          <table:table-cell table:formula="of:=POWER([.C1955]-6.75;2)" office:value-type="float" office:value="0.0627441183606954" calcext:value-type="float">
            <text:p>0.0627441184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771785" calcext:value-type="float">
            <text:p>6.771785</text:p>
          </table:table-cell>
          <table:table-cell office:value-type="float" office:value="6.4932504222" calcext:value-type="float">
            <text:p>6.4932504222</text:p>
          </table:table-cell>
          <table:table-cell table:formula="of:=POWER([.C1956]-6.75;2)" office:value-type="float" office:value="0.0659203457004782" calcext:value-type="float">
            <text:p>0.0659203457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761389" calcext:value-type="float">
            <text:p>6.761389</text:p>
          </table:table-cell>
          <table:table-cell office:value-type="float" office:value="6.4869200909" calcext:value-type="float">
            <text:p>6.4869200909</text:p>
          </table:table-cell>
          <table:table-cell table:formula="of:=POWER([.C1957]-6.75;2)" office:value-type="float" office:value="0.0692110385720643" calcext:value-type="float">
            <text:p>0.0692110386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750111" calcext:value-type="float">
            <text:p>6.750111</text:p>
          </table:table-cell>
          <table:table-cell office:value-type="float" office:value="6.480537093" calcext:value-type="float">
            <text:p>6.480537093</text:p>
          </table:table-cell>
          <table:table-cell table:formula="of:=POWER([.C1958]-6.75;2)" office:value-type="float" office:value="0.0726102582488908" calcext:value-type="float">
            <text:p>0.0726102582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737971" calcext:value-type="float">
            <text:p>6.737971</text:p>
          </table:table-cell>
          <table:table-cell office:value-type="float" office:value="6.4741186667" calcext:value-type="float">
            <text:p>6.4741186667</text:p>
          </table:table-cell>
          <table:table-cell table:formula="of:=POWER([.C1959]-6.75;2)" office:value-type="float" office:value="0.0761105100633857" calcext:value-type="float">
            <text:p>0.0761105101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725007" calcext:value-type="float">
            <text:p>6.725007</text:p>
          </table:table-cell>
          <table:table-cell office:value-type="float" office:value="6.4676832439" calcext:value-type="float">
            <text:p>6.4676832439</text:p>
          </table:table-cell>
          <table:table-cell table:formula="of:=POWER([.C1960]-6.75;2)" office:value-type="float" office:value="0.079702750774827" calcext:value-type="float">
            <text:p>0.0797027508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711273" calcext:value-type="float">
            <text:p>6.711273</text:p>
          </table:table-cell>
          <table:table-cell office:value-type="float" office:value="6.46125015" calcext:value-type="float">
            <text:p>6.46125015</text:p>
          </table:table-cell>
          <table:table-cell table:formula="of:=POWER([.C1961]-6.75;2)" office:value-type="float" office:value="0.0833764758750227" calcext:value-type="float">
            <text:p>0.0833764759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696846" calcext:value-type="float">
            <text:p>6.696846</text:p>
          </table:table-cell>
          <table:table-cell office:value-type="float" office:value="6.4548393077" calcext:value-type="float">
            <text:p>6.4548393077</text:p>
          </table:table-cell>
          <table:table-cell table:formula="of:=POWER([.C1962]-6.75;2)" office:value-type="float" office:value="0.0871198342790151" calcext:value-type="float">
            <text:p>0.0871198343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68182" calcext:value-type="float">
            <text:p>6.68182</text:p>
          </table:table-cell>
          <table:table-cell office:value-type="float" office:value="6.4484707105" calcext:value-type="float">
            <text:p>6.4484707105</text:p>
          </table:table-cell>
          <table:table-cell table:formula="of:=POWER([.C1963]-6.75;2)" office:value-type="float" office:value="0.090919912426375" calcext:value-type="float">
            <text:p>0.0909199124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666308" calcext:value-type="float">
            <text:p>6.666308</text:p>
          </table:table-cell>
          <table:table-cell office:value-type="float" office:value="6.442163973" calcext:value-type="float">
            <text:p>6.442163973</text:p>
          </table:table-cell>
          <table:table-cell table:formula="of:=POWER([.C1964]-6.75;2)" office:value-type="float" office:value="0.0947630195191445" calcext:value-type="float">
            <text:p>0.0947630195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650435" calcext:value-type="float">
            <text:p>6.650435</text:p>
          </table:table-cell>
          <table:table-cell office:value-type="float" office:value="6.43593775" calcext:value-type="float">
            <text:p>6.43593775</text:p>
          </table:table-cell>
          <table:table-cell table:formula="of:=POWER([.C1965]-6.75;2)" office:value-type="float" office:value="0.0986350968750626" calcext:value-type="float">
            <text:p>0.0986350969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634339" calcext:value-type="float">
            <text:p>6.634339</text:p>
          </table:table-cell>
          <table:table-cell office:value-type="float" office:value="6.4298092571" calcext:value-type="float">
            <text:p>6.4298092571</text:p>
          </table:table-cell>
          <table:table-cell table:formula="of:=POWER([.C1966]-6.75;2)" office:value-type="float" office:value="0.102522111838854" calcext:value-type="float">
            <text:p>0.1025221118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618159" calcext:value-type="float">
            <text:p>6.618159</text:p>
          </table:table-cell>
          <table:table-cell office:value-type="float" office:value="6.4237936765" calcext:value-type="float">
            <text:p>6.4237936765</text:p>
          </table:table-cell>
          <table:table-cell table:formula="of:=POWER([.C1967]-6.75;2)" office:value-type="float" office:value="0.106410565491387" calcext:value-type="float">
            <text:p>0.1064105655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602031" calcext:value-type="float">
            <text:p>6.602031</text:p>
          </table:table-cell>
          <table:table-cell office:value-type="float" office:value="6.4179038182" calcext:value-type="float">
            <text:p>6.4179038182</text:p>
          </table:table-cell>
          <table:table-cell table:formula="of:=POWER([.C1968]-6.75;2)" office:value-type="float" office:value="0.110287873966139" calcext:value-type="float">
            <text:p>0.110287874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586078" calcext:value-type="float">
            <text:p>6.586078</text:p>
          </table:table-cell>
          <table:table-cell office:value-type="float" office:value="6.4121498438" calcext:value-type="float">
            <text:p>6.4121498438</text:p>
          </table:table-cell>
          <table:table-cell table:formula="of:=POWER([.C1969]-6.75;2)" office:value-type="float" office:value="0.114142728044364" calcext:value-type="float">
            <text:p>0.114142728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570406" calcext:value-type="float">
            <text:p>6.570406</text:p>
          </table:table-cell>
          <table:table-cell office:value-type="float" office:value="6.4065392581" calcext:value-type="float">
            <text:p>6.4065392581</text:p>
          </table:table-cell>
          <table:table-cell table:formula="of:=POWER([.C1970]-6.75;2)" office:value-type="float" office:value="0.117965281226498" calcext:value-type="float">
            <text:p>0.1179652812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555096" calcext:value-type="float">
            <text:p>6.555096</text:p>
          </table:table-cell>
          <table:table-cell office:value-type="float" office:value="6.4010770333" calcext:value-type="float">
            <text:p>6.4010770333</text:p>
          </table:table-cell>
          <table:table-cell table:formula="of:=POWER([.C1971]-6.75;2)" office:value-type="float" office:value="0.121747236690729" calcext:value-type="float">
            <text:p>0.1217472367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540197" calcext:value-type="float">
            <text:p>6.540197</text:p>
          </table:table-cell>
          <table:table-cell office:value-type="float" office:value="6.3957660345" calcext:value-type="float">
            <text:p>6.3957660345</text:p>
          </table:table-cell>
          <table:table-cell table:formula="of:=POWER([.C1972]-6.75;2)" office:value-type="float" office:value="0.125481702313855" calcext:value-type="float">
            <text:p>0.125481702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525725" calcext:value-type="float">
            <text:p>6.525725</text:p>
          </table:table-cell>
          <table:table-cell office:value-type="float" office:value="6.3906077857" calcext:value-type="float">
            <text:p>6.3906077857</text:p>
          </table:table-cell>
          <table:table-cell table:formula="of:=POWER([.C1973]-6.75;2)" office:value-type="float" office:value="0.129162763699457" calcext:value-type="float">
            <text:p>0.1291627637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511668" calcext:value-type="float">
            <text:p>6.511668</text:p>
          </table:table-cell>
          <table:table-cell office:value-type="float" office:value="6.3856034444" calcext:value-type="float">
            <text:p>6.3856034444</text:p>
          </table:table-cell>
          <table:table-cell table:formula="of:=POWER([.C1974]-6.75;2)" office:value-type="float" office:value="0.132784849733144" calcext:value-type="float">
            <text:p>0.1327848497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497982" calcext:value-type="float">
            <text:p>6.497982</text:p>
          </table:table-cell>
          <table:table-cell office:value-type="float" office:value="6.3807548077" calcext:value-type="float">
            <text:p>6.3807548077</text:p>
          </table:table-cell>
          <table:table-cell table:formula="of:=POWER([.C1975]-6.75;2)" office:value-type="float" office:value="0.136342012036664" calcext:value-type="float">
            <text:p>0.136342012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484601" calcext:value-type="float">
            <text:p>6.484601</text:p>
          </table:table-cell>
          <table:table-cell office:value-type="float" office:value="6.37606572" calcext:value-type="float">
            <text:p>6.37606572</text:p>
          </table:table-cell>
          <table:table-cell table:formula="of:=POWER([.C1976]-6.75;2)" office:value-type="float" office:value="0.139826845759119" calcext:value-type="float">
            <text:p>0.1398268458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47145" calcext:value-type="float">
            <text:p>6.47145</text:p>
          </table:table-cell>
          <table:table-cell office:value-type="float" office:value="6.3715434167" calcext:value-type="float">
            <text:p>6.3715434167</text:p>
          </table:table-cell>
          <table:table-cell table:formula="of:=POWER([.C1977]-6.75;2)" office:value-type="float" office:value="0.14322938544311" calcext:value-type="float">
            <text:p>0.1432293854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458449" calcext:value-type="float">
            <text:p>6.458449</text:p>
          </table:table-cell>
          <table:table-cell office:value-type="float" office:value="6.3671996522" calcext:value-type="float">
            <text:p>6.3671996522</text:p>
          </table:table-cell>
          <table:table-cell table:formula="of:=POWER([.C1978]-6.75;2)" office:value-type="float" office:value="0.146536106275801" calcext:value-type="float">
            <text:p>0.146536106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44553" calcext:value-type="float">
            <text:p>6.44553</text:p>
          </table:table-cell>
          <table:table-cell office:value-type="float" office:value="6.3630519545" calcext:value-type="float">
            <text:p>6.3630519545</text:p>
          </table:table-cell>
          <table:table-cell table:formula="of:=POWER([.C1979]-6.75;2)" office:value-type="float" office:value="0.14972878991627" calcext:value-type="float">
            <text:p>0.1497287899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432644" calcext:value-type="float">
            <text:p>6.432644</text:p>
          </table:table-cell>
          <table:table-cell office:value-type="float" office:value="6.3591244286" calcext:value-type="float">
            <text:p>6.3591244286</text:p>
          </table:table-cell>
          <table:table-cell table:formula="of:=POWER([.C1980]-6.75;2)" office:value-type="float" office:value="0.152783712317276" calcext:value-type="float">
            <text:p>0.1527837123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419775" calcext:value-type="float">
            <text:p>6.419775</text:p>
          </table:table-cell>
          <table:table-cell office:value-type="float" office:value="6.35544845" calcext:value-type="float">
            <text:p>6.35544845</text:p>
          </table:table-cell>
          <table:table-cell table:formula="of:=POWER([.C1981]-6.75;2)" office:value-type="float" office:value="0.155670925607403" calcext:value-type="float">
            <text:p>0.1556709256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406944" calcext:value-type="float">
            <text:p>6.406944</text:p>
          </table:table-cell>
          <table:table-cell office:value-type="float" office:value="6.3520628421" calcext:value-type="float">
            <text:p>6.3520628421</text:p>
          </table:table-cell>
          <table:table-cell table:formula="of:=POWER([.C1982]-6.75;2)" office:value-type="float" office:value="0.15835398163753" calcext:value-type="float">
            <text:p>0.1583539816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394213" calcext:value-type="float">
            <text:p>6.394213</text:p>
          </table:table-cell>
          <table:table-cell office:value-type="float" office:value="6.3490138889" calcext:value-type="float">
            <text:p>6.3490138889</text:p>
          </table:table-cell>
          <table:table-cell table:formula="of:=POWER([.C1983]-6.75;2)" office:value-type="float" office:value="0.160789861295101" calcext:value-type="float">
            <text:p>0.160789861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381687" calcext:value-type="float">
            <text:p>6.381687</text:p>
          </table:table-cell>
          <table:table-cell office:value-type="float" office:value="6.3463551176" calcext:value-type="float">
            <text:p>6.3463551176</text:p>
          </table:table-cell>
          <table:table-cell table:formula="of:=POWER([.C1984]-6.75;2)" office:value-type="float" office:value="0.16292919108771" calcext:value-type="float">
            <text:p>0.1629291911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36951" calcext:value-type="float">
            <text:p>6.36951</text:p>
          </table:table-cell>
          <table:table-cell office:value-type="float" office:value="6.344146875" calcext:value-type="float">
            <text:p>6.344146875</text:p>
          </table:table-cell>
          <table:table-cell table:formula="of:=POWER([.C1985]-6.75;2)" office:value-type="float" office:value="0.164716759072266" calcext:value-type="float">
            <text:p>0.1647167591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357854" calcext:value-type="float">
            <text:p>6.357854</text:p>
          </table:table-cell>
          <table:table-cell office:value-type="float" office:value="6.342456" calcext:value-type="float">
            <text:p>6.342456</text:p>
          </table:table-cell>
          <table:table-cell table:formula="of:=POWER([.C1986]-6.75;2)" office:value-type="float" office:value="0.166092111936" calcext:value-type="float">
            <text:p>0.1660921119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34692" calcext:value-type="float">
            <text:p>6.34692</text:p>
          </table:table-cell>
          <table:table-cell office:value-type="float" office:value="6.3413561429" calcext:value-type="float">
            <text:p>6.3413561429</text:p>
          </table:table-cell>
          <table:table-cell table:formula="of:=POWER([.C1987]-6.75;2)" office:value-type="float" office:value="0.166989801945566" calcext:value-type="float">
            <text:p>0.1669898019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336917" calcext:value-type="float">
            <text:p>6.336917</text:p>
          </table:table-cell>
          <table:table-cell office:value-type="float" office:value="6.3409281538" calcext:value-type="float">
            <text:p>6.3409281538</text:p>
          </table:table-cell>
          <table:table-cell table:formula="of:=POWER([.C1988]-6.75;2)" office:value-type="float" office:value="0.167339775353476" calcext:value-type="float">
            <text:p>0.1673397754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328064" calcext:value-type="float">
            <text:p>6.328064</text:p>
          </table:table-cell>
          <table:table-cell office:value-type="float" office:value="6.3412624167" calcext:value-type="float">
            <text:p>6.3412624167</text:p>
          </table:table-cell>
          <table:table-cell table:formula="of:=POWER([.C1989]-6.75;2)" office:value-type="float" office:value="0.167066412001924" calcext:value-type="float">
            <text:p>0.167066412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320581" calcext:value-type="float">
            <text:p>6.320581</text:p>
          </table:table-cell>
          <table:table-cell office:value-type="float" office:value="6.3424622727" calcext:value-type="float">
            <text:p>6.3424622727</text:p>
          </table:table-cell>
          <table:table-cell table:formula="of:=POWER([.C1990]-6.75;2)" office:value-type="float" office:value="0.166086999172849" calcext:value-type="float">
            <text:p>0.1660869992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314685" calcext:value-type="float">
            <text:p>6.314685</text:p>
          </table:table-cell>
          <table:table-cell office:value-type="float" office:value="6.3446504" calcext:value-type="float">
            <text:p>6.3446504</text:p>
          </table:table-cell>
          <table:table-cell table:formula="of:=POWER([.C1991]-6.75;2)" office:value-type="float" office:value="0.16430829822016" calcext:value-type="float">
            <text:p>0.164308298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310608" calcext:value-type="float">
            <text:p>6.310608</text:p>
          </table:table-cell>
          <table:table-cell office:value-type="float" office:value="6.3479798889" calcext:value-type="float">
            <text:p>6.3479798889</text:p>
          </table:table-cell>
          <table:table-cell table:formula="of:=POWER([.C1992]-6.75;2)" office:value-type="float" office:value="0.161620169728856" calcext:value-type="float">
            <text:p>0.1616201697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30861" calcext:value-type="float">
            <text:p>6.30861</text:p>
          </table:table-cell>
          <table:table-cell office:value-type="float" office:value="6.352651375" calcext:value-type="float">
            <text:p>6.352651375</text:p>
          </table:table-cell>
          <table:table-cell table:formula="of:=POWER([.C1993]-6.75;2)" office:value-type="float" office:value="0.157885929789391" calcext:value-type="float">
            <text:p>0.1578859298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309028" calcext:value-type="float">
            <text:p>6.309028</text:p>
          </table:table-cell>
          <table:table-cell office:value-type="float" office:value="6.358943" calcext:value-type="float">
            <text:p>6.358943</text:p>
          </table:table-cell>
          <table:table-cell table:formula="of:=POWER([.C1994]-6.75;2)" office:value-type="float" office:value="0.152925577249" calcext:value-type="float">
            <text:p>0.1529255772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31236" calcext:value-type="float">
            <text:p>6.31236</text:p>
          </table:table-cell>
          <table:table-cell office:value-type="float" office:value="6.3672621667" calcext:value-type="float">
            <text:p>6.3672621667</text:p>
          </table:table-cell>
          <table:table-cell table:formula="of:=POWER([.C1995]-6.75;2)" office:value-type="float" office:value="0.146488249039179" calcext:value-type="float">
            <text:p>0.146488249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319447" calcext:value-type="float">
            <text:p>6.319447</text:p>
          </table:table-cell>
          <table:table-cell office:value-type="float" office:value="6.3782426" calcext:value-type="float">
            <text:p>6.3782426</text:p>
          </table:table-cell>
          <table:table-cell table:formula="of:=POWER([.C1996]-6.75;2)" office:value-type="float" office:value="0.13820356445476" calcext:value-type="float">
            <text:p>0.138203564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331901" calcext:value-type="float">
            <text:p>6.331901</text:p>
          </table:table-cell>
          <table:table-cell office:value-type="float" office:value="6.3929415" calcext:value-type="float">
            <text:p>6.3929415</text:p>
          </table:table-cell>
          <table:table-cell table:formula="of:=POWER([.C1997]-6.75;2)" office:value-type="float" office:value="0.12749077242225" calcext:value-type="float">
            <text:p>0.127490772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353307" calcext:value-type="float">
            <text:p>6.353307</text:p>
          </table:table-cell>
          <table:table-cell office:value-type="float" office:value="6.4132883333" calcext:value-type="float">
            <text:p>6.4132883333</text:p>
          </table:table-cell>
          <table:table-cell table:formula="of:=POWER([.C1998]-6.75;2)" office:value-type="float" office:value="0.113374746491892" calcext:value-type="float">
            <text:p>0.113374746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393533" calcext:value-type="float">
            <text:p>6.393533</text:p>
          </table:table-cell>
          <table:table-cell office:value-type="float" office:value="6.443279" calcext:value-type="float">
            <text:p>6.443279</text:p>
          </table:table-cell>
          <table:table-cell table:formula="of:=POWER([.C1999]-6.75;2)" office:value-type="float" office:value="0.0940777718409997" calcext:value-type="float">
            <text:p>0.094077771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6.493025" calcext:value-type="float">
            <text:p>6.493025</text:p>
          </table:table-cell>
          <table:table-cell table:formula="of:=POWER([.C2000]-6.75;2)" office:value-type="float" office:value="0.0660361506249999" calcext:value-type="float">
            <text:p>0.06603615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47:54.877500210</dc:date>
    <meta:document-statistic meta:table-count="1" meta:cell-count="7766" meta:object-count="0"/>
    <meta:generator>LibreOffice/4.2.7.2$Linux_X86_64 LibreOffice_project/420m0$Build-2</meta:generator>
  </office:meta>
</office:document-meta>
</file>